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onsolas" svg:font-family="Consolas"/>
  </office:font-face-decls>
  <office:automatic-styles>
    <style:style style:name="ce1" style:family="table-cell" style:parent-style-name="Default" style:data-style-name="N0"/>
    <style:style style:name="ce2" style:family="table-cell" style:parent-style-name="Default" style:data-style-name="N0">
      <style:table-cell-properties fo:background-color="#66FFFF"/>
    </style:style>
    <style:style style:name="ce3" style:family="table-cell" style:parent-style-name="Default" style:data-style-name="N0">
      <style:table-cell-properties style:vertical-align="automatic" fo:background-color="#66FFFF" style:repeat-content="false"/>
      <style:paragraph-properties fo:text-align="start" fo:margin-left="0cm"/>
    </style:style>
    <style:style style:name="ce4" style:family="table-cell" style:parent-style-name="Default" style:data-style-name="N36"/>
    <style:style style:name="ce5" style:family="table-cell" style:parent-style-name="Default" style:data-style-name="N0">
      <style:table-cell-properties style:vertical-align="automatic" style:repeat-content="false"/>
      <style:paragraph-properties fo:text-align="start" fo:margin-left="0cm"/>
    </style:style>
    <style:style style:name="ce6" style:family="table-cell" style:parent-style-name="Default" style:data-style-name="N0">
      <style:table-cell-properties fo:background-color="transparent"/>
    </style:style>
    <style:style style:name="ce7" style:family="table-cell" style:parent-style-name="Default" style:data-style-name="N0">
      <style:table-cell-properties fo:background-color="#99FF99"/>
    </style:style>
    <style:style style:name="ce8" style:family="table-cell" style:parent-style-name="Default" style:data-style-name="N0">
      <style:table-cell-properties style:vertical-align="automatic" fo:wrap-option="wrap"/>
    </style:style>
    <style:style style:name="ce9" style:family="table-cell" style:parent-style-name="Hyperlink" style:data-style-name="N0">
      <style:table-cell-properties style:vertical-align="automatic" fo:wrap-option="wrap"/>
      <style:text-properties fo:color="#0563C1" style:text-underline-style="solid" style:text-underline-type="single"/>
    </style:style>
    <style:style style:name="ce10" style:family="table-cell" style:parent-style-name="Default" style:data-style-name="N0">
      <style:table-cell-properties style:vertical-align="automatic" fo:wrap-option="wrap" fo:background-color="#33FF99"/>
    </style:style>
    <style:style style:name="ce11" style:family="table-cell" style:parent-style-name="Default" style:data-style-name="N0">
      <style:table-cell-properties fo:background-color="#33FF99"/>
    </style:style>
    <style:style style:name="ce12" style:family="table-cell" style:parent-style-name="Default" style:data-style-name="N0">
      <style:table-cell-properties style:vertical-align="automatic" fo:wrap-option="wrap" fo:background-color="#66FFFF"/>
    </style:style>
    <style:style style:name="ce13" style:family="table-cell" style:parent-style-name="Default" style:data-style-name="N0">
      <style:table-cell-properties style:vertical-align="automatic" fo:wrap-option="wrap"/>
      <style:text-properties style:font-name="Consolas" style:font-name-asian="Consolas" style:font-name-complex="Consolas" fo:font-size="5pt" style:font-size-asian="5pt" style:font-size-complex="5pt" style:font-family-generic="modern"/>
    </style:style>
    <style:style style:name="ce14" style:family="table-cell" style:parent-style-name="Default" style:data-style-name="N0">
      <style:table-cell-properties style:vertical-align="automatic" fo:wrap-option="wrap" fo:background-color="#99FFFF"/>
    </style:style>
    <style:style style:name="ce15" style:family="table-cell" style:parent-style-name="Default" style:data-style-name="N0">
      <style:table-cell-properties fo:background-color="#99FFFF"/>
    </style:style>
    <style:style style:name="ce16" style:family="table-cell" style:parent-style-name="Default" style:data-style-name="N0">
      <style:text-properties style:font-name="Consolas" style:font-name-asian="Consolas" style:font-name-complex="Consolas" fo:font-size="5pt" style:font-size-asian="5pt" style:font-size-complex="5pt" style:font-family-generic="modern"/>
    </style:style>
    <style:style style:name="ce17" style:family="table-cell" style:parent-style-name="Default" style:data-style-name="N0">
      <style:table-cell-properties style:vertical-align="automatic" fo:wrap-option="wrap" fo:background-color="#00CCFF"/>
    </style:style>
    <style:style style:name="ce18" style:family="table-cell" style:parent-style-name="Default" style:data-style-name="N0">
      <style:table-cell-properties fo:background-color="#00CCFF"/>
    </style:style>
    <style:style style:name="ce19" style:family="table-cell" style:parent-style-name="Default" style:data-style-name="N0">
      <style:table-cell-properties style:vertical-align="automatic" fo:wrap-option="wrap" fo:background-color="#FFFF66"/>
    </style:style>
    <style:style style:name="ce20" style:family="table-cell" style:parent-style-name="Default" style:data-style-name="N0">
      <style:table-cell-properties fo:background-color="#FFFF66"/>
    </style:style>
    <style:style style:name="ce21" style:family="table-cell" style:parent-style-name="Default" style:data-style-name="N0">
      <style:table-cell-properties style:vertical-align="automatic" fo:wrap-option="wrap" fo:background-color="#66FF99"/>
    </style:style>
    <style:style style:name="ce22" style:family="table-cell" style:parent-style-name="Default" style:data-style-name="N0">
      <style:table-cell-properties style:vertical-align="automatic" fo:wrap-option="wrap"/>
      <style:text-properties fo:font-weight="bold" style:font-weight-asian="bold" style:font-weight-complex="bold"/>
    </style:style>
    <style:style style:name="ce23" style:family="table-cell" style:parent-style-name="Default" style:data-style-name="N0">
      <style:table-cell-properties style:vertical-align="automatic" fo:wrap-option="wrap" fo:background-color="#66FFFF"/>
      <style:text-properties fo:font-weight="bold" style:font-weight-asian="bold" style:font-weight-complex="bold"/>
    </style:style>
    <style:style style:name="ce24" style:family="table-cell" style:parent-style-name="Default" style:data-style-name="N0">
      <style:table-cell-properties style:vertical-align="automatic" fo:wrap-option="wrap"/>
      <style:text-properties fo:color="#646464" style:font-name="Consolas" style:font-name-asian="Consolas" style:font-name-complex="Consolas" fo:font-size="5pt" style:font-size-asian="5pt" style:font-size-complex="5pt" style:font-family-generic="modern"/>
    </style:style>
    <style:style style:name="ce25" style:family="table-cell" style:parent-style-name="Default" style:data-style-name="N0">
      <style:table-cell-properties fo:background-color="#66FF99"/>
    </style:style>
    <style:style style:name="ce26" style:family="table-cell" style:parent-style-name="Default" style:data-style-name="N0">
      <style:table-cell-properties style:vertical-align="automatic" fo:wrap-option="wrap" fo:background-color="#00CC33"/>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646464" style:text-line-through-style="none" style:font-name="Consolas" style:font-name-asian="Consolas" style:font-name-complex="Consolas" fo:font-size="5pt" style:font-size-asian="5pt" style:font-size-complex="5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7F0055" style:text-line-through-style="none"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Consolas" style:font-name-asian="Consolas" style:font-name-complex="Consolas" fo:font-size="5pt" style:font-size-asian="5pt" style:font-size-complex="5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646464" style:text-line-through-style="none"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6A3E3E" style:text-line-through-style="none"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C0" style:text-line-through-style="none" style:font-name="Consolas" style:font-name-asian="Consolas" style:font-name-complex="Consolas" fo:font-size="10pt" style:font-size-asian="10pt" style:font-size-complex="10pt" fo:font-style="italic" style:font-style-asian="italic" style:font-style-complex="italic"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0" style:family="text" style:parent-style-name="Default">
      <style:text-properties fo:color="#000000" style:text-line-through-style="none"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2" style:family="text" style:parent-style-name="Default">
      <style:text-properties fo:color="#6A3E3E" style:text-line-through-style="none"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3F7F5F" style:text-line-through-style="none"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000000" style:text-line-through-style="none" style:font-name="Consolas" style:font-name-asian="Consolas" style:font-name-complex="Consolas" fo:font-size="10pt" style:font-size-asian="10pt" style:font-size-complex="10pt" fo:font-style="italic" style:font-style-asian="italic" style:font-style-complex="italic" style:text-underline-style="none" style:text-underline-type="none" fo:font-weight="bold" style:font-weight-asian="bold" style:font-weight-complex="bold" style:text-outline="false" fo:text-shadow="none"/>
    </style:style>
    <style:style style:name="T15" style:family="text" style:parent-style-name="Default">
      <style:text-properties fo:color="#2A00FF" style:text-line-through-style="none"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16" style:family="text" style:parent-style-name="Default">
      <style:text-properties fo:color="#2A00FF" style:text-line-through-style="none"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7" style:family="text" style:parent-style-name="Default">
      <style:text-properties fo:color="#000000" style:text-line-through-style="none" style:font-name="Consolas" style:font-name-asian="Consolas" style:font-name-complex="Consola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T18" style:family="text" style:parent-style-name="Default">
      <style:text-properties fo:color="#008080" style:text-line-through-style="none"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9" style:family="text" style:parent-style-name="Default">
      <style:text-properties fo:color="#3F7F7F" style:text-line-through-style="none"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0" style:family="text" style:parent-style-name="Default">
      <style:text-properties fo:color="#7F007F" style:text-line-through-style="none"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1" style:family="text" style:parent-style-name="Default">
      <style:text-properties fo:color="#2A00FF" style:text-line-through-style="none" style:font-name="Consolas" style:font-name-asian="Consolas" style:font-name-complex="Consola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T22" style:family="text" style:parent-style-name="Default">
      <style:text-properties fo:color="#000000" style:text-line-through-style="none" style:font-name="Consolas" style:font-name-asian="Consolas" style:font-name-complex="Consolas"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T23" style:family="text" style:parent-style-name="Default">
      <style:text-properties fo:color="#BF5F3F" style:text-line-through-style="none"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4" style:family="text" style:parent-style-name="Default">
      <style:text-properties fo:color="#3F5FBF" style:text-line-through-style="none"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5" style:family="text" style:parent-style-name="Default">
      <style:text-properties fo:color="#3F5FBF" style:text-line-through-style="none" style:font-name="Consolas" style:font-name-asian="Consolas" style:font-name-complex="Consolas" fo:font-size="5pt" style:font-size-asian="5pt" style:font-size-complex="5pt" fo:font-style="normal" style:font-style-asian="normal" style:font-style-complex="normal" style:text-underline-style="none" style:text-underline-type="none" fo:font-weight="normal" style:font-weight-asian="normal" style:font-weight-complex="normal" style:text-outline="false" fo:text-shadow="none"/>
    </style:style>
    <style:style style:name="T26" style:family="text" style:parent-style-name="Default">
      <style:text-properties fo:color="#0000C0" style:text-line-through-style="none"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7" style:family="text" style:parent-style-name="Default">
      <style:text-properties fo:color="#3F7F5F" style:text-line-through-style="none"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8" style:family="text" style:parent-style-name="Default">
      <style:text-properties fo:color="#6A3E3E" style:text-line-through-style="none" style:font-name="Consolas" style:font-name-asian="Consolas" style:font-name-complex="Consolas"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T29" style:family="text" style:parent-style-name="Default">
      <style:text-properties fo:color="#2A00FF" style:text-line-through-style="none" style:font-name="Consolas" style:font-name-asian="Consolas" style:font-name-complex="Consolas"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T30" style:family="text" style:parent-style-name="Default">
      <style:text-properties fo:color="#000000" style:text-line-through-style="solid" style:font-name="Consolas" style:font-name-asian="Consolas" style:font-name-complex="Consolas"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T31" style:family="text" style:parent-style-name="Default">
      <style:text-properties fo:color="#3F7F5F" style:text-line-through-style="none" style:font-name="Consolas" style:font-name-asian="Consolas" style:font-name-complex="Consolas"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T32" style:family="text" style:parent-style-name="Default">
      <style:text-properties fo:color="#000000" style:text-line-through-style="solid"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7.3025cm"/>
    </style:style>
    <style:style style:name="co2" style:family="table-column">
      <style:table-column-properties fo:break-before="auto" style:column-width="6.746875cm"/>
    </style:style>
    <style:style style:name="co3" style:family="table-column">
      <style:table-column-properties fo:break-before="auto" style:column-width="10.080625cm"/>
    </style:style>
    <style:style style:name="co4" style:family="table-column">
      <style:table-column-properties fo:break-before="auto" style:column-width="2.27541666666667cm"/>
    </style:style>
    <style:style style:name="co5" style:family="table-column">
      <style:table-column-properties fo:break-before="auto" style:column-width="1.905cm"/>
    </style:style>
    <style:style style:name="co6" style:family="table-column">
      <style:table-column-properties fo:break-before="auto" style:column-width="6.87916666666667cm"/>
    </style:style>
    <style:style style:name="co7" style:family="table-column">
      <style:table-column-properties fo:break-before="auto" style:column-width="28.7602083333333cm"/>
    </style:style>
    <style:style style:name="co8" style:family="table-column">
      <style:table-column-properties fo:break-before="auto" style:column-width="2.8575cm"/>
    </style:style>
    <style:style style:name="co9" style:family="table-column">
      <style:table-column-properties fo:break-before="auto" style:column-width="31.9616666666667cm"/>
    </style:style>
    <style:style style:name="co10" style:family="table-column">
      <style:table-column-properties fo:break-before="auto" style:column-width="6.588125cm"/>
    </style:style>
    <style:style style:name="co11" style:family="table-column">
      <style:table-column-properties fo:break-before="auto" style:column-width="27.78125cm"/>
    </style:style>
    <style:style style:name="co12" style:family="table-column">
      <style:table-column-properties fo:break-before="auto" style:column-width="7.56708333333333cm"/>
    </style:style>
    <style:style style:name="co13" style:family="table-column">
      <style:table-column-properties fo:break-before="auto" style:column-width="28.4427083333333cm"/>
    </style:style>
    <style:style style:name="co14" style:family="table-column">
      <style:table-column-properties fo:break-before="auto" style:column-width="5.66208333333333cm"/>
    </style:style>
    <style:style style:name="co15" style:family="table-column">
      <style:table-column-properties fo:break-before="auto" style:column-width="16.1395833333333cm"/>
    </style:style>
    <style:style style:name="co16" style:family="table-column">
      <style:table-column-properties fo:break-before="auto" style:column-width="14.0229166666667cm"/>
    </style:style>
    <style:style style:name="co17" style:family="table-column">
      <style:table-column-properties fo:break-before="auto" style:column-width="7.59354166666667cm"/>
    </style:style>
    <style:style style:name="co18" style:family="table-column">
      <style:table-column-properties fo:break-before="auto" style:column-width="26.2202083333333cm"/>
    </style:style>
    <style:style style:name="co19" style:family="table-column">
      <style:table-column-properties fo:break-before="auto" style:column-width="3.86291666666667cm"/>
    </style:style>
    <style:style style:name="co20" style:family="table-column">
      <style:table-column-properties fo:break-before="auto" style:column-width="30.559375cm"/>
    </style:style>
    <style:style style:name="co21" style:family="table-column">
      <style:table-column-properties fo:break-before="auto" style:column-width="6.61458333333333cm"/>
    </style:style>
    <style:style style:name="co22" style:family="table-column">
      <style:table-column-properties fo:break-before="auto" style:column-width="23.8125cm"/>
    </style:style>
    <style:style style:name="co23" style:family="table-column">
      <style:table-column-properties fo:break-before="auto" style:column-width="27.46375cm"/>
    </style:style>
    <style:style style:name="co24" style:family="table-column">
      <style:table-column-properties fo:break-before="auto" style:column-width="7.35541666666667cm"/>
    </style:style>
    <style:style style:name="co25" style:family="table-column">
      <style:table-column-properties fo:break-before="auto" style:column-width="27.8870833333333cm"/>
    </style:style>
    <style:style style:name="co26" style:family="table-column">
      <style:table-column-properties fo:break-before="auto" style:column-width="4.55083333333333cm"/>
    </style:style>
    <style:style style:name="co27" style:family="table-column">
      <style:table-column-properties fo:break-before="auto" style:column-width="31.670625cm"/>
    </style:style>
    <style:style style:name="co28" style:family="table-column">
      <style:table-column-properties fo:break-before="auto" style:column-width="8.89cm"/>
    </style:style>
    <style:style style:name="co29" style:family="table-column">
      <style:table-column-properties fo:break-before="auto" style:column-width="23.5479166666667cm"/>
    </style:style>
    <style:style style:name="co30" style:family="table-column">
      <style:table-column-properties fo:break-before="auto" style:column-width="7.72583333333333cm"/>
    </style:style>
    <style:style style:name="co31" style:family="table-column">
      <style:table-column-properties fo:break-before="auto" style:column-width="26.2995833333333cm"/>
    </style:style>
    <style:style style:name="co32" style:family="table-column">
      <style:table-column-properties fo:break-before="auto" style:column-width="6.905625cm"/>
    </style:style>
    <style:style style:name="co33" style:family="table-column">
      <style:table-column-properties fo:break-before="auto" style:column-width="24.7914583333333cm"/>
    </style:style>
    <style:style style:name="ro1" style:family="table-row">
      <style:table-row-properties style:row-height="14.2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30.75pt" style:use-optimal-row-height="true" fo:break-before="auto"/>
    </style:style>
    <style:style style:name="ro4" style:family="table-row">
      <style:table-row-properties style:row-height="25.35pt" style:use-optimal-row-height="true" fo:break-before="auto"/>
    </style:style>
    <style:style style:name="ro5" style:family="table-row">
      <style:table-row-properties style:row-height="200.25pt" style:use-optimal-row-height="true" fo:break-before="auto"/>
    </style:style>
    <style:style style:name="ro6" style:family="table-row">
      <style:table-row-properties style:row-height="28.5pt" style:use-optimal-row-height="true" fo:break-before="auto"/>
    </style:style>
    <style:style style:name="ro7" style:family="table-row">
      <style:table-row-properties style:row-height="71.25pt" style:use-optimal-row-height="true" fo:break-before="auto"/>
    </style:style>
    <style:style style:name="ro8" style:family="table-row">
      <style:table-row-properties style:row-height="42.75pt" style:use-optimal-row-height="true" fo:break-before="auto"/>
    </style:style>
    <style:style style:name="ro9" style:family="table-row">
      <style:table-row-properties style:row-height="57pt" style:use-optimal-row-height="true" fo:break-before="auto"/>
    </style:style>
    <style:style style:name="ro10" style:family="table-row">
      <style:table-row-properties style:row-height="228pt" style:use-optimal-row-height="true" fo:break-before="auto"/>
    </style:style>
    <style:style style:name="ro11" style:family="table-row">
      <style:table-row-properties style:row-height="399pt" style:use-optimal-row-height="true" fo:break-before="auto"/>
    </style:style>
    <style:style style:name="ro12" style:family="table-row">
      <style:table-row-properties style:row-height="185.25pt" style:use-optimal-row-height="true" fo:break-before="auto"/>
    </style:style>
    <style:style style:name="ro13" style:family="table-row">
      <style:table-row-properties style:row-height="213.75pt" style:use-optimal-row-height="true" fo:break-before="auto"/>
    </style:style>
    <style:style style:name="ro14" style:family="table-row">
      <style:table-row-properties style:row-height="85.5pt" style:use-optimal-row-height="true" fo:break-before="auto"/>
    </style:style>
    <style:style style:name="ro15" style:family="table-row">
      <style:table-row-properties style:row-height="117pt" style:use-optimal-row-height="true" fo:break-before="auto"/>
    </style:style>
    <style:style style:name="ro16" style:family="table-row">
      <style:table-row-properties style:row-height="114pt" style:use-optimal-row-height="true" fo:break-before="auto"/>
    </style:style>
    <style:style style:name="ro17" style:family="table-row">
      <style:table-row-properties style:row-height="158.25pt" style:use-optimal-row-height="true" fo:break-before="auto"/>
    </style:style>
    <style:style style:name="ro18" style:family="table-row">
      <style:table-row-properties style:row-height="248.25pt" style:use-optimal-row-height="true" fo:break-before="auto"/>
    </style:style>
    <style:style style:name="ro19" style:family="table-row">
      <style:table-row-properties style:row-height="81pt" style:use-optimal-row-height="true" fo:break-before="auto"/>
    </style:style>
    <style:style style:name="ro20" style:family="table-row">
      <style:table-row-properties style:row-height="118.5pt" style:use-optimal-row-height="true" fo:break-before="auto"/>
    </style:style>
    <style:style style:name="ro21" style:family="table-row">
      <style:table-row-properties style:row-height="99.75pt" style:use-optimal-row-height="true" fo:break-before="auto"/>
    </style:style>
    <style:style style:name="ro22" style:family="table-row">
      <style:table-row-properties style:row-height="142.5pt" style:use-optimal-row-height="true" fo:break-before="auto"/>
    </style:style>
    <style:style style:name="ro23" style:family="table-row">
      <style:table-row-properties style:row-height="13.35pt" style:use-optimal-row-height="true" fo:break-before="auto"/>
    </style:style>
    <style:style style:name="ro24" style:family="table-row">
      <style:table-row-properties style:row-height="128.25pt" style:use-optimal-row-height="true" fo:break-before="auto"/>
    </style:style>
    <style:style style:name="ro25" style:family="table-row">
      <style:table-row-properties style:row-height="157.5pt" style:use-optimal-row-height="true" fo:break-before="auto"/>
    </style:style>
    <style:style style:name="ro26" style:family="table-row">
      <style:table-row-properties style:row-height="171pt" style:use-optimal-row-height="true" fo:break-before="auto"/>
    </style:style>
    <style:style style:name="ro27" style:family="table-row">
      <style:table-row-properties style:row-height="41.25pt" style:use-optimal-row-height="true" fo:break-before="auto"/>
    </style:style>
    <style:style style:name="ro28" style:family="table-row">
      <style:table-row-properties style:row-height="391.5pt" style:use-optimal-row-height="true" fo:break-before="auto"/>
    </style:style>
    <style:style style:name="ro29" style:family="table-row">
      <style:table-row-properties style:row-height="76.5pt" style:use-optimal-row-height="true" fo:break-before="auto"/>
    </style:style>
    <style:style style:name="ro30" style:family="table-row">
      <style:table-row-properties style:row-height="344.25pt" style:use-optimal-row-height="true" fo:break-before="auto"/>
    </style:style>
    <style:style style:name="ro31" style:family="table-row">
      <style:table-row-properties style:row-height="84pt" style:use-optimal-row-height="true" fo:break-before="auto"/>
    </style:style>
    <style:style style:name="ro32" style:family="table-row">
      <style:table-row-properties style:row-height="198.75pt" style:use-optimal-row-height="true" fo:break-before="auto"/>
    </style:style>
    <style:style style:name="ro33" style:family="table-row">
      <style:table-row-properties style:row-height="103.5pt" style:use-optimal-row-height="true" fo:break-before="auto"/>
    </style:style>
    <style:style style:name="ro34" style:family="table-row">
      <style:table-row-properties style:row-height="65.25pt" style:use-optimal-row-height="true" fo:break-before="auto"/>
    </style:style>
    <style:style style:name="ro35" style:family="table-row">
      <style:table-row-properties style:row-height="165.75pt" style:use-optimal-row-height="true" fo:break-before="auto"/>
    </style:style>
    <style:style style:name="ro36" style:family="table-row">
      <style:table-row-properties style:row-height="149.25pt" style:use-optimal-row-height="true" fo:break-before="auto"/>
    </style:style>
    <style:style style:name="ro37" style:family="table-row">
      <style:table-row-properties style:row-height="110.25pt" style:use-optimal-row-height="true" fo:break-before="auto"/>
    </style:style>
    <style:style style:name="ro38" style:family="table-row">
      <style:table-row-properties style:row-height="127.5pt" style:use-optimal-row-height="true" fo:break-before="auto"/>
    </style:style>
    <style:style style:name="ro39" style:family="table-row">
      <style:table-row-properties style:row-height="51pt" style:use-optimal-row-height="true" fo:break-before="auto"/>
    </style:style>
    <style:style style:name="ro40" style:family="table-row">
      <style:table-row-properties style:row-height="59.25pt" style:use-optimal-row-height="true" fo:break-before="auto"/>
    </style:style>
    <style:style style:name="ro41" style:family="table-row">
      <style:table-row-properties style:row-height="114.75pt" style:use-optimal-row-height="true" fo:break-before="auto"/>
    </style:style>
    <style:style style:name="ro42" style:family="table-row">
      <style:table-row-properties style:row-height="123pt" style:use-optimal-row-height="true" fo:break-before="auto"/>
    </style:style>
    <style:style style:name="ro43" style:family="table-row">
      <style:table-row-properties style:row-height="102pt" style:use-optimal-row-height="true" fo:break-before="auto"/>
    </style:style>
    <style:style style:name="ro44" style:family="table-row">
      <style:table-row-properties style:row-height="89.25pt" style:use-optimal-row-height="true" fo:break-before="auto"/>
    </style:style>
    <style:style style:name="ro45" style:family="table-row">
      <style:table-row-properties style:row-height="143.25pt" style:use-optimal-row-height="true" fo:break-before="auto"/>
    </style:style>
    <style:style style:name="ro46" style:family="table-row">
      <style:table-row-properties style:row-height="58.5pt" style:use-optimal-row-height="true" fo:break-before="auto"/>
    </style:style>
    <style:style style:name="ro47" style:family="table-row">
      <style:table-row-properties style:row-height="25.5pt" style:use-optimal-row-height="true" fo:break-before="auto"/>
    </style:style>
    <style:style style:name="ro48" style:family="table-row">
      <style:table-row-properties style:row-height="52.5pt" style:use-optimal-row-height="true" fo:break-before="auto"/>
    </style:style>
    <style:style style:name="ro49" style:family="table-row">
      <style:table-row-properties style:row-height="54pt" style:use-optimal-row-height="true" fo:break-before="auto"/>
    </style:style>
    <style:style style:name="ro50" style:family="table-row">
      <style:table-row-properties style:row-height="27pt" style:use-optimal-row-height="true" fo:break-before="auto"/>
    </style:style>
    <style:style style:name="ro51" style:family="table-row">
      <style:table-row-properties style:row-height="197.25pt" style:use-optimal-row-height="true" fo:break-before="auto"/>
    </style:style>
    <style:style style:name="ro52" style:family="table-row">
      <style:table-row-properties style:row-height="75.75pt" style:use-optimal-row-height="true" fo:break-before="auto"/>
    </style:style>
    <style:style style:name="ro53" style:family="table-row">
      <style:table-row-properties style:row-height="171.75pt" style:use-optimal-row-height="true" fo:break-before="auto"/>
    </style:style>
    <style:style style:name="ro54" style:family="table-row">
      <style:table-row-properties style:row-height="108.75pt" style:use-optimal-row-height="true" fo:break-before="auto"/>
    </style:style>
    <style:style style:name="ro55" style:family="table-row">
      <style:table-row-properties style:row-height="256.5pt" style:use-optimal-row-height="true" fo:break-before="auto"/>
    </style:style>
    <style:style style:name="ro56" style:family="table-row">
      <style:table-row-properties style:row-height="232.5pt" style:use-optimal-row-height="true" fo:break-before="auto"/>
    </style:style>
    <style:style style:name="ro57" style:family="table-row">
      <style:table-row-properties style:row-height="173.25pt" style:use-optimal-row-height="true" fo:break-before="auto"/>
    </style:style>
    <style:style style:name="ro58" style:family="table-row">
      <style:table-row-properties style:row-height="156.75pt" style:use-optimal-row-height="true" fo:break-before="auto"/>
    </style:style>
    <style:style style:name="ro59" style:family="table-row">
      <style:table-row-properties style:row-height="15pt" style:use-optimal-row-height="true" fo:break-before="auto"/>
    </style:style>
    <style:style style:name="ro60" style:family="table-row">
      <style:table-row-properties style:row-height="87.75pt" style:use-optimal-row-height="true" fo:break-before="auto"/>
    </style:style>
    <style:style style:name="ro61" style:family="table-row">
      <style:table-row-properties style:row-height="45pt" style:use-optimal-row-height="true" fo:break-before="auto"/>
    </style:style>
    <style:style style:name="ro62" style:family="table-row">
      <style:table-row-properties style:row-height="204.75pt" style:use-optimal-row-height="true" fo:break-before="auto"/>
    </style:style>
    <style:style style:name="ro63" style:family="table-row">
      <style:table-row-properties style:row-height="101.25pt" style:use-optimal-row-height="true" fo:break-before="auto"/>
    </style:style>
    <style:style style:name="ro64" style:family="table-row">
      <style:table-row-properties style:row-height="172.5pt" style:use-optimal-row-height="true" fo:break-before="auto"/>
    </style:style>
    <style:style style:name="ro65" style:family="table-row">
      <style:table-row-properties style:row-height="72.75pt" style:use-optimal-row-height="true" fo:break-before="auto"/>
    </style:style>
    <style:style style:name="ro66" style:family="table-row">
      <style:table-row-properties style:row-height="271.5pt" style:use-optimal-row-height="true" fo:break-before="auto"/>
    </style:style>
    <style:style style:name="ro67" style:family="table-row">
      <style:table-row-properties style:row-height="96.75pt" style:use-optimal-row-height="true" fo:break-before="auto"/>
    </style:style>
    <style:style style:name="ro68" style:family="table-row">
      <style:table-row-properties style:row-height="29.25pt" style:use-optimal-row-height="true" fo:break-before="auto"/>
    </style:style>
    <style:style style:name="ro69" style:family="table-row">
      <style:table-row-properties style:row-height="117.75pt" style:use-optimal-row-height="true" fo:break-before="auto"/>
    </style:style>
    <style:style style:name="ro70" style:family="table-row">
      <style:table-row-properties style:row-height="96.95pt" style:use-optimal-row-height="true" fo:break-before="auto"/>
    </style:style>
    <style:style style:name="ro71" style:family="table-row">
      <style:table-row-properties style:row-height="129pt" style:use-optimal-row-height="true" fo:break-before="auto"/>
    </style:style>
    <style:style style:name="ro72" style:family="table-row">
      <style:table-row-properties style:row-height="243.75pt" style:use-optimal-row-height="true" fo:break-before="auto"/>
    </style:style>
    <style:style style:name="ro73" style:family="table-row">
      <style:table-row-properties style:row-height="342pt" style:use-optimal-row-height="true" fo:break-before="auto"/>
    </style:style>
    <style:style style:name="ro74" style:family="table-row">
      <style:table-row-properties style:row-height="49.15pt" style:use-optimal-row-height="true" fo:break-before="auto"/>
    </style:style>
    <style:style style:name="ro75" style:family="table-row">
      <style:table-row-properties style:row-height="44.25pt" style:use-optimal-row-height="true" fo:break-before="auto"/>
    </style:style>
    <style:style style:name="ro76" style:family="table-row">
      <style:table-row-properties style:row-height="87pt" style:use-optimal-row-height="true" fo:break-before="auto"/>
    </style:style>
    <style:style style:name="ro77" style:family="table-row">
      <style:table-row-properties style:row-height="88.5pt" style:use-optimal-row-height="true" fo:break-before="auto"/>
    </style:style>
    <style:style style:name="ro78" style:family="table-row">
      <style:table-row-properties style:row-height="100.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chedule" table:style-name="ta1">
        <table:table-column table:style-name="co1" table:default-cell-style-name="ce1"/>
        <table:table-column table:style-name="co2" table:default-cell-style-name="ce1"/>
        <table:table-column table:style-name="co3" table:default-cell-style-name="ce5"/>
        <table:table-column table:style-name="co4" table:number-columns-repeated="1021" table:default-cell-style-name="ce1"/>
        <table:table-column table:style-name="co5" table:number-columns-repeated="15360" table:default-cell-style-name="ce1"/>
        <table:table-row table:style-name="ro1">
          <table:table-cell office:value-type="string" table:style-name="ce2">
            <text:p>Date</text:p>
          </table:table-cell>
          <table:table-cell office:value-type="string" table:style-name="ce2">
            <text:p>course</text:p>
          </table:table-cell>
          <table:table-cell office:value-type="string" table:style-name="ce3">
            <text:p>completed sections</text:p>
          </table:table-cell>
          <table:table-cell table:number-columns-repeated="16381" table:style-name="ce2"/>
        </table:table-row>
        <table:table-row table:number-rows-repeated="2" table:style-name="ro1">
          <table:table-cell table:style-name="ce4"/>
          <table:table-cell table:style-name="ce1"/>
          <table:table-cell table:style-name="ce5"/>
          <table:table-cell table:number-columns-repeated="16381"/>
        </table:table-row>
        <table:table-row table:style-name="ro1">
          <table:table-cell table:number-columns-repeated="2" table:style-name="ce1"/>
          <table:table-cell table:style-name="ce5"/>
          <table:table-cell table:number-columns-repeated="16381"/>
        </table:table-row>
        <table:table-row table:style-name="ro1">
          <table:table-cell table:style-name="ce4"/>
          <table:table-cell table:style-name="ce1"/>
          <table:table-cell table:style-name="ce5"/>
          <table:table-cell table:number-columns-repeated="16381"/>
        </table:table-row>
        <table:table-row table:style-name="ro1">
          <table:table-cell table:number-columns-repeated="2" table:style-name="ce1"/>
          <table:table-cell table:style-name="ce5"/>
          <table:table-cell table:number-columns-repeated="16381"/>
        </table:table-row>
        <table:table-row table:number-rows-repeated="4" table:style-name="ro1">
          <table:table-cell table:style-name="ce4"/>
          <table:table-cell table:style-name="ce1"/>
          <table:table-cell table:style-name="ce5"/>
          <table:table-cell table:number-columns-repeated="16381"/>
        </table:table-row>
        <table:table-row table:style-name="ro1">
          <table:table-cell table:number-columns-repeated="2" table:style-name="ce1"/>
          <table:table-cell table:style-name="ce5"/>
          <table:table-cell table:number-columns-repeated="16381"/>
        </table:table-row>
        <table:table-row table:style-name="ro1">
          <table:table-cell table:style-name="ce4"/>
          <table:table-cell table:style-name="ce1"/>
          <table:table-cell table:style-name="ce5"/>
          <table:table-cell table:number-columns-repeated="16381"/>
        </table:table-row>
        <table:table-row table:style-name="ro1">
          <table:table-cell table:number-columns-repeated="2" table:style-name="ce1"/>
          <table:table-cell table:style-name="ce5"/>
          <table:table-cell table:number-columns-repeated="16381"/>
        </table:table-row>
        <table:table-row table:style-name="ro1">
          <table:table-cell table:style-name="ce4"/>
          <table:table-cell table:style-name="ce1"/>
          <table:table-cell table:style-name="ce5"/>
          <table:table-cell table:number-columns-repeated="16381"/>
        </table:table-row>
        <table:table-row table:style-name="ro1">
          <table:table-cell table:number-columns-repeated="2" table:style-name="ce1"/>
          <table:table-cell table:style-name="ce5"/>
          <table:table-cell table:number-columns-repeated="16381"/>
        </table:table-row>
        <table:table-row table:style-name="ro1">
          <table:table-cell table:style-name="ce4"/>
          <table:table-cell table:style-name="ce1"/>
          <table:table-cell table:style-name="ce5"/>
          <table:table-cell table:number-columns-repeated="16381"/>
        </table:table-row>
        <table:table-row table:number-rows-repeated="2" table:style-name="ro1">
          <table:table-cell table:number-columns-repeated="2" table:style-name="ce1"/>
          <table:table-cell table:number-columns-repeated="16382"/>
        </table:table-row>
        <table:table-row table:style-name="ro1">
          <table:table-cell table:style-name="ce4"/>
          <table:table-cell table:number-columns-repeated="16383"/>
        </table:table-row>
        <table:table-row table:style-name="ro1">
          <table:table-cell table:number-columns-repeated="2" table:style-name="ce1"/>
          <table:table-cell table:number-columns-repeated="16382"/>
        </table:table-row>
        <table:table-row table:number-rows-repeated="6" table:style-name="ro1">
          <table:table-cell table:style-name="ce4"/>
          <table:table-cell table:number-columns-repeated="16383"/>
        </table:table-row>
        <table:table-row table:number-rows-repeated="1048550" table:style-name="ro2">
          <table:table-cell table:number-columns-repeated="16384"/>
        </table:table-row>
      </table:table>
      <table:table table:name="preparation" table:style-name="ta1">
        <table:table-column table:style-name="co6" table:default-cell-style-name="ce1"/>
        <table:table-column table:style-name="co7" table:default-cell-style-name="ce1"/>
        <table:table-column table:style-name="co4" table:number-columns-repeated="1022" table:default-cell-style-name="ce1"/>
        <table:table-column table:style-name="co5" table:number-columns-repeated="15360" table:default-cell-style-name="ce1"/>
        <table:table-row table:style-name="ro1">
          <table:table-cell office:value-type="string" table:style-name="ce2">
            <text:p>Core Java</text:p>
          </table:table-cell>
          <table:table-cell office:value-type="string" table:style-name="ce2">
            <text:p>Details</text:p>
          </table:table-cell>
          <table:table-cell table:number-columns-repeated="16382" table:style-name="ce2"/>
        </table:table-row>
        <table:table-row table:style-name="ro1">
          <table:table-cell table:number-columns-repeated="16384"/>
        </table:table-row>
        <table:table-row table:style-name="ro1">
          <table:table-cell office:value-type="string" table:style-name="ce1">
            <text:p>Junit</text:p>
          </table:table-cell>
          <table:table-cell table:number-columns-repeated="16383" table:style-name="ce1"/>
        </table:table-row>
        <table:table-row table:style-name="ro1">
          <table:table-cell office:value-type="string" table:style-name="ce1">
            <text:p>Git</text:p>
          </table:table-cell>
          <table:table-cell table:number-columns-repeated="16383" table:style-name="ce1"/>
        </table:table-row>
        <table:table-row table:style-name="ro1">
          <table:table-cell office:value-type="string" table:style-name="ce1">
            <text:p>Maven</text:p>
          </table:table-cell>
          <table:table-cell table:number-columns-repeated="16383" table:style-name="ce1"/>
        </table:table-row>
        <table:table-row table:style-name="ro1">
          <table:table-cell office:value-type="string" table:style-name="ce1">
            <text:p>Spring batch</text:p>
          </table:table-cell>
          <table:table-cell table:number-columns-repeated="16383" table:style-name="ce1"/>
        </table:table-row>
        <table:table-row table:style-name="ro1">
          <table:table-cell office:value-type="string" table:style-name="ce1">
            <text:p>Kafka</text:p>
          </table:table-cell>
          <table:table-cell table:number-columns-repeated="16383" table:style-name="ce1"/>
        </table:table-row>
        <table:table-row table:style-name="ro1">
          <table:table-cell office:value-type="string" table:style-name="ce1">
            <text:p>Docker</text:p>
          </table:table-cell>
          <table:table-cell table:number-columns-repeated="16383" table:style-name="ce1"/>
        </table:table-row>
        <table:table-row table:style-name="ro1">
          <table:table-cell office:value-type="string" table:style-name="ce6">
            <text:p>Kubernetes</text:p>
          </table:table-cell>
          <table:table-cell table:number-columns-repeated="16383" table:style-name="ce1"/>
        </table:table-row>
        <table:table-row table:style-name="ro1">
          <table:table-cell office:value-type="string" table:style-name="ce1">
            <text:p>Azure</text:p>
          </table:table-cell>
          <table:table-cell table:number-columns-repeated="16383" table:style-name="ce1"/>
        </table:table-row>
        <table:table-row table:style-name="ro1">
          <table:table-cell office:value-type="string" table:style-name="ce1">
            <text:p>Apache Spark</text:p>
          </table:table-cell>
          <table:table-cell table:number-columns-repeated="16383" table:style-name="ce1"/>
        </table:table-row>
        <table:table-row table:style-name="ro1">
          <table:table-cell office:value-type="string" table:style-name="ce1">
            <text:p>Apache Hadoop</text:p>
          </table:table-cell>
          <table:table-cell table:number-columns-repeated="16383" table:style-name="ce1"/>
        </table:table-row>
        <table:table-row table:number-rows-repeated="7" table:style-name="ro1">
          <table:table-cell table:number-columns-repeated="16384"/>
        </table:table-row>
        <table:table-row table:style-name="ro1">
          <table:table-cell table:style-name="ce7"/>
          <table:table-cell table:number-columns-repeated="16383"/>
        </table:table-row>
        <table:table-row table:style-name="ro1">
          <table:table-cell table:style-name="ce1"/>
          <table:table-cell table:number-columns-repeated="16383" table:style-name="ce6"/>
        </table:table-row>
        <table:table-row table:number-rows-repeated="3" table:style-name="ro1">
          <table:table-cell table:style-name="ce7"/>
          <table:table-cell table:number-columns-repeated="16383" table:style-name="ce6"/>
        </table:table-row>
        <table:table-row table:number-rows-repeated="6" table:style-name="ro1">
          <table:table-cell table:style-name="ce1"/>
          <table:table-cell table:number-columns-repeated="16383" table:style-name="ce6"/>
        </table:table-row>
        <table:table-row table:style-name="ro1">
          <table:table-cell office:value-type="string" table:style-name="ce1">
            <text:p>OIDC – Oauth 2</text:p>
          </table:table-cell>
          <table:table-cell table:number-columns-repeated="16383" table:style-name="ce6"/>
        </table:table-row>
        <table:table-row table:style-name="ro1">
          <table:table-cell office:value-type="string" table:style-name="ce6">
            <text:p>design patterns</text:p>
          </table:table-cell>
          <table:table-cell table:number-columns-repeated="16383" table:style-name="ce6"/>
        </table:table-row>
        <table:table-row table:style-name="ro1">
          <table:table-cell office:value-type="string" table:style-name="ce6">
            <text:p>microservices</text:p>
          </table:table-cell>
          <table:table-cell table:number-columns-repeated="16383" table:style-name="ce6"/>
        </table:table-row>
        <table:table-row table:style-name="ro1">
          <table:table-cell office:value-type="string" table:style-name="ce6">
            <text:p>MS Sql / sql server</text:p>
          </table:table-cell>
          <table:table-cell table:number-columns-repeated="16383" table:style-name="ce6"/>
        </table:table-row>
        <table:table-row table:style-name="ro1">
          <table:table-cell office:value-type="string" table:style-name="ce7">
            <text:p>elasticsearch</text:p>
          </table:table-cell>
          <table:table-cell table:number-columns-repeated="16383" table:style-name="ce6"/>
        </table:table-row>
        <table:table-row table:style-name="ro1">
          <table:table-cell office:value-type="string" table:style-name="ce6">
            <text:p>Junit</text:p>
          </table:table-cell>
          <table:table-cell table:number-columns-repeated="16383" table:style-name="ce6"/>
        </table:table-row>
        <table:table-row table:style-name="ro1">
          <table:table-cell office:value-type="string" table:style-name="ce6">
            <text:p>GIT</text:p>
          </table:table-cell>
          <table:table-cell table:number-columns-repeated="16383" table:style-name="ce6"/>
        </table:table-row>
        <table:table-row table:style-name="ro1">
          <table:table-cell office:value-type="string" table:style-name="ce2">
            <text:p>project implementations RBC insight</text:p>
          </table:table-cell>
          <table:table-cell table:number-columns-repeated="16383" table:style-name="ce2"/>
        </table:table-row>
        <table:table-row table:style-name="ro1">
          <table:table-cell table:number-columns-repeated="16384"/>
        </table:table-row>
        <table:table-row table:style-name="ro1">
          <table:table-cell office:value-type="string" table:style-name="ce7">
            <text:p>search engine</text:p>
          </table:table-cell>
          <table:table-cell table:number-columns-repeated="16383" table:style-name="ce1"/>
        </table:table-row>
        <table:table-row table:style-name="ro1">
          <table:table-cell office:value-type="string" table:style-name="ce1">
            <text:p>recommendation logic</text:p>
          </table:table-cell>
          <table:table-cell table:number-columns-repeated="16383" table:style-name="ce1"/>
        </table:table-row>
        <table:table-row table:style-name="ro1">
          <table:table-cell office:value-type="string" table:style-name="ce1">
            <text:p>authentication flow</text:p>
          </table:table-cell>
          <table:table-cell office:value-type="string" table:style-name="ce1">
            <text:p>done</text:p>
          </table:table-cell>
          <table:table-cell table:number-columns-repeated="16382"/>
        </table:table-row>
        <table:table-row table:style-name="ro1">
          <table:table-cell office:value-type="string" table:style-name="ce1">
            <text:p>SSL configuration</text:p>
          </table:table-cell>
          <table:table-cell table:number-columns-repeated="16383" table:style-name="ce1"/>
        </table:table-row>
        <table:table-row table:style-name="ro1">
          <table:table-cell office:value-type="string" table:style-name="ce1">
            <text:p>custom exceptions and handlers</text:p>
          </table:table-cell>
          <table:table-cell office:value-type="string" table:style-name="ce1">
            <text:p>CustomExceptionHandler extends ResponseEntityExceptionHandler</text:p>
            <text:p/>
            <text:p>Example :</text:p>
            <text:p><text:span text:style-name="T2">@RestController</text:span><text:span text:style-name="T2"/></text:p>
            <text:p><text:span text:style-name="T2">@ControllerAdvice</text:span><text:span text:style-name="T2"/></text:p>
            <text:p><text:span text:style-name="T3">public</text:span><text:span text:style-name="T4"><text:s/></text:span><text:span text:style-name="T3">class</text:span><text:span text:style-name="T4"><text:s/>CustomExceptionHandler<text:s/></text:span><text:span text:style-name="T3">extends</text:span><text:span text:style-name="T4"><text:s/>ResponseEntityExceptionHandler{</text:span><text:span text:style-name="T4"/></text:p>
            <text:p><text:span text:style-name="T5"><text:s/></text:span><text:span text:style-name="T5"/></text:p>
            <text:p><text:span text:style-name="T4"><text:s/></text:span><text:span text:style-name="T6">@ExceptionHandler</text:span><text:span text:style-name="T4">(ResourceNotFoundException.</text:span><text:span text:style-name="T3">class</text:span><text:span text:style-name="T4">)</text:span><text:span text:style-name="T4"/></text:p>
            <text:p><text:span text:style-name="T4"><text:s/></text:span><text:span text:style-name="T3">public</text:span><text:span text:style-name="T4"><text:s/></text:span><text:span text:style-name="T3">final</text:span><text:span text:style-name="T4"><text:s/>ResponseEntity&lt;ExceptionResponse&gt; handleResourceNotFoundException(ResourceNotFoundException<text:s/></text:span><text:span text:style-name="T7">ex</text:span><text:span text:style-name="T4">, WebRequest<text:s/></text:span><text:span text:style-name="T7">request</text:span><text:span text:style-name="T4">)<text:s/></text:span><text:span text:style-name="T3">throws</text:span><text:span text:style-name="T4"><text:s/>Exception {</text:span><text:span text:style-name="T4"/></text:p>
            <text:p><text:span text:style-name="T4"><text:s/></text:span><text:span text:style-name="T4"><text:s/></text:span><text:span text:style-name="T4">ExceptionResponse<text:s/></text:span><text:span text:style-name="T7">response</text:span><text:span text:style-name="T4"><text:s/>=<text:s/></text:span><text:span text:style-name="T3">new</text:span><text:span text:style-name="T4"><text:s/>ExceptionResponse(HttpStatus.</text:span><text:span text:style-name="T8">NOT_FOUND</text:span><text:span text:style-name="T4">.value(),HttpStatus.</text:span><text:span text:style-name="T8">NOT_FOUND</text:span><text:span text:style-name="T4">.name(),</text:span><text:span text:style-name="T7">ex</text:span><text:span text:style-name="T4">.getMessage());</text:span><text:span text:style-name="T4"/></text:p>
            <text:p><text:span text:style-name="T4"><text:s/></text:span><text:span text:style-name="T4"><text:s/></text:span><text:span text:style-name="T3">return</text:span><text:span text:style-name="T4"><text:s/></text:span><text:span text:style-name="T3">new</text:span><text:span text:style-name="T4"><text:s/>ResponseEntity&lt;ExceptionResponse&gt;(</text:span><text:span text:style-name="T7">response</text:span><text:span text:style-name="T4">, HttpStatus.</text:span><text:span text:style-name="T8">NOT_FOUND</text:span><text:span text:style-name="T4">);</text:span><text:span text:style-name="T4"/></text:p>
            <text:p><text:span text:style-name="T5"><text:s/></text:span><text:span text:style-name="T5">}</text:span><text:span text:style-name="T5"/></text:p>
            <text:p><text:span text:style-name="T5"/></text:p>
            <text:p><text:span text:style-name="T5"><text:s/></text:span><text:span text:style-name="T5"/></text:p>
            <text:p><text:span text:style-name="T4"><text:s/></text:span><text:span text:style-name="T6">@ExceptionHandler</text:span><text:span text:style-name="T4">(Exception.</text:span><text:span text:style-name="T3">class</text:span><text:span text:style-name="T4">)</text:span><text:span text:style-name="T4"/></text:p>
            <text:p><text:span text:style-name="T4"><text:s/></text:span><text:span text:style-name="T3">public</text:span><text:span text:style-name="T4"><text:s/></text:span><text:span text:style-name="T3">final</text:span><text:span text:style-name="T4"><text:s/>ResponseEntity&lt;ExceptionResponse&gt; handleGenericException(Exception<text:s/></text:span><text:span text:style-name="T7">ex</text:span><text:span text:style-name="T4">, WebRequest<text:s/></text:span><text:span text:style-name="T7">request</text:span><text:span text:style-name="T4">)<text:s/></text:span><text:span text:style-name="T3">throws</text:span><text:span text:style-name="T4"><text:s/>Exception {</text:span><text:span text:style-name="T4"/></text:p>
            <text:p><text:span text:style-name="T4"><text:s/></text:span><text:span text:style-name="T4"><text:s/></text:span><text:span text:style-name="T4">ExceptionResponse<text:s/></text:span><text:span text:style-name="T7">response</text:span><text:span text:style-name="T4"><text:s/>=<text:s/></text:span><text:span text:style-name="T3">new</text:span><text:span text:style-name="T4"><text:s/>ExceptionResponse(HttpStatus.</text:span><text:span text:style-name="T8">INTERNAL_SERVER_ERROR</text:span><text:span text:style-name="T4">.value(),HttpStatus.</text:span><text:span text:style-name="T8">INTERNAL_SERVER_ERROR</text:span><text:span text:style-name="T4">.name(),</text:span><text:span text:style-name="T7">ex</text:span><text:span text:style-name="T4">.getMessage());</text:span><text:span text:style-name="T4"/></text:p>
            <text:p><text:span text:style-name="T4"><text:s/></text:span><text:span text:style-name="T4"><text:s/></text:span><text:span text:style-name="T3">return</text:span><text:span text:style-name="T4"><text:s/></text:span><text:span text:style-name="T3">new</text:span><text:span text:style-name="T4"><text:s/>ResponseEntity&lt;ExceptionResponse&gt;(</text:span><text:span text:style-name="T7">response</text:span><text:span text:style-name="T4">, HttpStatus.</text:span><text:span text:style-name="T8">INTERNAL_SERVER_ERROR</text:span><text:span text:style-name="T4">);</text:span><text:span text:style-name="T4"/></text:p>
            <text:p><text:span text:style-name="T5"><text:s/></text:span><text:span text:style-name="T5">}</text:span><text:span text:style-name="T5"/></text:p>
            <text:p><text:span text:style-name="T5"><text:s/></text:span><text:span text:style-name="T5"/></text:p>
            <text:p><text:span text:style-name="T4">}</text:span></text:p>
          </table:table-cell>
          <table:table-cell table:number-columns-repeated="16382"/>
        </table:table-row>
        <table:table-row table:style-name="ro1">
          <table:table-cell office:value-type="string" table:style-name="ce1">
            <text:p>Request and Response headers</text:p>
          </table:table-cell>
          <table:table-cell office:value-type="string" table:style-name="ce1">
            <text:p>Extracting Request headers from Request</text:p>
            <text:p>1. Get the HttpServletRequest</text:p>
            <text:p>HttpServletRequest request = ((ServletRequest) <text:s/>RequestContextHolder.getRequestAttributes()).getRequest();</text:p>
            <text:p>2. extract header</text:p>
            <text:p><text:s/>Request.getHeader("entitlement");</text:p>
          </table:table-cell>
          <table:table-cell table:number-columns-repeated="16382"/>
        </table:table-row>
        <table:table-row table:style-name="ro1">
          <table:table-cell office:value-type="string" table:style-name="ce1">
            <text:p>elasticsearch configuration and flow</text:p>
          </table:table-cell>
          <table:table-cell office:value-type="string" table:style-name="ce1">
            <text:p>done</text:p>
          </table:table-cell>
          <table:table-cell table:number-columns-repeated="16382"/>
        </table:table-row>
        <table:table-row table:style-name="ro1">
          <table:table-cell office:value-type="string" table:style-name="ce1">
            <text:p>database configuration</text:p>
          </table:table-cell>
          <table:table-cell office:value-type="string" table:style-name="ce1">
            <text:p>done</text:p>
          </table:table-cell>
          <table:table-cell table:number-columns-repeated="16382"/>
        </table:table-row>
        <table:table-row table:style-name="ro1">
          <table:table-cell office:value-type="string" table:style-name="ce1">
            <text:p>bulk upload using Apache POI</text:p>
          </table:table-cell>
          <table:table-cell table:number-columns-repeated="16383" table:style-name="ce1"/>
        </table:table-row>
        <table:table-row table:style-name="ro1">
          <table:table-cell office:value-type="string" table:style-name="ce1">
            <text:p>load balancing</text:p>
          </table:table-cell>
          <table:table-cell table:number-columns-repeated="16383" table:style-name="ce1"/>
        </table:table-row>
        <table:table-row table:style-name="ro1">
          <table:table-cell office:value-type="string" table:style-name="ce1">
            <text:p>dyntrace</text:p>
          </table:table-cell>
          <table:table-cell office:value-type="string" table:style-name="ce1">
            <text:p><text:a xlink:href="https://www.youtube.com/playlist?list=PLqt2rd0eew1YFx9m8dBFSiGYSBcDuWG38">https://www.youtube.com/playlist?list=PLqt2rd0eew1YFx9m8dBFSiGYSBcDuWG38</text:a></text:p>
          </table:table-cell>
          <table:table-cell table:number-columns-repeated="16382"/>
        </table:table-row>
        <table:table-row table:style-name="ro1">
          <table:table-cell office:value-type="string" table:style-name="ce1">
            <text:p>store pdf in database as bytes and</text:p>
            <text:p>Download functionality</text:p>
          </table:table-cell>
          <table:table-cell table:number-columns-repeated="16383" table:style-name="ce1"/>
        </table:table-row>
        <table:table-row table:style-name="ro1">
          <table:table-cell office:value-type="string" table:style-name="ce1">
            <text:p>headers set in the all request</text:p>
          </table:table-cell>
          <table:table-cell table:number-columns-repeated="16383" table:style-name="ce1"/>
        </table:table-row>
        <table:table-row table:style-name="ro1">
          <table:table-cell office:value-type="string" table:style-name="ce1">
            <text:p>audit logging</text:p>
          </table:table-cell>
          <table:table-cell office:value-type="string" table:style-name="ce1">
            <text:p>An aspect is implemented @Aspect, @Component</text:p>
            <text:p>Takes in the application name {spring.application.name}using @Value on instance variable</text:p>
            <text:p>This variable is defined in catalina.properties = {application.name} =&gt; which is further defined in logback.xml in each project as a property</text:p>
            <text:p/>
            <text:p>@Before</text:p>
            <text:p>LogBefore(){</text:p>
            <text:p><text:s text:c="3"/>HttpServletRequest request = ((ServletRequest) <text:s/>RequestContextHolder.getRequestAttributes()).getRequest();</text:p>
            <text:p><text:s text:c="3"/>if(null == request.getAttribute("__start__time__"))</text:p>
            <text:p><text:s text:c="6"/>Request.setAttribute("__start__time__", LOG_DATE_FORMATTER.FORMAT(new Date())) //formatter =&gt; new SimpleDateFormat("yyyy-MM-dd HH:mm:ss.SSS")</text:p>
            <text:p>}</text:p>
            <text:p/>
            <text:p>@AfterReturning // success scenario</text:p>
            <text:p>LogAfter(){</text:p>
            <text:p><text:s text:c="3"/>// capture the time now and calculate the transaction time and status code and status description</text:p>
            <text:p><text:s text:c="3"/>// determine the service Id ffrom Service Enum by using the serviceName</text:p>
            <text:p><text:s text:c="3"/>// <text:s/>capture all the headers from the request.getHeader("header_name") =&gt; deviceId, deviceName, deviceOSVersion, userAgent</text:p>
            <text:p><text:s text:c="3"/>Join point methods used =&gt; jp.toLongString(), jp.getArgs(), jp.getSourceLocation()</text:p>
            <text:p><text:s text:c="3"/>Store it as an entity in TransactionLog table</text:p>
            <text:p>}</text:p>
            <text:p/>
            <text:p>@AfterThrowing //exception scenario</text:p>
            <text:p>LogAfterThrowing(){</text:p>
            <text:p><text:s text:c="4"/></text:p>
            <text:p>}</text:p>
          </table:table-cell>
          <table:table-cell table:number-columns-repeated="16382"/>
        </table:table-row>
        <table:table-row table:style-name="ro1">
          <table:table-cell office:value-type="string" table:style-name="ce1">
            <text:p>application level logging</text:p>
          </table:table-cell>
          <table:table-cell office:value-type="string" table:style-name="ce1">
            <text:p>add logback.xml in src/main/resource</text:p>
            <text:p>&lt;property name="application.name" value="globalresearch"&gt;</text:p>
            <text:p/>
            <text:p>&lt;appender name="appLog"&gt;</text:p>
            <text:p><text:s text:c="2"/>&lt;file&gt; <text:s/>&lt;/file&gt;</text:p>
            <text:p><text:s text:c="2"/>&lt;rollingPolicy&gt;&lt;/rollingPolicy&gt;</text:p>
            <text:p><text:s text:c="2"/>&lt;encoder&gt;&lt;/encoder&gt;</text:p>
            <text:p><text:s text:c="2"/>&lt;triggerPolicy&gt;&lt;/triggerPolicy&gt;</text:p>
            <text:p>&lt;/appender&gt;</text:p>
            <text:p/>
            <text:p>&lt;root&gt;</text:p>
            <text:p><text:s text:c="3"/>&lt;appender-ref ref="appLog"&gt; &lt;/appender-ref&gt;</text:p>
            <text:p>&lt;/root&gt;</text:p>
            <text:p/>
            <text:p>Add a base class implementing methods for logging</text:p>
            <text:p>Private static Logger getLgger(){</text:p>
            <text:p><text:s text:c="4"/>Return LoggerFactor.getLogger(Thread.currentThread().getStackTrace()[3].getClassName());</text:p>
            <text:p>}</text:p>
            <text:p/>
            <text:p>Public static void logInfo(String message){</text:p>
            <text:p><text:s text:c="3"/>GetLogger().info(message);</text:p>
            <text:p>}</text:p>
          </table:table-cell>
          <table:table-cell table:number-columns-repeated="16382"/>
        </table:table-row>
        <table:table-row table:style-name="ro1">
          <table:table-cell office:value-type="string" table:style-name="ce1">
            <text:p>Feign configuration</text:p>
          </table:table-cell>
          <table:table-cell office:value-type="string" table:style-name="ce1">
            <text:p>Using spring cloud OpenFeign</text:p>
            <text:p>1. Create an interface which will act as a client – annotate it using</text:p>
            <text:p>@FeignClient(value="search", url ="${WEB_SCHEMA}${HOST_NAME}:${SEARCH_PORT}${CONTEXT_PATH}/elastic" configuration=FeignConfiguration.class)</text:p>
            <text:p>2. for custom configuration, Make a configuration class like for SSL</text:p>
          </table:table-cell>
          <table:table-cell table:number-columns-repeated="16382"/>
        </table:table-row>
        <table:table-row table:style-name="ro1">
          <table:table-cell office:value-type="string" table:style-name="ce1">
            <text:p>TaskExecutor</text:p>
          </table:table-cell>
          <table:table-cell office:value-type="string" table:style-name="ce1">
            <text:p>SimpleAsyncTaskExecutor / ThreadPoolTaskExecutor bean in the configuration wih properties like max</text:p>
            <text:p/>
            <text:p>And @AsyncEnabled on configuration class</text:p>
            <text:p>@Async wherever required in code</text:p>
          </table:table-cell>
          <table:table-cell table:number-columns-repeated="16382"/>
        </table:table-row>
        <table:table-row table:number-rows-repeated="1048520" table:style-name="ro1">
          <table:table-cell table:number-columns-repeated="16384"/>
        </table:table-row>
      </table:table>
      <table:table table:name="database" table:style-name="ta1">
        <table:table-column table:style-name="co8" table:default-cell-style-name="ce8"/>
        <table:table-column table:style-name="co9" table:default-cell-style-name="ce1"/>
        <table:table-column table:style-name="co5" table:number-columns-repeated="16382" table:default-cell-style-name="ce1"/>
        <table:table-row table:style-name="ro1">
          <table:table-cell table:style-name="ce8"/>
          <table:table-cell table:number-columns-repeated="16383" table:style-name="ce1"/>
        </table:table-row>
        <table:table-row table:style-name="ro3">
          <table:table-cell office:value-type="string" table:style-name="ce8">
            <text:p>2<text:span text:style-name="T9">nd</text:span><text:s/>highest row from each city</text:p>
          </table:table-cell>
          <table:table-cell office:value-type="string" table:style-name="ce1">
            <text:p>Select * from (Select name, age, address, row_number() over(partition by address order by age desc) AS RN from employee) AS E where RN = 2;</text:p>
          </table:table-cell>
          <table:table-cell table:number-columns-repeated="16382"/>
        </table:table-row>
        <table:table-row table:number-rows-repeated="1048574" table:style-name="ro4">
          <table:table-cell table:number-columns-repeated="16384"/>
        </table:table-row>
      </table:table>
      <table:table table:name="core_java" table:style-name="ta1">
        <table:table-column table:style-name="co10" table:default-cell-style-name="ce8"/>
        <table:table-column table:style-name="co11" table:default-cell-style-name="ce8"/>
        <table:table-column table:style-name="co4" table:number-columns-repeated="1022" table:default-cell-style-name="ce1"/>
        <table:table-column table:style-name="co5" table:number-columns-repeated="15360" table:default-cell-style-name="ce1"/>
        <table:table-row table:style-name="ro1">
          <table:table-cell table:number-columns-repeated="2" table:style-name="ce8"/>
          <table:table-cell table:number-columns-repeated="16382"/>
        </table:table-row>
        <table:table-row table:style-name="ro5">
          <table:table-cell office:value-type="string" table:style-name="ce8">
            <text:p>Object.hascode() &amp; Object.equals()</text:p>
          </table:table-cell>
          <table:table-cell office:value-type="string" table:style-name="ce8">
            <text:p>compares the equality of 2 objects – this can be done in 2 ways.</text:p>
            <text:p>Default behaviour =&gt;</text:p>
            <text:p>Hascode() - default is the memory address of the stored object. =&gt;<text:s/><text:span text:style-name="T4">1227229563</text:span><text:span text:style-name="T4"/></text:p>
            <text:p><text:span text:style-name="T4">Equals() - does the comparison using memory address of 2 objects.</text:span><text:span text:style-name="T4"/></text:p>
            <text:p><text:span text:style-name="T4"/></text:p>
            <text:p><text:span text:style-name="T4">Why to override equals =&gt;</text:span><text:span text:style-name="T4"/></text:p>
            <text:p><text:span text:style-name="T4">When we want 2 objects to be equal in a logical way using object attributes and not just based on memory address</text:span><text:span text:style-name="T4"/></text:p>
            <text:p><text:span text:style-name="T4"/></text:p>
            <text:p><text:span text:style-name="T4">Why to overriding hashocde =&gt;</text:span><text:span text:style-name="T4"/></text:p>
            <text:p><text:span text:style-name="T4">When objects are to be used in hashing based collections.</text:span><text:span text:style-name="T4"/></text:p>
            <text:p><text:span text:style-name="T10">== is NOT the hashcode comparison</text:span><text:span text:style-name="T4"><text:s/>. Its the memory address comparison and will only be true when 2 objects being compared are in the<text:s/></text:span><text:span text:style-name="T4">same memory location. Hence even if you override the hashcode(), == comparison on 2 objects will still return false.</text:span><text:span text:style-name="T4"/></text:p>
            <text:p><text:span text:style-name="T4"/></text:p>
            <text:p/>
            <text:p>https://www.codejava.net/java-core/collections/understanding-equals-and-hashcode-in-java</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Arrays</text:p>
          </table:table-cell>
          <table:table-cell office:value-type="string" table:style-name="ce9">
            <text:p><text:a xlink:href="https://www.codejava.net/java-core/the-java-language/notes-about-arrays-in-java">https://www.codejava.net/java-core/the-java-language/notes-about-arrays-in-java<text:line-break/></text:a></text:p>
          </table:table-cell>
          <table:table-cell table:number-columns-repeated="16382"/>
        </table:table-row>
        <table:table-row table:style-name="ro1">
          <table:table-cell table:number-columns-repeated="2" table:style-name="ce8"/>
          <table:table-cell table:number-columns-repeated="16382"/>
        </table:table-row>
        <table:table-row table:style-name="ro7">
          <table:table-cell office:value-type="string" table:style-name="ce8">
            <text:p>ArrayList</text:p>
          </table:table-cell>
          <table:table-cell office:value-type="string" table:style-name="ce8">
            <text:p>https://www.codejava.net/java-core/collections/java-list-collection-tutorial-and-examples</text:p>
            <text:p/>
            <text:p>https://codenuclear.com/how-arraylist-works-internally-java/</text:p>
            <text:p/>
            <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Fail fast and fail-safe iterators</text:p>
          </table:table-cell>
          <table:table-cell office:value-type="string" table:style-name="ce8">
            <text:p><text:a xlink:href="https://www.geeksforgeeks.org/fail-fast-fail-safe-iterators-java/">https://www.geeksforgeeks.org/fail-fast-fail-safe-iterators-java/</text:a></text:p>
          </table:table-cell>
          <table:table-cell table:number-columns-repeated="16382"/>
        </table:table-row>
        <table:table-row table:style-name="ro6">
          <table:table-cell office:value-type="string" table:style-name="ce8">
            <text:p>Synchronized list vs CopyOnwrite arraylist</text:p>
          </table:table-cell>
          <table:table-cell office:value-type="string" table:style-name="ce9">
            <text:p><text:a xlink:href="https://www.geeksforgeeks.org/java-collection-difference-between-synchronized-arraylist-and-copyonwritearraylist/">https://www.geeksforgeeks.org/java-collection-difference-between-synchronized-arraylist-and-copyonwritearraylist/<text:line-break/></text:a></text:p>
          </table:table-cell>
          <table:table-cell table:number-columns-repeated="16382"/>
        </table:table-row>
        <table:table-row table:style-name="ro1">
          <table:table-cell office:value-type="string" table:style-name="ce8">
            <text:p>Abstract data type</text:p>
          </table:table-cell>
          <table:table-cell office:value-type="string" table:style-name="ce8">
            <text:p>dictates what operations should be implemented by concrete implementations but the behaviour is defined by the implementations</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vectors</text:p>
          </table:table-cell>
          <table:table-cell office:value-type="string" table:style-name="ce8">
            <text:p>thread safe arraylist</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Singly linked list</text:p>
          </table:table-cell>
          <table:table-cell table:style-name="ce8"/>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doubly linked list</text:p>
          </table:table-cell>
          <table:table-cell table:style-name="ce8"/>
          <table:table-cell table:number-columns-repeated="16382"/>
        </table:table-row>
        <table:table-row table:style-name="ro1">
          <table:table-cell table:number-columns-repeated="2" table:style-name="ce8"/>
          <table:table-cell table:number-columns-repeated="16382"/>
        </table:table-row>
        <table:table-row table:style-name="ro8">
          <table:table-cell office:value-type="string" table:style-name="ce8">
            <text:p>static</text:p>
          </table:table-cell>
          <table:table-cell office:value-type="string" table:style-name="ce8">
            <text:p>Associated with class and not objects</text:p>
            <text:p>There can be static methods and static inner class but no static outer class</text:p>
            <text:p/>
          </table:table-cell>
          <table:table-cell table:number-columns-repeated="16382"/>
        </table:table-row>
        <table:table-row table:style-name="ro1">
          <table:table-cell table:number-columns-repeated="2" table:style-name="ce8"/>
          <table:table-cell table:number-columns-repeated="16382"/>
        </table:table-row>
        <table:table-row table:style-name="ro9">
          <table:table-cell office:value-type="string" table:style-name="ce8">
            <text:p>Modifiers</text:p>
          </table:table-cell>
          <table:table-cell office:value-type="string" table:style-name="ce8">
            <text:p>Public : means the member can be accessed by any class who has the reference</text:p>
            <text:p>Protected: <text:s/>means that the member can be accessed by any class in the same package and by subclasses even if they are in another package.</text:p>
            <text:p>Private : means that the member is not accessible by any class except the current class</text:p>
            <text:p>Default : is accessible within the package</text:p>
          </table:table-cell>
          <table:table-cell table:number-columns-repeated="16382"/>
        </table:table-row>
        <table:table-row table:style-name="ro1">
          <table:table-cell table:number-columns-repeated="2" table:style-name="ce8"/>
          <table:table-cell table:number-columns-repeated="16382"/>
        </table:table-row>
        <table:table-row table:style-name="ro8">
          <table:table-cell office:value-type="string" table:style-name="ce8">
            <text:p>Inner class</text:p>
          </table:table-cell>
          <table:table-cell office:value-type="string" table:style-name="ce8">
            <text:p>1. Member inner class</text:p>
            <text:p>2. Static inner class – Builder class from the fluent builders</text:p>
            <text:p>3. Anonymous inner class – runnable or comparable implementations</text:p>
          </table:table-cell>
          <table:table-cell table:number-columns-repeated="16382"/>
        </table:table-row>
        <table:table-row table:style-name="ro1">
          <table:table-cell table:number-columns-repeated="2" table:style-name="ce8"/>
          <table:table-cell table:number-columns-repeated="16382"/>
        </table:table-row>
        <table:table-row table:style-name="ro8">
          <table:table-cell office:value-type="string" table:style-name="ce8">
            <text:p>Generics &amp; wild cards</text:p>
          </table:table-cell>
          <table:table-cell office:value-type="string" table:style-name="ce8">
            <text:p>Introduced in Java 1.5</text:p>
            <text:p>Problem : Our object doesnot want to deal with very specific type but the default generic type is Object which is too generic.</text:p>
            <text:p>Eg :</text:p>
          </table:table-cell>
          <table:table-cell table:number-columns-repeated="16382"/>
        </table:table-row>
        <table:table-row table:style-name="ro1">
          <table:table-cell table:number-columns-repeated="2" table:style-name="ce8"/>
          <table:table-cell table:number-columns-repeated="16382"/>
        </table:table-row>
        <table:table-row table:style-name="ro9">
          <table:table-cell office:value-type="string" table:style-name="ce8">
            <text:p>Enumeration – ENUM</text:p>
          </table:table-cell>
          <table:table-cell office:value-type="string" table:style-name="ce8">
            <text:p>Java Enums are classes that have a fixed set of constants or variables that do not tend to change.Enums are static and final implicitly.</text:p>
            <text:p/>
            <text:p>Why ENUMS ?</text:p>
            <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deep cloning and shallow cloning</text:p>
          </table:table-cell>
          <table:table-cell table:style-name="ce8"/>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All types of joins</text:p>
          </table:table-cell>
          <table:table-cell table:style-name="ce8"/>
          <table:table-cell table:number-columns-repeated="16382"/>
        </table:table-row>
        <table:table-row table:number-rows-repeated="3" table:style-name="ro1">
          <table:table-cell table:number-columns-repeated="2" table:style-name="ce8"/>
          <table:table-cell table:number-columns-repeated="16382"/>
        </table:table-row>
        <table:table-row table:style-name="ro1">
          <table:table-cell office:value-type="string" table:style-name="ce10">
            <text:p>Session token vs JWT</text:p>
          </table:table-cell>
          <table:table-cell table:style-name="ce10"/>
          <table:table-cell table:number-columns-repeated="16382" table:style-name="ce11"/>
        </table:table-row>
        <table:table-row table:style-name="ro1">
          <table:table-cell table:number-columns-repeated="2" table:style-name="ce8"/>
          <table:table-cell table:number-columns-repeated="16382"/>
        </table:table-row>
        <table:table-row table:style-name="ro8">
          <table:table-cell office:value-type="string" table:style-name="ce8">
            <text:p>Intro to JWT</text:p>
          </table:table-cell>
          <table:table-cell office:value-type="string" table:style-name="ce8">
            <text:p>https://www.youtube.com/watch?v=soGRyl9ztjI</text:p>
            <text:p/>
            <text:p/>
          </table:table-cell>
          <table:table-cell table:number-columns-repeated="16382"/>
        </table:table-row>
        <table:table-row table:style-name="ro1">
          <table:table-cell table:number-columns-repeated="2" table:style-name="ce8"/>
          <table:table-cell table:number-columns-repeated="16382"/>
        </table:table-row>
        <table:table-row table:style-name="ro9">
          <table:table-cell office:value-type="string" table:style-name="ce8">
            <text:p>Java 11 features</text:p>
          </table:table-cell>
          <table:table-cell office:value-type="string" table:style-name="ce8">
            <text:p>1. New string methods =&gt; isBlank(), lines(), strip(), stripLeading(), stripTrailing()</text:p>
            <text:p>2. New methods in File class =&gt; readString() and writeString()</text:p>
            <text:p>3.HttpClient java.net package</text:p>
            <text:p>Collection toArray method</text:p>
          </table:table-cell>
          <table:table-cell table:number-columns-repeated="16382"/>
        </table:table-row>
        <table:table-row table:style-name="ro1">
          <table:table-cell table:number-columns-repeated="2" table:style-name="ce8"/>
          <table:table-cell table:number-columns-repeated="16382"/>
        </table:table-row>
        <table:table-row table:style-name="ro10">
          <table:table-cell office:value-type="string" table:style-name="ce8">
            <text:p>Java 8 features</text:p>
          </table:table-cell>
          <table:table-cell office:value-type="string" table:style-name="ce8">
            <text:p>1. Lambda expression eg : Car car = () -&gt; System.out.println("New car ferrari");</text:p>
            <text:p/>
            <text:p>2. Stream Api - https://www.baeldung.com/java-8-streams-introduction</text:p>
            <text:p>Java.util.Stream provides methods to work on each element from the collection API.</text:p>
            <text:p>2 types of operations – chaining operations and terminal operations</text:p>
            <text:p>Chaining operations : map(), filter(), anyMatch(), allMatch(), forEach() etc</text:p>
            <text:p>Terminal operation : collect(), count()</text:p>
            <text:p/>
            <text:p>3. Optional =&gt;Optional&lt;Integer&gt; optValue = Optional.of(value), <text:s text:c="6"/>optValue.get()</text:p>
            <text:p/>
            <text:p>4. Base64Encoder in util package</text:p>
            <text:p/>
            <text:p>5. Functional interfaces =&gt; interface that have only one abstract method.</text:p>
            <text:p/>
            <text:p>6. Type inference =&gt; The compiler automatically infers the type of the lambda expression and maps it to the interface method.</text:p>
            <text:p/>
          </table:table-cell>
          <table:table-cell table:number-columns-repeated="16382"/>
        </table:table-row>
        <table:table-row table:style-name="ro1">
          <table:table-cell table:style-name="ce8"/>
          <table:table-cell office:value-type="float" office:value="5" table:style-name="ce8">
            <text:p>5</text:p>
          </table:table-cell>
          <table:table-cell table:number-columns-repeated="16382"/>
        </table:table-row>
        <table:table-row table:style-name="ro11">
          <table:table-cell office:value-type="string" table:style-name="ce8">
            <text:p>BIG IP -F5 load balancer</text:p>
          </table:table-cell>
          <table:table-cell office:value-type="string" table:style-name="ce8">
            <text:p>OSI model =&gt; physical, Data, Network, transport, Session, Presentation, Application layer.</text:p>
            <text:p/>
            <text:p>5 services provided by F5 -</text:p>
            <text:p>LTM – local traffic manager – load balancing and monitoring traffic – can be configured using GUI or scripting</text:p>
            <text:p>GTM – BIG IP DNS – Global traffic manager – resolves host names to IP addresses.</text:p>
            <text:p>AFM – Advanced Firewall management – protects the data center from viruses and trojans operating at the network layes of OSI model</text:p>
            <text:p>ASM – Application Security Manager – another firewal operating at the application layer of the OSI model</text:p>
            <text:p>APM – Access Policy manager – SSO,</text:p>
            <text:p/>
            <text:p>LTM – local traffic manager -&gt; load balancer – that distributes incoming requests – share the load on multiple servers</text:p>
            <text:p>1. create a virtual server on the BIG IP F5 load balancer and configure the ip eg : 20.0.0.1</text:p>
            <text:p>2. All incoming request to this Virtual IP (VIP) will be load balanced to the physical servers – X, Y Z</text:p>
            <text:p>Node X – 10.0.0.1</text:p>
            <text:p>Node Y – 10.0.0.2</text:p>
            <text:p>Node Z – 10.0.0.3</text:p>
            <text:p>3. lets say a service A is running on all 3 nodes on same port 80.</text:p>
            <text:p>Pool member =&gt; Node X – 10.0.0.1 – A1 on http port 80 , B1 on http port 81 <text:s/>=&gt; A2 on https port 43, B2 on https port 44</text:p>
            <text:p>Pool member =&gt; Node Y – 10.0.0.2 – A1 on http port 80, B1 on http port 81 =&gt; A2 on https port 43, B2 on https port 44</text:p>
            <text:p>Pool member =&gt; Node Z – 10.0.0.3 – A1 on http port 80, B1 on http port 81 =&gt; A2 on https port 43, B2 on https port 44</text:p>
            <text:p/>
            <text:p>Pool =&gt; pool is a related set of pool members.</text:p>
            <text:p><text:s/>All A1 and B1 pool members are part of Pool 1 <text:s/>where All A2 and B2 pool members are part of Pool 2</text:p>
            <text:p>Hence A node can have pool members from different pools</text:p>
            <text:p>Monitor =&gt; This monitor constantly monitors all nodes OR/ And all pool members depending on the configuration.</text:p>
            <text:p/>
            <text:p>https://www.youtube.com/watch?v=UufRG2eeFmQ&amp;list=TLPQMjYwMjIwMjEUUjdKFhz5Jg&amp;index=2</text:p>
            <text:p/>
            <text:p/>
          </table:table-cell>
          <table:table-cell table:number-columns-repeated="16382"/>
        </table:table-row>
        <table:table-row table:style-name="ro1">
          <table:table-cell table:style-name="ce8"/>
          <table:table-cell office:value-type="string" table:style-name="ce8">
            <text:p>ASsociated with class and not objects There can be static methods and static inner class but no static outer class</text:p>
          </table:table-cell>
          <table:table-cell table:number-columns-repeated="16382"/>
        </table:table-row>
        <table:table-row table:style-name="ro1">
          <table:table-cell table:style-name="ce1"/>
          <table:table-cell table:style-name="ce8"/>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API agteway</text:p>
          </table:table-cell>
          <table:table-cell office:value-type="string" table:style-name="ce8">
            <text:p>Entry point - https://www.youtube.com/watch?v=vHQqQBYJtLI</text:p>
          </table:table-cell>
          <table:table-cell table:number-columns-repeated="16382"/>
        </table:table-row>
        <table:table-row table:style-name="ro1">
          <table:table-cell table:number-columns-repeated="2" table:style-name="ce8"/>
          <table:table-cell table:number-columns-repeated="16382"/>
        </table:table-row>
        <table:table-row table:style-name="ro12">
          <table:table-cell office:value-type="string" table:style-name="ce8">
            <text:p>Annotations</text:p>
          </table:table-cell>
          <table:table-cell office:value-type="string" table:style-name="ce8">
            <text:p>Special types of comments in the code which can</text:p>
            <text:p>Embed instructions for the java compiler</text:p>
            <text:p>Embed instructions for the source code processing tools</text:p>
            <text:p>Embed metadata which can be run at runtime by the java application or third party tools.</text:p>
            <text:p>Spring</text:p>
            <text:p>Jackson ObjectMapper</text:p>
            <text:p/>
            <text:p>Annotations can be used at class level, on instance variables, on constructors and methods, on method arguments</text:p>
            <text:p/>
            <text:p>Why you need to create annotations :</text:p>
            <text:p>A passive documentation in your code. - Annotations wont have any functionality.</text:p>
            <text:p/>
            <text:p>As an inut for the java source code processor. =&gt;</text:p>
          </table:table-cell>
          <table:table-cell table:number-columns-repeated="16382"/>
        </table:table-row>
        <table:table-row table:style-name="ro1">
          <table:table-cell table:number-columns-repeated="2" table:style-name="ce8"/>
          <table:table-cell table:number-columns-repeated="16382"/>
        </table:table-row>
        <table:table-row table:style-name="ro13">
          <table:table-cell office:value-type="string" table:style-name="ce8">
            <text:p>Java reflection</text:p>
          </table:table-cell>
          <table:table-cell office:value-type="string" table:style-name="ce8">
            <text:p>Reflection is used when we do not know which method or which class to instantiate during compile time.</text:p>
            <text:p>The name of the class or method is obtained during runtime.</text:p>
            <text:p>I have used reflection during Document object creation ResearchDocumentProcessing.</text:p>
            <text:p>The names of the different types of ResearchDocument are maintained in the master-parser which maintains the documentType – DocumentTypeClassname mapping.</text:p>
            <text:p>On recieviing each document, the application gets the name of the Class depending on which type of document it has recieved.</text:p>
            <text:p>Then it uses reflection API to obtain the corresponding Doucment Object and calls the method based on method name obtained from parser.</text:p>
            <text:p>Once the object is populated, it is then stored in DB.</text:p>
            <text:p/>
            <text:p>https://www.youtube.com/watch?v=agnblS47F18</text:p>
            <text:p>Library =&gt; class manipulator = used to manipulate class and everything in class. Like fields, methods, constrctors, etc.</text:p>
            <text:p>It can slow down the program. The jvm cant optimize the code.</text:p>
            <text:p/>
            <text:p>Method to be executed is passed as a string</text:p>
            <text:p/>
          </table:table-cell>
          <table:table-cell table:number-columns-repeated="16382"/>
        </table:table-row>
        <table:table-row table:style-name="ro1">
          <table:table-cell table:number-columns-repeated="2" table:style-name="ce8"/>
          <table:table-cell table:number-columns-repeated="16382"/>
        </table:table-row>
        <table:table-row table:style-name="ro8">
          <table:table-cell office:value-type="string" table:style-name="ce8">
            <text:p>Serialization</text:p>
          </table:table-cell>
          <table:table-cell office:value-type="string" table:style-name="ce8">
            <text:p>when we want to save the state of an object to a persistent state.. and then recreate the object with the same state may be in some other jvm.</text:p>
            <text:p>Serialization - The objects are converted to a byte of stream before it is saved to a file or shipped over a network.</text:p>
            <text:p>JVM does the serialization.</text:p>
          </table:table-cell>
          <table:table-cell table:number-columns-repeated="16382"/>
        </table:table-row>
        <table:table-row table:style-name="ro1">
          <table:table-cell table:number-columns-repeated="2" table:style-name="ce8"/>
          <table:table-cell table:number-columns-repeated="16382"/>
        </table:table-row>
        <table:table-row table:style-name="ro9">
          <table:table-cell office:value-type="string" table:style-name="ce8">
            <text:p>what is password hashing ?</text:p>
          </table:table-cell>
          <table:table-cell office:value-type="string" table:style-name="ce8">
            <text:p>Encryption and decryption =&gt; using secret key to generate the encryption key. If you have the encrypted value and the secret key, we can decrypt it.</text:p>
            <text:p/>
            <text:p>Hashing is done multiple times using hash functions like SHA, MD5</text:p>
            <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salting</text:p>
          </table:table-cell>
          <table:table-cell table:style-name="ce8"/>
          <table:table-cell table:number-columns-repeated="16382"/>
        </table:table-row>
        <table:table-row table:style-name="ro1">
          <table:table-cell table:number-columns-repeated="2" table:style-name="ce8"/>
          <table:table-cell table:number-columns-repeated="16382"/>
        </table:table-row>
        <table:table-row table:style-name="ro14">
          <table:table-cell office:value-type="string" table:style-name="ce8">
            <text:p>proxy and reverse proxy</text:p>
          </table:table-cell>
          <table:table-cell office:value-type="string" table:style-name="ce8">
            <text:p>direction of data transfer =&gt;</text:p>
            <text:p>Proxy =&gt; someone doing the thing on behalf of someone else =&gt; requests going out of the system (clients)</text:p>
            <text:p>Selectively blocks or sends requests.</text:p>
            <text:p>Log or monitor requests</text:p>
            <text:p/>
            <text:p>Reverse proxy =&gt; requests coming in to the server</text:p>
          </table:table-cell>
          <table:table-cell table:number-columns-repeated="16382"/>
        </table:table-row>
        <table:table-row table:style-name="ro1">
          <table:table-cell office:value-type="string" table:style-name="ce12">
            <text:p>Lambdas</text:p>
          </table:table-cell>
          <table:table-cell table:style-name="ce12"/>
          <table:table-cell table:number-columns-repeated="16382" table:style-name="ce2"/>
        </table:table-row>
        <table:table-row table:style-name="ro15">
          <table:table-cell office:value-type="string" table:style-name="ce8">
            <text:p>Lambda – Java8</text:p>
          </table:table-cell>
          <table:table-cell office:value-type="string" table:style-name="ce8">
            <text:p>why lambdas – enables functional programming – paradigm shift</text:p>
            <text:p>- readable and consise code</text:p>
            <text:p>- easier to use APIs</text:p>
            <text:p>- support for parallel processing – helps write code which can be run on parallel processor</text:p>
            <text:p><text:span text:style-name="T11"/></text:p>
            <text:p><text:span text:style-name="T11">Lambda expression enables to pass the behaviour in the form of expression instead of concrete implementations.</text:span><text:span text:style-name="T11"/></text:p>
            <text:p><text:span text:style-name="T11">Lambda expression is executed as the implementation of a functional ionterface like – Runnable – run (), Comparator – compare(Obj o1, Obj o2)</text:span><text:span text:style-name="T11"/></text:p>
            <text:p/>
          </table:table-cell>
          <table:table-cell table:number-columns-repeated="16382"/>
        </table:table-row>
        <table:table-row table:style-name="ro1">
          <table:table-cell table:number-columns-repeated="2" table:style-name="ce8"/>
          <table:table-cell table:number-columns-repeated="16382"/>
        </table:table-row>
        <table:table-row table:style-name="ro16">
          <table:table-cell office:value-type="string" table:style-name="ce8">
            <text:p>Functional programming</text:p>
          </table:table-cell>
          <table:table-cell office:value-type="string" table:style-name="ce8">
            <text:p>OOP <text:s/>- everything is part of objects or classes</text:p>
            <text:p>Can be a problem sometimes – method like greet has to be a part of an object.</text:p>
            <text:p>The behaviour always have to be associated with an object.</text:p>
            <text:p/>
            <text:p/>
            <text:p>programming without objects</text:p>
            <text:p/>
            <text:p/>
          </table:table-cell>
          <table:table-cell table:number-columns-repeated="16382"/>
        </table:table-row>
        <table:table-row table:style-name="ro1">
          <table:table-cell table:number-columns-repeated="2" table:style-name="ce8"/>
          <table:table-cell table:number-columns-repeated="16382"/>
        </table:table-row>
        <table:table-row table:style-name="ro17">
          <table:table-cell office:value-type="string" table:style-name="ce8">
            <text:p>changing the behvaiour of a method at runtime</text:p>
          </table:table-cell>
          <table:table-cell office:value-type="string" table:style-name="ce8">
            <text:p>Without lambdas: pass the interface to the method argument and call the method on the concrete object that is passed. - polymorphism in action – classic OOP</text:p>
            <text:p>So we want to choose the behaviour at runtime. In order to achieve that, we are passing the object that has the changed behaviour instead of passing in the behaviour itself.</text:p>
            <text:p/>
            <text:p>With lambdas : enables us to pass the behaviour (functions that are not methods of a class to be passed as arguments)</text:p>
            <text:p><text:span text:style-name="T11">These functions are treated as values</text:span><text:span text:style-name="T11"/></text:p>
            <text:p><text:span text:style-name="T11"/></text:p>
            <text:p>Inline values :</text:p>
            <text:p>Int foo = "akjsdhn";</text:p>
            <text:p>Assigning a block of code – a function in isolation to a variable.</text:p>
          </table:table-cell>
          <table:table-cell table:number-columns-repeated="16382"/>
        </table:table-row>
        <table:table-row table:style-name="ro1">
          <table:table-cell table:number-columns-repeated="2" table:style-name="ce8"/>
          <table:table-cell table:number-columns-repeated="16382"/>
        </table:table-row>
        <table:table-row table:style-name="ro7">
          <table:table-cell office:value-type="string" table:style-name="ce8">
            <text:p>Functional interface</text:p>
          </table:table-cell>
          <table:table-cell office:value-type="string" table:style-name="ce8">
            <text:p>interface with one abstract method. This method is usually invoked when using lambda expression. The actual implementation of this method is part of the lambda expression. So we dont create concrete classes of functional interfaces in order to invoke the abstract method.</text:p>
            <text:p>Greeting greeting = new HelloWorldGreeting() <text:s/>// the variable is the concrete implementation of type Greeting</text:p>
            <text:p>Greeting greeting = ()-&gt; {System.out.println("Hello world from Lambda !")} // this is the lambda expression of type Greeting</text:p>
            <text:p>// So the functional interface provides a type to the lambda expression</text:p>
          </table:table-cell>
          <table:table-cell table:number-columns-repeated="16382"/>
        </table:table-row>
        <table:table-row table:style-name="ro1">
          <table:table-cell table:number-columns-repeated="2" table:style-name="ce8"/>
          <table:table-cell table:number-columns-repeated="16382"/>
        </table:table-row>
        <table:table-row table:style-name="ro18">
          <table:table-cell office:value-type="string" table:style-name="ce8">
            <text:p>type inference</text:p>
          </table:table-cell>
          <table:table-cell office:value-type="string" table:style-name="ce8">
            <text:p>Type inference is a Java compiler's ability to look at each method invocation and corresponding declaration to determine the type argument (or arguments) that make the invocation applicable. The inference algorithm determines the types of the arguments and, if available, the type that the result is being assigned, or returned. Finally, the inference algorithm tries to find the most specific type that works with all of the arguments.</text:p>
            <text:p/>
            <text:p><text:span text:style-name="T3"><text:s/></text:span><text:span text:style-name="T10"><text:s/></text:span><text:span text:style-name="T3">public</text:span><text:span text:style-name="T10"><text:s/></text:span><text:span text:style-name="T3">static</text:span><text:span text:style-name="T10"><text:s/></text:span><text:span text:style-name="T3">void</text:span><text:span text:style-name="T10"><text:s/>main(String[]<text:s/></text:span><text:span text:style-name="T12">args</text:span><text:span text:style-name="T10">) {</text:span><text:span text:style-name="T10"/></text:p>
            <text:p><text:span text:style-name="T10"><text:s/></text:span><text:span text:style-name="T10"><text:s/></text:span><text:span text:style-name="T13">// the type of the argument passed in lambda expression is automatically inferred during compile time by looking up the lambda<text:s/></text:span><text:span text:style-name="T13">interface <text:s text:c="17"/>method declaration.</text:span><text:span text:style-name="T13"/></text:p>
            <text:p><text:span text:style-name="T10"><text:s/></text:span><text:span text:style-name="T10"><text:s/></text:span><text:span text:style-name="T13">// hence we can skip the type declaration</text:span><text:span text:style-name="T13"/></text:p>
            <text:p><text:span text:style-name="T10"><text:s/></text:span><text:span text:style-name="T10"><text:s/></text:span><text:span text:style-name="T13">// StringLengthLambda <text:s/>slLambda = (String s) -&gt; s.length();</text:span><text:span text:style-name="T13"/></text:p>
            <text:p><text:span text:style-name="T10"><text:s/></text:span><text:span text:style-name="T10"><text:s/></text:span><text:span text:style-name="T10">StringLengthLambda<text:s text:c="2"/></text:span><text:span text:style-name="T12">slLambda</text:span><text:span text:style-name="T10"><text:s/>=<text:s/></text:span><text:span text:style-name="T12">s</text:span><text:span text:style-name="T10"><text:s/>-&gt;<text:s/></text:span><text:span text:style-name="T12">s</text:span><text:span text:style-name="T10">.length();</text:span><text:span text:style-name="T10"/></text:p>
            <text:p><text:span text:style-name="T10"><text:s/></text:span><text:span text:style-name="T10"><text:s/></text:span><text:span text:style-name="T14">printLambda</text:span><text:span text:style-name="T10">(</text:span><text:span text:style-name="T12">slLambda</text:span><text:span text:style-name="T10">);</text:span><text:span text:style-name="T10"/></text:p>
            <text:p><text:span text:style-name="T3"><text:s/></text:span><text:span text:style-name="T3">}</text:span><text:span text:style-name="T3"/></text:p>
            <text:p><text:span text:style-name="T10"><text:s/></text:span><text:span text:style-name="T3">static</text:span><text:span text:style-name="T10"><text:s/></text:span><text:span text:style-name="T3">void</text:span><text:span text:style-name="T10"><text:s/>printLambda(StringLengthLambda<text:s text:c="2"/></text:span><text:span text:style-name="T12">slLambda</text:span><text:span text:style-name="T10">) {</text:span><text:span text:style-name="T10"/></text:p>
            <text:p><text:span text:style-name="T10"><text:s/></text:span><text:span text:style-name="T10"><text:s/></text:span><text:span text:style-name="T10">System.</text:span><text:span text:style-name="T8">out</text:span><text:span text:style-name="T10">.println(</text:span><text:span text:style-name="T12">slLambda</text:span><text:span text:style-name="T10">.getLength(</text:span><text:span text:style-name="T15">"hello world by lambda !!"</text:span><text:span text:style-name="T10">));</text:span><text:span text:style-name="T10"/></text:p>
            <text:p><text:span text:style-name="T3"><text:s/></text:span><text:span text:style-name="T3">}</text:span><text:span text:style-name="T3"/></text:p>
            <text:p><text:span text:style-name="T10"><text:s/></text:span><text:span text:style-name="T3">interface</text:span><text:span text:style-name="T10"><text:s/>StringLengthLambda{</text:span><text:span text:style-name="T10"/></text:p>
            <text:p><text:span text:style-name="T10"><text:s/></text:span><text:span text:style-name="T10"><text:s/></text:span><text:span text:style-name="T3">int</text:span><text:span text:style-name="T10"><text:s/>getLength(String<text:s/></text:span><text:span text:style-name="T12">s</text:span><text:span text:style-name="T10">);</text:span><text:span text:style-name="T10"/></text:p>
            <text:p><text:span text:style-name="T3"><text:s/></text:span><text:span text:style-name="T3">}</text:span><text:span text:style-name="T3"/></text:p>
            <text:p/>
          </table:table-cell>
          <table:table-cell table:number-columns-repeated="16382"/>
        </table:table-row>
        <table:table-row table:style-name="ro1">
          <table:table-cell table:number-columns-repeated="2" table:style-name="ce8"/>
          <table:table-cell table:number-columns-repeated="16382"/>
        </table:table-row>
        <table:table-row table:style-name="ro19">
          <table:table-cell office:value-type="string" table:style-name="ce8">
            <text:p>Runnable as a lambda interface</text:p>
          </table:table-cell>
          <table:table-cell office:value-type="string" table:style-name="ce13">
            <text:p><text:span text:style-name="T3">public</text:span><text:span text:style-name="T4"><text:s/></text:span><text:span text:style-name="T3">static</text:span><text:span text:style-name="T4"><text:s/></text:span><text:span text:style-name="T3">void</text:span><text:span text:style-name="T4"><text:s/>main(String[]<text:s/></text:span><text:span text:style-name="T7">args</text:span><text:span text:style-name="T4">) {</text:span><text:span text:style-name="T4"/></text:p>
            <text:p><text:span text:style-name="T4"><text:s/></text:span><text:span text:style-name="T4"><text:s/></text:span><text:span text:style-name="T4">Thread<text:s/></text:span><text:span text:style-name="T7">t1</text:span><text:span text:style-name="T4"><text:s/>=<text:s/></text:span><text:span text:style-name="T3">new</text:span><text:span text:style-name="T4"><text:s/>Thread(()-&gt; System.</text:span><text:span text:style-name="T8">out</text:span><text:span text:style-name="T4">.println(</text:span><text:span text:style-name="T16">"I am running in thread : "</text:span><text:span text:style-name="T4"><text:s/>+ Thread.</text:span><text:span text:style-name="T17">currentThread</text:span><text:span text:style-name="T4">().getName()),<text:s/></text:span><text:span text:style-name="T16">"Worker Thread<text:s/></text:span><text:span text:style-name="T16">1"</text:span><text:span text:style-name="T4">);</text:span><text:span text:style-name="T4"/></text:p>
            <text:p><text:span text:style-name="T4"><text:s/></text:span><text:span text:style-name="T4"><text:s/></text:span><text:span text:style-name="T4">Thread<text:s/></text:span><text:span text:style-name="T7">t2</text:span><text:span text:style-name="T4"><text:s/>=<text:s/></text:span><text:span text:style-name="T3">new</text:span><text:span text:style-name="T4"><text:s/>Thread(()-&gt; System.</text:span><text:span text:style-name="T8">out</text:span><text:span text:style-name="T4">.println(</text:span><text:span text:style-name="T16">"I am running in thread : "</text:span><text:span text:style-name="T4"><text:s/>+ Thread.</text:span><text:span text:style-name="T17">currentThread</text:span><text:span text:style-name="T4">().getName()),<text:s/></text:span><text:span text:style-name="T16">"Worker Thread<text:s/></text:span><text:span text:style-name="T16">2"</text:span><text:span text:style-name="T4">);</text:span><text:span text:style-name="T4"/></text:p>
            <text:p><text:span text:style-name="T4"><text:s/></text:span><text:span text:style-name="T4"><text:s/></text:span><text:span text:style-name="T7">t1</text:span><text:span text:style-name="T4">.start();</text:span><text:span text:style-name="T4"/></text:p>
            <text:p><text:span text:style-name="T4"><text:s/></text:span><text:span text:style-name="T4"><text:s/></text:span><text:span text:style-name="T7">t2</text:span><text:span text:style-name="T4">.start();</text:span><text:span text:style-name="T4"/></text:p>
            <text:p/>
            <text:p><text:s/>}</text:p>
          </table:table-cell>
          <table:table-cell table:number-columns-repeated="16382"/>
        </table:table-row>
        <table:table-row table:style-name="ro1">
          <table:table-cell table:number-columns-repeated="2" table:style-name="ce8"/>
          <table:table-cell table:number-columns-repeated="16382"/>
        </table:table-row>
        <table:table-row table:style-name="ro9">
          <table:table-cell office:value-type="string" table:style-name="ce8">
            <text:p>Functional interfaces again</text:p>
          </table:table-cell>
          <table:table-cell office:value-type="string" table:style-name="ce8">
            <text:p>This type of interface must have only 1 abstract method. This abstract method can be used with lambda expressions.</text:p>
            <text:p>We can mark an interface as functional interface so that no other abstract method is added to this interface ever.</text:p>
            <text:p/>
            <text:p/>
          </table:table-cell>
          <table:table-cell table:number-columns-repeated="16382"/>
        </table:table-row>
        <table:table-row table:style-name="ro1">
          <table:table-cell table:number-columns-repeated="2" table:style-name="ce8"/>
          <table:table-cell table:number-columns-repeated="16382"/>
        </table:table-row>
        <table:table-row table:style-name="ro8">
          <table:table-cell office:value-type="string" table:style-name="ce8">
            <text:p>java.util.functions</text:p>
          </table:table-cell>
          <table:table-cell office:value-type="string" table:style-name="ce8">
            <text:p>Contains few out of the box interfaces that can be used by lambda expressions</text:p>
            <text:p>Predicate functional interface</text:p>
            <text:p>Consumer functional interface</text:p>
          </table:table-cell>
          <table:table-cell table:number-columns-repeated="16382"/>
        </table:table-row>
        <table:table-row table:style-name="ro1">
          <table:table-cell table:number-columns-repeated="2" table:style-name="ce8"/>
          <table:table-cell table:number-columns-repeated="16382"/>
        </table:table-row>
        <table:table-row table:style-name="ro20">
          <table:table-cell office:value-type="string" table:style-name="ce8">
            <text:p>exception handling while using lambdas</text:p>
          </table:table-cell>
          <table:table-cell office:value-type="string" table:style-name="ce13">
            <text:p><text:span text:style-name="T17">process</text:span><text:span text:style-name="T4">(</text:span><text:span text:style-name="T7">someNumbers</text:span><text:span text:style-name="T4">,<text:s/></text:span><text:span text:style-name="T7">key</text:span><text:span text:style-name="T4">, (</text:span><text:span text:style-name="T7">v</text:span><text:span text:style-name="T4">,</text:span><text:span text:style-name="T7">k</text:span><text:span text:style-name="T4">) -&gt; {</text:span><text:span text:style-name="T4"/></text:p>
            <text:p><text:span text:style-name="T4"><text:s/></text:span><text:span text:style-name="T4"><text:s/></text:span><text:span text:style-name="T4"><text:s/></text:span><text:span text:style-name="T3">try</text:span><text:span text:style-name="T4"><text:s/>{</text:span><text:span text:style-name="T4"/></text:p>
            <text:p><text:span text:style-name="T4"><text:s/></text:span><text:span text:style-name="T4"><text:s/></text:span><text:span text:style-name="T4"><text:s/></text:span><text:span text:style-name="T4"><text:s/></text:span><text:span text:style-name="T4">System.</text:span><text:span text:style-name="T8">out</text:span><text:span text:style-name="T4">.println(</text:span><text:span text:style-name="T7">v</text:span><text:span text:style-name="T4">/</text:span><text:span text:style-name="T7">k</text:span><text:span text:style-name="T4">);</text:span><text:span text:style-name="T4"/></text:p>
            <text:p><text:span text:style-name="T4"><text:s/></text:span><text:span text:style-name="T4"><text:s/></text:span><text:span text:style-name="T4"><text:s/></text:span><text:span text:style-name="T4">}</text:span><text:span text:style-name="T3">catch</text:span><text:span text:style-name="T4">(ArithmeticException<text:s/></text:span><text:span text:style-name="T7">e</text:span><text:span text:style-name="T4">) {</text:span><text:span text:style-name="T4"/></text:p>
            <text:p><text:span text:style-name="T4"><text:s/></text:span><text:span text:style-name="T4"><text:s/></text:span><text:span text:style-name="T4"><text:s/></text:span><text:span text:style-name="T4"><text:s/></text:span><text:span text:style-name="T4">System.</text:span><text:span text:style-name="T8">out</text:span><text:span text:style-name="T4">.println(</text:span><text:span text:style-name="T16">"Arithmetic exception occurred !!"</text:span><text:span text:style-name="T4">);</text:span><text:span text:style-name="T4"/></text:p>
            <text:p><text:span text:style-name="T4"><text:s text:c="3"/></text:span>}</text:p>
            <text:p><text:s text:c="2"/>});</text:p>
            <text:p/>
            <text:p>Wrapping lambda in another lambda.</text:p>
            <text:p/>
            <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closures</text:p>
          </table:table-cell>
          <table:table-cell office:value-type="string" table:style-name="ce8">
            <text:p>when passing functions as values , we will have to deal with closures.</text:p>
            <text:p/>
          </table:table-cell>
          <table:table-cell table:number-columns-repeated="16382"/>
        </table:table-row>
        <table:table-row table:number-rows-repeated="1048498" table:style-name="ro4">
          <table:table-cell table:number-columns-repeated="16384"/>
        </table:table-row>
      </table:table>
      <table:table table:name="open_questns" table:style-name="ta1">
        <table:table-column table:style-name="co12" table:default-cell-style-name="ce8"/>
        <table:table-column table:style-name="co13" table:default-cell-style-name="ce8"/>
        <table:table-column table:style-name="co5" table:number-columns-repeated="16382" table:default-cell-style-name="ce1"/>
        <table:table-row table:style-name="ro1">
          <table:table-cell table:number-columns-repeated="2" table:style-name="ce8"/>
          <table:table-cell table:number-columns-repeated="16382"/>
        </table:table-row>
        <table:table-row table:style-name="ro21">
          <table:table-cell office:value-type="string" table:style-name="ce8">
            <text:p>session factory</text:p>
          </table:table-cell>
          <table:table-cell office:value-type="string" table:style-name="ce8">
            <text:p>Session Factory =&gt;</text:p>
            <text:p>1 session factory for 1 database</text:p>
            <text:p>Created only once when you sart the application OR when the first request comes into the application. Its a heavy object and consumes a large amount of space in the jvm.</text:p>
            <text:p>Its a singleton object and will be shared by multiple incoming requests.</text:p>
            <text:p/>
            <text:p/>
          </table:table-cell>
          <table:table-cell table:number-columns-repeated="16382"/>
        </table:table-row>
        <table:table-row table:style-name="ro1">
          <table:table-cell table:number-columns-repeated="2" table:style-name="ce8"/>
          <table:table-cell table:number-columns-repeated="16382"/>
        </table:table-row>
        <table:table-row table:style-name="ro7">
          <table:table-cell office:value-type="string" table:style-name="ce8">
            <text:p>session</text:p>
          </table:table-cell>
          <table:table-cell office:value-type="string" table:style-name="ce8">
            <text:p>Light weight object, Not thread safe. Session is short lived. Created by sessionfactory for each request that comes in.</text:p>
            <text:p>Each request is executed in a seperate thread by the server.</text:p>
            <text:p/>
            <text:p/>
            <text:p/>
          </table:table-cell>
          <table:table-cell table:number-columns-repeated="16382"/>
        </table:table-row>
        <table:table-row table:style-name="ro1">
          <table:table-cell table:number-columns-repeated="2" table:style-name="ce8"/>
          <table:table-cell table:number-columns-repeated="16382"/>
        </table:table-row>
        <table:table-row table:style-name="ro9">
          <table:table-cell office:value-type="string" table:style-name="ce8">
            <text:p>session and transactions</text:p>
          </table:table-cell>
          <table:table-cell office:value-type="string" table:style-name="ce8">
            <text:p>https://docs.jboss.org/hibernate/stable/core.old/reference/en/html/transactions.html</text:p>
            <text:p>Web server =&gt; web applications</text:p>
            <text:p>Application server =&gt; enterprise applications / J2EE compatible</text:p>
            <text:p/>
          </table:table-cell>
          <table:table-cell table:number-columns-repeated="16382"/>
        </table:table-row>
        <table:table-row table:number-rows-repeated="3" table:style-name="ro1">
          <table:table-cell table:number-columns-repeated="2" table:style-name="ce8"/>
          <table:table-cell table:number-columns-repeated="16382"/>
        </table:table-row>
        <table:table-row table:style-name="ro1">
          <table:table-cell office:value-type="string" table:style-name="ce8">
            <text:p>web server</text:p>
          </table:table-cell>
          <table:table-cell office:value-type="string" table:style-name="ce8">
            <text:p>serves static contents – html, images, jsp etc - <text:s/>Apache , Internet Information Services IIS</text:p>
          </table:table-cell>
          <table:table-cell table:number-columns-repeated="16382"/>
        </table:table-row>
        <table:table-row table:style-name="ro1">
          <table:table-cell office:value-type="string" table:style-name="ce8">
            <text:p>web container</text:p>
          </table:table-cell>
          <table:table-cell office:value-type="string" table:style-name="ce8">
            <text:p>servlets, JSP, JSF, webservices – Apache tomcat</text:p>
          </table:table-cell>
          <table:table-cell table:number-columns-repeated="16382"/>
        </table:table-row>
        <table:table-row table:style-name="ro9">
          <table:table-cell office:value-type="string" table:style-name="ce8">
            <text:p>application server</text:p>
          </table:table-cell>
          <table:table-cell office:value-type="string" table:style-name="ce8">
            <text:p>Web containers + Support for enterprise applications like security, transactions, Spring container support, concurrency etc..</text:p>
            <text:p>Websphere Application Server, Jboss, Web logic</text:p>
            <text:p/>
            <text:p/>
          </table:table-cell>
          <table:table-cell table:number-columns-repeated="16382"/>
        </table:table-row>
        <table:table-row table:style-name="ro1">
          <table:table-cell table:number-columns-repeated="2" table:style-name="ce8"/>
          <table:table-cell table:number-columns-repeated="16382"/>
        </table:table-row>
        <table:table-row table:style-name="ro9">
          <table:table-cell office:value-type="string" table:style-name="ce8">
            <text:p>difference between a portal and a website</text:p>
          </table:table-cell>
          <table:table-cell office:value-type="string" table:style-name="ce8">
            <text:p>1. Websites are for driving traffic, whereas web portals are for limiting traffic to a specific group of users</text:p>
            <text:p>2. Most web portals require a user to log in, which allows the site to deliver more specific content and services based on who that user is. Websites are destinations that everyone can get to, and are generally designed for a broader audience.</text:p>
            <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difference between a REST controller and an MVC Controller</text:p>
          </table:table-cell>
          <table:table-cell table:style-name="ce8"/>
          <table:table-cell table:number-columns-repeated="16382"/>
        </table:table-row>
        <table:table-row table:style-name="ro22">
          <table:table-cell table:style-name="ce8"/>
          <table:table-cell office:value-type="string" table:style-name="ce8">
            <text:p>Solid principles</text:p>
            <text:p/>
            <text:p>Java8, Java11 features</text:p>
            <text:p/>
            <text:p>spring cloud sleuth - track requests</text:p>
            <text:p>api gateway and ALB -</text:p>
            <text:p>proxy server and reverse proxy</text:p>
            <text:p>DNS</text:p>
            <text:p>What is SSL offloading provided by load balancer ?</text:p>
            <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microservice design pattern</text:p>
          </table:table-cell>
          <table:table-cell office:value-type="string" table:style-name="ce8">
            <text:p>Things t consider while moving to microservice : https://dzone.com/articles/7-things-to-consider-while-moving-to-a-microservic</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public static void main(String[] args)</text:p>
          </table:table-cell>
          <table:table-cell office:value-type="string" table:style-name="ce8">
            <text:p>Public -</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what is Svevice Oriented Architecture</text:p>
          </table:table-cell>
          <table:table-cell table:style-name="ce8"/>
          <table:table-cell table:number-columns-repeated="16382"/>
        </table:table-row>
        <table:table-row table:style-name="ro1">
          <table:table-cell table:number-columns-repeated="2" table:style-name="ce8"/>
          <table:table-cell table:number-columns-repeated="16382"/>
        </table:table-row>
        <table:table-row table:style-name="ro1">
          <table:table-cell table:style-name="ce1"/>
          <table:table-cell table:style-name="ce8"/>
          <table:table-cell table:number-columns-repeated="16382"/>
        </table:table-row>
        <table:table-row table:style-name="ro1">
          <table:table-cell table:number-columns-repeated="2" table:style-name="ce8"/>
          <table:table-cell table:number-columns-repeated="16382"/>
        </table:table-row>
        <table:table-row table:style-name="ro1">
          <table:table-cell table:style-name="ce1"/>
          <table:table-cell table:style-name="ce8"/>
          <table:table-cell table:number-columns-repeated="16382"/>
        </table:table-row>
        <table:table-row table:number-rows-repeated="1048549" table:style-name="ro23">
          <table:table-cell table:number-columns-repeated="16384"/>
        </table:table-row>
      </table:table>
      <table:table table:name="microservices" table:style-name="ta1">
        <table:table-column table:style-name="co14" table:default-cell-style-name="ce8"/>
        <table:table-column table:style-name="co15" table:default-cell-style-name="ce8"/>
        <table:table-column table:style-name="co16" table:default-cell-style-name="ce1"/>
        <table:table-column table:style-name="co4" table:number-columns-repeated="1021" table:default-cell-style-name="ce1"/>
        <table:table-column table:style-name="co5" table:number-columns-repeated="15360" table:default-cell-style-name="ce1"/>
        <table:table-row table:style-name="ro1">
          <table:table-cell office:value-type="string" table:style-name="ce14">
            <text:p>Code elements</text:p>
          </table:table-cell>
          <table:table-cell office:value-type="string" table:style-name="ce14">
            <text:p>Description</text:p>
          </table:table-cell>
          <table:table-cell office:value-type="string" table:style-name="ce15">
            <text:p>Snippet</text:p>
          </table:table-cell>
          <table:table-cell table:number-columns-repeated="16381" table:style-name="ce15"/>
        </table:table-row>
        <table:table-row table:style-name="ro1">
          <table:table-cell office:value-type="string" table:style-name="ce8">
            <text:p>@Controller</text:p>
          </table:table-cell>
          <table:table-cell table:style-name="ce8"/>
          <table:table-cell table:number-columns-repeated="16382" table:style-name="ce1"/>
        </table:table-row>
        <table:table-row table:style-name="ro1">
          <table:table-cell office:value-type="string" table:style-name="ce8">
            <text:p>@RestController</text:p>
          </table:table-cell>
          <table:table-cell office:value-type="string" table:style-name="ce8">
            <text:p>@Controller + @ResponseBody</text:p>
          </table:table-cell>
          <table:table-cell table:number-columns-repeated="16382" table:style-name="ce1"/>
        </table:table-row>
        <table:table-row table:style-name="ro6">
          <table:table-cell office:value-type="string" table:style-name="ce8">
            <text:p>ResponseEntity&lt;T&gt;</text:p>
          </table:table-cell>
          <table:table-cell office:value-type="string" table:style-name="ce8">
            <text:p>Generic http response which sent as service response, This contains headers and status codes</text:p>
          </table:table-cell>
          <table:table-cell table:number-columns-repeated="16382" table:style-name="ce1"/>
        </table:table-row>
        <table:table-row table:style-name="ro6">
          <table:table-cell office:value-type="string" table:style-name="ce8">
            <text:p>ServletUriComponentsBuilder</text:p>
          </table:table-cell>
          <table:table-cell office:value-type="string" table:style-name="ce8">
            <text:p>used to build URI based on saved resource and send correct HttpStatus in the service response</text:p>
          </table:table-cell>
          <table:table-cell office:value-type="string" table:style-name="ce16">
            <text:p><text:span text:style-name="T4">URI<text:s/></text:span><text:span text:style-name="T7">location</text:span><text:span text:style-name="T4"><text:s/>= ServletUriComponentsBuilder.</text:span><text:span text:style-name="T17">fromCurrentRequest</text:span><text:span text:style-name="T4">()</text:span><text:span text:style-name="T4"/></text:p>
            <text:p><text:span text:style-name="T4"><text:s/></text:span><text:span text:style-name="T4"><text:s/></text:span><text:span text:style-name="T4"><text:s/></text:span><text:span text:style-name="T4"><text:s/></text:span><text:span text:style-name="T4"><text:s/></text:span><text:span text:style-name="T4">.path(</text:span><text:span text:style-name="T16">"/{id}"</text:span><text:span text:style-name="T4">)</text:span><text:span text:style-name="T4"/></text:p>
            <text:p><text:span text:style-name="T4"><text:s/></text:span><text:span text:style-name="T4"><text:s/></text:span><text:span text:style-name="T4"><text:s/></text:span><text:span text:style-name="T4"><text:s/></text:span><text:span text:style-name="T4"><text:s/></text:span><text:span text:style-name="T4">.buildAndExpand(</text:span><text:span text:style-name="T7">savedUser</text:span><text:span text:style-name="T4">.getUserId()).toUri();</text:span><text:span text:style-name="T4"/></text:p>
            <text:p><text:span text:style-name="T4"><text:s text:c="3"/></text:span></text:p>
            <text:p><text:span text:style-name="T4">return <text:s/>ResponseEntity.</text:span><text:span text:style-name="T17">created</text:span><text:span text:style-name="T4">(</text:span><text:span text:style-name="T7">location</text:span><text:span text:style-name="T4">).build();</text:span></text:p>
          </table:table-cell>
          <table:table-cell table:number-columns-repeated="16381"/>
        </table:table-row>
        <table:table-row table:style-name="ro6">
          <table:table-cell office:value-type="string" table:style-name="ce8">
            <text:p>@ResponseStatus</text:p>
          </table:table-cell>
          <table:table-cell office:value-type="string" table:style-name="ce8">
            <text:p>used to specify status in case of exception</text:p>
            <text:p>annotation to be used over the class eg : UserNotFoundException</text:p>
          </table:table-cell>
          <table:table-cell table:number-columns-repeated="16382" table:style-name="ce1"/>
        </table:table-row>
        <table:table-row table:style-name="ro1">
          <table:table-cell office:value-type="string" table:style-name="ce8">
            <text:p>@ControllerAdvice</text:p>
          </table:table-cell>
          <table:table-cell office:value-type="string" table:style-name="ce8">
            <text:p>if the class has to be used as advice accross all controllers</text:p>
          </table:table-cell>
          <table:table-cell table:number-columns-repeated="16382" table:style-name="ce1"/>
        </table:table-row>
        <table:table-row table:style-name="ro24">
          <table:table-cell office:value-type="string" table:style-name="ce8">
            <text:p>ResponseEntityExceptionHandler</text:p>
          </table:table-cell>
          <table:table-cell office:value-type="string" table:style-name="ce8">
            <text:p>defining a standard custom structure for exception response</text:p>
            <text:p>1. create the exception response class</text:p>
            <text:p>2. create the CustomResponseEntityExceptionHandler and extend ResponseEntityExceptionHandler and annotate it with @RestControlller and @ControllerAdvice</text:p>
            <text:p>3. @ExceptionHandler(ExceptionClass.class) on the method which handles the CustomException</text:p>
            <text:p>This method return the customException object.</text:p>
            <text:p/>
          </table:table-cell>
          <table:table-cell table:number-columns-repeated="16382" table:style-name="ce1"/>
        </table:table-row>
        <table:table-row table:style-name="ro9">
          <table:table-cell office:value-type="string" table:style-name="ce8">
            <text:p>@Valid</text:p>
            <text:p>@Size</text:p>
            <text:p>@Past</text:p>
          </table:table-cell>
          <table:table-cell office:value-type="string" table:style-name="ce8">
            <text:p>Springs Validation annotations on the incoming messages (dto) for the API.</text:p>
            <text:p>@Valid – add validation for the object in the request</text:p>
            <text:p>@Size – to validate size of the variable</text:p>
            <text:p>@Past – to validate that date should be in past</text:p>
          </table:table-cell>
          <table:table-cell table:number-columns-repeated="16382" table:style-name="ce1"/>
        </table:table-row>
        <table:table-row table:style-name="ro1">
          <table:table-cell table:number-columns-repeated="2" table:style-name="ce8"/>
          <table:table-cell table:number-columns-repeated="16382" table:style-name="ce1"/>
        </table:table-row>
        <table:table-row table:style-name="ro1">
          <table:table-cell office:value-type="string" table:style-name="ce12">
            <text:p>Swagger</text:p>
          </table:table-cell>
          <table:table-cell office:value-type="string" table:style-name="ce12">
            <text:p>Used for documenting rest services</text:p>
          </table:table-cell>
          <table:table-cell table:number-columns-repeated="16382" table:style-name="ce2"/>
        </table:table-row>
        <table:table-row table:style-name="ro1">
          <table:table-cell table:number-columns-repeated="2" table:style-name="ce8"/>
          <table:table-cell table:number-columns-repeated="16382" table:style-name="ce1"/>
        </table:table-row>
        <table:table-row table:style-name="ro6">
          <table:table-cell table:style-name="ce8"/>
          <table:table-cell office:value-type="string" table:style-name="ce8">
            <text:p>http://localhost:8080/services/v2/api-docs</text:p>
            <text:p>http://localhost:8080/services/swagger-ui</text:p>
          </table:table-cell>
          <table:table-cell table:number-columns-repeated="16382" table:style-name="ce1"/>
        </table:table-row>
        <table:table-row table:style-name="ro1">
          <table:table-cell table:number-columns-repeated="2" table:style-name="ce8"/>
          <table:table-cell table:number-columns-repeated="16382" table:style-name="ce1"/>
        </table:table-row>
        <table:table-row table:style-name="ro25">
          <table:table-cell office:value-type="string" table:style-name="ce8">
            <text:p>enhancing swagger-documentation</text:p>
          </table:table-cell>
          <table:table-cell office:value-type="string" table:style-name="ce13">
            <text:p><text:span text:style-name="T4"><text:s/></text:span><text:span text:style-name="T4"><text:s/></text:span><text:span text:style-name="T18">&lt;</text:span><text:span text:style-name="T19">dependency</text:span><text:span text:style-name="T18">&gt;</text:span><text:span text:style-name="T18"/></text:p>
            <text:p><text:span text:style-name="T4"><text:s/></text:span><text:span text:style-name="T4"><text:s/></text:span><text:span text:style-name="T4"><text:s/></text:span><text:span text:style-name="T18">&lt;</text:span><text:span text:style-name="T19">groupId</text:span><text:span text:style-name="T18">&gt;</text:span><text:span text:style-name="T4">io.springfox</text:span><text:span text:style-name="T18">&lt;/</text:span><text:span text:style-name="T19">groupId</text:span><text:span text:style-name="T18">&gt;</text:span><text:span text:style-name="T18"/></text:p>
            <text:p><text:span text:style-name="T4"><text:s/></text:span><text:span text:style-name="T4"><text:s/></text:span><text:span text:style-name="T4"><text:s/></text:span><text:span text:style-name="T18">&lt;</text:span><text:span text:style-name="T19">artifactId</text:span><text:span text:style-name="T18">&gt;</text:span><text:span text:style-name="T4">springfox-boot-starter</text:span><text:span text:style-name="T18">&lt;/</text:span><text:span text:style-name="T19">artifactId</text:span><text:span text:style-name="T18">&gt;</text:span><text:span text:style-name="T18"/></text:p>
            <text:p><text:span text:style-name="T4"><text:s/></text:span><text:span text:style-name="T4"><text:s/></text:span><text:span text:style-name="T4"><text:s/></text:span><text:span text:style-name="T18">&lt;</text:span><text:span text:style-name="T19">version</text:span><text:span text:style-name="T18">&gt;</text:span><text:span text:style-name="T4">3.0.0</text:span><text:span text:style-name="T18">&lt;/</text:span><text:span text:style-name="T19">version</text:span><text:span text:style-name="T18">&gt;</text:span><text:span text:style-name="T18"/></text:p>
            <text:p><text:span text:style-name="T4"><text:s/></text:span><text:span text:style-name="T4"><text:s/></text:span><text:span text:style-name="T18">&lt;/</text:span><text:span text:style-name="T19">dependency</text:span><text:span text:style-name="T18">&gt;</text:span><text:span text:style-name="T18"/></text:p>
            <text:p/>
            <text:p><text:span text:style-name="T4"><text:s/></text:span><text:span text:style-name="T4"><text:s/></text:span><text:span text:style-name="T18">&lt;</text:span><text:span text:style-name="T19">dependency</text:span><text:span text:style-name="T18">&gt;</text:span><text:span text:style-name="T18"/></text:p>
            <text:p><text:span text:style-name="T4"><text:s/></text:span><text:span text:style-name="T4"><text:s/></text:span><text:span text:style-name="T4"><text:s/></text:span><text:span text:style-name="T18">&lt;</text:span><text:span text:style-name="T19">groupId</text:span><text:span text:style-name="T18">&gt;</text:span><text:span text:style-name="T4">io.springfox</text:span><text:span text:style-name="T18">&lt;/</text:span><text:span text:style-name="T19">groupId</text:span><text:span text:style-name="T18">&gt;</text:span><text:span text:style-name="T18"/></text:p>
            <text:p><text:span text:style-name="T4"><text:s/></text:span><text:span text:style-name="T4"><text:s/></text:span><text:span text:style-name="T4"><text:s/></text:span><text:span text:style-name="T18">&lt;</text:span><text:span text:style-name="T19">artifactId</text:span><text:span text:style-name="T18">&gt;</text:span><text:span text:style-name="T4">springfox-swagger-ui</text:span><text:span text:style-name="T18">&lt;/</text:span><text:span text:style-name="T19">artifactId</text:span><text:span text:style-name="T18">&gt;</text:span><text:span text:style-name="T18"/></text:p>
            <text:p><text:span text:style-name="T4"><text:s/></text:span><text:span text:style-name="T4"><text:s/></text:span><text:span text:style-name="T4"><text:s/></text:span><text:span text:style-name="T18">&lt;</text:span><text:span text:style-name="T19">version</text:span><text:span text:style-name="T18">&gt;</text:span><text:span text:style-name="T4">3.0.0</text:span><text:span text:style-name="T18">&lt;/</text:span><text:span text:style-name="T19">version</text:span><text:span text:style-name="T18">&gt;</text:span><text:span text:style-name="T18"/></text:p>
            <text:p><text:span text:style-name="T4"><text:s/></text:span><text:span text:style-name="T4"><text:s/></text:span><text:span text:style-name="T18">&lt;/</text:span><text:span text:style-name="T19">dependency</text:span><text:span text:style-name="T18">&gt;</text:span><text:span text:style-name="T18"/></text:p>
            <text:p/>
            <text:p>adding contact, API details, Content-type etc.</text:p>
          </table:table-cell>
          <table:table-cell table:number-columns-repeated="16382" table:style-name="ce1"/>
        </table:table-row>
        <table:table-row table:style-name="ro1">
          <table:table-cell table:number-columns-repeated="2" table:style-name="ce8"/>
          <table:table-cell table:number-columns-repeated="16382" table:style-name="ce1"/>
        </table:table-row>
        <table:table-row table:style-name="ro14">
          <table:table-cell office:value-type="string" table:style-name="ce8">
            <text:p>monitoring</text:p>
          </table:table-cell>
          <table:table-cell office:value-type="string" table:style-name="ce8">
            <text:p>Spring-boot-actuator</text:p>
            <text:p>&lt;dependency&gt;</text:p>
            <text:p><text:s text:c="4"/>&lt;groupId&gt;org.springframework.data&lt;/groupId&gt;</text:p>
            <text:p><text:s text:c="4"/>&lt;artifactId&gt;spring-data-rest-hal-browser&lt;/artifactId&gt;</text:p>
            <text:p><text:s text:c="4"/>&lt;version&gt;3.3.6.RELEASE&lt;/version&gt;</text:p>
            <text:p>&lt;/dependency&gt;</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property static filtering</text:p>
          </table:table-cell>
          <table:table-cell office:value-type="string" table:style-name="ce8">
            <text:p>@JsonIgnoreProperties</text:p>
            <text:p>@JsonIgnore</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property dynamic filtering</text:p>
          </table:table-cell>
          <table:table-cell office:value-type="string" table:style-name="ce8">
            <text:p>filtering diferent fields for different APIs</text:p>
            <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versioning</text:p>
          </table:table-cell>
          <table:table-cell office:value-type="string" table:style-name="ce8">
            <text:p>Skipped</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12">
            <text:p>Microservices</text:p>
          </table:table-cell>
          <table:table-cell table:style-name="ce12"/>
          <table:table-cell table:number-columns-repeated="16382" table:style-name="ce2"/>
        </table:table-row>
        <table:table-row table:style-name="ro1">
          <table:table-cell table:number-columns-repeated="2" table:style-name="ce8"/>
          <table:table-cell table:number-columns-repeated="16382"/>
        </table:table-row>
        <table:table-row table:style-name="ro1">
          <table:table-cell office:value-type="string" table:style-name="ce8">
            <text:p>Spring cloud</text:p>
          </table:table-cell>
          <table:table-cell office:value-type="string" table:style-name="ce8">
            <text:p>Big umbrella that provides tools to build distributed systems</text:p>
          </table:table-cell>
          <table:table-cell table:number-columns-repeated="16382"/>
        </table:table-row>
        <table:table-row table:style-name="ro1">
          <table:table-cell office:value-type="string" table:style-name="ce8">
            <text:p>spring cloud netflix</text:p>
          </table:table-cell>
          <table:table-cell office:value-type="string" table:style-name="ce8">
            <text:p>used for building microservices</text:p>
          </table:table-cell>
          <table:table-cell table:number-columns-repeated="16382"/>
        </table:table-row>
        <table:table-row table:style-name="ro1">
          <table:table-cell office:value-type="string" table:style-name="ce8">
            <text:p>spring cloud config</text:p>
          </table:table-cell>
          <table:table-cell office:value-type="string" table:style-name="ce8">
            <text:p>for centralized configuration management</text:p>
          </table:table-cell>
          <table:table-cell table:number-columns-repeated="16382"/>
        </table:table-row>
        <table:table-row table:style-name="ro1">
          <table:table-cell office:value-type="string" table:style-name="ce8">
            <text:p>spring cloud bus</text:p>
          </table:table-cell>
          <table:table-cell office:value-type="string" table:style-name="ce8">
            <text:p>enables microservices</text:p>
          </table:table-cell>
          <table:table-cell table:number-columns-repeated="16382"/>
        </table:table-row>
        <table:table-row table:number-rows-repeated="2" table:style-name="ro1">
          <table:table-cell table:number-columns-repeated="2" table:style-name="ce8"/>
          <table:table-cell table:number-columns-repeated="16382"/>
        </table:table-row>
        <table:table-row table:style-name="ro6">
          <table:table-cell office:value-type="string" table:style-name="ce8">
            <text:p>Spring cloud config server</text:p>
          </table:table-cell>
          <table:table-cell office:value-type="string" table:style-name="ce8">
            <text:p>Store all config properties of all amicroservices for all environments in GIT repository.</text:p>
            <text:p>And the server exposes these properties to be used by microservices.</text:p>
          </table:table-cell>
          <table:table-cell table:number-columns-repeated="16382"/>
        </table:table-row>
        <table:table-row table:style-name="ro1">
          <table:table-cell table:number-columns-repeated="2" table:style-name="ce8"/>
          <table:table-cell table:number-columns-repeated="16382"/>
        </table:table-row>
        <table:table-row table:style-name="ro14">
          <table:table-cell office:value-type="string" table:style-name="ce8">
            <text:p>Dynamic Scale up and down</text:p>
          </table:table-cell>
          <table:table-cell office:value-type="string" table:style-name="ce8">
            <text:p>Eureka Naming server/ Eureka server (All instances of a microservice are registered to eureka server) for Service registration and service discovery</text:p>
            <text:p/>
            <text:p>Spring cloud load balancer instead of ribbon-&gt; client side load balancing</text:p>
            <text:p/>
            <text:p>Feign -&gt; Easier rest client</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Visibility and monitoring</text:p>
          </table:table-cell>
          <table:table-cell office:value-type="string" table:style-name="ce8">
            <text:p>zipkin distributed tracing</text:p>
            <text:p>Spring Cloud API gateway instead of Netflix Zuul API gateway</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Fault tolerance &amp; resilience</text:p>
          </table:table-cell>
          <table:table-cell office:value-type="string" table:style-name="ce8">
            <text:p>Resilience4j instead of Hystrix for circuit breaking</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table:number-columns-repeated="2" table:style-name="ce14"/>
          <table:table-cell table:number-columns-repeated="16382" table:style-name="ce15"/>
        </table:table-row>
        <table:table-row table:style-name="ro1">
          <table:table-cell table:number-columns-repeated="2" table:style-name="ce8"/>
          <table:table-cell table:number-columns-repeated="16382"/>
        </table:table-row>
        <table:table-row table:style-name="ro1">
          <table:table-cell office:value-type="string" table:style-name="ce8">
            <text:p>Spring cloud config server</text:p>
          </table:table-cell>
          <table:table-cell table:style-name="ce8"/>
          <table:table-cell table:number-columns-repeated="16382"/>
        </table:table-row>
        <table:table-row table:style-name="ro1">
          <table:table-cell office:value-type="string" table:style-name="ce8">
            <text:p>profiles and envirnement</text:p>
          </table:table-cell>
          <table:table-cell table:style-name="ce8"/>
          <table:table-cell table:number-columns-repeated="16382"/>
        </table:table-row>
        <table:table-row table:style-name="ro1">
          <table:table-cell office:value-type="string" table:style-name="ce8">
            <text:p>rest template</text:p>
          </table:table-cell>
          <table:table-cell table:style-name="ce8"/>
          <table:table-cell table:number-columns-repeated="16382"/>
        </table:table-row>
        <table:table-row table:style-name="ro1">
          <table:table-cell office:value-type="string" table:style-name="ce8">
            <text:p>feign client without discovery</text:p>
          </table:table-cell>
          <table:table-cell table:style-name="ce8"/>
          <table:table-cell table:number-columns-repeated="16382"/>
        </table:table-row>
        <table:table-row table:style-name="ro1">
          <table:table-cell office:value-type="string" table:style-name="ce8">
            <text:p>eureka server</text:p>
          </table:table-cell>
          <table:table-cell table:style-name="ce8"/>
          <table:table-cell table:number-columns-repeated="16382"/>
        </table:table-row>
        <table:table-row table:style-name="ro1">
          <table:table-cell office:value-type="string" table:style-name="ce8">
            <text:p>eureka client</text:p>
          </table:table-cell>
          <table:table-cell table:style-name="ce8"/>
          <table:table-cell table:number-columns-repeated="16382"/>
        </table:table-row>
        <table:table-row table:style-name="ro1">
          <table:table-cell office:value-type="string" table:style-name="ce8">
            <text:p>spring cloud api gateway</text:p>
          </table:table-cell>
          <table:table-cell table:style-name="ce8"/>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spring batch</text:p>
          </table:table-cell>
          <table:table-cell table:style-name="ce8"/>
          <table:table-cell table:number-columns-repeated="16382"/>
        </table:table-row>
        <table:table-row table:style-name="ro1">
          <table:table-cell table:number-columns-repeated="2" table:style-name="ce8"/>
          <table:table-cell table:number-columns-repeated="16382"/>
        </table:table-row>
        <table:table-row table:style-name="ro14">
          <table:table-cell office:value-type="string" table:style-name="ce8">
            <text:p>Strong experience in Microservices (Decompose, Strangler, Saga, Event sourcing, CQRS, Tx Messaging). Knowledge of a microservices architecture.</text:p>
          </table:table-cell>
          <table:table-cell table:style-name="ce8"/>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DDD, BDD, TDD</text:p>
          </table:table-cell>
          <table:table-cell table:style-name="ce8"/>
          <table:table-cell table:number-columns-repeated="16382"/>
        </table:table-row>
        <table:table-row table:style-name="ro1">
          <table:table-cell table:number-columns-repeated="2" table:style-name="ce8"/>
          <table:table-cell table:number-columns-repeated="16382"/>
        </table:table-row>
        <table:table-row table:style-name="ro16">
          <table:table-cell office:value-type="string" table:style-name="ce8">
            <text:p>microservice architecture</text:p>
          </table:table-cell>
          <table:table-cell office:value-type="string" table:style-name="ce8">
            <text:p>Basically as seperate deployables with micro functionalities by keeping th e logic as independent to each other as possible. Communication happens with Rest APIs and the message is json</text:p>
            <text:p>Code change effects has minimum effect to other APIs. Small area of impact.</text:p>
            <text:p>Faster to develop and faster to change</text:p>
            <text:p>Can have different technologies for each microservice.</text:p>
            <text:p>Fault tolerance, better configuration</text:p>
            <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monolithic architecture</text:p>
          </table:table-cell>
          <table:table-cell office:value-type="string" table:style-name="ce8">
            <text:p>is deployed as 1 big deployable. Functionality fairly dependent on eachother. I minor change will affect a large number of functionalities.</text:p>
          </table:table-cell>
          <table:table-cell table:number-columns-repeated="16382"/>
        </table:table-row>
        <table:table-row table:number-rows-repeated="5" table:style-name="ro1">
          <table:table-cell table:number-columns-repeated="2" table:style-name="ce8"/>
          <table:table-cell table:number-columns-repeated="16382"/>
        </table:table-row>
        <table:table-row table:number-rows-repeated="64" table:style-name="ro23">
          <table:table-cell table:number-columns-repeated="16384"/>
        </table:table-row>
        <table:table-row table:number-rows-repeated="10" table:style-name="ro1">
          <table:table-cell table:number-columns-repeated="2" table:style-name="ce8"/>
          <table:table-cell table:number-columns-repeated="16382"/>
        </table:table-row>
        <table:table-row table:style-name="ro1">
          <table:table-cell office:value-type="string" table:style-name="ce8">
            <text:p><text:s/></text:p>
          </table:table-cell>
          <table:table-cell table:style-name="ce8"/>
          <table:table-cell table:number-columns-repeated="16382"/>
        </table:table-row>
        <table:table-row table:style-name="ro1">
          <table:table-cell office:value-type="string" table:style-name="ce10">
            <text:p>Fault tolerance &amp; resilience</text:p>
          </table:table-cell>
          <table:table-cell table:style-name="ce10"/>
          <table:table-cell table:number-columns-repeated="16382" table:style-name="ce11"/>
        </table:table-row>
        <table:table-row table:style-name="ro1">
          <table:table-cell table:number-columns-repeated="2" table:style-name="ce8"/>
          <table:table-cell table:number-columns-repeated="16382"/>
        </table:table-row>
        <table:table-row table:style-name="ro1">
          <table:table-cell office:value-type="string" table:style-name="ce8">
            <text:p>fault tolerance</text:p>
          </table:table-cell>
          <table:table-cell office:value-type="string" table:style-name="ce8">
            <text:p>what is the impact of fault on microservice</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resilience</text:p>
          </table:table-cell>
          <table:table-cell table:style-name="ce8"/>
          <table:table-cell table:number-columns-repeated="16382"/>
        </table:table-row>
        <table:table-row table:style-name="ro1">
          <table:table-cell table:number-columns-repeated="2" table:style-name="ce8"/>
          <table:table-cell table:number-columns-repeated="16382"/>
        </table:table-row>
        <table:table-row table:style-name="ro9">
          <table:table-cell office:value-type="string" table:style-name="ce8">
            <text:p>things that could go worng while using microservices</text:p>
          </table:table-cell>
          <table:table-cell office:value-type="string" table:style-name="ce8">
            <text:p>1. one microservice instance goes down =&gt; create duplicate instances</text:p>
            <text:p>2. microservice is slow and causing other microservices to lag due to thread consumption on web server =&gt; Time outs – dont give unlimited time to a service request.</text:p>
            <text:p>3. circuit breaker pattern</text:p>
          </table:table-cell>
          <table:table-cell table:number-columns-repeated="16382"/>
        </table:table-row>
        <table:table-row table:style-name="ro1">
          <table:table-cell table:number-columns-repeated="2" table:style-name="ce8"/>
          <table:table-cell table:number-columns-repeated="16382"/>
        </table:table-row>
        <table:table-row table:style-name="ro14">
          <table:table-cell office:value-type="string" table:style-name="ce8">
            <text:p>circuit breaker pattern</text:p>
          </table:table-cell>
          <table:table-cell office:value-type="string" table:style-name="ce8">
            <text:p>1. detect that microservice is slow</text:p>
            <text:p>2. take temporary steps to avoid getting worse</text:p>
            <text:p>3. deactivate the problem component so that it doesnt affect downstream components</text:p>
            <text:p>4. have a fallback method to handle the failure</text:p>
            <text:p>5.keep checking if the microservice has recovered take action accordingly</text:p>
            <text:p/>
          </table:table-cell>
          <table:table-cell table:number-columns-repeated="16382"/>
        </table:table-row>
        <table:table-row table:style-name="ro1">
          <table:table-cell table:number-columns-repeated="2" table:style-name="ce8"/>
          <table:table-cell table:number-columns-repeated="16382"/>
        </table:table-row>
        <table:table-row table:style-name="ro8">
          <table:table-cell office:value-type="string" table:style-name="ce8">
            <text:p>Hystrix – the framework that implements circuit breaker pattern</text:p>
          </table:table-cell>
          <table:table-cell table:style-name="ce8"/>
          <table:table-cell table:number-columns-repeated="16382"/>
        </table:table-row>
        <table:table-row table:style-name="ro1">
          <table:table-cell table:number-columns-repeated="2" table:style-name="ce8"/>
          <table:table-cell table:number-columns-repeated="16382"/>
        </table:table-row>
        <table:table-row table:style-name="ro16">
          <table:table-cell office:value-type="string" table:style-name="ce8">
            <text:p>Steps to configure hystrix</text:p>
          </table:table-cell>
          <table:table-cell office:value-type="string" table:style-name="ce8">
            <text:p>1. add the maven spring-cloud-starter-netflix-hystrix dependency</text:p>
            <text:p>2. Use @EnableCircuitBreaker in the microservice who wants to handle the circuit braking pattern (MovieCatalog microservice)</text:p>
            <text:p>3. use @HystrixCommand on the service that needs circuit breaking logic (rest template call to movie-info service)</text:p>
            <text:p>4. configure hystrix behaviour in a fallback method – Remember the fallback method should be in asperate bean annotated with stereotype as the spring container will create a proxy out of it in order to be called.</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The bulk head pattern</text:p>
          </table:table-cell>
          <table:table-cell office:value-type="string" table:style-name="ce8">
            <text:p>Configuring a different thread pool for each potential circuit breaking system @HystrixCommand level</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10">
            <text:p>Spring boot configuration</text:p>
          </table:table-cell>
          <table:table-cell table:style-name="ce10"/>
          <table:table-cell table:number-columns-repeated="16382" table:style-name="ce11"/>
        </table:table-row>
        <table:table-row table:style-name="ro1">
          <table:table-cell table:number-columns-repeated="2" table:style-name="ce8"/>
          <table:table-cell table:number-columns-repeated="16382"/>
        </table:table-row>
        <table:table-row table:style-name="ro6">
          <table:table-cell office:value-type="string" table:style-name="ce8">
            <text:p>properties in config file</text:p>
          </table:table-cell>
          <table:table-cell office:value-type="string" table:style-name="ce8">
            <text:p>database connections, all types of credentials, feature flags for enabling and disabling, business logic config parameters, scenario testing, springboot configuration</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configuration goals</text:p>
          </table:table-cell>
          <table:table-cell office:value-type="string" table:style-name="ce8">
            <text:p>externalized, environment specific, consistent across multiple instances, version history, real time management</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Value</text:p>
          </table:table-cell>
          <table:table-cell office:value-type="string" table:style-name="ce8">
            <text:p>configiring values, lists and maps</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ConfigurationProperties</text:p>
          </table:table-cell>
          <table:table-cell office:value-type="string" table:style-name="ce8">
            <text:p>using properties as a bean with @ConfigurationProperties, @Configuration and @Autowired</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spring profiles</text:p>
          </table:table-cell>
          <table:table-cell office:value-type="string" table:style-name="ce8">
            <text:p>application-&lt;profileName&gt;.yaml OR application-&lt;profileName&gt;.properties</text:p>
            <text:p>Spring.profiles.active: &lt;profileName&gt;</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Environment bean</text:p>
          </table:table-cell>
          <table:table-cell office:value-type="string" table:style-name="ce8">
            <text:p>to lookup all the environment properties</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Spring cloud config server</text:p>
          </table:table-cell>
          <table:table-cell table:style-name="ce8"/>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Spring cloud config client</text:p>
          </table:table-cell>
          <table:table-cell table:style-name="ce8"/>
          <table:table-cell table:number-columns-repeated="16382"/>
        </table:table-row>
        <table:table-row table:number-rows-repeated="1048404" table:style-name="ro23">
          <table:table-cell table:number-columns-repeated="16384"/>
        </table:table-row>
      </table:table>
      <table:table table:name="spring_5" table:style-name="ta2">
        <table:table-column table:style-name="co17" table:default-cell-style-name="ce8"/>
        <table:table-column table:style-name="co18" table:default-cell-style-name="ce8"/>
        <table:table-column table:style-name="co4" table:number-columns-repeated="1022" table:default-cell-style-name="ce1"/>
        <table:table-column table:style-name="co5" table:number-columns-repeated="15360" table:default-cell-style-name="ce1"/>
        <table:table-row table:style-name="ro1">
          <table:table-cell office:value-type="string" table:style-name="ce17">
            <text:p>Topics</text:p>
          </table:table-cell>
          <table:table-cell office:value-type="string" table:style-name="ce17">
            <text:p>Description</text:p>
          </table:table-cell>
          <table:table-cell table:number-columns-repeated="16382" table:style-name="ce18"/>
        </table:table-row>
        <table:table-row table:style-name="ro1">
          <table:table-cell office:value-type="string" table:style-name="ce1">
            <text:p>Why spring</text:p>
          </table:table-cell>
          <table:table-cell office:value-type="string" table:style-name="ce1">
            <text:p>Lightweight development with java pojos as opposed to EJBs</text:p>
            <text:p>dependency injection to promote loose coupling</text:p>
            <text:p>declarative programming with AOP</text:p>
            <text:p>minimize boilerplate java code</text:p>
            <text:p/>
          </table:table-cell>
          <table:table-cell table:number-columns-repeated="16382"/>
        </table:table-row>
        <table:table-row table:style-name="ro1">
          <table:table-cell table:number-columns-repeated="16384" table:style-name="ce1"/>
        </table:table-row>
        <table:table-row table:style-name="ro1">
          <table:table-cell office:value-type="string" table:style-name="ce1">
            <text:p>Core container</text:p>
          </table:table-cell>
          <table:table-cell office:value-type="string" table:style-name="ce1">
            <text:p>factory for creating beans</text:p>
            <text:p>manage bean dependencies</text:p>
            <text:p>SpEL</text:p>
          </table:table-cell>
          <table:table-cell table:number-columns-repeated="16382"/>
        </table:table-row>
        <table:table-row table:style-name="ro1">
          <table:table-cell table:number-columns-repeated="16384" table:style-name="ce1"/>
        </table:table-row>
        <table:table-row table:style-name="ro1">
          <table:table-cell office:value-type="string" table:style-name="ce1">
            <text:p>AOP</text:p>
          </table:table-cell>
          <table:table-cell office:value-type="string" table:style-name="ce1">
            <text:p>logging, security, transactions, etc</text:p>
            <text:p>AOP, aspects, messaging</text:p>
          </table:table-cell>
          <table:table-cell table:number-columns-repeated="16382"/>
        </table:table-row>
        <table:table-row table:style-name="ro1">
          <table:table-cell table:number-columns-repeated="16384" table:style-name="ce1"/>
        </table:table-row>
        <table:table-row table:style-name="ro1">
          <table:table-cell office:value-type="string" table:style-name="ce1">
            <text:p>data access layer</text:p>
          </table:table-cell>
          <table:table-cell office:value-type="string" table:style-name="ce1">
            <text:p>JDBC, ORM (hibernate / JPA), transactions, OXM, JMS</text:p>
          </table:table-cell>
          <table:table-cell table:number-columns-repeated="16382"/>
        </table:table-row>
        <table:table-row table:style-name="ro1">
          <table:table-cell table:number-columns-repeated="16384" table:style-name="ce1"/>
        </table:table-row>
        <table:table-row table:style-name="ro1">
          <table:table-cell office:value-type="string" table:style-name="ce1">
            <text:p>Spring MVC</text:p>
          </table:table-cell>
          <table:table-cell office:value-type="string" table:style-name="ce1">
            <text:p>servlet, web socket, web, portlet</text:p>
          </table:table-cell>
          <table:table-cell table:number-columns-repeated="16382"/>
        </table:table-row>
        <table:table-row table:style-name="ro1">
          <table:table-cell table:number-columns-repeated="16384" table:style-name="ce1"/>
        </table:table-row>
        <table:table-row table:style-name="ro1">
          <table:table-cell office:value-type="string" table:style-name="ce1">
            <text:p>Testing</text:p>
          </table:table-cell>
          <table:table-cell office:value-type="string" table:style-name="ce1">
            <text:p>Unit, integration. mocks</text:p>
          </table:table-cell>
          <table:table-cell table:number-columns-repeated="16382"/>
        </table:table-row>
        <table:table-row table:style-name="ro1">
          <table:table-cell table:number-columns-repeated="16384" table:style-name="ce1"/>
        </table:table-row>
        <table:table-row table:style-name="ro1">
          <table:table-cell office:value-type="string" table:style-name="ce1">
            <text:p>Spring projects</text:p>
          </table:table-cell>
          <table:table-cell office:value-type="string" table:style-name="ce1">
            <text:p>spring cloud, spring data, spring batch, spring security, spring for android, spring web flow, spring web services, spring LDAP – accessing LDAP servers etc..</text:p>
          </table:table-cell>
          <table:table-cell table:number-columns-repeated="16382"/>
        </table:table-row>
        <table:table-row table:style-name="ro1">
          <table:table-cell table:number-columns-repeated="2" table:style-name="ce8"/>
          <table:table-cell table:number-columns-repeated="16382"/>
        </table:table-row>
        <table:table-row table:style-name="ro8">
          <table:table-cell office:value-type="string" table:style-name="ce8">
            <text:p>load values in the context from a property file</text:p>
          </table:table-cell>
          <table:table-cell office:value-type="string" table:style-name="ce8">
            <text:p>create a properties file and declare variables there</text:p>
            <text:p>load properties file in the context file <text:s text:c="3"/>=&gt;<text:s text:c="3"/><text:span text:style-name="T18">&lt;</text:span><text:span text:style-name="T19">context:property-placeholder</text:span><text:s/><text:span text:style-name="T20">location</text:span><text:span text:style-name="T4">=</text:span><text:span text:style-name="T21">"sports.properties"</text:span><text:span text:style-name="T18">/&gt;</text:span><text:span text:style-name="T18"/></text:p>
            <text:p>refer the variables in context file</text:p>
          </table:table-cell>
          <table:table-cell table:number-columns-repeated="16382"/>
        </table:table-row>
        <table:table-row table:style-name="ro1">
          <table:table-cell table:number-columns-repeated="2" table:style-name="ce8"/>
          <table:table-cell table:number-columns-repeated="16382"/>
        </table:table-row>
        <table:table-row table:style-name="ro7">
          <table:table-cell office:value-type="string" table:style-name="ce8">
            <text:p>bean scopes / lifecycle</text:p>
          </table:table-cell>
          <table:table-cell office:value-type="string" table:style-name="ce8">
            <text:p>default =&gt; singleton =&gt; only one bean created and is shared by all refrencing beans.</text:p>
            <text:p>prototype =&gt; creates a new bean instance for each container request</text:p>
            <text:p>request =&gt; scoped to HTTP request =&gt; only used in web apps</text:p>
            <text:p>session =&gt; scoped to http session =&gt; only used in web apps</text:p>
            <text:p>global-session =&gt; scoped to global http session =&gt; only used in web apps</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1">
            <text:p>bean lifecycle</text:p>
          </table:table-cell>
          <table:table-cell office:value-type="string" table:style-name="ce8">
            <text:p>container started -&gt; bean instantiated -&gt; dependencies injetced -&gt; internal spring processing -&gt; custom init method -&gt; buisness logic with beans -&gt; container destroy method -&gt; container shutdown</text:p>
          </table:table-cell>
          <table:table-cell table:number-columns-repeated="16382"/>
        </table:table-row>
        <table:table-row table:style-name="ro8">
          <table:table-cell office:value-type="string" table:style-name="ce1">
            <text:p>bean initialization</text:p>
          </table:table-cell>
          <table:table-cell office:value-type="string" table:style-name="ce8">
            <text:p>&lt;init-method&gt;</text:p>
            <text:p>custom business logic (hooks)</text:p>
            <text:p>setting up handles to resources</text:p>
          </table:table-cell>
          <table:table-cell table:number-columns-repeated="16382"/>
        </table:table-row>
        <table:table-row table:style-name="ro26">
          <table:table-cell office:value-type="string" table:style-name="ce1">
            <text:p>bean destroy</text:p>
          </table:table-cell>
          <table:table-cell office:value-type="string" table:style-name="ce8">
            <text:p>&lt;destroy-method&gt;</text:p>
            <text:p>custom business logic (hooks)</text:p>
            <text:p>clean up handles to resources</text:p>
            <text:p>For "prototype" scoped beans, Spring does not call the destroy method</text:p>
            <text:p>Spring does not manage the complete lifecycle of a prototype bean: the container instantiates, configures, and otherwise assembles a prototype object, and hands it to the client, with no further record of that prototype instance.</text:p>
            <text:p>Using custom destroyer :</text:p>
            <text:p>1. Create a custom bean processor. This bean processor will keep track of prototype scoped beans. During shutdown it will call the destroy() method on the prototype scoped beans. The custom processor is configured in the spring config file.</text:p>
            <text:p>2. The prototype scoped beans MUST implement the DisposableBean interface. This interface defines a "destory()" method.</text:p>
            <text:p>3. The Spring configuration does not require use the destroy-method attribute. You can safely remove it.</text:p>
            <text:p/>
          </table:table-cell>
          <table:table-cell table:number-columns-repeated="16382"/>
        </table:table-row>
        <table:table-row table:style-name="ro1">
          <table:table-cell table:number-columns-repeated="2" table:style-name="ce8"/>
          <table:table-cell table:number-columns-repeated="16382"/>
        </table:table-row>
        <table:table-row table:style-name="ro8">
          <table:table-cell office:value-type="string" table:style-name="ce8">
            <text:p>Annotations</text:p>
          </table:table-cell>
          <table:table-cell office:value-type="string" table:style-name="ce8">
            <text:p>special labels/ markers added to java class</text:p>
            <text:p>provide meta-data about the class</text:p>
            <text:p>processed at compile-time or run-time for special processing</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1">
            <text:p>Different spring container implementations</text:p>
          </table:table-cell>
          <table:table-cell office:value-type="string" table:style-name="ce1">
            <text:p>ClasspathXmlApplicationContext, AnnotationConfigApplicationContext, GenericWebApplicationContext others</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13">
            <text:p>enable component scanning</text:p>
          </table:table-cell>
          <table:table-cell office:value-type="string" table:style-name="ce13">
            <text:p><text:span text:style-name="T18">&lt;</text:span><text:span text:style-name="T19">context:component-scan</text:span><text:s/><text:span text:style-name="T20">base-package</text:span><text:span text:style-name="T4">=</text:span><text:span text:style-name="T21">"com.arp.springannotations"</text:span><text:span text:style-name="T18">&gt;&lt;/</text:span><text:span text:style-name="T19">context:component-scan</text:span><text:span text:style-name="T18">&gt;</text:span></text:p>
          </table:table-cell>
          <table:table-cell table:number-columns-repeated="16382"/>
        </table:table-row>
        <table:table-row table:style-name="ro1">
          <table:table-cell office:value-type="string" table:style-name="ce8">
            <text:p>@Component</text:p>
          </table:table-cell>
          <table:table-cell office:value-type="string" table:style-name="ce8">
            <text:p>using stereotype – marks the class as the bean</text:p>
          </table:table-cell>
          <table:table-cell table:number-columns-repeated="16382"/>
        </table:table-row>
        <table:table-row table:style-name="ro1">
          <table:table-cell office:value-type="string" table:style-name="ce8">
            <text:p>@Autowired</text:p>
          </table:table-cell>
          <table:table-cell office:value-type="string" table:style-name="ce8">
            <text:p>Autowiring – no explicit wiring (dependency injection required)</text:p>
          </table:table-cell>
          <table:table-cell table:number-columns-repeated="16382"/>
        </table:table-row>
        <table:table-row table:style-name="ro8">
          <table:table-cell office:value-type="string" table:style-name="ce8">
            <text:p>Autowiring injection types</text:p>
          </table:table-cell>
          <table:table-cell office:value-type="string" table:style-name="ce8">
            <text:p>@Autowiring on contructor</text:p>
            <text:p>@Autowiring on setter</text:p>
            <text:p>@Autowiring on field</text:p>
          </table:table-cell>
          <table:table-cell table:number-columns-repeated="16382"/>
        </table:table-row>
        <table:table-row table:style-name="ro1">
          <table:table-cell office:value-type="string" table:style-name="ce8">
            <text:p>@Qualifier</text:p>
          </table:table-cell>
          <table:table-cell office:value-type="string" table:style-name="ce8">
            <text:p>specify which implementation component to use</text:p>
          </table:table-cell>
          <table:table-cell table:number-columns-repeated="16382"/>
        </table:table-row>
        <table:table-row table:style-name="ro27">
          <table:table-cell office:value-type="string" table:style-name="ce8">
            <text:p>@Value</text:p>
          </table:table-cell>
          <table:table-cell office:value-type="string" table:style-name="ce8">
            <text:p>declare properties file in context file :</text:p>
            <text:p><text:span text:style-name="T18">&lt;</text:span><text:span text:style-name="T19">context:property-placeholder</text:span><text:span text:style-name="T5"><text:s/></text:span><text:span text:style-name="T20">location</text:span><text:span text:style-name="T4">=</text:span><text:span text:style-name="T21">"classpath:application.properties"</text:span><text:span text:style-name="T18">/&gt;</text:span><text:span text:style-name="T4"><text:s text:c="2"/></text:span><text:span text:style-name="T4"/></text:p>
            <text:p>inject values from a properties file</text:p>
          </table:table-cell>
          <table:table-cell table:number-columns-repeated="16382"/>
        </table:table-row>
        <table:table-row table:style-name="ro8">
          <table:table-cell office:value-type="string" table:style-name="ce8">
            <text:p>@Scope</text:p>
          </table:table-cell>
          <table:table-cell office:value-type="string" table:style-name="ce8">
            <text:p>Note : If a singleton bean internal refers to a protoype bean, then multiple instances of the singleton bean will still have the same reference of prototype bean.</text:p>
            <text:p>refer project "springannotations"</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PostConstruct</text:p>
          </table:table-cell>
          <table:table-cell table:style-name="ce8"/>
          <table:table-cell table:number-columns-repeated="16382"/>
        </table:table-row>
        <table:table-row table:style-name="ro1">
          <table:table-cell office:value-type="string" table:style-name="ce8">
            <text:p>@PreDestroy</text:p>
          </table:table-cell>
          <table:table-cell table:style-name="ce8"/>
          <table:table-cell table:number-columns-repeated="16382"/>
        </table:table-row>
        <table:table-row table:number-rows-repeated="7" table:style-name="ro1">
          <table:table-cell table:number-columns-repeated="2" table:style-name="ce8"/>
          <table:table-cell table:number-columns-repeated="16382"/>
        </table:table-row>
        <table:table-row table:style-name="ro1">
          <table:table-cell office:value-type="string" table:style-name="ce10">
            <text:p>Spring MVC</text:p>
          </table:table-cell>
          <table:table-cell office:value-type="string" table:style-name="ce10">
            <text:p>maven archtype =&gt; maven-archtype-webapp</text:p>
          </table:table-cell>
          <table:table-cell table:number-columns-repeated="16382"/>
        </table:table-row>
        <table:table-row table:style-name="ro1">
          <table:table-cell table:number-columns-repeated="2" table:style-name="ce8"/>
          <table:table-cell table:number-columns-repeated="16382"/>
        </table:table-row>
        <table:table-row table:style-name="ro9">
          <table:table-cell office:value-type="string" table:style-name="ce8">
            <text:p>what is Spring MVC</text:p>
          </table:table-cell>
          <table:table-cell office:value-type="string" table:style-name="ce8">
            <text:p>Framework for building web applications in java based on model view controller design pattern</text:p>
            <text:p>internally usbes the core spring framework – IoC (Giving control of object creation to the bean factory / contextapplication) and dependency injection (dependecy wiring)</text:p>
            <text:p>architecture diagram : refer text</text:p>
          </table:table-cell>
          <table:table-cell table:number-columns-repeated="16382"/>
        </table:table-row>
        <table:table-row table:style-name="ro7">
          <table:table-cell office:value-type="string" table:style-name="ce8">
            <text:p>why is it used</text:p>
          </table:table-cell>
          <table:table-cell office:value-type="string" table:style-name="ce8">
            <text:p>used to build web apps Uis using java</text:p>
            <text:p>leverage a set of reusable UI components</text:p>
            <text:p>help manage applications state for web requests</text:p>
            <text:p>process form data : validation., conversion etc.</text:p>
            <text:p>flexible configuration for the view layer.</text:p>
          </table:table-cell>
          <table:table-cell table:number-columns-repeated="16382"/>
        </table:table-row>
        <table:table-row table:style-name="ro8">
          <table:table-cell office:value-type="string" table:style-name="ce8">
            <text:p>components od Spring MVC application</text:p>
          </table:table-cell>
          <table:table-cell office:value-type="string" table:style-name="ce8">
            <text:p>set of web pages for the UI (web pages)</text:p>
            <text:p>collection of spring beans like controllers, services, daos etc <text:s/>(beans)</text:p>
            <text:p>spring configuration (XML, annotations or Java)</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Fromt Controller (DispatcherServlet)</text:p>
          </table:table-cell>
          <table:table-cell office:value-type="string" table:style-name="ce8">
            <text:p>part of the spring framework which is already developed by spring team</text:p>
          </table:table-cell>
          <table:table-cell table:number-columns-repeated="16382"/>
        </table:table-row>
        <table:table-row table:style-name="ro9">
          <table:table-cell office:value-type="string" table:style-name="ce8">
            <text:p>MVC components</text:p>
          </table:table-cell>
          <table:table-cell office:value-type="string" table:style-name="ce8">
            <text:p>we need to develop</text:p>
            <text:p>M -&gt; Model data</text:p>
            <text:p>V -&gt; View like jsp, JSTL, html, or other UI pages</text:p>
            <text:p>C -&gt; controllers, services containing business logic</text:p>
          </table:table-cell>
          <table:table-cell table:number-columns-repeated="16382"/>
        </table:table-row>
        <table:table-row table:style-name="ro28">
          <table:table-cell office:value-type="string" table:style-name="ce8">
            <text:p>MVC configuration process</text:p>
          </table:table-cell>
          <table:table-cell office:value-type="string" table:style-name="ce8">
            <text:p>1. Inside<text:s/><text:span text:style-name="T11">WEB-INF/web.xml file</text:span><text:span text:style-name="T11"/></text:p>
            <text:p>a. configure spring mvc dispatcher servlet</text:p>
            <text:p><text:span text:style-name="T4"><text:s text:c="2"/></text:span><text:span text:style-name="T18">&lt;</text:span><text:span text:style-name="T19">servlet</text:span><text:span text:style-name="T18">&gt;</text:span><text:span text:style-name="T18"/></text:p>
            <text:p><text:span text:style-name="T4"><text:s text:c="2"/></text:span><text:span text:style-name="T4"><text:s/></text:span><text:span text:style-name="T18">&lt;</text:span><text:span text:style-name="T19">servlet-name</text:span><text:span text:style-name="T18">&gt;</text:span><text:span text:style-name="T4">dispatcher</text:span><text:span text:style-name="T18">&lt;/</text:span><text:span text:style-name="T19">servlet-name</text:span><text:span text:style-name="T18">&gt;</text:span><text:span text:style-name="T18"/></text:p>
            <text:p><text:span text:style-name="T4"><text:s text:c="2"/></text:span><text:span text:style-name="T4"><text:s/></text:span><text:span text:style-name="T18">&lt;</text:span><text:span text:style-name="T19">servlet-class</text:span><text:span text:style-name="T18">&gt;</text:span><text:span text:style-name="T4">org.springframework.web.servlet.DispatcherServlet</text:span><text:span text:style-name="T18">&lt;/</text:span><text:span text:style-name="T19">servlet-class</text:span><text:span text:style-name="T18">&gt;</text:span><text:span text:style-name="T18"/></text:p>
            <text:p><text:span text:style-name="T5"><text:s text:c="2"/></text:span><text:span text:style-name="T5"><text:s/></text:span><text:span text:style-name="T5"/></text:p>
            <text:p><text:span text:style-name="T4"><text:s text:c="2"/></text:span><text:span text:style-name="T4"><text:s/></text:span><text:span text:style-name="T18">&lt;</text:span><text:span text:style-name="T19">init-param</text:span><text:span text:style-name="T18">&gt;</text:span><text:span text:style-name="T18"/></text:p>
            <text:p><text:span text:style-name="T4"><text:s text:c="2"/></text:span><text:span text:style-name="T4"><text:s/></text:span><text:span text:style-name="T4"><text:s/></text:span><text:span text:style-name="T18">&lt;</text:span><text:span text:style-name="T19">param-name</text:span><text:span text:style-name="T18">&gt;</text:span><text:span text:style-name="T4">contextConfigLocation</text:span><text:span text:style-name="T18">&lt;/</text:span><text:span text:style-name="T19">param-name</text:span><text:span text:style-name="T18">&gt;</text:span><text:span text:style-name="T18"/></text:p>
            <text:p><text:span text:style-name="T4"><text:s text:c="2"/></text:span><text:span text:style-name="T4"><text:s/></text:span><text:span text:style-name="T4"><text:s/></text:span><text:span text:style-name="T18">&lt;</text:span><text:span text:style-name="T19">param-value</text:span><text:span text:style-name="T18">&gt;</text:span><text:span text:style-name="T4">/WEB-INF/</text:span><text:span text:style-name="T22">springmvc</text:span><text:span text:style-name="T4">-servlet.xml</text:span><text:span text:style-name="T18">&lt;/</text:span><text:span text:style-name="T19">param-value</text:span><text:span text:style-name="T18">&gt;</text:span><text:span text:style-name="T18"/></text:p>
            <text:p><text:span text:style-name="T4"><text:s text:c="2"/></text:span><text:span text:style-name="T4"><text:s/></text:span><text:span text:style-name="T18">&lt;/</text:span><text:span text:style-name="T19">init-param</text:span><text:span text:style-name="T18">&gt;</text:span><text:span text:style-name="T18"/></text:p>
            <text:p><text:span text:style-name="T4"><text:s text:c="2"/></text:span><text:span text:style-name="T18">&lt;/</text:span><text:span text:style-name="T19">servlet</text:span><text:span text:style-name="T18">&gt;</text:span><text:span text:style-name="T18"/></text:p>
            <text:p>b. URL mappings to dispatcher servlet</text:p>
            <text:p><text:span text:style-name="T4"><text:s text:c="2"/></text:span><text:span text:style-name="T18">&lt;</text:span><text:span text:style-name="T19">servlet-mapping</text:span><text:span text:style-name="T18">&gt;</text:span><text:span text:style-name="T18"/></text:p>
            <text:p><text:span text:style-name="T4"><text:s text:c="2"/></text:span><text:span text:style-name="T4"><text:s/></text:span><text:span text:style-name="T18">&lt;</text:span><text:span text:style-name="T19">servlet-name</text:span><text:span text:style-name="T18">&gt;</text:span><text:span text:style-name="T4">dispatcher</text:span><text:span text:style-name="T18">&lt;/</text:span><text:span text:style-name="T19">servlet-name</text:span><text:span text:style-name="T18">&gt;</text:span><text:span text:style-name="T18"/></text:p>
            <text:p><text:span text:style-name="T4"><text:s text:c="2"/></text:span><text:span text:style-name="T4"><text:s/></text:span><text:span text:style-name="T18">&lt;</text:span><text:span text:style-name="T19">url-pattern</text:span><text:span text:style-name="T18">&gt;</text:span><text:span text:style-name="T4">/</text:span><text:span text:style-name="T18">&lt;/</text:span><text:span text:style-name="T19">url-pattern</text:span><text:span text:style-name="T18">&gt;</text:span><text:span text:style-name="T18"/></text:p>
            <text:p><text:span text:style-name="T4"><text:s text:c="2"/></text:span><text:span text:style-name="T18">&lt;/</text:span><text:span text:style-name="T19">servlet-mapping</text:span><text:span text:style-name="T18">&gt;</text:span><text:span text:style-name="T18"/></text:p>
            <text:p/>
            <text:p>2. Inside<text:s/><text:span text:style-name="T11">WEB-INF/applicationname-servlet.xml</text:span><text:span text:style-name="T11"/></text:p>
            <text:p>a. add support for component scanning</text:p>
            <text:p><text:span text:style-name="T18"><text:s text:c="2"/></text:span><text:span text:style-name="T18">&lt;</text:span><text:span text:style-name="T19">context:component-scan</text:span><text:span text:style-name="T5"><text:s/></text:span><text:span text:style-name="T20">base-package</text:span><text:span text:style-name="T4">=</text:span><text:span text:style-name="T21">"com.arp.springmvc"</text:span><text:span text:style-name="T5"><text:s/></text:span><text:span text:style-name="T18">/&gt;</text:span><text:span text:style-name="T18"/></text:p>
            <text:p><text:span text:style-name="T18"/></text:p>
            <text:p>b. add support for conversion, formating and validation</text:p>
            <text:p><text:span text:style-name="T18"><text:s text:c="2"/></text:span><text:span text:style-name="T18">&lt;</text:span><text:span text:style-name="T19">mvc:annotation-driven</text:span><text:span text:style-name="T5"><text:s/></text:span><text:span text:style-name="T18">/&gt;</text:span><text:span text:style-name="T18"/></text:p>
            <text:p><text:span text:style-name="T18"/></text:p>
            <text:p>c. configure Spring MVC view resolver</text:p>
            <text:p><text:span text:style-name="T4"><text:s/></text:span><text:span text:style-name="T18">&lt;</text:span><text:span text:style-name="T19">bean</text:span><text:span text:style-name="T19"/></text:p>
            <text:p><text:span text:style-name="T5"><text:s/></text:span><text:span text:style-name="T5"><text:s/></text:span><text:span text:style-name="T20">class</text:span><text:span text:style-name="T4">=</text:span><text:span text:style-name="T21">"org.springframework.web.servlet.view.InternalResourceViewResolver"</text:span><text:span text:style-name="T18">&gt;</text:span><text:span text:style-name="T18"/></text:p>
            <text:p><text:span text:style-name="T4"><text:s/></text:span><text:span text:style-name="T4"><text:s/></text:span><text:span text:style-name="T18">&lt;</text:span><text:span text:style-name="T19">property</text:span><text:span text:style-name="T5"><text:s/></text:span><text:span text:style-name="T20">name</text:span><text:span text:style-name="T4">=</text:span><text:span text:style-name="T21">"prefix"</text:span><text:span text:style-name="T5"><text:s/></text:span><text:span text:style-name="T20">value</text:span><text:span text:style-name="T4">=</text:span><text:span text:style-name="T21">"/WEB-INF/view/"</text:span><text:span text:style-name="T5"><text:s/></text:span><text:span text:style-name="T18">/&gt;</text:span><text:span text:style-name="T18"/></text:p>
            <text:p><text:span text:style-name="T4"><text:s/></text:span><text:span text:style-name="T4"><text:s/></text:span><text:span text:style-name="T18">&lt;</text:span><text:span text:style-name="T19">property</text:span><text:span text:style-name="T5"><text:s/></text:span><text:span text:style-name="T20">name</text:span><text:span text:style-name="T4">=</text:span><text:span text:style-name="T21">"suffix"</text:span><text:span text:style-name="T5"><text:s/></text:span><text:span text:style-name="T20">value</text:span><text:span text:style-name="T4">=</text:span><text:span text:style-name="T21">".jsp"</text:span><text:span text:style-name="T18">/&gt;</text:span><text:span text:style-name="T18"/></text:p>
            <text:p><text:span text:style-name="T4"><text:s/></text:span><text:span text:style-name="T18">&lt;/</text:span><text:span text:style-name="T19">bean</text:span><text:span text:style-name="T18">&gt;</text:span></text:p>
          </table:table-cell>
          <table:table-cell table:number-columns-repeated="16382"/>
        </table:table-row>
        <table:table-row table:style-name="ro14">
          <table:table-cell office:value-type="string" table:style-name="ce8">
            <text:p>Flow</text:p>
          </table:table-cell>
          <table:table-cell office:value-type="string" table:style-name="ce8">
            <text:p>The application first displays the index page with links to its resources</text:p>
            <text:p>browser makes a call to frontcontroller which accepts the httprequest and redirects to appropriate controller passing the httpRequest and model objects.</text:p>
            <text:p>the controller extracts the values from HTTPServlet request , executes the business logic and populates the model object and then call the view resolver by returning the required view file name.</text:p>
            <text:p>the view resolver maps the view name to the appropriate file from WEB-INF/views/ and displays the value on to the screen</text:p>
          </table:table-cell>
          <table:table-cell table:number-columns-repeated="16382"/>
        </table:table-row>
        <table:table-row table:style-name="ro29">
          <table:table-cell office:value-type="string" table:style-name="ce8">
            <text:p>@RequestParam</text:p>
          </table:table-cell>
          <table:table-cell office:value-type="string" table:style-name="ce13">
            <text:p><text:span text:style-name="T6">@RequestMapping</text:span><text:span text:style-name="T4">(</text:span><text:span text:style-name="T16">"/greetUser"</text:span><text:span text:style-name="T4">)</text:span><text:span text:style-name="T4"/></text:p>
            <text:p><text:span text:style-name="T4"><text:s/></text:span><text:span text:style-name="T3">public</text:span><text:span text:style-name="T4"><text:s/>String greetUser(</text:span><text:span text:style-name="T6">@RequestParam</text:span><text:span text:style-name="T4">(</text:span><text:span text:style-name="T16">"username"</text:span><text:span text:style-name="T4">) String<text:s/></text:span><text:span text:style-name="T7">userName</text:span><text:span text:style-name="T4">, Model<text:s/></text:span><text:span text:style-name="T7">model</text:span><text:span text:style-name="T4">) {</text:span><text:span text:style-name="T4"/></text:p>
            <text:p><text:span text:style-name="T4"><text:s/></text:span><text:span text:style-name="T4"><text:s/></text:span><text:span text:style-name="T4">String<text:s/></text:span><text:span text:style-name="T7">capUserName</text:span><text:span text:style-name="T4"><text:s/>=<text:s/></text:span><text:span text:style-name="T7">userName</text:span><text:span text:style-name="T4">.toUpperCase();</text:span><text:span text:style-name="T4"/></text:p>
            <text:p><text:span text:style-name="T4"><text:s/></text:span><text:span text:style-name="T4"><text:s/></text:span><text:span text:style-name="T7">model</text:span><text:span text:style-name="T4">.addAttribute(</text:span><text:span text:style-name="T16">"capUserName"</text:span><text:span text:style-name="T4">,<text:s/></text:span><text:span text:style-name="T7">capUserName</text:span><text:span text:style-name="T4">);</text:span><text:span text:style-name="T4"/></text:p>
            <text:p><text:span text:style-name="T4"><text:s/></text:span><text:span text:style-name="T4"><text:s/></text:span><text:span text:style-name="T3">return</text:span><text:span text:style-name="T4"><text:s/></text:span><text:span text:style-name="T16">"greet-user"</text:span><text:span text:style-name="T4">;</text:span><text:span text:style-name="T4"/></text:p>
            <text:p><text:span text:style-name="T4"><text:s/></text:span>}</text:p>
          </table:table-cell>
          <table:table-cell table:number-columns-repeated="16382"/>
        </table:table-row>
        <table:table-row table:style-name="ro1">
          <table:table-cell office:value-type="string" table:style-name="ce19">
            <text:p>Using Spring MVC Form tags</text:p>
          </table:table-cell>
          <table:table-cell table:style-name="ce13"/>
          <table:table-cell table:number-columns-repeated="16382"/>
        </table:table-row>
        <table:table-row table:style-name="ro30">
          <table:table-cell office:value-type="string" table:style-name="ce8">
            <text:p>@ModelAttribute in controller</text:p>
            <text:p><text:span text:style-name="T23">&lt;</text:span>%@taglib<text:span text:style-name="T19">&gt;</text:span><text:span text:style-name="T19"/></text:p>
            <text:p><text:span text:style-name="T19">&lt;form:form&gt;</text:span><text:span text:style-name="T19"/></text:p>
            <text:p><text:span text:style-name="T19">&lt;form:input&gt;</text:span></text:p>
          </table:table-cell>
          <table:table-cell office:value-type="string" table:style-name="ce13">
            <text:p><text:span text:style-name="T6">// first send the model(User) to the view(show-form) for which the data binding should happen</text:span><text:span text:style-name="T6"/></text:p>
            <text:p><text:span text:style-name="T6">@RequestMapping</text:span><text:span text:style-name="T4">(</text:span><text:span text:style-name="T16">"/showForm"</text:span><text:span text:style-name="T4">)</text:span><text:span text:style-name="T4"/></text:p>
            <text:p><text:span text:style-name="T4"><text:s/></text:span><text:span text:style-name="T3">public</text:span><text:span text:style-name="T4"><text:s/>String showForm(Model<text:s/></text:span><text:span text:style-name="T7">model</text:span><text:span text:style-name="T4">) {</text:span><text:span text:style-name="T4"/></text:p>
            <text:p><text:span text:style-name="T4"><text:s/></text:span><text:span text:style-name="T4"><text:s/></text:span><text:span text:style-name="T4">User<text:s/></text:span><text:span text:style-name="T7">user</text:span><text:span text:style-name="T4"><text:s/>=<text:s/></text:span><text:span text:style-name="T3">new</text:span><text:span text:style-name="T4"><text:s/>User();</text:span><text:span text:style-name="T4"/></text:p>
            <text:p><text:span text:style-name="T4"><text:s/></text:span><text:span text:style-name="T4"><text:s/></text:span><text:span text:style-name="T7">model</text:span><text:span text:style-name="T4">.addAttribute(</text:span><text:span text:style-name="T16">"user"</text:span><text:span text:style-name="T4">,</text:span><text:span text:style-name="T7">user</text:span><text:span text:style-name="T4">);</text:span><text:span text:style-name="T4"/></text:p>
            <text:p><text:span text:style-name="T4"><text:s/></text:span><text:span text:style-name="T4"><text:s/></text:span><text:span text:style-name="T3">return</text:span><text:span text:style-name="T4"><text:s/></text:span><text:span text:style-name="T16">"show-form"</text:span><text:span text:style-name="T4">;</text:span><text:span text:style-name="T4"/></text:p>
            <text:p><text:span text:style-name="T6"><text:s/></text:span><text:span text:style-name="T6">}</text:span><text:span text:style-name="T6"/></text:p>
            <text:p><text:span text:style-name="T6"/></text:p>
            <text:p><text:span text:style-name="T6">// bind the data entered by the user to the model object (user)on sub</text:span><text:span text:style-name="T6"/></text:p>
            <text:p><text:span text:style-name="T23">&lt;%@</text:span><text:span text:style-name="T19">taglib</text:span><text:span text:style-name="T4"><text:s/></text:span><text:span text:style-name="T20">prefix</text:span><text:span text:style-name="T4">=</text:span><text:span text:style-name="T21">"form"</text:span><text:span text:style-name="T4"><text:s/></text:span><text:span text:style-name="T20">uri</text:span><text:span text:style-name="T4">=</text:span><text:span text:style-name="T21">"http://www.springframework.org/tags/form"<text:s/></text:span><text:span text:style-name="T23">%&gt;</text:span><text:span text:style-name="T4"/></text:p>
            <text:p><text:span text:style-name="T18"/></text:p>
            <text:p><text:span text:style-name="T18">&lt;</text:span><text:span text:style-name="T19">form:form</text:span><text:s/><text:span text:style-name="T20">action</text:span><text:s/><text:span text:style-name="T4">=</text:span><text:span text:style-name="T21">"greetUser"</text:span><text:s/><text:span text:style-name="T20">modelAttribute</text:span><text:span text:style-name="T4">=</text:span><text:span text:style-name="T21">"user"</text:span><text:span text:style-name="T18">&gt;</text:span><text:span text:style-name="T18"/></text:p>
            <text:p><text:span text:style-name="T4"><text:s/></text:span><text:span text:style-name="T4"><text:s/></text:span><text:span text:style-name="T4"><text:s/></text:span><text:span text:style-name="T4"><text:s/></text:span><text:span text:style-name="T4">First Name :<text:s/></text:span><text:span text:style-name="T18">&lt;</text:span><text:span text:style-name="T19">form:input</text:span><text:s/><text:span text:style-name="T20">path</text:span><text:span text:style-name="T4">=</text:span><text:span text:style-name="T21">"firstName"</text:span><text:span text:style-name="T18">/&gt;</text:span><text:span text:style-name="T18"/></text:p>
            <text:p><text:span text:style-name="T4"><text:s/></text:span><text:span text:style-name="T4"><text:s/></text:span><text:span text:style-name="T4"><text:s/></text:span><text:span text:style-name="T4"><text:s/></text:span><text:span text:style-name="T18">&lt;</text:span><text:span text:style-name="T19">br</text:span><text:span text:style-name="T18">/&gt;&lt;</text:span><text:span text:style-name="T19">br</text:span><text:span text:style-name="T18">/&gt;</text:span><text:span text:style-name="T18"/></text:p>
            <text:p><text:span text:style-name="T4"><text:s/></text:span><text:span text:style-name="T4"><text:s/></text:span><text:span text:style-name="T4"><text:s/></text:span><text:span text:style-name="T4"><text:s/></text:span><text:span text:style-name="T4">Last Name :<text:s/></text:span><text:span text:style-name="T18">&lt;</text:span><text:span text:style-name="T19">form:input</text:span><text:s/><text:span text:style-name="T20">path</text:span><text:span text:style-name="T4">=</text:span><text:span text:style-name="T21">"lastName"</text:span><text:span text:style-name="T18">/&gt;</text:span><text:span text:style-name="T18"/></text:p>
            <text:p><text:span text:style-name="T4"><text:s/></text:span><text:span text:style-name="T4"><text:s/></text:span><text:span text:style-name="T4"><text:s/></text:span><text:span text:style-name="T4"><text:s/></text:span><text:span text:style-name="T18">&lt;</text:span><text:span text:style-name="T19">br</text:span><text:span text:style-name="T18">/&gt;&lt;</text:span><text:span text:style-name="T19">br</text:span><text:span text:style-name="T18">/&gt;</text:span><text:span text:style-name="T18"/></text:p>
            <text:p><text:span text:style-name="T4"><text:s/></text:span><text:span text:style-name="T4"><text:s/></text:span><text:span text:style-name="T4"><text:s/></text:span><text:span text:style-name="T4"><text:s/></text:span><text:span text:style-name="T18">&lt;</text:span><text:span text:style-name="T19">input</text:span><text:s/><text:span text:style-name="T20">type</text:span><text:span text:style-name="T4">=</text:span><text:span text:style-name="T21">"submit"</text:span><text:s/><text:span text:style-name="T20">value</text:span><text:span text:style-name="T4">=</text:span><text:span text:style-name="T21">"Submit"</text:span><text:span text:style-name="T18">/&gt;</text:span><text:span text:style-name="T18"/></text:p>
            <text:p><text:span text:style-name="T18">&lt;/</text:span><text:span text:style-name="T19">form:form</text:span><text:span text:style-name="T18">&gt;</text:span><text:span text:style-name="T18"/></text:p>
            <text:p><text:span text:style-name="T6"/></text:p>
            <text:p><text:span text:style-name="T6">// on subsequent request from the browser, use the data from the modelAttribute(User)</text:span><text:span text:style-name="T6"/></text:p>
            <text:p><text:span text:style-name="T6">@RequestMapping</text:span><text:span text:style-name="T4">(</text:span><text:span text:style-name="T16">"/greetUser"</text:span><text:span text:style-name="T4">)</text:span><text:span text:style-name="T4"/></text:p>
            <text:p><text:span text:style-name="T4"><text:s/></text:span><text:span text:style-name="T3">public</text:span><text:span text:style-name="T4"><text:s/>String greetUser(</text:span><text:span text:style-name="T6">@ModelAttribute</text:span><text:span text:style-name="T4">(</text:span><text:span text:style-name="T16">"user"</text:span><text:span text:style-name="T4">) User<text:s/></text:span><text:span text:style-name="T7">user</text:span><text:span text:style-name="T4">, Model<text:s/></text:span><text:span text:style-name="T7">model</text:span><text:span text:style-name="T4">) {</text:span><text:span text:style-name="T4"/></text:p>
            <text:p><text:span text:style-name="T4"><text:s/></text:span><text:span text:style-name="T4"><text:s/></text:span><text:span text:style-name="T4">String<text:s/></text:span><text:span text:style-name="T7">capUserName</text:span><text:span text:style-name="T4"><text:s/>=<text:s/></text:span><text:span text:style-name="T7">user</text:span><text:span text:style-name="T4">.getFirstName().toUpperCase() +<text:s/></text:span><text:span text:style-name="T16">" "</text:span><text:span text:style-name="T4"><text:s/>+<text:s/></text:span><text:span text:style-name="T7">user</text:span><text:span text:style-name="T4">.getLastName().toUpperCase();</text:span><text:span text:style-name="T4"/></text:p>
            <text:p><text:span text:style-name="T4"><text:s/></text:span><text:span text:style-name="T4"><text:s/></text:span><text:span text:style-name="T4">System.</text:span><text:span text:style-name="T8">out</text:span><text:span text:style-name="T4">.println(</text:span><text:span text:style-name="T16">"Hello user =&gt; "</text:span><text:span text:style-name="T4"><text:s/>+<text:s/></text:span><text:span text:style-name="T7">capUserName</text:span><text:span text:style-name="T4">);</text:span><text:span text:style-name="T4"/></text:p>
            <text:p><text:span text:style-name="T4"><text:s/></text:span><text:span text:style-name="T4"><text:s/></text:span><text:span text:style-name="T7">model</text:span><text:span text:style-name="T4">.addAttribute(</text:span><text:span text:style-name="T16">"capUserName"</text:span><text:span text:style-name="T4">,<text:s/></text:span><text:span text:style-name="T7">capUserName</text:span><text:span text:style-name="T4">);</text:span><text:span text:style-name="T4"/></text:p>
            <text:p><text:span text:style-name="T4"><text:s/></text:span><text:span text:style-name="T4"><text:s/></text:span><text:span text:style-name="T3">return</text:span><text:span text:style-name="T4"><text:s/></text:span><text:span text:style-name="T16">"greet-user"</text:span><text:span text:style-name="T4">;</text:span><text:span text:style-name="T4"/></text:p>
            <text:p><text:span text:style-name="T4"><text:s/></text:span>}</text:p>
          </table:table-cell>
          <table:table-cell table:number-columns-repeated="16382"/>
        </table:table-row>
        <table:table-row table:style-name="ro31">
          <table:table-cell office:value-type="string" table:style-name="ce8">
            <text:p>dropdowns in jsp</text:p>
          </table:table-cell>
          <table:table-cell office:value-type="string" table:style-name="ce13">
            <text:p><text:span text:style-name="T18">&lt;</text:span><text:span text:style-name="T19">form:select</text:span><text:s/><text:span text:style-name="T20">path</text:span><text:span text:style-name="T4">=</text:span><text:span text:style-name="T21">"country"</text:span><text:span text:style-name="T18">&gt;</text:span><text:span text:style-name="T18"/></text:p>
            <text:p><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24">&lt;%-- &lt;form:option value="Brazil" label="Brazil"/&gt;</text:span><text:span text:style-name="T24"/></text:p>
            <text:p><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lt;form:option value="USA" label="USA"/&gt;</text:span><text:span text:style-name="T25"/></text:p>
            <text:p><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lt;form:option value="Canada" label="Canada"/&gt;</text:span><text:span text:style-name="T25"/></text:p>
            <text:p><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lt;form:option value="India" label="India"/&gt; --%&gt;</text:span><text:span text:style-name="T25"/></text:p>
            <text:p><text:span text:style-name="T25"><text:s text:c="7"/></text:span></text:p>
            <text:p><text:span text:style-name="T18"><text:s text:c="5"/></text:span><text:span text:style-name="T18">&lt;</text:span><text:span text:style-name="T19">form:options</text:span><text:s/><text:span text:style-name="T20">items</text:span><text:span text:style-name="T4">=</text:span><text:span text:style-name="T21">"</text:span><text:span text:style-name="T4">${user.countryOptions}</text:span><text:span text:style-name="T21">"</text:span><text:span text:style-name="T18">/&gt;</text:span><text:span text:style-name="T18"/></text:p>
            <text:p><text:span text:style-name="T18">&lt;/</text:span><text:span text:style-name="T19">form:select</text:span><text:span text:style-name="T18">&gt;</text:span></text:p>
          </table:table-cell>
          <table:table-cell table:number-columns-repeated="16382"/>
        </table:table-row>
        <table:table-row table:style-name="ro1">
          <table:table-cell table:number-columns-repeated="2" table:style-name="ce8"/>
          <table:table-cell table:number-columns-repeated="16382"/>
        </table:table-row>
        <table:table-row table:style-name="ro14">
          <table:table-cell office:value-type="string" table:style-name="ce8">
            <text:p>types of validations in spring mvc</text:p>
            <text:p>specification :Java's Standard bean validation API</text:p>
            <text:p>using annotations</text:p>
            <text:p>Hibernate Validator : Implementation of the above specification</text:p>
          </table:table-cell>
          <table:table-cell office:value-type="string" table:style-name="ce8">
            <text:p>required fields</text:p>
            <text:p>valid numbers ina a range</text:p>
            <text:p>valid format (postal code)</text:p>
            <text:p>custom business rule</text:p>
            <text:p>examples : @size @max @min @past @future @required</text:p>
          </table:table-cell>
          <table:table-cell table:number-columns-repeated="16382"/>
        </table:table-row>
        <table:table-row table:style-name="ro1">
          <table:table-cell table:number-columns-repeated="2" table:style-name="ce8"/>
          <table:table-cell table:number-columns-repeated="16382"/>
        </table:table-row>
        <table:table-row table:style-name="ro32">
          <table:table-cell office:value-type="string" table:style-name="ce8">
            <text:p>Adding "NotNull" validation for text fields</text:p>
          </table:table-cell>
          <table:table-cell office:value-type="string" table:style-name="ce8">
            <text:p><text:span text:style-name="T6">1.Annotate the model</text:span><text:span text:style-name="T6"/></text:p>
            <text:p><text:span text:style-name="T6"><text:s text:c="4"/></text:span><text:span text:style-name="T6">@NotNull</text:span><text:span text:style-name="T4">(message=</text:span><text:span text:style-name="T16">"required"</text:span><text:span text:style-name="T4">)</text:span><text:span text:style-name="T4"/></text:p>
            <text:p><text:span text:style-name="T4"><text:s/></text:span><text:span text:style-name="T6">@Size</text:span><text:span text:style-name="T4">(min=1, message=</text:span><text:span text:style-name="T16">"min size = 1"</text:span><text:span text:style-name="T4">)</text:span><text:span text:style-name="T4"/></text:p>
            <text:p><text:span text:style-name="T4"><text:s/></text:span><text:span text:style-name="T3">private</text:span><text:span text:style-name="T4"><text:s/>String<text:s/></text:span><text:span text:style-name="T26">firstName</text:span><text:span text:style-name="T4">;</text:span><text:span text:style-name="T4"/></text:p>
            <text:p><text:span text:style-name="T6"/></text:p>
            <text:p><text:span text:style-name="T6">2. Add validation to the controller method</text:span><text:span text:style-name="T6"/></text:p>
            <text:p><text:span text:style-name="T6"><text:s text:c="4"/></text:span><text:span text:style-name="T6">@RequestMapping</text:span><text:span text:style-name="T4">(</text:span><text:span text:style-name="T16">"/greetUser"</text:span><text:span text:style-name="T4">)</text:span><text:span text:style-name="T4"/></text:p>
            <text:p><text:span text:style-name="T4"><text:s/></text:span><text:span text:style-name="T3">public</text:span><text:span text:style-name="T4"><text:s/>String greetUser(</text:span><text:span text:style-name="T6">@Valid</text:span><text:span text:style-name="T4"><text:s/></text:span><text:span text:style-name="T6">@ModelAttribute</text:span><text:span text:style-name="T4">(</text:span><text:span text:style-name="T16">"user"</text:span><text:span text:style-name="T4">) User<text:s/></text:span><text:span text:style-name="T7">user</text:span><text:span text:style-name="T4">, BindingResult<text:s/></text:span><text:span text:style-name="T7">bindingResult</text:span><text:span text:style-name="T4">) {</text:span><text:span text:style-name="T4"/></text:p>
            <text:p><text:span text:style-name="T4"><text:s/></text:span><text:span text:style-name="T4"><text:s/></text:span><text:span text:style-name="T3">if</text:span><text:span text:style-name="T4">(</text:span><text:span text:style-name="T7">bindingResult</text:span><text:span text:style-name="T4">.hasErrors())</text:span><text:span text:style-name="T4"/></text:p>
            <text:p><text:span text:style-name="T4"><text:s/></text:span><text:span text:style-name="T4"><text:s/></text:span><text:span text:style-name="T4"><text:s/></text:span><text:span text:style-name="T3">return</text:span><text:span text:style-name="T4"><text:s/></text:span><text:span text:style-name="T16">"show-form"</text:span><text:span text:style-name="T4">;</text:span><text:span text:style-name="T4"/></text:p>
            <text:p><text:span text:style-name="T4"><text:s/></text:span><text:span text:style-name="T4"><text:s/></text:span><text:span text:style-name="T3">return</text:span><text:span text:style-name="T4"><text:s/></text:span><text:span text:style-name="T16">"greet-user"</text:span><text:span text:style-name="T4">;</text:span><text:span text:style-name="T4"/></text:p>
            <text:p><text:span text:style-name="T5"><text:s/></text:span><text:span text:style-name="T5">}</text:span><text:span text:style-name="T5"/></text:p>
            <text:p><text:span text:style-name="T5">Note : BindingResult object will carry the validation errors if any. This has to be the next parameter to the validating modelattribute</text:span><text:span text:style-name="T5"/></text:p>
            <text:p><text:span text:style-name="T5"/></text:p>
            <text:p><text:span text:style-name="T5">3. Add error tags in the view</text:span><text:span text:style-name="T5"/></text:p>
            <text:p><text:span text:style-name="T4">First Name :<text:s/></text:span><text:span text:style-name="T18">&lt;</text:span><text:span text:style-name="T19">form:input</text:span><text:span text:style-name="T5"><text:s/></text:span><text:span text:style-name="T20">path</text:span><text:span text:style-name="T4">=</text:span><text:span text:style-name="T21">"firstName"</text:span><text:span text:style-name="T18">/&gt;</text:span><text:span text:style-name="T18"/></text:p>
            <text:p><text:span text:style-name="T4"><text:s/></text:span><text:span text:style-name="T4"><text:s/></text:span><text:span text:style-name="T4"><text:s/></text:span><text:span text:style-name="T4"><text:s/></text:span><text:span text:style-name="T18">&lt;</text:span><text:span text:style-name="T19">form:errors</text:span><text:span text:style-name="T5"><text:s/></text:span><text:span text:style-name="T20">path</text:span><text:span text:style-name="T4">=</text:span><text:span text:style-name="T21">"firstName"</text:span><text:span text:style-name="T18">/&gt;</text:span></text:p>
          </table:table-cell>
          <table:table-cell table:number-columns-repeated="16382"/>
        </table:table-row>
        <table:table-row table:style-name="ro1">
          <table:table-cell table:number-columns-repeated="2" table:style-name="ce8"/>
          <table:table-cell table:number-columns-repeated="16382"/>
        </table:table-row>
        <table:table-row table:style-name="ro33">
          <table:table-cell office:value-type="string" table:style-name="ce8">
            <text:p>@InitBinder</text:p>
          </table:table-cell>
          <table:table-cell office:value-type="string" table:style-name="ce8">
            <text:p>The method annotated with @InitBinder will be called as a preprocessor to process all binding request coming in to the controller</text:p>
            <text:p><text:span text:style-name="T2"><text:s text:c="4"/></text:span><text:span text:style-name="T2">@InitBinder</text:span><text:span text:style-name="T2"/></text:p>
            <text:p><text:span text:style-name="T4"><text:s/></text:span><text:span text:style-name="T3">public</text:span><text:span text:style-name="T4"><text:s/></text:span><text:span text:style-name="T3">void</text:span><text:span text:style-name="T4"><text:s/>initBinder(WebDataBinder<text:s/></text:span><text:span text:style-name="T7">webDataBinder</text:span><text:span text:style-name="T4">) {</text:span><text:span text:style-name="T4"/></text:p>
            <text:p><text:span text:style-name="T4"><text:s/></text:span><text:span text:style-name="T4"><text:s/></text:span><text:span text:style-name="T27">// type of property editor</text:span><text:span text:style-name="T27"/></text:p>
            <text:p><text:span text:style-name="T4"><text:s/></text:span><text:span text:style-name="T4"><text:s/></text:span><text:span text:style-name="T4">StringTrimmerEditor<text:s/></text:span><text:span text:style-name="T7">editor</text:span><text:span text:style-name="T4"><text:s/>=<text:s/></text:span><text:span text:style-name="T3">new</text:span><text:span text:style-name="T4"><text:s/>StringTrimmerEditor(</text:span><text:span text:style-name="T3">true</text:span><text:span text:style-name="T4">);</text:span><text:span text:style-name="T4"/></text:p>
            <text:p><text:span text:style-name="T5"><text:s/></text:span><text:span text:style-name="T5"><text:s/></text:span><text:span text:style-name="T5"/></text:p>
            <text:p><text:span text:style-name="T4"><text:s/></text:span><text:span text:style-name="T4"><text:s/></text:span><text:span text:style-name="T27">// register the property editor to the webData binder</text:span><text:span text:style-name="T27"/></text:p>
            <text:p><text:span text:style-name="T4"><text:s/></text:span><text:span text:style-name="T4"><text:s/></text:span><text:span text:style-name="T7">webDataBinder</text:span><text:span text:style-name="T4">.registerCustomEditor(String.</text:span><text:span text:style-name="T3">class</text:span><text:span text:style-name="T4">,<text:s/></text:span><text:span text:style-name="T7">editor</text:span><text:span text:style-name="T4">);</text:span><text:span text:style-name="T4"/></text:p>
            <text:p><text:span text:style-name="T5"><text:s/></text:span><text:span text:style-name="T5">}</text:span></text:p>
          </table:table-cell>
          <table:table-cell table:number-columns-repeated="16382"/>
        </table:table-row>
        <table:table-row table:style-name="ro1">
          <table:table-cell table:number-columns-repeated="2" table:style-name="ce8"/>
          <table:table-cell table:number-columns-repeated="16382"/>
        </table:table-row>
        <table:table-row table:style-name="ro34">
          <table:table-cell office:value-type="string" table:style-name="ce8">
            <text:p/>
            <text:p><text:span text:style-name="T4">numeric validations</text:span><text:span text:style-name="T4"/></text:p>
            <text:p><text:span text:style-name="T4">@Digits</text:span><text:span text:style-name="T4"/></text:p>
            <text:p><text:span text:style-name="T4">@Max</text:span><text:span text:style-name="T4"/></text:p>
            <text:p><text:span text:style-name="T4">@Min</text:span></text:p>
          </table:table-cell>
          <table:table-cell office:value-type="string" table:style-name="ce13">
            <text:p><text:span text:style-name="T4"><text:s/></text:span><text:span text:style-name="T6">@Min</text:span><text:span text:style-name="T4">(value = 1, message=</text:span><text:span text:style-name="T16">"Age cannot be less than 1"</text:span><text:span text:style-name="T4">)</text:span><text:span text:style-name="T4"/></text:p>
            <text:p><text:span text:style-name="T4"><text:s/></text:span><text:span text:style-name="T6">@Max</text:span><text:span text:style-name="T4">(value = 100, message=</text:span><text:span text:style-name="T16">"Age cannot be greater than 100"</text:span><text:span text:style-name="T4">)</text:span><text:span text:style-name="T4"/></text:p>
            <text:p><text:span text:style-name="T4"><text:s/></text:span><text:span text:style-name="T6">@Digits</text:span><text:span text:style-name="T4">(integer=5,fraction=2)</text:span><text:span text:style-name="T4"/></text:p>
            <text:p><text:span text:style-name="T4"><text:s/></text:span><text:span text:style-name="T3">private</text:span><text:span text:style-name="T4"><text:s/></text:span><text:span text:style-name="T3">int</text:span><text:span text:style-name="T4"><text:s/></text:span><text:span text:style-name="T26">age</text:span><text:span text:style-name="T4">;</text:span></text:p>
          </table:table-cell>
          <table:table-cell table:number-columns-repeated="16382"/>
        </table:table-row>
        <table:table-row table:style-name="ro1">
          <table:table-cell table:number-columns-repeated="2" table:style-name="ce8"/>
          <table:table-cell table:number-columns-repeated="16382"/>
        </table:table-row>
        <table:table-row table:style-name="ro7">
          <table:table-cell office:value-type="string" table:style-name="ce8">
            <text:p>spring annotations :</text:p>
          </table:table-cell>
          <table:table-cell office:value-type="string" table:style-name="ce8">
            <text:p>@Component – To create a bean component of this class</text:p>
            <text:p>@Controller – declare that this is a Spring MVC controller and also create a bean</text:p>
            <text:p>@Service – service</text:p>
            <text:p>@Repository – To declare that this is DAO implementation and also create a bean</text:p>
            <text:p>@Transactional – no need to handle hibernate transactions manually – can be enabled by<text:s text:c="2"/></text:p>
          </table:table-cell>
          <table:table-cell table:number-columns-repeated="16382"/>
        </table:table-row>
        <table:table-row table:style-name="ro1">
          <table:table-cell table:number-columns-repeated="2" table:style-name="ce8"/>
          <table:table-cell table:number-columns-repeated="16382"/>
        </table:table-row>
        <table:table-row table:style-name="ro8">
          <table:table-cell office:value-type="string" table:style-name="ce8">
            <text:p>Spring configuration with Java code [NO XML !]</text:p>
          </table:table-cell>
          <table:table-cell office:value-type="string" table:style-name="ce8">
            <text:p>@Configuration =&gt; instead of the xml configuration</text:p>
            <text:p>@ComponentScan = &gt;scans for packages</text:p>
            <text:p>@PropertySource(classpath:filename.properties) =&gt; load properties file</text:p>
          </table:table-cell>
          <table:table-cell table:number-columns-repeated="16382"/>
        </table:table-row>
        <table:table-row table:number-rows-repeated="5" table:style-name="ro1">
          <table:table-cell table:number-columns-repeated="2" table:style-name="ce8"/>
          <table:table-cell table:number-columns-repeated="16382"/>
        </table:table-row>
        <table:table-row table:style-name="ro6">
          <table:table-cell office:value-type="string" table:style-name="ce10">
            <text:p>springhibernate – (standalone hibernate application)</text:p>
          </table:table-cell>
          <table:table-cell table:style-name="ce10"/>
          <table:table-cell table:number-columns-repeated="16382" table:style-name="ce11"/>
        </table:table-row>
        <table:table-row table:style-name="ro1">
          <table:table-cell table:number-columns-repeated="2" table:style-name="ce8"/>
          <table:table-cell table:number-columns-repeated="16382"/>
        </table:table-row>
        <table:table-row table:style-name="ro35">
          <table:table-cell office:value-type="string" table:style-name="ce8">
            <text:p>dependencies required to connect to mysql database</text:p>
          </table:table-cell>
          <table:table-cell office:value-type="string" table:style-name="ce13">
            <text:p><text:span text:style-name="T4"><text:s/></text:span><text:span text:style-name="T4"><text:s/></text:span><text:span text:style-name="T18">&lt;</text:span><text:span text:style-name="T19">dependency</text:span><text:span text:style-name="T18">&gt;</text:span><text:span text:style-name="T18"/></text:p>
            <text:p><text:span text:style-name="T4"><text:s/></text:span><text:span text:style-name="T4"><text:s/></text:span><text:span text:style-name="T4"><text:s/></text:span><text:span text:style-name="T18">&lt;</text:span><text:span text:style-name="T19">groupId</text:span><text:span text:style-name="T18">&gt;</text:span><text:span text:style-name="T4">org.hibernate</text:span><text:span text:style-name="T18">&lt;/</text:span><text:span text:style-name="T19">groupId</text:span><text:span text:style-name="T18">&gt;</text:span><text:span text:style-name="T18"/></text:p>
            <text:p><text:span text:style-name="T4"><text:s/></text:span><text:span text:style-name="T4"><text:s/></text:span><text:span text:style-name="T4"><text:s/></text:span><text:span text:style-name="T18">&lt;</text:span><text:span text:style-name="T19">artifactId</text:span><text:span text:style-name="T18">&gt;</text:span><text:span text:style-name="T4">hibernate-core</text:span><text:span text:style-name="T18">&lt;/</text:span><text:span text:style-name="T19">artifactId</text:span><text:span text:style-name="T18">&gt;</text:span><text:span text:style-name="T18"/></text:p>
            <text:p><text:span text:style-name="T4"><text:s/></text:span><text:span text:style-name="T4"><text:s/></text:span><text:span text:style-name="T4"><text:s/></text:span><text:span text:style-name="T18">&lt;</text:span><text:span text:style-name="T19">version</text:span><text:span text:style-name="T18">&gt;</text:span><text:span text:style-name="T4">5.2.0.Final</text:span><text:span text:style-name="T18">&lt;/</text:span><text:span text:style-name="T19">version</text:span><text:span text:style-name="T18">&gt;</text:span><text:span text:style-name="T18"/></text:p>
            <text:p><text:span text:style-name="T4"><text:s/></text:span><text:span text:style-name="T4"><text:s/></text:span><text:span text:style-name="T18">&lt;/</text:span><text:span text:style-name="T19">dependency</text:span><text:span text:style-name="T18">&gt;</text:span><text:span text:style-name="T18"/></text:p>
            <text:p/>
            <text:p><text:span text:style-name="T4"><text:s/></text:span><text:span text:style-name="T4"><text:s/></text:span><text:span text:style-name="T18">&lt;</text:span><text:span text:style-name="T19">dependency</text:span><text:span text:style-name="T18">&gt;</text:span><text:span text:style-name="T18"/></text:p>
            <text:p><text:span text:style-name="T4"><text:s/></text:span><text:span text:style-name="T4"><text:s/></text:span><text:span text:style-name="T4"><text:s/></text:span><text:span text:style-name="T18">&lt;</text:span><text:span text:style-name="T19">groupId</text:span><text:span text:style-name="T18">&gt;</text:span><text:span text:style-name="T4">mysql</text:span><text:span text:style-name="T18">&lt;/</text:span><text:span text:style-name="T19">groupId</text:span><text:span text:style-name="T18">&gt;</text:span><text:span text:style-name="T18"/></text:p>
            <text:p><text:span text:style-name="T4"><text:s/></text:span><text:span text:style-name="T4"><text:s/></text:span><text:span text:style-name="T4"><text:s/></text:span><text:span text:style-name="T18">&lt;</text:span><text:span text:style-name="T19">artifactId</text:span><text:span text:style-name="T18">&gt;</text:span><text:span text:style-name="T4">mysql-connector-java</text:span><text:span text:style-name="T18">&lt;/</text:span><text:span text:style-name="T19">artifactId</text:span><text:span text:style-name="T18">&gt;</text:span><text:span text:style-name="T18"/></text:p>
            <text:p><text:span text:style-name="T4"><text:s/></text:span><text:span text:style-name="T4"><text:s/></text:span><text:span text:style-name="T4"><text:s/></text:span><text:span text:style-name="T18">&lt;</text:span><text:span text:style-name="T19">version</text:span><text:span text:style-name="T18">&gt;</text:span><text:span text:style-name="T4">8.0.22</text:span><text:span text:style-name="T18">&lt;/</text:span><text:span text:style-name="T19">version</text:span><text:span text:style-name="T18">&gt;</text:span><text:span text:style-name="T18"/></text:p>
            <text:p><text:span text:style-name="T4"><text:s/></text:span><text:span text:style-name="T4"><text:s/></text:span><text:span text:style-name="T18">&lt;/</text:span><text:span text:style-name="T19">dependency</text:span><text:span text:style-name="T18">&gt;</text:span><text:span text:style-name="T18"/></text:p>
            <text:p><text:span text:style-name="T18"/></text:p>
            <text:p/>
          </table:table-cell>
          <table:table-cell table:number-columns-repeated="16382"/>
        </table:table-row>
        <table:table-row table:style-name="ro1">
          <table:table-cell table:number-columns-repeated="2" table:style-name="ce8"/>
          <table:table-cell table:number-columns-repeated="16382"/>
        </table:table-row>
        <table:table-row table:style-name="ro36">
          <table:table-cell office:value-type="string" table:style-name="ce8">
            <text:p>initial simple <text:s/>database connection test without external config</text:p>
          </table:table-cell>
          <table:table-cell office:value-type="string" table:style-name="ce13">
            <text:p><text:span text:style-name="T3">public</text:span><text:span text:style-name="T4"><text:s/></text:span><text:span text:style-name="T3">static</text:span><text:span text:style-name="T4"><text:s/></text:span><text:span text:style-name="T3">void</text:span><text:span text:style-name="T4"><text:s/>main(String[]<text:s/></text:span><text:span text:style-name="T7">args</text:span><text:span text:style-name="T4">) {</text:span><text:span text:style-name="T4"/></text:p>
            <text:p><text:span text:style-name="T4"><text:s/></text:span><text:span text:style-name="T4"><text:s/></text:span><text:span text:style-name="T4">String<text:s/></text:span><text:span text:style-name="T7">jdbcUrl</text:span><text:span text:style-name="T4"><text:s/>=<text:s/></text:span><text:span text:style-name="T16">"jdbc:mysql://localhost:3306/hb_student_tracker?useSSL=false"</text:span><text:span text:style-name="T4">;</text:span><text:span text:style-name="T4"/></text:p>
            <text:p><text:span text:style-name="T4"><text:s/></text:span><text:span text:style-name="T4"><text:s/></text:span><text:span text:style-name="T4">String<text:s/></text:span><text:span text:style-name="T7">user</text:span><text:span text:style-name="T4"><text:s/>=<text:s/></text:span><text:span text:style-name="T16">"hbstudent"</text:span><text:span text:style-name="T4">;</text:span><text:span text:style-name="T4"/></text:p>
            <text:p><text:span text:style-name="T4"><text:s/></text:span><text:span text:style-name="T4"><text:s/></text:span><text:span text:style-name="T4">String<text:s/></text:span><text:span text:style-name="T7">password</text:span><text:span text:style-name="T4"><text:s/>=<text:s/></text:span><text:span text:style-name="T16">"hbstudent"</text:span><text:span text:style-name="T4">;</text:span><text:span text:style-name="T4"/></text:p>
            <text:p><text:span text:style-name="T4"><text:s/></text:span><text:span text:style-name="T4"><text:s/></text:span><text:span text:style-name="T3">try</text:span><text:span text:style-name="T4"><text:s/>{</text:span><text:span text:style-name="T4"/></text:p>
            <text:p><text:span text:style-name="T4"><text:s/></text:span><text:span text:style-name="T4"><text:s/></text:span><text:span text:style-name="T4"><text:s/></text:span><text:span text:style-name="T4">System.</text:span><text:span text:style-name="T8">out</text:span><text:span text:style-name="T4">.println(</text:span><text:span text:style-name="T16">"Conecting to database : "</text:span><text:span text:style-name="T4"><text:s/>+<text:s/></text:span><text:span text:style-name="T7">jdbcUrl</text:span><text:span text:style-name="T4">);</text:span><text:span text:style-name="T4"/></text:p>
            <text:p><text:span text:style-name="T4"><text:s/></text:span><text:span text:style-name="T4"><text:s/></text:span><text:span text:style-name="T4"><text:s/></text:span><text:span text:style-name="T4">Connection<text:s/></text:span><text:span text:style-name="T28">myConn</text:span><text:span text:style-name="T4"><text:s/>= DriverManager.</text:span><text:span text:style-name="T17">getConnection</text:span><text:span text:style-name="T4">(</text:span><text:span text:style-name="T7">jdbcUrl</text:span><text:span text:style-name="T4">,<text:s/></text:span><text:span text:style-name="T7">user</text:span><text:span text:style-name="T4">,<text:s/></text:span><text:span text:style-name="T7">password</text:span><text:span text:style-name="T4">);</text:span><text:span text:style-name="T4"/></text:p>
            <text:p><text:span text:style-name="T4"><text:s/></text:span><text:span text:style-name="T4"><text:s/></text:span><text:span text:style-name="T4"><text:s/></text:span><text:span text:style-name="T4">System.</text:span><text:span text:style-name="T8">out</text:span><text:span text:style-name="T4">.println(</text:span><text:span text:style-name="T16">"Connection successful !!"</text:span><text:span text:style-name="T4">);</text:span><text:span text:style-name="T4"/></text:p>
            <text:p><text:span text:style-name="T4"><text:s/></text:span><text:span text:style-name="T4"><text:s/></text:span><text:span text:style-name="T4">}</text:span><text:span text:style-name="T3">catch</text:span><text:span text:style-name="T4">(Exception<text:s/></text:span><text:span text:style-name="T7">e</text:span><text:span text:style-name="T4">) {</text:span><text:span text:style-name="T4"/></text:p>
            <text:p><text:span text:style-name="T4"><text:s/></text:span><text:span text:style-name="T4"><text:s/></text:span><text:span text:style-name="T4"><text:s/></text:span><text:span text:style-name="T7">e</text:span><text:span text:style-name="T4">.printStackTrace();</text:span><text:span text:style-name="T4"/></text:p>
            <text:p><text:span text:style-name="T4"><text:s text:c="2"/></text:span>}</text:p>
            <text:p><text:s/>}</text:p>
          </table:table-cell>
          <table:table-cell table:number-columns-repeated="16382"/>
        </table:table-row>
        <table:table-row table:style-name="ro1">
          <table:table-cell table:number-columns-repeated="2" table:style-name="ce8"/>
          <table:table-cell table:number-columns-repeated="16382"/>
        </table:table-row>
        <table:table-row table:style-name="ro8">
          <table:table-cell office:value-type="string" table:style-name="ce8">
            <text:p>hibernate configuration steps</text:p>
          </table:table-cell>
          <table:table-cell office:value-type="string" table:style-name="ce8">
            <text:p>add hibernate configuration file – hibernate.cfg.xml</text:p>
            <text:p>annotate java class</text:p>
            <text:p>develop java code to perform database operations</text:p>
          </table:table-cell>
          <table:table-cell table:number-columns-repeated="16382"/>
        </table:table-row>
        <table:table-row table:style-name="ro1">
          <table:table-cell table:number-columns-repeated="2" table:style-name="ce8"/>
          <table:table-cell table:number-columns-repeated="16382"/>
        </table:table-row>
        <table:table-row table:style-name="ro37">
          <table:table-cell office:value-type="string" table:style-name="ce8">
            <text:p>sessionFactory</text:p>
          </table:table-cell>
          <table:table-cell office:value-type="string" table:style-name="ce8">
            <text:p>reads the hibernate config file</text:p>
            <text:p>creates session objects</text:p>
            <text:p>Session factory objects =&gt; <text:s/>heavy weight objects -&gt; only created once in your app</text:p>
            <text:p><text:span text:style-name="T4">SessionFactory<text:s/></text:span><text:span text:style-name="T7">factory</text:span><text:span text:style-name="T4"><text:s/>=<text:s/></text:span><text:span text:style-name="T3">new</text:span><text:span text:style-name="T4"><text:s/>Configuration()</text:span><text:span text:style-name="T4"/></text:p>
            <text:p><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configure(</text:span><text:span text:style-name="T16">"hibernate.cfg.xml"</text:span><text:span text:style-name="T4">)</text:span><text:span text:style-name="T4"/></text:p>
            <text:p><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addAnnotatedClass(Student.</text:span><text:span text:style-name="T3">class</text:span><text:span text:style-name="T4">)</text:span><text:span text:style-name="T4"/></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buildSessionFactory();</text:span><text:span text:style-name="T5"/></text:p>
            <text:p><text:span text:style-name="T5"><text:s/></text:span><text:span text:style-name="T5"><text:s/></text:span><text:span text:style-name="T5"/></text:p>
            <text:p><text:span text:style-name="T4"><text:s/></text:span><text:span text:style-name="T4"><text:s/></text:span><text:span text:style-name="T4">Session<text:s/></text:span><text:span text:style-name="T7">session</text:span><text:span text:style-name="T4"><text:s/>=<text:s/></text:span><text:span text:style-name="T7">factory</text:span><text:span text:style-name="T4">.getCurrentSession();</text:span></text:p>
          </table:table-cell>
          <table:table-cell table:number-columns-repeated="16382"/>
        </table:table-row>
        <table:table-row table:style-name="ro1">
          <table:table-cell table:number-columns-repeated="2" table:style-name="ce8"/>
          <table:table-cell table:number-columns-repeated="16382"/>
        </table:table-row>
        <table:table-row table:style-name="ro9">
          <table:table-cell office:value-type="string" table:style-name="ce8">
            <text:p>session</text:p>
          </table:table-cell>
          <table:table-cell office:value-type="string" table:style-name="ce8">
            <text:p>wraps a jdbc connection to the DB.</text:p>
            <text:p>main object used to save/ retrieve the objects into the DB</text:p>
            <text:p>short lived object</text:p>
            <text:p>retrieved from session factory</text:p>
          </table:table-cell>
          <table:table-cell table:number-columns-repeated="16382"/>
        </table:table-row>
        <table:table-row table:style-name="ro1">
          <table:table-cell table:number-columns-repeated="2" table:style-name="ce8"/>
          <table:table-cell table:number-columns-repeated="16382"/>
        </table:table-row>
        <table:table-row table:style-name="ro38">
          <table:table-cell office:value-type="string" table:style-name="ce8">
            <text:p>saving an entity using hibernate session</text:p>
          </table:table-cell>
          <table:table-cell office:value-type="string" table:style-name="ce13">
            <text:p><text:span text:style-name="T4">Session<text:s/></text:span><text:span text:style-name="T7">session</text:span><text:span text:style-name="T4"><text:s/>=<text:s/></text:span><text:span text:style-name="T7">factory</text:span><text:span text:style-name="T4">.getCurrentSession();</text:span><text:span text:style-name="T4"/></text:p>
            <text:p><text:span text:style-name="T4"><text:s text:c="2"/></text:span></text:p>
            <text:p><text:span text:style-name="T4"><text:s/></text:span><text:span text:style-name="T4"><text:s/></text:span><text:span text:style-name="T3">try</text:span><text:span text:style-name="T4">{</text:span><text:span text:style-name="T4"/></text:p>
            <text:p><text:span text:style-name="T4"><text:s/></text:span><text:span text:style-name="T4"><text:s/></text:span><text:span text:style-name="T4"><text:s/></text:span><text:span text:style-name="T4">Student<text:s/></text:span><text:span text:style-name="T7">student</text:span><text:span text:style-name="T4"><text:s/>=<text:s/></text:span><text:span text:style-name="T3">new</text:span><text:span text:style-name="T4"><text:s/>Student(</text:span><text:span text:style-name="T16">"Ashwin"</text:span><text:span text:style-name="T4">,<text:s/></text:span><text:span text:style-name="T16">"Prabhu"</text:span><text:span text:style-name="T4">,</text:span><text:span text:style-name="T16">"prabhuar1989@gmail.com"</text:span><text:span text:style-name="T4">);</text:span><text:span text:style-name="T4"/></text:p>
            <text:p><text:span text:style-name="T4"><text:s/></text:span><text:span text:style-name="T4"><text:s/></text:span><text:span text:style-name="T4"><text:s/></text:span><text:span text:style-name="T7">session</text:span><text:span text:style-name="T4">.beginTransaction();</text:span><text:span text:style-name="T4"/></text:p>
            <text:p><text:span text:style-name="T4"><text:s/></text:span><text:span text:style-name="T4"><text:s/></text:span><text:span text:style-name="T4"><text:s/></text:span><text:span text:style-name="T7">session</text:span><text:span text:style-name="T4">.save(</text:span><text:span text:style-name="T7">student</text:span><text:span text:style-name="T4">);</text:span><text:span text:style-name="T4"/></text:p>
            <text:p><text:span text:style-name="T4"><text:s/></text:span><text:span text:style-name="T4"><text:s/></text:span><text:span text:style-name="T4"><text:s/></text:span><text:span text:style-name="T7">session</text:span><text:span text:style-name="T4">.getTransaction().commit();</text:span><text:span text:style-name="T4"/></text:p>
            <text:p><text:span text:style-name="T4"><text:s/></text:span><text:span text:style-name="T4"><text:s/></text:span><text:span text:style-name="T4">}</text:span><text:span text:style-name="T3">finally</text:span><text:span text:style-name="T4"><text:s/>{</text:span><text:span text:style-name="T4"/></text:p>
            <text:p><text:span text:style-name="T4"><text:s/></text:span><text:span text:style-name="T4"><text:s/></text:span><text:span text:style-name="T4"><text:s/></text:span><text:span text:style-name="T7">session</text:span><text:span text:style-name="T4">.close();</text:span><text:span text:style-name="T4"/></text:p>
            <text:p><text:span text:style-name="T4"><text:s text:c="2"/></text:span>}</text:p>
          </table:table-cell>
          <table:table-cell table:number-columns-repeated="16382"/>
        </table:table-row>
        <table:table-row table:style-name="ro1">
          <table:table-cell table:number-columns-repeated="2" table:style-name="ce8"/>
          <table:table-cell table:number-columns-repeated="16382"/>
        </table:table-row>
        <table:table-row table:style-name="ro29">
          <table:table-cell office:value-type="string" table:style-name="ce8">
            <text:p>Annotations</text:p>
          </table:table-cell>
          <table:table-cell office:value-type="string" table:style-name="ce13">
            <text:p><text:span text:style-name="T6">@Entity = marks the class as an entity</text:span><text:span text:style-name="T6"/></text:p>
            <text:p><text:span text:style-name="T6">@Table – maps the entity to a table</text:span><text:span text:style-name="T6"/></text:p>
            <text:p><text:span text:style-name="T6">@Id – specifies that the field is primary key and an identifier</text:span><text:span text:style-name="T6"/></text:p>
            <text:p><text:span text:style-name="T6">@GeneratedValue</text:span><text:span text:style-name="T4">(strategy = GenerationType.</text:span><text:span text:style-name="T8">IDENTITY</text:span><text:span text:style-name="T4">)</text:span><text:span text:style-name="T6">)</text:span><text:span text:style-name="T6"/></text:p>
            <text:p><text:span text:style-name="T6"><text:s text:c="5"/></text:span><text:span text:style-name="T6">=&gt; other generation types : AUTO, IDENTITY, SEQUENCE, TABLE, or custom generator</text:span><text:span text:style-name="T6"/></text:p>
            <text:p><text:span text:style-name="T6">@Column – maps the field to a column</text:span></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changing the auto_increment values</text:p>
          </table:table-cell>
          <table:table-cell office:value-type="string" table:style-name="ce8">
            <text:p>Alter table hb_student_tracker.student auto_increment=3000</text:p>
          </table:table-cell>
          <table:table-cell table:number-columns-repeated="16382"/>
        </table:table-row>
        <table:table-row table:style-name="ro1">
          <table:table-cell table:number-columns-repeated="2" table:style-name="ce8"/>
          <table:table-cell table:number-columns-repeated="16382"/>
        </table:table-row>
        <table:table-row table:style-name="ro39">
          <table:table-cell office:value-type="string" table:style-name="ce8">
            <text:p>retrieving an entity by id using hibernate session.get()</text:p>
          </table:table-cell>
          <table:table-cell office:value-type="string" table:style-name="ce13">
            <text:p><text:span text:style-name="T7">session</text:span><text:span text:style-name="T4">.beginTransaction();</text:span><text:span text:style-name="T4"/></text:p>
            <text:p><text:span text:style-name="T4"><text:s/></text:span><text:span text:style-name="T4"><text:s/></text:span><text:span text:style-name="T4">Student<text:s/></text:span><text:span text:style-name="T7">student</text:span><text:span text:style-name="T4"><text:s/>=<text:s/></text:span><text:span text:style-name="T7">session</text:span><text:span text:style-name="T4">.get(Student.</text:span><text:span text:style-name="T3">class</text:span><text:span text:style-name="T4">,<text:s/></text:span><text:span text:style-name="T7">id</text:span><text:span text:style-name="T4">);</text:span><text:span text:style-name="T4"/></text:p>
            <text:p><text:span text:style-name="T4"><text:s/></text:span><text:span text:style-name="T4"><text:s/></text:span><text:span text:style-name="T7">session</text:span><text:span text:style-name="T4">.getTransaction().commit();</text:span><text:span text:style-name="T4"/></text:p>
            <text:p><text:span text:style-name="T4"><text:s/></text:span><text:span text:style-name="T4"><text:s/></text:span><text:span text:style-name="T3">return</text:span><text:span text:style-name="T4"><text:s/></text:span><text:span text:style-name="T7">student</text:span><text:span text:style-name="T4">;</text:span></text:p>
          </table:table-cell>
          <table:table-cell table:number-columns-repeated="16382"/>
        </table:table-row>
        <table:table-row table:style-name="ro1">
          <table:table-cell table:number-columns-repeated="2" table:style-name="ce8"/>
          <table:table-cell table:number-columns-repeated="16382"/>
        </table:table-row>
        <table:table-row table:style-name="ro40">
          <table:table-cell office:value-type="string" table:style-name="ce8">
            <text:p>querying data using <text:s/>createQuery &amp; getResultList</text:p>
          </table:table-cell>
          <table:table-cell office:value-type="string" table:style-name="ce8">
            <text:p><text:span text:style-name="T4">List&lt;Student&gt;<text:s/></text:span><text:span text:style-name="T7">students</text:span><text:span text:style-name="T4"><text:s/>=<text:s/></text:span><text:span text:style-name="T28">session</text:span><text:span text:style-name="T22">.createQuery(</text:span><text:span text:style-name="T29">"from Student s where s.firstName = ?1"</text:span><text:span text:style-name="T22">)</text:span><text:span text:style-name="T22"/></text:p>
            <text:p><text:span text:style-name="T22"><text:s/></text:span><text:span text:style-name="T22"><text:s/></text:span><text:span text:style-name="T22"><text:s/></text:span><text:span text:style-name="T22"><text:s/></text:span><text:span text:style-name="T22"><text:s/></text:span><text:span text:style-name="T22"><text:s/></text:span><text:span text:style-name="T22"><text:s/></text:span><text:span text:style-name="T22"><text:s/></text:span><text:span text:style-name="T22"><text:s/></text:span><text:span text:style-name="T22"><text:s/></text:span><text:span text:style-name="T22">.setParameter(1,<text:s/></text:span><text:span text:style-name="T28">name</text:span><text:span text:style-name="T22">)</text:span><text:span text:style-name="T22"/></text:p>
            <text:p><text:span text:style-name="T22"><text:s/></text:span><text:span text:style-name="T22"><text:s/></text:span><text:span text:style-name="T22"><text:s/></text:span><text:span text:style-name="T22"><text:s/></text:span><text:span text:style-name="T22"><text:s/></text:span><text:span text:style-name="T22"><text:s/></text:span><text:span text:style-name="T22"><text:s/></text:span><text:span text:style-name="T22"><text:s/></text:span><text:span text:style-name="T22"><text:s/></text:span><text:span text:style-name="T22"><text:s/></text:span><text:span text:style-name="T22">.getResultList()</text:span><text:span text:style-name="T5">;</text:span><text:span text:style-name="T5"/></text:p>
            <text:p><text:span text:style-name="T5"><text:s/></text:span><text:span text:style-name="T5"><text:s/></text:span><text:span text:style-name="T5"/></text:p>
            <text:p><text:span text:style-name="T4"><text:s/></text:span><text:span text:style-name="T4"><text:s/></text:span><text:span text:style-name="T7">session</text:span><text:span text:style-name="T4">.getTransaction().commit();</text:span></text:p>
          </table:table-cell>
          <table:table-cell table:number-columns-repeated="16382"/>
        </table:table-row>
        <table:table-row table:style-name="ro1">
          <table:table-cell table:number-columns-repeated="2" table:style-name="ce8"/>
          <table:table-cell table:number-columns-repeated="16382"/>
        </table:table-row>
        <table:table-row table:style-name="ro41">
          <table:table-cell office:value-type="string" table:style-name="ce8">
            <text:p>update object by just setting a field in a transaction and commit</text:p>
          </table:table-cell>
          <table:table-cell office:value-type="string" table:style-name="ce13">
            <text:p><text:span text:style-name="T7">session</text:span><text:span text:style-name="T4">.beginTransaction();</text:span><text:span text:style-name="T4"/></text:p>
            <text:p><text:span text:style-name="T4"><text:s/></text:span><text:span text:style-name="T4"><text:s/></text:span><text:span text:style-name="T4">Student<text:s/></text:span><text:span text:style-name="T7">student</text:span><text:span text:style-name="T4"><text:s/>= (Student)<text:s/></text:span><text:span text:style-name="T7">session</text:span><text:span text:style-name="T4">.createQuery(</text:span><text:span text:style-name="T16">"from Student s where s.id = ?1"</text:span><text:span text:style-name="T4">)</text:span><text:span text:style-name="T4"/></text:p>
            <text:p><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setParameter(1,<text:s/></text:span><text:span text:style-name="T7">id</text:span><text:span text:style-name="T4">)</text:span><text:span text:style-name="T4"/></text:p>
            <text:p><text:span text:style-name="T4"><text:s text:c="9"/></text:span>.getSingleResult();</text:p>
            <text:p><text:span text:style-name="T4"><text:s/></text:span><text:span text:style-name="T4"><text:s/></text:span><text:span text:style-name="T4">System.</text:span><text:span text:style-name="T8">out</text:span><text:span text:style-name="T4">.println(</text:span><text:span text:style-name="T16">"Student retrieved =&gt; "</text:span><text:span text:style-name="T4">+<text:s/></text:span><text:span text:style-name="T7">student</text:span><text:span text:style-name="T4">);</text:span><text:span text:style-name="T4"/></text:p>
            <text:p><text:span text:style-name="T4"><text:s/></text:span><text:span text:style-name="T4"><text:s/></text:span><text:span text:style-name="T7">student</text:span><text:span text:style-name="T4">.setEmail(</text:span><text:span text:style-name="T7">email</text:span><text:span text:style-name="T4">);</text:span><text:span text:style-name="T4"/></text:p>
            <text:p><text:span text:style-name="T4"><text:s/></text:span><text:span text:style-name="T4"><text:s/></text:span><text:span text:style-name="T4">System.</text:span><text:span text:style-name="T8">out</text:span><text:span text:style-name="T4">.println(</text:span><text:span text:style-name="T16">"Student with new email =&gt; "</text:span><text:span text:style-name="T4">+<text:s/></text:span><text:span text:style-name="T7">student</text:span><text:span text:style-name="T4">);</text:span><text:span text:style-name="T4"/></text:p>
            <text:p><text:span text:style-name="T4"><text:s/></text:span><text:span text:style-name="T4"><text:s/></text:span><text:span text:style-name="T7">session</text:span><text:span text:style-name="T4">.getTransaction().commit();</text:span><text:span text:style-name="T4"/></text:p>
            <text:p><text:span text:style-name="T4"><text:s/></text:span><text:span text:style-name="T4"><text:s/></text:span><text:span text:style-name="T4">System.</text:span><text:span text:style-name="T8">out</text:span><text:span text:style-name="T4">.println(</text:span><text:span text:style-name="T16">" student with id : "</text:span><text:span text:style-name="T4"><text:s/>+<text:s/></text:span><text:span text:style-name="T7">student</text:span><text:span text:style-name="T4">.getId() +<text:s/></text:span><text:span text:style-name="T16">" is updated to email : "</text:span><text:span text:style-name="T4"><text:s/>+<text:s/></text:span><text:span text:style-name="T7">student</text:span><text:span text:style-name="T4">.getEmail());</text:span></text:p>
          </table:table-cell>
          <table:table-cell table:number-columns-repeated="16382"/>
        </table:table-row>
        <table:table-row table:style-name="ro1">
          <table:table-cell table:number-columns-repeated="2" table:style-name="ce8"/>
          <table:table-cell table:number-columns-repeated="16382"/>
        </table:table-row>
        <table:table-row table:style-name="ro42">
          <table:table-cell office:value-type="string" table:style-name="ce8">
            <text:p>updating field using <text:s/>createQuery &amp; executeUpdate</text:p>
          </table:table-cell>
          <table:table-cell office:value-type="string" table:style-name="ce13">
            <text:p><text:span text:style-name="T7">session</text:span><text:span text:style-name="T4">.beginTransaction();</text:span><text:span text:style-name="T4"/></text:p>
            <text:p><text:span text:style-name="T4"><text:s text:c="2"/></text:span></text:p>
            <text:p><text:span text:style-name="T4"><text:s/></text:span><text:span text:style-name="T4"><text:s/></text:span><text:span text:style-name="T4">String<text:s/></text:span><text:span text:style-name="T7">updateQuery</text:span><text:span text:style-name="T4"><text:s/>=<text:s/></text:span><text:span text:style-name="T16">"Update Student s set s.email = ?1 where s.id in (?2)"</text:span><text:span text:style-name="T4">;</text:span><text:span text:style-name="T4"/></text:p>
            <text:p><text:span text:style-name="T4"><text:s/></text:span><text:span text:style-name="T4"><text:s/></text:span><text:span text:style-name="T7">session</text:span><text:span text:style-name="T4">.createQuery(</text:span><text:span text:style-name="T7">updateQuery</text:span><text:span text:style-name="T4">)</text:span><text:span text:style-name="T4"/></text:p>
            <text:p><text:span text:style-name="T4"><text:s/></text:span><text:span text:style-name="T4"><text:s/></text:span><text:span text:style-name="T4"><text:s/></text:span><text:span text:style-name="T4"><text:s/></text:span><text:span text:style-name="T4">.setParameter(1,</text:span><text:span text:style-name="T7">emailId</text:span><text:span text:style-name="T4">)</text:span><text:span text:style-name="T4"/></text:p>
            <text:p><text:span text:style-name="T4"><text:s/></text:span><text:span text:style-name="T4"><text:s/></text:span><text:span text:style-name="T4"><text:s/></text:span><text:span text:style-name="T4"><text:s/></text:span><text:span text:style-name="T4">.setParameter(2,<text:s/></text:span><text:span text:style-name="T7">ids</text:span><text:span text:style-name="T4">)</text:span><text:span text:style-name="T4"/></text:p>
            <text:p><text:span text:style-name="T4"><text:s text:c="4"/></text:span>.executeUpdate();</text:p>
            <text:p><text:s text:c="2"/></text:p>
            <text:p><text:span text:style-name="T4"><text:s/></text:span><text:span text:style-name="T4"><text:s/></text:span><text:span text:style-name="T7">session</text:span><text:span text:style-name="T4">.getTransaction().commit();</text:span><text:span text:style-name="T4"/></text:p>
            <text:p><text:span text:style-name="T4"><text:s/></text:span><text:span text:style-name="T4"><text:s/></text:span><text:span text:style-name="T4">System.</text:span><text:span text:style-name="T8">out</text:span><text:span text:style-name="T4">.println(</text:span><text:span text:style-name="T16">"Students with ids : "</text:span><text:span text:style-name="T4"><text:s/>+<text:s/></text:span><text:span text:style-name="T7">ids</text:span><text:span text:style-name="T4"><text:s/>+<text:s/></text:span><text:span text:style-name="T16">"updated to :"</text:span><text:span text:style-name="T4"><text:s/>+<text:s/></text:span><text:span text:style-name="T7">emailId</text:span><text:span text:style-name="T4">);</text:span></text:p>
          </table:table-cell>
          <table:table-cell table:number-columns-repeated="16382"/>
        </table:table-row>
        <table:table-row table:style-name="ro1">
          <table:table-cell table:number-columns-repeated="2" table:style-name="ce8"/>
          <table:table-cell table:number-columns-repeated="16382"/>
        </table:table-row>
        <table:table-row table:style-name="ro43">
          <table:table-cell office:value-type="string" table:style-name="ce8">
            <text:p>deleting by id-&gt; session.delete()</text:p>
          </table:table-cell>
          <table:table-cell office:value-type="string" table:style-name="ce13">
            <text:p><text:span text:style-name="T7">session</text:span><text:span text:style-name="T4">.beginTransaction();</text:span><text:span text:style-name="T4"/></text:p>
            <text:p/>
            <text:p><text:span text:style-name="T4"><text:s/></text:span><text:span text:style-name="T4"><text:s/></text:span><text:span text:style-name="T4">Student<text:s/></text:span><text:span text:style-name="T7">student</text:span><text:span text:style-name="T4"><text:s/>=<text:s/></text:span><text:span text:style-name="T7">session</text:span><text:span text:style-name="T4">.get(Student.</text:span><text:span text:style-name="T3">class</text:span><text:span text:style-name="T4">,<text:s/></text:span><text:span text:style-name="T7">id</text:span><text:span text:style-name="T4">);</text:span><text:span text:style-name="T4"/></text:p>
            <text:p><text:span text:style-name="T4"><text:s/></text:span><text:span text:style-name="T4"><text:s/></text:span><text:span text:style-name="T3">if</text:span><text:span text:style-name="T4">(</text:span><text:span text:style-name="T3">null</text:span><text:span text:style-name="T4"><text:s/>!=<text:s/></text:span><text:span text:style-name="T7">student</text:span><text:span text:style-name="T4">) {</text:span><text:span text:style-name="T4"/></text:p>
            <text:p><text:span text:style-name="T4"><text:s/></text:span><text:span text:style-name="T4"><text:s/></text:span><text:span text:style-name="T4"><text:s/></text:span><text:span text:style-name="T7">session</text:span><text:span text:style-name="T4">.delete(</text:span><text:span text:style-name="T7">student</text:span><text:span text:style-name="T4">);</text:span><text:span text:style-name="T4"/></text:p>
            <text:p><text:span text:style-name="T4"><text:s/></text:span><text:span text:style-name="T4"><text:s/></text:span><text:span text:style-name="T4"><text:s/></text:span><text:span text:style-name="T7">session</text:span><text:span text:style-name="T4">.getTransaction().commit();</text:span><text:span text:style-name="T4"/></text:p>
            <text:p><text:span text:style-name="T4"><text:s/></text:span><text:span text:style-name="T4"><text:s/></text:span><text:span text:style-name="T4"><text:s/></text:span><text:span text:style-name="T4">System.</text:span><text:span text:style-name="T8">out</text:span><text:span text:style-name="T4">.println(</text:span><text:span text:style-name="T16">"student with id : "</text:span><text:span text:style-name="T4"><text:s/>+<text:s/></text:span><text:span text:style-name="T7">student</text:span><text:span text:style-name="T4">.getId() +<text:s/></text:span><text:span text:style-name="T16">" deleted successfully"</text:span><text:span text:style-name="T4">);</text:span><text:span text:style-name="T4"/></text:p>
            <text:p><text:span text:style-name="T4"><text:s text:c="2"/></text:span>}</text:p>
          </table:table-cell>
          <table:table-cell table:number-columns-repeated="16382"/>
        </table:table-row>
        <table:table-row table:style-name="ro1">
          <table:table-cell table:number-columns-repeated="2" table:style-name="ce8"/>
          <table:table-cell table:number-columns-repeated="16382"/>
        </table:table-row>
        <table:table-row table:style-name="ro44">
          <table:table-cell office:value-type="string" table:style-name="ce8">
            <text:p>deleting using createQuery &amp; executeUpdate</text:p>
          </table:table-cell>
          <table:table-cell office:value-type="string" table:style-name="ce13">
            <text:p><text:span text:style-name="T7">session</text:span><text:span text:style-name="T4">.beginTransaction();</text:span><text:span text:style-name="T4"/></text:p>
            <text:p><text:span text:style-name="T4"><text:s/></text:span><text:span text:style-name="T4"><text:s/></text:span><text:span text:style-name="T4">String<text:s/></text:span><text:span text:style-name="T7">query</text:span><text:span text:style-name="T4"><text:s/>=<text:s/></text:span><text:span text:style-name="T16">"Delete from Student s where s.email = ?1"</text:span><text:span text:style-name="T4">;</text:span><text:span text:style-name="T4"/></text:p>
            <text:p><text:span text:style-name="T4"><text:s/></text:span><text:span text:style-name="T4"><text:s/></text:span><text:span text:style-name="T7">session</text:span><text:span text:style-name="T4">.createQuery(</text:span><text:span text:style-name="T7">query</text:span><text:span text:style-name="T4">)</text:span><text:span text:style-name="T4"/></text:p>
            <text:p><text:span text:style-name="T4"><text:s/></text:span><text:span text:style-name="T4"><text:s/></text:span><text:span text:style-name="T4"><text:s/></text:span><text:span text:style-name="T4"><text:s/></text:span><text:span text:style-name="T4">.setParameter(1,<text:s/></text:span><text:span text:style-name="T7">email</text:span><text:span text:style-name="T4">)</text:span><text:span text:style-name="T4"/></text:p>
            <text:p><text:span text:style-name="T4"><text:s text:c="4"/></text:span>.executeUpdate();</text:p>
            <text:p><text:span text:style-name="T4"><text:s/></text:span><text:span text:style-name="T4"><text:s/></text:span><text:span text:style-name="T7">session</text:span><text:span text:style-name="T4">.getTransaction().commit();</text:span><text:span text:style-name="T4"/></text:p>
            <text:p><text:span text:style-name="T4"><text:s/></text:span><text:span text:style-name="T4"><text:s/></text:span><text:span text:style-name="T4">System.</text:span><text:span text:style-name="T8">out</text:span><text:span text:style-name="T4">.println(</text:span><text:span text:style-name="T16">"Student with emailId : "</text:span><text:span text:style-name="T4"><text:s/>+<text:s/></text:span><text:span text:style-name="T7">email</text:span><text:span text:style-name="T4"><text:s/>+<text:s/></text:span><text:span text:style-name="T16">" deleted"</text:span><text:span text:style-name="T4">);</text:span></text:p>
          </table:table-cell>
          <table:table-cell table:number-columns-repeated="16382"/>
        </table:table-row>
        <table:table-row table:style-name="ro1">
          <table:table-cell table:number-columns-repeated="2" table:style-name="ce8"/>
          <table:table-cell table:number-columns-repeated="16382"/>
        </table:table-row>
        <table:table-row table:style-name="ro9">
          <table:table-cell office:value-type="string" table:style-name="ce8">
            <text:p>cascade</text:p>
          </table:table-cell>
          <table:table-cell office:value-type="string" table:style-name="ce8">
            <text:p>applying same operations to related entities</text:p>
            <text:p>eg : instructor -&gt; instructor-detail</text:p>
            <text:p>if you save the instructor then we need to save the instructor-detail entity as well along with it. This is called cascading.</text:p>
            <text:p>cascade_delete =&gt; same goes for delete</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fetch</text:p>
          </table:table-cell>
          <table:table-cell office:value-type="string" table:style-name="ce8">
            <text:p>eager and lazy loading</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unidirectional relationship</text:p>
          </table:table-cell>
          <table:table-cell table:style-name="ce8"/>
          <table:table-cell table:number-columns-repeated="16382"/>
        </table:table-row>
        <table:table-row table:style-name="ro1">
          <table:table-cell office:value-type="string" table:style-name="ce8">
            <text:p>bidirectional relationship</text:p>
          </table:table-cell>
          <table:table-cell table:style-name="ce8"/>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persistence context</text:p>
          </table:table-cell>
          <table:table-cell table:style-name="ce8"/>
          <table:table-cell table:number-columns-repeated="16382"/>
        </table:table-row>
        <table:table-row table:style-name="ro1">
          <table:table-cell table:number-columns-repeated="2" table:style-name="ce8"/>
          <table:table-cell table:number-columns-repeated="16382"/>
        </table:table-row>
        <table:table-row table:style-name="ro8">
          <table:table-cell office:value-type="string" table:style-name="ce8">
            <text:p>Entity states</text:p>
          </table:table-cell>
          <table:table-cell office:value-type="string" table:style-name="ce8">
            <text:p>Transient – new entity which is not associated with the session, the persistence context doesnot know about the transient object.</text:p>
            <text:p/>
            <text:p>Managed/persisted -</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19">
            <text:p>One to one mapping</text:p>
          </table:table-cell>
          <table:table-cell office:value-type="string" table:style-name="ce19">
            <text:p>one instructor has one instructorDetail =&gt; instructor has the foriefn key column</text:p>
          </table:table-cell>
          <table:table-cell table:number-columns-repeated="16382" table:style-name="ce20"/>
        </table:table-row>
        <table:table-row table:style-name="ro1">
          <table:table-cell table:number-columns-repeated="2" table:style-name="ce8"/>
          <table:table-cell table:number-columns-repeated="16382"/>
        </table:table-row>
        <table:table-row table:style-name="ro8">
          <table:table-cell office:value-type="string" table:style-name="ce8">
            <text:p>Instructor -&gt; InstructorDetail</text:p>
            <text:p>@OneToOne(cascade = CascadeType.ALL)</text:p>
          </table:table-cell>
          <table:table-cell table:style-name="ce8"/>
          <table:table-cell table:number-columns-repeated="16382"/>
        </table:table-row>
        <table:table-row table:style-name="ro1">
          <table:table-cell office:value-type="string" table:style-name="ce8">
            <text:p>Cascade types</text:p>
          </table:table-cell>
          <table:table-cell office:value-type="string" table:style-name="ce8">
            <text:p>PERSIST , REMOVE, REFRESH, DETACH, MERGE, ALL</text:p>
          </table:table-cell>
          <table:table-cell table:number-columns-repeated="16382"/>
        </table:table-row>
        <table:table-row table:style-name="ro1">
          <table:table-cell table:number-columns-repeated="2" table:style-name="ce8"/>
          <table:table-cell table:number-columns-repeated="16382"/>
        </table:table-row>
        <table:table-row table:style-name="ro9">
          <table:table-cell office:value-type="string" table:style-name="ce8">
            <text:p>udirectional mapping</text:p>
          </table:table-cell>
          <table:table-cell office:value-type="string" table:style-name="ce8">
            <text:p>instructor has the foreign key of instructor detail</text:p>
            <text:p>Annotations used</text:p>
            <text:p>@OneToOne(CascadeType)</text:p>
            <text:p>@JoinColumn() - will always be in the class that acts as the child class(InstructorDetail) which has the foriegn key reference to the parent(Instructor)</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bidirectional mapping</text:p>
          </table:table-cell>
          <table:table-cell office:value-type="string" table:style-name="ce8">
            <text:p>@OneToOne(mappedBy)</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to delete just the related entity and not the main entity</text:p>
          </table:table-cell>
          <table:table-cell office:value-type="string" table:style-name="ce8">
            <text:p>remove the cascadetype.Delete from @mappedBy</text:p>
          </table:table-cell>
          <table:table-cell table:number-columns-repeated="16382"/>
        </table:table-row>
        <table:table-row table:style-name="ro1">
          <table:table-cell table:style-name="ce8"/>
          <table:table-cell office:value-type="string" table:style-name="ce8">
            <text:p>and before actually deleting the object usinng session, set the detail in the instructor of the instructorDetail to null.</text:p>
          </table:table-cell>
          <table:table-cell table:number-columns-repeated="16382"/>
        </table:table-row>
        <table:table-row table:style-name="ro1">
          <table:table-cell table:number-columns-repeated="2" table:style-name="ce8"/>
          <table:table-cell table:number-columns-repeated="16382"/>
        </table:table-row>
        <table:table-row table:style-name="ro7">
          <table:table-cell office:value-type="string" table:style-name="ce19">
            <text:p>One to Many mapping (bidirectional)</text:p>
          </table:table-cell>
          <table:table-cell office:value-type="string" table:style-name="ce19">
            <text:p>one instructor can have many courses =&gt; course has the foriegn key column</text:p>
            <text:p>association between instructor and instructor_detail</text:p>
            <text:p>here instructor_detail is the parent and instructor is the child table - since instructor table has the foreign key column instructor_detail_id<text:s/></text:p>
            <text:p>hence the child entity - instructor will have @oneToOne and @JoinColumn on instructorDetail property</text:p>
            <text:p>the parent entity instructorDetail will have @OneToOne(mappedBy) on Instructor property</text:p>
          </table:table-cell>
          <table:table-cell table:number-columns-repeated="16382" table:style-name="ce20"/>
        </table:table-row>
        <table:table-row table:style-name="ro1">
          <table:table-cell table:number-columns-repeated="2" table:style-name="ce8"/>
          <table:table-cell table:number-columns-repeated="16382"/>
        </table:table-row>
        <table:table-row table:style-name="ro1">
          <table:table-cell office:value-type="string" table:style-name="ce8">
            <text:p>FetchTypes</text:p>
          </table:table-cell>
          <table:table-cell office:value-type="string" table:style-name="ce8">
            <text:p>Lazy , Eager</text:p>
          </table:table-cell>
          <table:table-cell table:number-columns-repeated="16382"/>
        </table:table-row>
        <table:table-row table:style-name="ro1">
          <table:table-cell table:number-columns-repeated="2" table:style-name="ce8"/>
          <table:table-cell table:number-columns-repeated="16382"/>
        </table:table-row>
        <table:table-row table:style-name="ro45">
          <table:table-cell office:value-type="string" table:style-name="ce19">
            <text:p>OneToMany mapping (unidirectional)</text:p>
          </table:table-cell>
          <table:table-cell office:value-type="string" table:style-name="ce19">
            <text:p><text:span text:style-name="T11">bidirectional mapping :<text:s/></text:span>one course can have many review =&gt; review table has the foriegn key<text:s/><text:span text:style-name="T11">but course will have joinColumn</text:span><text:span text:style-name="T11"/></text:p>
            <text:p>association between instructor and course =&gt; 1 instructor can have many courses but a course is instructed by only 1 instructor</text:p>
            <text:p>Now considering instructor as the parent table and course as the child table since course has the foriegn key column - instructor_id</text:p>
            <text:p>The child entity course will have the @JoinColumn and @ManyToOne on insructor property.</text:p>
            <text:p>The parent entity instructor will have @OneToMany(mappedBy) on courses property.</text:p>
            <text:p/>
            <text:p>unidirectional mapping :<text:s/></text:p>
            <text:p>association between course and review =&gt; 1 course can have multiple reviews but a review is associated to any given course only.</text:p>
            <text:p>review is the child entity as it contains the foreign key but in this case there is no mapping annotation inside the reviw entity on course property.</text:p>
            <text:p>course is the parent entity but in this case @JoinCoulumn and @OneToMany is on review property.</text:p>
          </table:table-cell>
          <table:table-cell table:number-columns-repeated="16382" table:style-name="ce20"/>
        </table:table-row>
        <table:table-row table:style-name="ro1">
          <table:table-cell table:number-columns-repeated="2" table:style-name="ce8"/>
          <table:table-cell table:number-columns-repeated="16382"/>
        </table:table-row>
        <table:table-row table:style-name="ro46">
          <table:table-cell office:value-type="string" table:style-name="ce19">
            <text:p>ManyToMany mapping</text:p>
          </table:table-cell>
          <table:table-cell office:value-type="string" table:style-name="ce19">
            <text:p>one course has many students and one student have many courses.</text:p>
            <text:p>https://www.baeldung.com/jpa-many-to-many</text:p>
            <text:p>association between course and students<text:span text:style-name="T11"/></text:p>
            <text:p/>
          </table:table-cell>
          <table:table-cell table:number-columns-repeated="16382" table:style-name="ce20"/>
        </table:table-row>
        <table:table-row table:number-rows-repeated="2" table:style-name="ro1">
          <table:table-cell table:number-columns-repeated="2" table:style-name="ce8"/>
          <table:table-cell table:number-columns-repeated="16382"/>
        </table:table-row>
        <table:table-row table:style-name="ro1">
          <table:table-cell office:value-type="string" table:style-name="ce19">
            <text:p>hibernate with spring application</text:p>
          </table:table-cell>
          <table:table-cell office:value-type="string" table:style-name="ce19">
            <text:p><text:s/>webcustomertracker</text:p>
          </table:table-cell>
          <table:table-cell table:number-columns-repeated="16382" table:style-name="ce20"/>
        </table:table-row>
        <table:table-row table:style-name="ro1">
          <table:table-cell table:number-columns-repeated="2" table:style-name="ce8"/>
          <table:table-cell table:number-columns-repeated="16382"/>
        </table:table-row>
        <table:table-row table:style-name="ro6">
          <table:table-cell office:value-type="string" table:style-name="ce21">
            <text:p>to connect configure hibernate with spring applications</text:p>
          </table:table-cell>
          <table:table-cell table:number-columns-repeated="16383" table:style-name="ce1"/>
        </table:table-row>
        <table:table-row table:style-name="ro1">
          <table:table-cell table:number-columns-repeated="2" table:style-name="ce8"/>
          <table:table-cell table:number-columns-repeated="16382"/>
        </table:table-row>
        <table:table-row table:style-name="ro8">
          <table:table-cell office:value-type="string" table:style-name="ce8">
            <text:p>1.Inside our context file =&gt; webcustomertracker-servlet.xml</text:p>
            <text:p/>
          </table:table-cell>
          <table:table-cell office:value-type="string" table:style-name="ce8">
            <text:p>1. configure datasource</text:p>
            <text:p/>
          </table:table-cell>
          <table:table-cell table:number-columns-repeated="16382"/>
        </table:table-row>
        <table:table-row table:number-rows-repeated="8" table:style-name="ro1">
          <table:table-cell table:number-columns-repeated="2" table:style-name="ce8"/>
          <table:table-cell table:number-columns-repeated="16382"/>
        </table:table-row>
        <table:table-row table:style-name="ro1">
          <table:table-cell office:value-type="string" table:style-name="ce10">
            <text:p>Spring AOP</text:p>
          </table:table-cell>
          <table:table-cell table:style-name="ce10"/>
          <table:table-cell table:number-columns-repeated="16382" table:style-name="ce11"/>
        </table:table-row>
        <table:table-row table:style-name="ro1">
          <table:table-cell table:number-columns-repeated="2" table:style-name="ce8"/>
          <table:table-cell table:number-columns-repeated="16382"/>
        </table:table-row>
        <table:table-row table:style-name="ro1">
          <table:table-cell office:value-type="string" table:style-name="ce8">
            <text:p>Aspect</text:p>
          </table:table-cell>
          <table:table-cell office:value-type="string" table:style-name="ce8">
            <text:p>just a class / functinality which we wanna use at multiple locations in the appication eg : logging, security etc.</text:p>
          </table:table-cell>
          <table:table-cell table:number-columns-repeated="16382"/>
        </table:table-row>
        <table:table-row table:style-name="ro1">
          <table:table-cell table:number-columns-repeated="2" table:style-name="ce8"/>
          <table:table-cell table:number-columns-repeated="16382"/>
        </table:table-row>
        <table:table-row table:style-name="ro9">
          <table:table-cell office:value-type="string" table:style-name="ce8">
            <text:p>benefits</text:p>
          </table:table-cell>
          <table:table-cell office:value-type="string" table:style-name="ce8">
            <text:p>code atone place and use everywhere – reusability and easier to change</text:p>
            <text:p>Business code is cleaner</text:p>
            <text:p>Configurable</text:p>
            <text:p>Use selected aspects at selected places</text:p>
          </table:table-cell>
          <table:table-cell table:number-columns-repeated="16382"/>
        </table:table-row>
        <table:table-row table:style-name="ro1">
          <table:table-cell table:number-columns-repeated="2" table:style-name="ce8"/>
          <table:table-cell table:number-columns-repeated="16382"/>
        </table:table-row>
        <table:table-row table:style-name="ro7">
          <table:table-cell office:value-type="string" table:style-name="ce8">
            <text:p>use cases</text:p>
          </table:table-cell>
          <table:table-cell office:value-type="string" table:style-name="ce8">
            <text:p>common ones =&gt; logging, security, transactions</text:p>
            <text:p>Audit logging =&gt; who what when where</text:p>
            <text:p>Exception handling =&gt; log exception and notify devOps team via email / sms</text:p>
            <text:p>API management =&gt; how many times a method been called a user</text:p>
            <text:p>Analytics =&gt; what are peak times ? What is average load ? Who is top user ?</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Advice</text:p>
          </table:table-cell>
          <table:table-cell office:value-type="string" table:style-name="ce8">
            <text:p>what action/method is executed on applying the aspect</text:p>
            <text:p>AdviceTypes : before , after finally advice, after returning advice, after throwing advice, around advice</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Join point</text:p>
          </table:table-cell>
          <table:table-cell office:value-type="string" table:style-name="ce8">
            <text:p>when to apply the code during program execution</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pointcut</text:p>
          </table:table-cell>
          <table:table-cell office:value-type="string" table:style-name="ce8">
            <text:p>Expression to where the advice should be applied</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weaving</text:p>
          </table:table-cell>
          <table:table-cell office:value-type="string" table:style-name="ce8">
            <text:p>connecting aspects to target objects – compile time, load time and run time</text:p>
          </table:table-cell>
          <table:table-cell table:number-columns-repeated="16382"/>
        </table:table-row>
        <table:table-row table:style-name="ro1">
          <table:table-cell table:number-columns-repeated="2" table:style-name="ce8"/>
          <table:table-cell table:number-columns-repeated="16382"/>
        </table:table-row>
        <table:table-row table:style-name="ro8">
          <table:table-cell office:value-type="string" table:style-name="ce8">
            <text:p>AOP frameworks</text:p>
          </table:table-cell>
          <table:table-cell office:value-type="string" table:style-name="ce8">
            <text:p>Spring AOP, <text:s/>Aspect J</text:p>
            <text:p>Spring AOP – simpler to use than AspectJ and uses proxy pattern, only supports method level join points, only apply aspects to beans created by spring context</text:p>
          </table:table-cell>
          <table:table-cell table:number-columns-repeated="16382"/>
        </table:table-row>
        <table:table-row table:style-name="ro1">
          <table:table-cell table:number-columns-repeated="2" table:style-name="ce8"/>
          <table:table-cell table:number-columns-repeated="16382"/>
        </table:table-row>
        <table:table-row table:style-name="ro47">
          <table:table-cell office:value-type="string" table:style-name="ce8">
            <text:p>Developing an aspect</text:p>
          </table:table-cell>
          <table:table-cell office:value-type="string" table:style-name="ce13">
            <text:p><text:span text:style-name="T6">on the aspect method =&gt; @Before</text:span><text:span text:style-name="T4">(</text:span><text:span text:style-name="T16">"execution(public void displayAccountDetails())"</text:span><text:span text:style-name="T4">)</text:span><text:span text:style-name="T4"/></text:p>
            <text:p/>
          </table:table-cell>
          <table:table-cell table:number-columns-repeated="16382"/>
        </table:table-row>
        <table:table-row table:style-name="ro8">
          <table:table-cell office:value-type="string" table:style-name="ce8">
            <text:p>pointcut expression</text:p>
          </table:table-cell>
          <table:table-cell office:value-type="string" table:style-name="ce8">
            <text:p>A predicate expression for where an advice should be applied. Spring AOP uses AspectJ's pointcut expression language.</text:p>
            <text:p>Different types of pointcuts in AspectJ</text:p>
            <text:p>1. execution pontcut : applies to the execution of methods</text:p>
          </table:table-cell>
          <table:table-cell table:number-columns-repeated="16382"/>
        </table:table-row>
        <table:table-row table:style-name="ro48">
          <table:table-cell office:value-type="string" table:style-name="ce8">
            <text:p>Matching on method names with no arguments</text:p>
          </table:table-cell>
          <table:table-cell office:value-type="string" table:style-name="ce8">
            <text:p>execution(modifiers-pattern? Return-type-pattern Declaring-type-pattern? Method-name-pattern(param-pattern) throws-pattern?)</text:p>
            <text:p><text:span text:style-name="T6">@Before</text:span><text:span text:style-name="T4">(</text:span><text:span text:style-name="T16">"execution( * * com.arp.dao.MemberDAO.display*())"</text:span><text:span text:style-name="T4">)</text:span><text:span text:style-name="T4"/></text:p>
            <text:p><text:span text:style-name="T6">@Before</text:span><text:span text:style-name="T4">(</text:span><text:span text:style-name="T16">"execution( * void display*())"</text:span><text:span text:style-name="T4">)</text:span><text:span text:style-name="T4"/></text:p>
            <text:p/>
          </table:table-cell>
          <table:table-cell table:number-columns-repeated="16382"/>
        </table:table-row>
        <table:table-row table:style-name="ro49">
          <table:table-cell office:value-type="string" table:style-name="ce8">
            <text:p>Matching on method names with <text:s/>arguments</text:p>
          </table:table-cell>
          <table:table-cell office:value-type="string" table:style-name="ce8">
            <text:p>(), (*), (..)</text:p>
            <text:p>Matching the package – any class, any method with no arguments =&gt;<text:s/><text:span text:style-name="T6">@Before</text:span><text:span text:style-name="T4">(</text:span><text:span text:style-name="T16">"execution(* com.arp.dao.*.*())"</text:span><text:span text:style-name="T4">)</text:span><text:span text:style-name="T4"/></text:p>
            <text:p><text:span text:style-name="T4">Matching the package – any class, any method with any arguments =&gt;<text:s/></text:span><text:span text:style-name="T6">@Before</text:span><text:span text:style-name="T4">(</text:span><text:span text:style-name="T16">"execution(* com.arp.dao.*.*(..))"</text:span><text:span text:style-name="T4">)</text:span><text:span text:style-name="T4"/></text:p>
            <text:p><text:span text:style-name="T6">@Before</text:span><text:span text:style-name="T4">(</text:span><text:span text:style-name="T16">"execution(* com.arp.dao.*.*(com.arp.dao.AccountDAO,..))"</text:span><text:span text:style-name="T4">)</text:span></text:p>
          </table:table-cell>
          <table:table-cell table:number-columns-repeated="16382"/>
        </table:table-row>
        <table:table-row table:style-name="ro6">
          <table:table-cell office:value-type="string" table:style-name="ce8">
            <text:p>reusing a pointcut expression with pintcut declartions</text:p>
          </table:table-cell>
          <table:table-cell office:value-type="string" table:style-name="ce8">
            <text:p>declare a pointcut using @Pointcut and use the declared pointcut in advices like @Before, @Advice etc..</text:p>
          </table:table-cell>
          <table:table-cell table:number-columns-repeated="16382"/>
        </table:table-row>
        <table:table-row table:style-name="ro6">
          <table:table-cell office:value-type="string" table:style-name="ce8">
            <text:p>combining pointcut expression using logical operators</text:p>
          </table:table-cell>
          <table:table-cell office:value-type="string" table:style-name="ce8">
            <text:p>@Before("expressionone() &amp;&amp; expressiontwo()")</text:p>
            <text:p>@Before("expressionone() || expressiontwo()")</text:p>
          </table:table-cell>
          <table:table-cell table:number-columns-repeated="16382"/>
        </table:table-row>
        <table:table-row table:style-name="ro50">
          <table:table-cell table:style-name="ce8"/>
          <table:table-cell office:value-type="string" table:style-name="ce8">
            <text:p>@Before("expressionone() &amp;&amp; !expressiontwo()")</text:p>
            <text:p><text:span text:style-name="T6">@Pointcut</text:span><text:span text:style-name="T4">(</text:span><text:span text:style-name="T16">"allClassMethodsOfDaoPackage() &amp;&amp; !(getters() || setters())"</text:span><text:span text:style-name="T4">)</text:span></text:p>
          </table:table-cell>
          <table:table-cell table:number-columns-repeated="16382"/>
        </table:table-row>
        <table:table-row table:style-name="ro1">
          <table:table-cell table:number-columns-repeated="2" table:style-name="ce8"/>
          <table:table-cell table:number-columns-repeated="16382"/>
        </table:table-row>
        <table:table-row table:style-name="ro8">
          <table:table-cell office:value-type="string" table:style-name="ce8">
            <text:p>Order of advice application</text:p>
          </table:table-cell>
          <table:table-cell office:value-type="string" table:style-name="ce8">
            <text:p>1. refactoring each advice in seperate aspects</text:p>
            <text:p>2. control order on aspects using @Order annotation</text:p>
            <text:p/>
          </table:table-cell>
          <table:table-cell table:number-columns-repeated="16382"/>
        </table:table-row>
        <table:table-row table:style-name="ro1">
          <table:table-cell table:number-columns-repeated="2" table:style-name="ce8"/>
          <table:table-cell table:number-columns-repeated="16382"/>
        </table:table-row>
        <table:table-row table:style-name="ro51">
          <table:table-cell office:value-type="string" table:style-name="ce8">
            <text:p>Join point used with @Before advice</text:p>
          </table:table-cell>
          <table:table-cell office:value-type="string" table:style-name="ce8">
            <text:p>Join point is the object used to acces the actual method details that wascalled or the paameters passed to that method.</text:p>
            <text:p>JoinPoint.getArgs()</text:p>
            <text:p>JoinPoint.getSignature()</text:p>
            <text:p>Eg : =&gt;</text:p>
            <text:p><text:span text:style-name="T6">@Before</text:span><text:span text:style-name="T4">(</text:span><text:span text:style-name="T16">"execution(* com.arp.dao.AccountDAO.display*(..))"</text:span><text:span text:style-name="T4">)</text:span><text:span text:style-name="T4"/></text:p>
            <text:p><text:span text:style-name="T4"><text:s/></text:span><text:span text:style-name="T3">public</text:span><text:span text:style-name="T4"><text:s/></text:span><text:span text:style-name="T3">void</text:span><text:span text:style-name="T4"><text:s/>displayAccountDetails(JoinPoint<text:s/></text:span><text:span text:style-name="T7">jp</text:span><text:span text:style-name="T4">) {</text:span><text:span text:style-name="T4"/></text:p>
            <text:p><text:span text:style-name="T4"><text:s/></text:span><text:span text:style-name="T4"><text:s/></text:span><text:span text:style-name="T4">MethodSignature<text:s/></text:span><text:span text:style-name="T7">signature</text:span><text:span text:style-name="T4"><text:s/>= (MethodSignature)<text:s/></text:span><text:span text:style-name="T7">jp</text:span><text:span text:style-name="T4">.getSignature();</text:span><text:span text:style-name="T4"/></text:p>
            <text:p><text:span text:style-name="T4"><text:s/></text:span><text:span text:style-name="T4"><text:s/></text:span><text:span text:style-name="T4">System.</text:span><text:span text:style-name="T8">out</text:span><text:span text:style-name="T4">.println(</text:span><text:span text:style-name="T16">" method signature =&gt; "</text:span><text:span text:style-name="T4"><text:s/>+<text:s/></text:span><text:span text:style-name="T7">signature</text:span><text:span text:style-name="T4">);</text:span><text:span text:style-name="T4"/></text:p>
            <text:p><text:span text:style-name="T4"><text:s/></text:span><text:span text:style-name="T4"><text:s/></text:span><text:span text:style-name="T4">Object[]<text:s/></text:span><text:span text:style-name="T7">args</text:span><text:span text:style-name="T4"><text:s/>=<text:s/></text:span><text:span text:style-name="T7">jp</text:span><text:span text:style-name="T4">.getArgs();</text:span><text:span text:style-name="T4"/></text:p>
            <text:p><text:span text:style-name="T4"><text:s/></text:span><text:span text:style-name="T4"><text:s/></text:span><text:span text:style-name="T3">for</text:span><text:span text:style-name="T4">(Object<text:s/></text:span><text:span text:style-name="T7">arg</text:span><text:span text:style-name="T4"><text:s/>:<text:s/></text:span><text:span text:style-name="T7">args</text:span><text:span text:style-name="T4">) {</text:span><text:span text:style-name="T4"/></text:p>
            <text:p><text:span text:style-name="T4"><text:s/></text:span><text:span text:style-name="T4"><text:s/></text:span><text:span text:style-name="T4"><text:s/></text:span><text:span text:style-name="T3">if</text:span><text:span text:style-name="T4">(</text:span><text:span text:style-name="T7">arg</text:span><text:span text:style-name="T4"><text:s/></text:span><text:span text:style-name="T3">instanceof</text:span><text:span text:style-name="T4"><text:s/>Account) {</text:span><text:span text:style-name="T4"/></text:p>
            <text:p><text:span text:style-name="T4"><text:s/></text:span><text:span text:style-name="T4"><text:s/></text:span><text:span text:style-name="T4"><text:s/></text:span><text:span text:style-name="T4"><text:s/></text:span><text:span text:style-name="T4">Account<text:s/></text:span><text:span text:style-name="T7">account</text:span><text:span text:style-name="T4"><text:s/>= (Account)<text:s/></text:span><text:span text:style-name="T7">arg</text:span><text:span text:style-name="T4">;</text:span><text:span text:style-name="T4"/></text:p>
            <text:p><text:span text:style-name="T4"><text:s/></text:span><text:span text:style-name="T4"><text:s/></text:span><text:span text:style-name="T4"><text:s/></text:span><text:span text:style-name="T4"><text:s/></text:span><text:span text:style-name="T4">System.</text:span><text:span text:style-name="T8">out</text:span><text:span text:style-name="T4">.println(</text:span><text:span text:style-name="T7">account</text:span><text:span text:style-name="T4">);</text:span><text:span text:style-name="T4"/></text:p>
            <text:p><text:span text:style-name="T5"><text:s/></text:span><text:span text:style-name="T5"><text:s/></text:span><text:span text:style-name="T5"><text:s/></text:span><text:span text:style-name="T5">}</text:span><text:span text:style-name="T5"/></text:p>
            <text:p><text:span text:style-name="T5"><text:s/></text:span><text:span text:style-name="T5"><text:s/></text:span><text:span text:style-name="T5">}</text:span><text:span text:style-name="T5"/></text:p>
            <text:p><text:span text:style-name="T5"><text:s/></text:span><text:span text:style-name="T5">}</text:span></text:p>
          </table:table-cell>
          <table:table-cell table:number-columns-repeated="16382"/>
        </table:table-row>
        <table:table-row table:style-name="ro1">
          <table:table-cell table:number-columns-repeated="2" table:style-name="ce8"/>
          <table:table-cell table:number-columns-repeated="16382"/>
        </table:table-row>
        <table:table-row table:style-name="ro39">
          <table:table-cell office:value-type="string" table:style-name="ce8">
            <text:p>Join point used with @AfterReturning advice</text:p>
          </table:table-cell>
          <table:table-cell office:value-type="string" table:style-name="ce13">
            <text:p><text:span text:style-name="T4"><text:s/></text:span><text:span text:style-name="T6">@AfterReturning</text:span><text:span text:style-name="T4">(pointcut=</text:span><text:span text:style-name="T16">"execution(* com.arp.dao.AccountDAO.*(..))"</text:span><text:span text:style-name="T4">, returning =<text:s/></text:span><text:span text:style-name="T16">"result"</text:span><text:span text:style-name="T4"><text:s/>)</text:span><text:span text:style-name="T4"/></text:p>
            <text:p><text:span text:style-name="T4"><text:s/></text:span><text:span text:style-name="T3">public</text:span><text:span text:style-name="T4"><text:s/></text:span><text:span text:style-name="T3">void</text:span><text:span text:style-name="T4"><text:s/>displayAccountDetailsAfterReturning(JoinPoint<text:s/></text:span><text:span text:style-name="T7">jp</text:span><text:span text:style-name="T4">, Account<text:s/></text:span><text:span text:style-name="T7">result</text:span><text:span text:style-name="T4">) {</text:span><text:span text:style-name="T4"/></text:p>
            <text:p><text:span text:style-name="T4"><text:s/></text:span><text:span text:style-name="T4"><text:s/></text:span><text:span text:style-name="T4">System.</text:span><text:span text:style-name="T8">out</text:span><text:span text:style-name="T4">.println(</text:span><text:span text:style-name="T16">"displaying account details after returning =&gt; "</text:span><text:span text:style-name="T4"><text:s/>+<text:s/></text:span><text:span text:style-name="T7">result</text:span><text:span text:style-name="T4">);</text:span><text:span text:style-name="T4"/></text:p>
            <text:p><text:span text:style-name="T4"><text:s/></text:span>}</text:p>
          </table:table-cell>
          <table:table-cell table:number-columns-repeated="16382"/>
        </table:table-row>
        <table:table-row table:style-name="ro1">
          <table:table-cell table:number-columns-repeated="2" table:style-name="ce8"/>
          <table:table-cell table:number-columns-repeated="16382"/>
        </table:table-row>
        <table:table-row table:style-name="ro52">
          <table:table-cell office:value-type="string" table:style-name="ce8">
            <text:p>Join point used with @AfterThrowing advice</text:p>
          </table:table-cell>
          <table:table-cell office:value-type="string" table:style-name="ce8">
            <text:p>Note " The exception can be accessed in the advice but it is returned back to the proxy and back to the calling method =&gt; Exception propogation.</text:p>
            <text:p>If you want to swallow the exception and stop from propogation then use @Around advice instead.</text:p>
            <text:p><text:span text:style-name="T4"><text:s/></text:span><text:span text:style-name="T6">@AfterThrowing</text:span><text:span text:style-name="T4">(pointcut=</text:span><text:span text:style-name="T16">"execution(* com.arp.dao.AccountDAO.*(..))"</text:span><text:span text:style-name="T4">, throwing =<text:s/></text:span><text:span text:style-name="T16">"ex"</text:span><text:span text:style-name="T4">)</text:span><text:span text:style-name="T4"/></text:p>
            <text:p><text:span text:style-name="T4"><text:s/></text:span><text:span text:style-name="T3">public</text:span><text:span text:style-name="T4"><text:s/></text:span><text:span text:style-name="T3">void</text:span><text:span text:style-name="T4"><text:s/>handleExceptionFordisplayAccountDetails(JoinPoint<text:s/></text:span><text:span text:style-name="T7">jp</text:span><text:span text:style-name="T4">, Exception<text:s/></text:span><text:span text:style-name="T7">ex</text:span><text:span text:style-name="T4">) {</text:span><text:span text:style-name="T4"/></text:p>
            <text:p><text:span text:style-name="T4"><text:s/></text:span><text:span text:style-name="T4"><text:s/></text:span><text:span text:style-name="T4">System.</text:span><text:span text:style-name="T8">out</text:span><text:span text:style-name="T4">.println(</text:span><text:span text:style-name="T16">"Exception handled in aspect =&gt; "</text:span><text:span text:style-name="T4"><text:s/>+<text:s/></text:span><text:span text:style-name="T7">ex</text:span><text:span text:style-name="T4">);</text:span><text:span text:style-name="T4"/></text:p>
            <text:p><text:span text:style-name="T5"><text:s/></text:span><text:span text:style-name="T5">}</text:span></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Join point used with @AfterFinally advice</text:p>
          </table:table-cell>
          <table:table-cell office:value-type="string" table:style-name="ce8">
            <text:p>It will run regardless of the method outcome.</text:p>
            <text:p>If two advices (afterThrowing and afterfinally) both match a pattern, then after finally will always run before after exception)</text:p>
          </table:table-cell>
          <table:table-cell table:number-columns-repeated="16382"/>
        </table:table-row>
        <table:table-row table:style-name="ro1">
          <table:table-cell table:number-columns-repeated="2" table:style-name="ce8"/>
          <table:table-cell table:number-columns-repeated="16382"/>
        </table:table-row>
        <table:table-row table:style-name="ro21">
          <table:table-cell office:value-type="string" table:style-name="ce8">
            <text:p>Join point used with @Around advice</text:p>
          </table:table-cell>
          <table:table-cell office:value-type="string" table:style-name="ce8">
            <text:p>It will run before the method call and proceed further to actual method and get the execution right back after the method is executed .</text:p>
            <text:p><text:span text:style-name="T6">@Around</text:span><text:span text:style-name="T4">(</text:span><text:span text:style-name="T16">"execution(* com.arp.dao.AccountDAO.*(..))"</text:span><text:span text:style-name="T4">)</text:span><text:span text:style-name="T4"/></text:p>
            <text:p><text:span text:style-name="T4"><text:s/></text:span><text:span text:style-name="T3">public</text:span><text:span text:style-name="T4"><text:s/></text:span><text:span text:style-name="T3">void</text:span><text:span text:style-name="T4"><text:s/>logPerformance(ProceedingJoinPoint<text:s/></text:span><text:span text:style-name="T7">pjp</text:span><text:span text:style-name="T4">)<text:s/></text:span><text:span text:style-name="T3">throws</text:span><text:span text:style-name="T4"><text:s/>Throwable {</text:span><text:span text:style-name="T4"/></text:p>
            <text:p><text:span text:style-name="T4"><text:s/></text:span><text:span text:style-name="T4"><text:s/></text:span><text:span text:style-name="T3">long</text:span><text:span text:style-name="T4"><text:s/></text:span><text:span text:style-name="T7">startTime</text:span><text:span text:style-name="T4"><text:s/>= System.</text:span><text:span text:style-name="T17">currentTimeMillis</text:span><text:span text:style-name="T4">();</text:span><text:span text:style-name="T4"/></text:p>
            <text:p><text:span text:style-name="T4"><text:s/></text:span><text:span text:style-name="T4"><text:s/></text:span><text:span text:style-name="T7">pjp</text:span><text:span text:style-name="T4">.proceed();</text:span><text:span text:style-name="T4"/></text:p>
            <text:p><text:span text:style-name="T4"><text:s/></text:span><text:span text:style-name="T4"><text:s/></text:span><text:span text:style-name="T3">long</text:span><text:span text:style-name="T4"><text:s/></text:span><text:span text:style-name="T7">endTime</text:span><text:span text:style-name="T4"><text:s/>= System.</text:span><text:span text:style-name="T17">currentTimeMillis</text:span><text:span text:style-name="T4">();</text:span><text:span text:style-name="T4"/></text:p>
            <text:p><text:span text:style-name="T4"><text:s/></text:span><text:span text:style-name="T4"><text:s/></text:span><text:span text:style-name="T4">System.</text:span><text:span text:style-name="T8">out</text:span><text:span text:style-name="T4">.println(</text:span><text:span text:style-name="T16">"total time taken in millis =&gt; "</text:span><text:span text:style-name="T4"><text:s/>+ ((</text:span><text:span text:style-name="T7">endTime</text:span><text:span text:style-name="T4"><text:s/>-<text:s/></text:span><text:span text:style-name="T7">startTime</text:span><text:span text:style-name="T4">) / 1000.0) +<text:s/></text:span><text:span text:style-name="T16">" seconds"</text:span><text:span text:style-name="T4">);</text:span><text:span text:style-name="T4"/></text:p>
            <text:p><text:span text:style-name="T5"><text:s/></text:span><text:span text:style-name="T5">}</text:span></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10">
            <text:p>Spring REST</text:p>
          </table:table-cell>
          <table:table-cell table:style-name="ce10"/>
          <table:table-cell table:number-columns-repeated="16382" table:style-name="ce11"/>
        </table:table-row>
        <table:table-row table:style-name="ro1">
          <table:table-cell table:number-columns-repeated="2" table:style-name="ce8"/>
          <table:table-cell table:number-columns-repeated="16382"/>
        </table:table-row>
        <table:table-row table:style-name="ro1">
          <table:table-cell office:value-type="string" table:style-name="ce8">
            <text:p>Data format</text:p>
          </table:table-cell>
          <table:table-cell office:value-type="string" table:style-name="ce8">
            <text:p>XML or JSON</text:p>
          </table:table-cell>
          <table:table-cell table:number-columns-repeated="16382"/>
        </table:table-row>
        <table:table-row table:style-name="ro1">
          <table:table-cell table:number-columns-repeated="2" table:style-name="ce8"/>
          <table:table-cell table:number-columns-repeated="16382"/>
        </table:table-row>
        <table:table-row table:style-name="ro9">
          <table:table-cell office:value-type="string" table:style-name="ce8">
            <text:p>Java JSON data binding</text:p>
            <text:p>Mapping</text:p>
            <text:p>Serialization / deserialization</text:p>
            <text:p>Marshalling / unmarshalling</text:p>
          </table:table-cell>
          <table:table-cell office:value-type="string" table:style-name="ce8">
            <text:p>process of converting json to java pojo or vice versa</text:p>
            <text:p>Jackson handles the data binding with JSON, XML , etc</text:p>
            <text:p>Databinding using ObjectMapper from Jackson databinding <text:s/>=&gt; readValue() , writeValue()</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Exceptions while parsing</text:p>
          </table:table-cell>
          <table:table-cell office:value-type="string" table:style-name="ce8">
            <text:p>UnrecognizedPropertyException</text:p>
            <text:p>@JsonIgnoreProperties(ignoreUnknown=true)</text:p>
          </table:table-cell>
          <table:table-cell table:number-columns-repeated="16382"/>
        </table:table-row>
        <table:table-row table:style-name="ro6">
          <table:table-cell office:value-type="string" table:style-name="ce8">
            <text:p>REST <text:s/>service OR REST API</text:p>
          </table:table-cell>
          <table:table-cell office:value-type="string" table:style-name="ce8">
            <text:p>deals with HTTP Request and HTTP Response</text:p>
            <text:p/>
          </table:table-cell>
          <table:table-cell table:number-columns-repeated="16382"/>
        </table:table-row>
        <table:table-row table:style-name="ro8">
          <table:table-cell office:value-type="string" table:style-name="ce8">
            <text:p>Structure of a HTTP request</text:p>
          </table:table-cell>
          <table:table-cell office:value-type="string" table:style-name="ce8">
            <text:p>request line – command containing HTTP method, hostname with port and URI</text:p>
            <text:p>header variables – request metadata</text:p>
            <text:p>message body – actual data</text:p>
          </table:table-cell>
          <table:table-cell table:number-columns-repeated="16382"/>
        </table:table-row>
        <table:table-row table:style-name="ro1">
          <table:table-cell table:number-columns-repeated="2" table:style-name="ce8"/>
          <table:table-cell table:number-columns-repeated="16382"/>
        </table:table-row>
        <table:table-row table:style-name="ro8">
          <table:table-cell office:value-type="string" table:style-name="ce8">
            <text:p>Structure of a HTTP response</text:p>
          </table:table-cell>
          <table:table-cell office:value-type="string" table:style-name="ce8">
            <text:p>response line – server protocol and status code</text:p>
            <text:p>header variables – response metadata</text:p>
            <text:p>message body – actual data</text:p>
          </table:table-cell>
          <table:table-cell table:number-columns-repeated="16382"/>
        </table:table-row>
        <table:table-row table:style-name="ro1">
          <table:table-cell table:number-columns-repeated="2" table:style-name="ce8"/>
          <table:table-cell table:number-columns-repeated="16382"/>
        </table:table-row>
        <table:table-row table:style-name="ro7">
          <table:table-cell office:value-type="string" table:style-name="ce8">
            <text:p>HTTP response status codes</text:p>
          </table:table-cell>
          <table:table-cell office:value-type="string" table:style-name="ce8">
            <text:p>100-199 =&gt; informational</text:p>
            <text:p>200-299 =&gt; succesful</text:p>
            <text:p>300-399 =&gt; redirectional</text:p>
            <text:p>400-499 =&gt; client error</text:p>
            <text:p>500-599 =&gt; server error</text:p>
          </table:table-cell>
          <table:table-cell table:number-columns-repeated="16382"/>
        </table:table-row>
        <table:table-row table:style-name="ro6">
          <table:table-cell office:value-type="string" table:style-name="ce8">
            <text:p>MIME content types</text:p>
          </table:table-cell>
          <table:table-cell office:value-type="string" table:style-name="ce8">
            <text:p>multi purpose Internet mail extension =&gt; content type of the message body</text:p>
            <text:p>text/html, text/plain, application/json, application/xml etc.</text:p>
          </table:table-cell>
          <table:table-cell table:number-columns-repeated="16382"/>
        </table:table-row>
        <table:table-row table:style-name="ro1">
          <table:table-cell office:value-type="string" table:style-name="ce8">
            <text:p>REST client tool</text:p>
          </table:table-cell>
          <table:table-cell office:value-type="string" table:style-name="ce8">
            <text:p>postman, YARC, curl,</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RestController</text:p>
          </table:table-cell>
          <table:table-cell office:value-type="string" table:style-name="ce8">
            <text:p>@Controller of Spring MVC <text:s/>+ <text:s/>REST request + REST response</text:p>
            <text:p>Automatically handles the request and response parsing to json</text:p>
          </table:table-cell>
          <table:table-cell table:number-columns-repeated="16382"/>
        </table:table-row>
        <table:table-row table:style-name="ro1">
          <table:table-cell table:number-columns-repeated="2" table:style-name="ce8"/>
          <table:table-cell table:number-columns-repeated="16382"/>
        </table:table-row>
        <table:table-row table:style-name="ro53">
          <table:table-cell office:value-type="string" table:style-name="ce8">
            <text:p>REST API project setup process</text:p>
          </table:table-cell>
          <table:table-cell office:value-type="string" table:style-name="ce8">
            <text:p>1. Add Spring mvc dependency =&gt; servlet-api , spring-webmvc, jaxson-databinding and maven war plugin</text:p>
            <text:p><text:span text:style-name="T4"><text:s/></text:span><text:span text:style-name="T18">&lt;</text:span><text:span text:style-name="T19">build</text:span><text:span text:style-name="T18">&gt;</text:span><text:span text:style-name="T18"/></text:p>
            <text:p><text:span text:style-name="T4"><text:s text:c="4"/></text:span><text:span text:style-name="T18">&lt;</text:span><text:span text:style-name="T19">plugins</text:span><text:span text:style-name="T18">&gt;</text:span><text:span text:style-name="T18"/></text:p>
            <text:p><text:span text:style-name="T4"><text:s text:c="6"/></text:span><text:span text:style-name="T18">&lt;</text:span><text:span text:style-name="T19">plugin</text:span><text:span text:style-name="T18">&gt;</text:span><text:span text:style-name="T18"/></text:p>
            <text:p><text:span text:style-name="T4"><text:s text:c="8"/></text:span><text:span text:style-name="T18">&lt;</text:span><text:span text:style-name="T19">groupId</text:span><text:span text:style-name="T18">&gt;</text:span><text:span text:style-name="T4">org.apache.maven.plugins</text:span><text:span text:style-name="T18">&lt;/</text:span><text:span text:style-name="T19">groupId</text:span><text:span text:style-name="T18">&gt;</text:span><text:span text:style-name="T18"/></text:p>
            <text:p><text:span text:style-name="T4"><text:s text:c="8"/></text:span><text:span text:style-name="T18">&lt;</text:span><text:span text:style-name="T19">artifactId</text:span><text:span text:style-name="T18">&gt;</text:span><text:span text:style-name="T4">maven-war-plugin</text:span><text:span text:style-name="T18">&lt;/</text:span><text:span text:style-name="T19">artifactId</text:span><text:span text:style-name="T18">&gt;</text:span><text:span text:style-name="T18"/></text:p>
            <text:p><text:span text:style-name="T4"><text:s text:c="8"/></text:span><text:span text:style-name="T18">&lt;</text:span><text:span text:style-name="T19">version</text:span><text:span text:style-name="T18">&gt;</text:span><text:span text:style-name="T4">3.3.1</text:span><text:span text:style-name="T18">&lt;/</text:span><text:span text:style-name="T19">version</text:span><text:span text:style-name="T18">&gt;</text:span><text:span text:style-name="T18"/></text:p>
            <text:p><text:span text:style-name="T4"><text:s text:c="6"/></text:span><text:span text:style-name="T18">&lt;/</text:span><text:span text:style-name="T19">plugin</text:span><text:span text:style-name="T18">&gt;</text:span><text:span text:style-name="T18"/></text:p>
            <text:p><text:span text:style-name="T4"><text:s text:c="4"/></text:span><text:span text:style-name="T18">&lt;/</text:span><text:span text:style-name="T19">plugins</text:span><text:span text:style-name="T18">&gt;</text:span><text:span text:style-name="T18"/></text:p>
            <text:p><text:span text:style-name="T4"><text:s text:c="2"/></text:span><text:span text:style-name="T18">&lt;/</text:span><text:span text:style-name="T19">build</text:span><text:span text:style-name="T18">&gt;</text:span><text:span text:style-name="T18"/></text:p>
            <text:p>2. @Configuration =&gt; like the classpathXmlApplicationContext</text:p>
            <text:p>3. Add servlet initializer =&gt; like the web.xml</text:p>
            <text:p>4. Use @RestController =&gt; in the controller <text:s/>layer</text:p>
          </table:table-cell>
          <table:table-cell table:number-columns-repeated="16382"/>
        </table:table-row>
        <table:table-row table:style-name="ro1">
          <table:table-cell table:style-name="ce8"/>
          <table:table-cell office:value-type="float" office:value="4" table:style-name="ce8">
            <text:p>4</text:p>
          </table:table-cell>
          <table:table-cell table:number-columns-repeated="16382"/>
        </table:table-row>
        <table:table-row table:style-name="ro54">
          <table:table-cell office:value-type="string" table:style-name="ce8">
            <text:p>Spring context &amp; Web App initializer support by Spring MVC</text:p>
          </table:table-cell>
          <table:table-cell office:value-type="string" table:style-name="ce8">
            <text:p>1. configure the AppContext =&gt; spring context with required annotations like @Configuration <text:s/>@EnableWebMvc and @CompnentScan(basePackages="")</text:p>
            <text:p>2.configure the servlet by extending abstract class =&gt;<text:s/><text:span text:style-name="T11"><text:s/>AbstractAnnotationConfigDispatcherServletInitializer</text:span><text:s/>to serve the incoming requests</text:p>
            <text:p>override the required methods</text:p>
            <text:p><text:span text:style-name="T4">getRootConfigClasses() =&gt; optional</text:span><text:span text:style-name="T4"/></text:p>
            <text:p><text:span text:style-name="T4">getServletConfigClasses()=&gt; pass in the appconfig class here</text:span><text:span text:style-name="T4"/></text:p>
            <text:p><text:span text:style-name="T4">GetServletMappings() =&gt; provide url mapping that would be handled by this servlet</text:span><text:span text:style-name="T4"/></text:p>
            <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handling exceptions in REST API responses</text:p>
          </table:table-cell>
          <table:table-cell office:value-type="string" table:style-name="ce8">
            <text:p>handle the exception and return the error as json</text:p>
          </table:table-cell>
          <table:table-cell table:number-columns-repeated="16382"/>
        </table:table-row>
        <table:table-row table:number-rows-repeated="15" table:style-name="ro1">
          <table:table-cell table:number-columns-repeated="2" table:style-name="ce8"/>
          <table:table-cell table:number-columns-repeated="16382"/>
        </table:table-row>
        <table:table-row table:style-name="ro1">
          <table:table-cell office:value-type="string" table:style-name="ce10">
            <text:p>Spring security (incomplete)</text:p>
          </table:table-cell>
          <table:table-cell table:style-name="ce10"/>
          <table:table-cell table:number-columns-repeated="16382" table:style-name="ce11"/>
        </table:table-row>
        <table:table-row table:style-name="ro1">
          <table:table-cell table:number-columns-repeated="2" table:style-name="ce8"/>
          <table:table-cell table:number-columns-repeated="16382"/>
        </table:table-row>
        <table:table-row table:style-name="ro21">
          <table:table-cell office:value-type="string" table:style-name="ce8">
            <text:p>why spring security</text:p>
          </table:table-cell>
          <table:table-cell office:value-type="string" table:style-name="ce8">
            <text:p>to secure spring mvc webapps</text:p>
            <text:p>develop login pages with default and custom pages</text:p>
            <text:p>Define users and roles with simple authentication</text:p>
            <text:p>Protect urls based on roles</text:p>
            <text:p>Use jsp tags to show and hide content based on roles</text:p>
            <text:p>Store users, passwords and roles in DB in plain text and encrypted form</text:p>
            <text:p>Uses servlet-filters in the background.</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two methods of securing a web application</text:p>
          </table:table-cell>
          <table:table-cell office:value-type="string" table:style-name="ce8">
            <text:p>declarative security and programatic security</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servlet filters</text:p>
          </table:table-cell>
          <table:table-cell office:value-type="string" table:style-name="ce8">
            <text:p>used to preprocess/ post process web requests</text:p>
          </table:table-cell>
          <table:table-cell table:number-columns-repeated="16382"/>
        </table:table-row>
        <table:table-row table:style-name="ro1">
          <table:table-cell table:number-columns-repeated="2" table:style-name="ce8"/>
          <table:table-cell table:number-columns-repeated="16382"/>
        </table:table-row>
        <table:table-row table:style-name="ro14">
          <table:table-cell office:value-type="string" table:style-name="ce8">
            <text:p>different login methods</text:p>
          </table:table-cell>
          <table:table-cell office:value-type="string" table:style-name="ce8">
            <text:p>HTTP basic authentication – pop up in browser – not to be used.</text:p>
            <text:p>Default login form – spring security provides default login form based on html form. - just for quick start</text:p>
            <text:p>Custom login form – own html page with own css</text:p>
            <text:p/>
            <text:p>Authentication and authorization componentsused in BE</text:p>
            <text:p>In memory, JDBC, LDAP, Custom/pluggable etc...</text:p>
          </table:table-cell>
          <table:table-cell table:number-columns-repeated="16382"/>
        </table:table-row>
        <table:table-row table:style-name="ro1">
          <table:table-cell table:number-columns-repeated="2" table:style-name="ce8"/>
          <table:table-cell table:number-columns-repeated="16382"/>
        </table:table-row>
        <table:table-row table:style-name="ro55">
          <table:table-cell office:value-type="string" table:style-name="ce8">
            <text:p>Default spring authentication using</text:p>
            <text:p>UserBuilder with DefaultPasswordEncoder() and inmemoryAuthentication – Just for demo</text:p>
            <text:p/>
            <text:p>Springs Login form</text:p>
          </table:table-cell>
          <table:table-cell office:value-type="string" table:style-name="ce8">
            <text:p>1. New custom class extends<text:s/><text:span text:style-name="T10">AbstractSecurityWebApplicationInitializer</text:span><text:span text:style-name="T10"/></text:p>
            <text:p><text:span text:style-name="T3">public</text:span><text:span text:style-name="T4"><text:s/></text:span><text:span text:style-name="T3">class</text:span><text:span text:style-name="T4"><text:s/>MySecurityWebApplicationInitializer<text:s/></text:span><text:span text:style-name="T3">extends</text:span><text:span text:style-name="T4"><text:s/>AbstractSecurityWebApplicationInitializer{</text:span><text:span text:style-name="T4"/></text:p>
            <text:p><text:span text:style-name="T4"/></text:p>
            <text:p><text:span text:style-name="T4">}</text:span><text:span text:style-name="T4"/></text:p>
            <text:p><text:span text:style-name="T4"/></text:p>
            <text:p><text:span text:style-name="T4">2. New config class that entends WebSecurityConfigurerAdaptor</text:span><text:span text:style-name="T4"/></text:p>
            <text:p><text:span text:style-name="T4">@Configuration</text:span><text:span text:style-name="T4"/></text:p>
            <text:p><text:span text:style-name="T4">@EnableWebSecurity</text:span><text:span text:style-name="T4"/></text:p>
            <text:p><text:span text:style-name="T3">public</text:span><text:span text:style-name="T4"><text:s/></text:span><text:span text:style-name="T3">class</text:span><text:span text:style-name="T4"><text:s/>SecurityConfig<text:s/></text:span><text:span text:style-name="T3">extends</text:span><text:span text:style-name="T4"><text:s/></text:span><text:span text:style-name="T10">WebSecurityConfigurerAdapter</text:span><text:span text:style-name="T4">{</text:span><text:span text:style-name="T4"/></text:p>
            <text:p><text:span text:style-name="T4"/></text:p>
            <text:p><text:span text:style-name="T4"><text:s/></text:span><text:span text:style-name="T6">@Override</text:span><text:span text:style-name="T6"/></text:p>
            <text:p><text:span text:style-name="T4"><text:s/></text:span><text:span text:style-name="T3">protected</text:span><text:span text:style-name="T4"><text:s/></text:span><text:span text:style-name="T3">void</text:span><text:span text:style-name="T4"><text:s/>configure(AuthenticationManagerBuilder<text:s/></text:span><text:span text:style-name="T7">auth</text:span><text:span text:style-name="T4">)<text:s/></text:span><text:span text:style-name="T3">throws</text:span><text:span text:style-name="T4"><text:s/>Exception {</text:span><text:span text:style-name="T4"/></text:p>
            <text:p><text:span text:style-name="T4"><text:s/></text:span><text:span text:style-name="T4"><text:s/></text:span><text:span text:style-name="T4"/></text:p>
            <text:p><text:span text:style-name="T4"><text:s/></text:span><text:span text:style-name="T4"><text:s/></text:span><text:span text:style-name="T4">UserBuilder<text:s/></text:span><text:span text:style-name="T7">userBuilder</text:span><text:span text:style-name="T4"><text:s/>= User.</text:span><text:span text:style-name="T30">withDefaultPasswordEncoder</text:span><text:span text:style-name="T22">()</text:span><text:span text:style-name="T4">;</text:span><text:span text:style-name="T4"/></text:p>
            <text:p><text:span text:style-name="T4"><text:s/></text:span><text:span text:style-name="T4"><text:s/></text:span><text:span text:style-name="T7">auth</text:span><text:span text:style-name="T4">.inMemoryAuthentication()</text:span><text:span text:style-name="T4"/></text:p>
            <text:p><text:span text:style-name="T4"><text:s/></text:span><text:span text:style-name="T4"><text:s/></text:span><text:span text:style-name="T4"><text:s text:c="4"/></text:span><text:span text:style-name="T4">.withUser(</text:span><text:span text:style-name="T7">userBuilder</text:span><text:span text:style-name="T4">.username(</text:span><text:span text:style-name="T16">"Ashwin"</text:span><text:span text:style-name="T4">).password(</text:span><text:span text:style-name="T16">"winwin"</text:span><text:span text:style-name="T4">).roles(</text:span><text:span text:style-name="T16">"ADMIN"</text:span><text:span text:style-name="T4">))</text:span><text:span text:style-name="T4"/></text:p>
            <text:p><text:span text:style-name="T4"><text:s/></text:span><text:span text:style-name="T4"><text:s/></text:span><text:span text:style-name="T4"><text:s text:c="4"/></text:span><text:span text:style-name="T4">.withUser(</text:span><text:span text:style-name="T7">userBuilder</text:span><text:span text:style-name="T4">.username(</text:span><text:span text:style-name="T16">"Aishwarya"</text:span><text:span text:style-name="T4">).password(</text:span><text:span text:style-name="T16">"aishu"</text:span><text:span text:style-name="T4">).roles(</text:span><text:span text:style-name="T16">"EMPLOYEE"</text:span><text:span text:style-name="T4">))</text:span><text:span text:style-name="T4"/></text:p>
            <text:p><text:span text:style-name="T4"><text:s/></text:span><text:span text:style-name="T4"><text:s/></text:span><text:span text:style-name="T4"><text:s text:c="4"/></text:span><text:span text:style-name="T4">.withUser(</text:span><text:span text:style-name="T7">userBuilder</text:span><text:span text:style-name="T4">.username(</text:span><text:span text:style-name="T16">"Purvi"</text:span><text:span text:style-name="T4">).password(</text:span><text:span text:style-name="T16">"pors"</text:span><text:span text:style-name="T4">).roles(</text:span><text:span text:style-name="T16">"EMPLOYEE"</text:span><text:span text:style-name="T4">));</text:span><text:span text:style-name="T4"/></text:p>
            <text:p><text:span text:style-name="T4"><text:s/></text:span><text:span text:style-name="T4">}</text:span><text:span text:style-name="T4"/></text:p>
            <text:p><text:span text:style-name="T4">}</text:span></text:p>
          </table:table-cell>
          <table:table-cell table:number-columns-repeated="16382"/>
        </table:table-row>
        <table:table-row table:style-name="ro1">
          <table:table-cell table:style-name="ce8"/>
          <table:table-cell office:value-type="float" office:value="2" table:style-name="ce8">
            <text:p>2</text:p>
          </table:table-cell>
          <table:table-cell table:number-columns-repeated="16382"/>
        </table:table-row>
        <table:table-row table:style-name="ro38">
          <table:table-cell office:value-type="string" table:style-name="ce8">
            <text:p>Custom login form</text:p>
          </table:table-cell>
          <table:table-cell office:value-type="string" table:style-name="ce13">
            <text:p><text:span text:style-name="T4"><text:s/></text:span><text:span text:style-name="T6">@Override</text:span><text:span text:style-name="T6"/></text:p>
            <text:p><text:span text:style-name="T4"><text:s/></text:span><text:span text:style-name="T3">protected</text:span><text:span text:style-name="T4"><text:s/></text:span><text:span text:style-name="T3">void</text:span><text:span text:style-name="T4"><text:s/>configure(HttpSecurity<text:s/></text:span><text:span text:style-name="T7">http</text:span><text:span text:style-name="T4">)<text:s/></text:span><text:span text:style-name="T3">throws</text:span><text:span text:style-name="T4"><text:s/>Exception {</text:span><text:span text:style-name="T4"/></text:p>
            <text:p><text:span text:style-name="T4"><text:s/></text:span><text:span text:style-name="T4"><text:s/></text:span><text:span text:style-name="T7">http</text:span><text:span text:style-name="T4">.authorizeRequests()<text:s/></text:span><text:span text:style-name="T27">// do the following for all incoming<text:s/></text:span><text:span text:style-name="T31">http</text:span><text:span text:style-name="T27"><text:s/></text:span><text:span text:style-name="T31">servlet</text:span><text:span text:style-name="T27"><text:s/>requests</text:span><text:span text:style-name="T27"/></text:p>
            <text:p><text:span text:style-name="T4"><text:s/></text:span><text:span text:style-name="T4"><text:s/></text:span><text:span text:style-name="T4"><text:s text:c="4"/></text:span><text:span text:style-name="T4"><text:s/></text:span><text:span text:style-name="T4">.anyRequest()<text:s/></text:span><text:span text:style-name="T27">// any request</text:span><text:span text:style-name="T27"/></text:p>
            <text:p><text:span text:style-name="T4"><text:s/></text:span><text:span text:style-name="T4"><text:s/></text:span><text:span text:style-name="T4"><text:s text:c="4"/></text:span><text:span text:style-name="T4"><text:s/></text:span><text:span text:style-name="T4">.authenticated()<text:s/></text:span><text:span text:style-name="T27">// <text:s/>if the is authenticated</text:span><text:span text:style-name="T27"/></text:p>
            <text:p><text:span text:style-name="T27"><text:s text:c="7"/></text:span>.and()</text:p>
            <text:p><text:span text:style-name="T4"><text:s/></text:span><text:span text:style-name="T4"><text:s/></text:span><text:span text:style-name="T4"><text:s text:c="5"/></text:span><text:span text:style-name="T4">.formLogin().loginPage(</text:span><text:span text:style-name="T16">"/auth/login"</text:span><text:span text:style-name="T4">)<text:s/></text:span><text:span text:style-name="T27">// login API</text:span><text:span text:style-name="T27"/></text:p>
            <text:p><text:span text:style-name="T4"><text:s/></text:span><text:span text:style-name="T4"><text:s/></text:span><text:span text:style-name="T4"><text:s text:c="16"/></text:span><text:span text:style-name="T4">.loginProcessingUrl(</text:span><text:span text:style-name="T16">"/auth/authenticate"</text:span><text:span text:style-name="T4">)<text:s/></text:span><text:span text:style-name="T27">//authenticate API</text:span><text:span text:style-name="T27"/></text:p>
            <text:p><text:span text:style-name="T4"><text:s/></text:span><text:span text:style-name="T4"><text:s/></text:span><text:span text:style-name="T4"><text:s text:c="5"/></text:span><text:span text:style-name="T4">.permitAll();<text:s/></text:span><text:span text:style-name="T27">// show login page for all</text:span><text:span text:style-name="T27"/></text:p>
            <text:p><text:span text:style-name="T27"><text:s/></text:span>}</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Logout</text:p>
          </table:table-cell>
          <table:table-cell table:style-name="ce8"/>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10">
            <text:p>Java brains on spring security</text:p>
          </table:table-cell>
          <table:table-cell office:value-type="string" table:style-name="ce10">
            <text:p><text:a xlink:href="https://www.youtube.com/watch?v=sm-8qfMWEV8&amp;list=PLqq-6Pq4lTTYTEooakHchTGglSvkZAjnE">https://www.youtube.com/watch?v=sm-8qfMWEV8&amp;list=PLqq-6Pq4lTTYTEooakHchTGglSvkZAjnE</text:a></text:p>
          </table:table-cell>
          <table:table-cell table:number-columns-repeated="16382" table:style-name="ce11"/>
        </table:table-row>
        <table:table-row table:style-name="ro1">
          <table:table-cell table:number-columns-repeated="2" table:style-name="ce8"/>
          <table:table-cell table:number-columns-repeated="16382"/>
        </table:table-row>
        <table:table-row table:style-name="ro9">
          <table:table-cell office:value-type="string" table:style-name="ce8">
            <text:p>why spring security</text:p>
          </table:table-cell>
          <table:table-cell office:value-type="string" table:style-name="ce8">
            <text:p>provides application level security</text:p>
            <text:p>Login and logout functionality</text:p>
            <text:p>Allow/Block access to logged in users based on authorization roles – access control</text:p>
            <text:p>Widely adopted</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different security vulnerabilities</text:p>
          </table:table-cell>
          <table:table-cell office:value-type="string" table:style-name="ce8">
            <text:p>session fixation, clickjacking, CSRF – cross site request forgery</text:p>
          </table:table-cell>
          <table:table-cell table:number-columns-repeated="16382"/>
        </table:table-row>
        <table:table-row table:style-name="ro1">
          <table:table-cell table:number-columns-repeated="2" table:style-name="ce8"/>
          <table:table-cell table:number-columns-repeated="16382"/>
        </table:table-row>
        <table:table-row table:style-name="ro14">
          <table:table-cell office:value-type="string" table:style-name="ce8">
            <text:p>what spring security can do</text:p>
          </table:table-cell>
          <table:table-cell office:value-type="string" table:style-name="ce8">
            <text:p>Username / password authentication</text:p>
            <text:p>SSO/ Okta/ LDAP</text:p>
            <text:p>App level authorization</text:p>
            <text:p>Intra App authorization like OAuth</text:p>
            <text:p>Microservice security using tokens, JWT</text:p>
            <text:p>Method level security for granular control</text:p>
          </table:table-cell>
          <table:table-cell table:number-columns-repeated="16382"/>
        </table:table-row>
        <table:table-row table:style-name="ro1">
          <table:table-cell table:number-columns-repeated="2" table:style-name="ce8"/>
          <table:table-cell table:number-columns-repeated="16382"/>
        </table:table-row>
        <table:table-row table:style-name="ro7">
          <table:table-cell office:value-type="string" table:style-name="ce8">
            <text:p>5 core concepts in spring security</text:p>
          </table:table-cell>
          <table:table-cell office:value-type="string" table:style-name="ce8">
            <text:p>Authentication – identity of the user.</text:p>
            <text:p>Authorization – resource access for the user type</text:p>
            <text:p>Principal – currently logged in user account</text:p>
            <text:p>Role – the user account has which role ?</text:p>
            <text:p>Granted authorities – what the given Role is allowed to do ?</text:p>
          </table:table-cell>
          <table:table-cell table:number-columns-repeated="16382"/>
        </table:table-row>
        <table:table-row table:style-name="ro1">
          <table:table-cell table:number-columns-repeated="2" table:style-name="ce8"/>
          <table:table-cell table:number-columns-repeated="16382"/>
        </table:table-row>
        <table:table-row table:style-name="ro8">
          <table:table-cell office:value-type="string" table:style-name="ce8">
            <text:p>types of auhentication</text:p>
          </table:table-cell>
          <table:table-cell office:value-type="string" table:style-name="ce8">
            <text:p>knowledge based authentication =&gt; username- password</text:p>
            <text:p>Possesion based authentication =&gt; Phone / Text / Key card</text:p>
            <text:p>Multifactor authentication = &gt; using both the above</text:p>
          </table:table-cell>
          <table:table-cell table:number-columns-repeated="16382"/>
        </table:table-row>
        <table:table-row table:style-name="ro1">
          <table:table-cell table:number-columns-repeated="2" table:style-name="ce8"/>
          <table:table-cell table:number-columns-repeated="16382"/>
        </table:table-row>
        <table:table-row table:style-name="ro56">
          <table:table-cell office:value-type="string" table:style-name="ce8">
            <text:p>authentication configuration using inmemory authentication</text:p>
          </table:table-cell>
          <table:table-cell office:value-type="string" table:style-name="ce8">
            <text:p>authentication manager =&gt; the one who does authentication by calling authenticate()</text:p>
            <text:p>Use AuthenticationManagerBuillder class to tell what the AuthenticationManager should do</text:p>
            <text:p/>
            <text:p><text:span text:style-name="T2">@EnableWebSecurity</text:span><text:span text:style-name="T2"/></text:p>
            <text:p><text:span text:style-name="T3">public</text:span><text:span text:style-name="T4"><text:s/></text:span><text:span text:style-name="T3">class</text:span><text:span text:style-name="T4"><text:s/></text:span><text:span text:style-name="T22">SecurityConfiguration</text:span><text:span text:style-name="T4"><text:s/></text:span><text:span text:style-name="T3">extends</text:span><text:span text:style-name="T4"><text:s/>WebSecurityConfigurerAdapter{</text:span><text:span text:style-name="T4"/></text:p>
            <text:p><text:span text:style-name="T5"><text:s/></text:span><text:span text:style-name="T5"/></text:p>
            <text:p><text:span text:style-name="T4"><text:s/></text:span><text:span text:style-name="T6">@Override</text:span><text:span text:style-name="T6"/></text:p>
            <text:p><text:span text:style-name="T4"><text:s/></text:span><text:span text:style-name="T3">protected</text:span><text:span text:style-name="T4"><text:s/></text:span><text:span text:style-name="T3">void</text:span><text:span text:style-name="T4"><text:s/>configure(AuthenticationManagerBuilder<text:s/></text:span><text:span text:style-name="T7">auth</text:span><text:span text:style-name="T4">)<text:s/></text:span><text:span text:style-name="T3">throws</text:span><text:span text:style-name="T4"><text:s/>Exception {</text:span><text:span text:style-name="T4"/></text:p>
            <text:p><text:span text:style-name="T5"><text:s/></text:span><text:span text:style-name="T5"><text:s/></text:span><text:span text:style-name="T5"/></text:p>
            <text:p><text:span text:style-name="T4"><text:s/></text:span><text:span text:style-name="T4"><text:s/></text:span><text:span text:style-name="T7">auth</text:span><text:span text:style-name="T4">.inMemoryAuthentication()</text:span><text:span text:style-name="T4"/></text:p>
            <text:p><text:span text:style-name="T4"><text:s/></text:span><text:span text:style-name="T4"><text:s/></text:span><text:span text:style-name="T4"><text:s/></text:span><text:span text:style-name="T4">.withUser(</text:span><text:span text:style-name="T16">"Ashwin"</text:span><text:span text:style-name="T4">).password(</text:span><text:span text:style-name="T16">"winwin"</text:span><text:span text:style-name="T4">).roles(</text:span><text:span text:style-name="T16">"ADMIN"</text:span><text:span text:style-name="T4">)</text:span><text:span text:style-name="T4"/></text:p>
            <text:p><text:span text:style-name="T5"><text:s/></text:span><text:span text:style-name="T5"><text:s/></text:span><text:span text:style-name="T5">.and()</text:span><text:span text:style-name="T5"/></text:p>
            <text:p><text:span text:style-name="T4"><text:s/></text:span><text:span text:style-name="T4"><text:s/></text:span><text:span text:style-name="T4"><text:s text:c="4"/></text:span><text:span text:style-name="T4">.withUser(</text:span><text:span text:style-name="T16">"Purvi"</text:span><text:span text:style-name="T4">).password(</text:span><text:span text:style-name="T16">"pors"</text:span><text:span text:style-name="T4">).roles(</text:span><text:span text:style-name="T16">"USER"</text:span><text:span text:style-name="T4">);</text:span><text:span text:style-name="T4"/></text:p>
            <text:p><text:span text:style-name="T5"><text:s/></text:span><text:span text:style-name="T5">}</text:span><text:span text:style-name="T5"/></text:p>
            <text:p><text:span text:style-name="T5"><text:s/></text:span><text:span text:style-name="T5"/></text:p>
            <text:p><text:span text:style-name="T4"><text:s/></text:span><text:span text:style-name="T6">@Bean</text:span><text:span text:style-name="T6"/></text:p>
            <text:p><text:span text:style-name="T4"><text:s/></text:span><text:span text:style-name="T3">protected</text:span><text:span text:style-name="T4"><text:s/>PasswordEncoder getPasswordEncoder() {</text:span><text:span text:style-name="T4"/></text:p>
            <text:p><text:span text:style-name="T4"><text:s/></text:span><text:span text:style-name="T4"><text:s/></text:span><text:span text:style-name="T3">return</text:span><text:span text:style-name="T4"><text:s/></text:span><text:span text:style-name="T32">NoOpPasswordEncoder</text:span><text:span text:style-name="T4">.</text:span><text:span text:style-name="T32">getInstance</text:span><text:span text:style-name="T4">();</text:span><text:span text:style-name="T4"/></text:p>
            <text:p><text:span text:style-name="T5"><text:s/></text:span><text:span text:style-name="T5">}</text:span><text:span text:style-name="T5"/></text:p>
            <text:p><text:span text:style-name="T5"/></text:p>
            <text:p><text:span text:style-name="T5">}</text:span></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authorization</text:p>
          </table:table-cell>
          <table:table-cell table:number-columns-repeated="16383"/>
        </table:table-row>
        <table:table-row table:number-rows-repeated="15" table:style-name="ro1">
          <table:table-cell table:number-columns-repeated="2" table:style-name="ce8"/>
          <table:table-cell table:number-columns-repeated="16382"/>
        </table:table-row>
        <table:table-row table:number-rows-repeated="16" table:style-name="ro23">
          <table:table-cell table:number-columns-repeated="16384"/>
        </table:table-row>
        <table:table-row table:number-rows-repeated="4" table:style-name="ro1">
          <table:table-cell table:number-columns-repeated="2" table:style-name="ce8"/>
          <table:table-cell table:number-columns-repeated="16382"/>
        </table:table-row>
        <table:table-row table:style-name="ro1">
          <table:table-cell office:value-type="string" table:style-name="ce10">
            <text:p>Spring transactions</text:p>
          </table:table-cell>
          <table:table-cell office:value-type="string" table:style-name="ce10">
            <text:p>Manage the changes that we perform on the data in one or more systems like databases , message brokers etc.</text:p>
          </table:table-cell>
          <table:table-cell table:number-columns-repeated="16382" table:style-name="ce11"/>
        </table:table-row>
        <table:table-row table:style-name="ro1">
          <table:table-cell table:style-name="ce8"/>
          <table:table-cell office:value-type="string" table:style-name="ce8">
            <text:p>main goal of the transaction is to provide acid characteristics</text:p>
          </table:table-cell>
          <table:table-cell table:number-columns-repeated="16382"/>
        </table:table-row>
        <table:table-row table:style-name="ro7">
          <table:table-cell office:value-type="string" table:style-name="ce8">
            <text:p>characteristics of a transaction</text:p>
          </table:table-cell>
          <table:table-cell office:value-type="string" table:style-name="ce8">
            <text:p>ACID</text:p>
            <text:p>A – Atomicity</text:p>
            <text:p>C – Consistency</text:p>
            <text:p>I – Isolation</text:p>
            <text:p>D – Durability</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Atomicity</text:p>
          </table:table-cell>
          <table:table-cell office:value-type="string" table:style-name="ce8">
            <text:p>Either all tasks perform in a transactions or none of them. Even if one task fails, all the previous tasks should be rolled back as if none of them were executed at first place.</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Consistency</text:p>
          </table:table-cell>
          <table:table-cell office:value-type="string" table:style-name="ce8">
            <text:p>At the end of the transactions the data should be consistent and free of any dtaa integrity violation. Eg : foriegn key or primary key constraint of any table should not be violated.</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Isolation</text:p>
          </table:table-cell>
          <table:table-cell office:value-type="string" table:style-name="ce8">
            <text:p>A database table or rows are generally accessed by multiple threads by connection pooling. The transaction shuld be such that any change in data should not lead to dirty reads.This is acomplished by locking tables or rows in a table.</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Durability</text:p>
          </table:table-cell>
          <table:table-cell office:value-type="string" table:style-name="ce8">
            <text:p>the changes in data after a transaction should be persisted permanently like in DB.</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concurrency issues without proper isolation</text:p>
          </table:table-cell>
          <table:table-cell office:value-type="string" table:style-name="ce8">
            <text:p>dirty reads, non repeatable reads and phantom reads – explained in book.</text:p>
          </table:table-cell>
          <table:table-cell table:number-columns-repeated="16382"/>
        </table:table-row>
        <table:table-row table:style-name="ro12">
          <table:table-cell office:value-type="string" table:style-name="ce8">
            <text:p>Different Isolation Levels</text:p>
          </table:table-cell>
          <table:table-cell office:value-type="string" table:style-name="ce8">
            <text:p>It defines how and when the changes made to some data repository by a transaction is available to other transactions.</text:p>
            <text:p>ISOLATION_READ_UNCOMMITED =&gt; allows to read changes that havent yet being commited by another transactions =&gt; leads to dirty reads, non repeatable reads and phantom reads.=&gt; performance is faster.</text:p>
            <text:p/>
            <text:p>ISOLATION_READ_COMMITED =&gt; allows to read only commited changes. Can prevent dirty read.but nonrepeatable reads and phantom reads still exists.</text:p>
            <text:p/>
            <text:p>ISOLATION_REPEATABLE_READ =&gt; multiple reads of the same field will yield the same result untill its changed by itself. It may suffer from Phantom reads but NOT dirty reads and non repeatable reads. This is the default isolation level while using @Transactional</text:p>
            <text:p/>
            <text:p>ISOLATION_SERIALIZABLE =&gt; none of the above issues will occur but it will nullify the effect of concurrency as read write on a set records will happen after locking.</text:p>
            <text:p/>
          </table:table-cell>
          <table:table-cell table:number-columns-repeated="16382"/>
        </table:table-row>
        <table:table-row table:style-name="ro1">
          <table:table-cell table:number-columns-repeated="2" table:style-name="ce8"/>
          <table:table-cell table:number-columns-repeated="16382"/>
        </table:table-row>
        <table:table-row table:style-name="ro7">
          <table:table-cell office:value-type="string" table:style-name="ce8">
            <text:p>Different propogation levels</text:p>
          </table:table-cell>
          <table:table-cell office:value-type="string" table:style-name="ce8">
            <text:p>REQUIRED =&gt; This means the same transaction will be used if there is an already opened transaction in the cuurent bean method execution context.</text:p>
            <text:p>If there is no existing transaction, the spring container will create a new one.</text:p>
            <text:p>In case of nested transaction, if parent transaction is calling a nested @required child transaction, then output of the child transaction will propogate to the parent as well.=&gt; this means the parent will roll back its transaction if the child transaction fails.</text:p>
          </table:table-cell>
          <table:table-cell table:number-columns-repeated="16382"/>
        </table:table-row>
        <table:table-row table:style-name="ro1">
          <table:table-cell table:number-columns-repeated="2" table:style-name="ce8"/>
          <table:table-cell table:number-columns-repeated="16382"/>
        </table:table-row>
        <table:table-row table:style-name="ro14">
          <table:table-cell table:style-name="ce8"/>
          <table:table-cell office:value-type="string" table:style-name="ce8">
            <text:p>REQUIRES_NEW =&gt; A new physical transaction will always be created. The inner transaction may commit or rollback irrespective of the outer transaction.</text:p>
            <text:p>If the inner transaction fails, the outer transaction may still chose to proceed with its transaction. Hence both transactions will run as distinct physical transactions.</text:p>
            <text:p>If the outer transaction is @Required and inner transaction is @Requires_NEW then the outer transaction will run independently irrespective of the transaction result of the inner transaction.</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table:style-name="ce8"/>
          <table:table-cell office:value-type="string" table:style-name="ce8">
            <text:p>NESTED =&gt; If a transaction is called wihin an active transaction, the parent transaction is suspended and saved to a point, The method is executed in a new transaction. And then the parent transaction is continued from the saved point.</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table:style-name="ce8"/>
          <table:table-cell office:value-type="string" table:style-name="ce8">
            <text:p>MANDATORY =&gt; A mandatory transaction always needs an existing open transaction. If no open transaction is available, exception is thrown by the container.</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table:style-name="ce8"/>
          <table:table-cell office:value-type="string" table:style-name="ce8">
            <text:p>NEVER =&gt; A transaction should never exists for executing this transaction. Will only be executed as the first transaction. If a transaction exists, the container will throw error.</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table:style-name="ce8"/>
          <table:table-cell office:value-type="string" table:style-name="ce8">
            <text:p>NOT_SUPPORTED =&gt; will be exeuted outside the scope of any existing transaction. If an open transaction exists, then it will be paused</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table:style-name="ce8"/>
          <table:table-cell office:value-type="string" table:style-name="ce8">
            <text:p>SUPPORTS =&gt; will execute in the scope of a transaction if it already exists. If no transaction already exists, then method will run in a non transactional way.</text:p>
          </table:table-cell>
          <table:table-cell table:number-columns-repeated="16382"/>
        </table:table-row>
        <table:table-row table:number-rows-repeated="3" table:style-name="ro1">
          <table:table-cell table:number-columns-repeated="2" table:style-name="ce8"/>
          <table:table-cell table:number-columns-repeated="16382"/>
        </table:table-row>
        <table:table-row table:style-name="ro1">
          <table:table-cell office:value-type="string" table:style-name="ce10">
            <text:p>Spring boot</text:p>
          </table:table-cell>
          <table:table-cell table:style-name="ce10"/>
          <table:table-cell table:number-columns-repeated="16382" table:style-name="ce11"/>
        </table:table-row>
        <table:table-row table:style-name="ro1">
          <table:table-cell table:number-columns-repeated="2" table:style-name="ce8"/>
          <table:table-cell table:number-columns-repeated="16382"/>
        </table:table-row>
        <table:table-row table:style-name="ro7">
          <table:table-cell office:value-type="string" table:style-name="ce8">
            <text:p>Advantages of spring boot</text:p>
          </table:table-cell>
          <table:table-cell office:value-type="string" table:style-name="ce8">
            <text:p>Project initialization, maven archtype , maven dependencies, configuration setup, deployment process – embedded tomcat, property file configuration using application.properties or application.yaml, new features like profiles, Environment API, @Value annotation to use property, using EL in application.properties, we can keep the property files inside the appication as ooposed to littering on each server as in normal Spring application.</text:p>
            <text:p>https://www.baeldung.com/spring-boot-yaml-vs-properties</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command to start a jar</text:p>
          </table:table-cell>
          <table:table-cell office:value-type="string" table:style-name="ce8">
            <text:p>$ java -jar myproject-0.0.1-SNAPSHOT.jar –debug</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Spring-boot-devtools</text:p>
          </table:table-cell>
          <table:table-cell office:value-type="string" table:style-name="ce8">
            <text:p>to automatically restart the application on code change</text:p>
          </table:table-cell>
          <table:table-cell table:number-columns-repeated="16382"/>
        </table:table-row>
        <table:table-row table:style-name="ro1">
          <table:table-cell table:number-columns-repeated="2" table:style-name="ce8"/>
          <table:table-cell table:number-columns-repeated="16382"/>
        </table:table-row>
        <table:table-row table:style-name="ro7">
          <table:table-cell office:value-type="string" table:style-name="ce8">
            <text:p>Spring-boot-actuator</text:p>
          </table:table-cell>
          <table:table-cell office:value-type="string" table:style-name="ce8">
            <text:p>monitor and manages the application</text:p>
            <text:p>Also does the healthcheck – rest endpoints are automatically added to the application</text:p>
            <text:p>Access application metrics</text:p>
            <text:p>Default endpoints exposed by actuator =&gt; /health , /info ,</text:p>
            <text:p>Customizable endpoints =&gt; /auditevents, /beans, /mappings</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application.properties</text:p>
          </table:table-cell>
          <table:table-cell table:style-name="ce8"/>
          <table:table-cell table:number-columns-repeated="16382"/>
        </table:table-row>
        <table:table-row table:number-rows-repeated="1048242" table:style-name="ro23">
          <table:table-cell table:number-columns-repeated="16384"/>
        </table:table-row>
      </table:table>
      <table:table table:name="Insight" table:style-name="ta1">
        <table:table-column table:style-name="co19" table:default-cell-style-name="ce8"/>
        <table:table-column table:style-name="co20" table:default-cell-style-name="ce8"/>
        <table:table-column table:style-name="co5" table:number-columns-repeated="16382" table:default-cell-style-name="ce1"/>
        <table:table-row table:style-name="ro7">
          <table:table-cell office:value-type="string" table:style-name="ce8">
            <text:p>Insight</text:p>
          </table:table-cell>
          <table:table-cell office:value-type="string" table:style-name="ce8">
            <text:p>Its a capital markets research portal for institutional investors.</text:p>
            <text:p>The RBC analysts and associates publish reports on companies from various regions</text:p>
            <text:p>These reports have indepth coverage of equities, investment grades, high yield credits, macro economics and rates strategy.</text:p>
            <text:p>The institutional investors aquire entitlements based on regions and researchApproachTypes and some special entitlements to read these researchs</text:p>
            <text:p>Which help them in their investment decisions.</text:p>
          </table:table-cell>
          <table:table-cell table:number-columns-repeated="16382"/>
        </table:table-row>
        <table:table-row table:number-rows-repeated="2" table:style-name="ro1">
          <table:table-cell table:number-columns-repeated="16384"/>
        </table:table-row>
        <table:table-row table:style-name="ro1">
          <table:table-cell office:value-type="string" table:style-name="ce8">
            <text:p>Search</text:p>
          </table:table-cell>
          <table:table-cell table:style-name="ce8"/>
          <table:table-cell table:number-columns-repeated="16382"/>
        </table:table-row>
        <table:table-row table:style-name="ro57">
          <table:table-cell table:style-name="ce8"/>
          <table:table-cell office:value-type="string" table:style-name="ce8">
            <text:p>Requirement :</text:p>
            <text:p>Search results should include resurces – Documents, Companies, Analysts and Sectors</text:p>
            <text:p>Results should be based context match OR text match</text:p>
            <text:p>There is an option of context filtering AND specific types of filtering by the user above the default search queries.</text:p>
            <text:p/>
            <text:p><text:span text:style-name="T11">Prerequisites</text:span><text:s/>: While storing the researchs – like company, analyst sector, synonyms are generated for each research at runtime and are stored in synonym dictionary</text:p>
            <text:p>Synonym dictionary – each synonym <text:s/>has its id, type, baseName and synonym stored in it.</text:p>
            <text:p>Synonym generation is done using regex - Pattern and Matchers</text:p>
            <text:p>Eg : Facebook Ltd =&gt; facebbok, facebook ltd, facebook limited,</text:p>
            <text:p>Mark Dwelle =&gt; Mark, Mark dwelle</text:p>
            <text:p><text:span text:style-name="T11"/></text:p>
            <text:p/>
          </table:table-cell>
          <table:table-cell table:number-columns-repeated="16382"/>
        </table:table-row>
        <table:table-row table:style-name="ro10">
          <table:table-cell office:value-type="string" table:style-name="ce8">
            <text:p>Sysnonym and Phrase Filteration Crietrias</text:p>
          </table:table-cell>
          <table:table-cell office:value-type="string" table:style-name="ce8">
            <text:p/>
            <text:p>Synonym filteration criteria :</text:p>
            <text:p>Each word of the search text is matched with synonym library and if the synonym contains any word, then it is considered as a successful match.</text:p>
            <text:p>Identify the type of the matched synonym</text:p>
            <text:p>The type should be any of these – company, analyst. Ticker OR sector</text:p>
            <text:p>Company synonyms -&gt; the synonym name should be greater than 30% of the baseName</text:p>
            <text:p>Sector synonyms -&gt; the synonym name should be greater than or equals 50% of the baseName</text:p>
            <text:p/>
            <text:p>POS tagging:</text:p>
            <text:p>Allowed POS :</text:p>
            <text:p>Adjectives, common noun (singular), common noun (plural), prper noun, progressive endings, foreign words, verbs, pronoun</text:p>
            <text:p/>
            <text:p>Phrase filteration criteria:</text:p>
            <text:p>Consider only those search terms which has matched atleast 1 synonym.</text:p>
            <text:p>Full search string should start with search term</text:p>
            <text:p>The synonym list of the search term should be less than 4 or else ignore</text:p>
          </table:table-cell>
          <table:table-cell table:number-columns-repeated="16382"/>
        </table:table-row>
        <table:table-row table:style-name="ro1">
          <table:table-cell table:number-columns-repeated="16384"/>
        </table:table-row>
        <table:table-row table:style-name="ro58">
          <table:table-cell office:value-type="string" table:style-name="ce8">
            <text:p>Context identification :</text:p>
          </table:table-cell>
          <table:table-cell office:value-type="string" table:style-name="ce8">
            <text:p>1. check if the whole search term gets you a synonym list. If yes then add it to the phrase list and do step . If not proceed to next step.</text:p>
            <text:p>2. tokenize search text using openNlp whitespace tokenizer and put in an array called searchTerms.</text:p>
            <text:p>3. Do POS tagging for the searchTerms using POSTaggerME from Apache NLP and store in another string-array called posTags. = [JJ, NNS, VB, etc.]</text:p>
            <text:p>4. Iterate over posTag array and filter out only allowed POS and capture its index in another array called namedTagIndexList. [1,3,4,6,,8] = &gt; This is the lndex position of each allowed POS</text:p>
            <text:p>In the searchTerms.</text:p>
            <text:p/>
            <text:p>FindTerm is called for every index in the searchTerms array. The findTerm returns you the phrases with highest consecutive terms that has fetched synonyms OR phrase without the synonymList at all.</text:p>
            <text:p>FindTerm =&gt; If the first term for searchTerms[i] doesnot match any synonymList, the phrase is returned then and there.</text:p>
            <text:p>(If the firstTerm matches synonyms, then append the next term from searchTerms array and find synonyms) recursively.</text:p>
          </table:table-cell>
          <table:table-cell table:number-columns-repeated="16382"/>
        </table:table-row>
        <table:table-row table:number-rows-repeated="3" table:style-name="ro1">
          <table:table-cell table:number-columns-repeated="16384"/>
        </table:table-row>
        <table:table-row table:style-name="ro12">
          <table:table-cell office:value-type="string" table:style-name="ce8">
            <text:p>Recommendation logic</text:p>
          </table:table-cell>
          <table:table-cell office:value-type="string" table:style-name="ce8">
            <text:p>recommend the reports for given productId: =&gt; when the user lands on a report page.</text:p>
            <text:p/>
            <text:p>1. get the metadata from elastic index.</text:p>
            <text:p>2. identify the criteria for recommending reports based on report type – belongs to a Special product, A company report(reportType = company) or industry report (reportType= industry) or packet report (productCategory = packet),</text:p>
            <text:p/>
            <text:p>Recommended reports –5</text:p>
            <text:p>1. <text:s/>1 most recent other packet report / industry report / company report – from rp_document index using</text:p>
            <text:p>2. most read 2 reports of the same analyst as of current report. - rp_readership =&gt; terms aggregation on productId field, size =2</text:p>
            <text:p>3. most read report of the special productType</text:p>
            <text:p>4. next most read report after the current report using rp_readershipmap = &gt; query =&gt; previous productId = the currently read productId and aggregation on productId</text:p>
            <text:p/>
            <text:p/>
          </table:table-cell>
          <table:table-cell table:number-columns-repeated="16382"/>
        </table:table-row>
        <table:table-row table:style-name="ro1">
          <table:table-cell table:number-columns-repeated="16384"/>
        </table:table-row>
        <table:table-row table:style-name="ro1">
          <table:table-cell office:value-type="string" table:style-name="ce8">
            <text:p>Trending Data</text:p>
          </table:table-cell>
          <table:table-cell office:value-type="string" table:style-name="ce8">
            <text:p>termsAggregations on productId field to get most trending reports – reports that are most read in last 30 days</text:p>
          </table:table-cell>
          <table:table-cell table:number-columns-repeated="16382"/>
        </table:table-row>
        <table:table-row table:style-name="ro1">
          <table:table-cell table:number-columns-repeated="16384"/>
        </table:table-row>
        <table:table-row table:style-name="ro21">
          <table:table-cell office:value-type="string" table:style-name="ce8">
            <text:p>Tag Cloud</text:p>
          </table:table-cell>
          <table:table-cell office:value-type="string" table:style-name="ce8">
            <text:p>Get the top 5 comapnies, 5 analysts and 5 sectors read by the currently logged in user in last 30 days.</text:p>
            <text:p><text:s/>Index used – rp_readership</text:p>
            <text:p>To get 5 companies : query : userId = logged in user, readershipAction = company,</text:p>
            <text:p>Aggregation - Nested aggregation on nested field – companyList with subAggregation – Terms Aggregation on companyList.companyId with subAggregation – TopHits of size 5</text:p>
            <text:p/>
            <text:p>Similar for analyst and sector</text:p>
          </table:table-cell>
          <table:table-cell table:number-columns-repeated="16382"/>
        </table:table-row>
        <table:table-row table:style-name="ro1">
          <table:table-cell table:number-columns-repeated="16384"/>
        </table:table-row>
        <table:table-row table:style-name="ro1">
          <table:table-cell office:value-type="string" table:style-name="ce8">
            <text:p>Authentication Flow</text:p>
          </table:table-cell>
          <table:table-cell office:value-type="string" table:style-name="ce8">
            <text:p>text file</text:p>
          </table:table-cell>
          <table:table-cell table:number-columns-repeated="16382"/>
        </table:table-row>
        <table:table-row table:style-name="ro1">
          <table:table-cell table:number-columns-repeated="16384"/>
        </table:table-row>
        <table:table-row table:style-name="ro9">
          <table:table-cell office:value-type="string" table:style-name="ce8">
            <text:p>Display dashboard, display modules and related reports of that module.</text:p>
          </table:table-cell>
          <table:table-cell office:value-type="string" table:style-name="ce8">
            <text:p/>
            <text:p/>
            <text:p>How are the modules loaded as per the dashboard ?</text:p>
            <text:p>Why do</text:p>
          </table:table-cell>
          <table:table-cell table:number-columns-repeated="16382"/>
        </table:table-row>
        <table:table-row table:style-name="ro21">
          <table:table-cell office:value-type="string" table:style-name="ce8">
            <text:p>Entitlement check flow</text:p>
          </table:table-cell>
          <table:table-cell office:value-type="string" table:style-name="ce8">
            <text:p>During the authentiaction, the user entitlements are loaded from ResearchOne – Entitlement API call and is sent as response header.</text:p>
            <text:p>ISAM sends the user entitlements in every subsequent request. Throughout the system, an internal user has all entitlements by default.</text:p>
            <text:p>Whe external user clicks on any specific resource –Document, Company / Analyst OR Sector, IsEntitledService is called with the appropriate resource Id and type</text:p>
            <text:p/>
            <text:p>Every resource is tagged to a combination of researchApproachType – Equity, Credit and MacroEconomics <text:s/>AND region – US, Canada, Europe and Asia</text:p>
            <text:p>Every resource that is sent in the API response is verified if the user is entitled to view them.</text:p>
            <text:p>If user is not entitled to view a specific resource the isEntitled field is set to be false and user sees a warning sign. On clicking the sign, he can request for the entitlements.</text:p>
          </table:table-cell>
          <table:table-cell table:number-columns-repeated="16382"/>
        </table:table-row>
        <table:table-row table:style-name="ro1">
          <table:table-cell office:value-type="string" table:style-name="ce8">
            <text:p>Company Bio page</text:p>
          </table:table-cell>
          <table:table-cell office:value-type="string" table:style-name="ce8">
            <text:p>Services -</text:p>
          </table:table-cell>
          <table:table-cell table:number-columns-repeated="16382"/>
        </table:table-row>
        <table:table-row table:style-name="ro1">
          <table:table-cell table:number-columns-repeated="16384"/>
        </table:table-row>
        <table:table-row table:style-name="ro1">
          <table:table-cell office:value-type="string" table:style-name="ce8">
            <text:p>Analyst Bio Page</text:p>
          </table:table-cell>
          <table:table-cell table:style-name="ce8"/>
          <table:table-cell table:number-columns-repeated="16382"/>
        </table:table-row>
        <table:table-row table:style-name="ro1">
          <table:table-cell table:number-columns-repeated="16384"/>
        </table:table-row>
        <table:table-row table:style-name="ro6">
          <table:table-cell office:value-type="string" table:style-name="ce8">
            <text:p>Equity repository Model page</text:p>
          </table:table-cell>
          <table:table-cell table:style-name="ce8"/>
          <table:table-cell table:number-columns-repeated="16382"/>
        </table:table-row>
        <table:table-row table:style-name="ro1">
          <table:table-cell table:number-columns-repeated="16384"/>
        </table:table-row>
        <table:table-row table:style-name="ro22">
          <table:table-cell office:value-type="string" table:style-name="ce8">
            <text:p>Document Processing Flow</text:p>
          </table:table-cell>
          <table:table-cell office:value-type="string" table:style-name="ce8">
            <text:p>Xml documents are processed =&gt; data is exttracted out of the xml documents and are stored in DB tables.</text:p>
            <text:p>The incoming xml documents are placed at a shared location on server.</text:p>
            <text:p>The file processor picks the document and checks the docType. The xml document is read using DOM Parser from Dom4j library.</text:p>
            <text:p>We have maintained a set of xml parsers and xml master file.</text:p>
            <text:p>The master mapping file keeps a map between docType and the parser xml to be picked up for parsing.</text:p>
            <text:p>Each docType has its own parser file which has all details of how each field of that document has to be extracted.</text:p>
            <text:p>The parser file has following attributes : @TableName, @setter method @ColumnName @gettermethod @dataType and @Xpath</text:p>
            <text:p>Using the xpath value we pick the value of each field for the processing document.</text:p>
            <text:p>Other values are used for object construction using reflection.</text:p>
            <text:p/>
          </table:table-cell>
          <table:table-cell table:number-columns-repeated="16382"/>
        </table:table-row>
        <table:table-row table:style-name="ro1">
          <table:table-cell table:number-columns-repeated="16384"/>
        </table:table-row>
        <table:table-row table:style-name="ro6">
          <table:table-cell office:value-type="string" table:style-name="ce8">
            <text:p>Readership Capture flow</text:p>
          </table:table-cell>
          <table:table-cell table:style-name="ce8"/>
          <table:table-cell table:number-columns-repeated="16382"/>
        </table:table-row>
        <table:table-row table:style-name="ro1">
          <table:table-cell table:number-columns-repeated="16384"/>
        </table:table-row>
        <table:table-row table:style-name="ro9">
          <table:table-cell office:value-type="string" table:style-name="ce8">
            <text:p>Readership Batch processing – upserting <text:s/>into elasticsearch</text:p>
          </table:table-cell>
          <table:table-cell table:style-name="ce8"/>
          <table:table-cell table:number-columns-repeated="16382"/>
        </table:table-row>
        <table:table-row table:style-name="ro1">
          <table:table-cell table:number-columns-repeated="16384"/>
        </table:table-row>
        <table:table-row table:style-name="ro14">
          <table:table-cell office:value-type="string" table:style-name="ce8">
            <text:p>Resource batch processing for Documents/ Companies/ Analysts/ Sectors into ES</text:p>
          </table:table-cell>
          <table:table-cell table:style-name="ce8"/>
          <table:table-cell table:number-columns-repeated="16382"/>
        </table:table-row>
        <table:table-row table:style-name="ro1">
          <table:table-cell table:number-columns-repeated="16384"/>
        </table:table-row>
        <table:table-row table:style-name="ro1">
          <table:table-cell office:value-type="string" table:style-name="ce8">
            <text:p>Search Logging</text:p>
          </table:table-cell>
          <table:table-cell table:style-name="ce8"/>
          <table:table-cell table:number-columns-repeated="16382"/>
        </table:table-row>
        <table:table-row table:style-name="ro1">
          <table:table-cell table:number-columns-repeated="16384"/>
        </table:table-row>
        <table:table-row table:style-name="ro1">
          <table:table-cell office:value-type="string" table:style-name="ce8">
            <text:p>Saved Searches</text:p>
          </table:table-cell>
          <table:table-cell table:style-name="ce8"/>
          <table:table-cell table:number-columns-repeated="16382"/>
        </table:table-row>
        <table:table-row table:style-name="ro1">
          <table:table-cell table:number-columns-repeated="16384"/>
        </table:table-row>
        <table:table-row table:style-name="ro8">
          <table:table-cell office:value-type="string" table:style-name="ce8">
            <text:p>Sharing resource through copylink and mail</text:p>
          </table:table-cell>
          <table:table-cell office:value-type="string" table:style-name="ce8">
            <text:p>Resources – Documents, Companies. Analyst, Sector, ERM.</text:p>
          </table:table-cell>
          <table:table-cell table:number-columns-repeated="16382"/>
        </table:table-row>
        <table:table-row table:style-name="ro1">
          <table:table-cell table:number-columns-repeated="16384"/>
        </table:table-row>
        <table:table-row table:style-name="ro1">
          <table:table-cell office:value-type="string" table:style-name="ce8">
            <text:p>Admin functionalities</text:p>
          </table:table-cell>
          <table:table-cell office:value-type="string" table:style-name="ce8">
            <text:p>Upload and publish reports, upload banners, upload ERM, Upload Market data, Schedule a townhall event</text:p>
          </table:table-cell>
          <table:table-cell table:number-columns-repeated="16382"/>
        </table:table-row>
        <table:table-row table:style-name="ro1">
          <table:table-cell table:number-columns-repeated="16384"/>
        </table:table-row>
        <table:table-row table:style-name="ro1">
          <table:table-cell office:value-type="string" table:style-name="ce8">
            <text:p>password hashing</text:p>
          </table:table-cell>
          <table:table-cell table:style-name="ce8"/>
          <table:table-cell table:number-columns-repeated="16382"/>
        </table:table-row>
        <table:table-row table:number-rows-repeated="1048532" table:style-name="ro1">
          <table:table-cell table:number-columns-repeated="16384"/>
        </table:table-row>
      </table:table>
      <table:table table:name="hibernate" table:style-name="ta1">
        <table:table-column table:style-name="co21" table:default-cell-style-name="ce8"/>
        <table:table-column table:style-name="co22" table:default-cell-style-name="ce8"/>
        <table:table-column table:style-name="co4" table:number-columns-repeated="1022" table:default-cell-style-name="ce1"/>
        <table:table-column table:style-name="co5" table:number-columns-repeated="15360" table:default-cell-style-name="ce1"/>
        <table:table-row table:style-name="ro1">
          <table:table-cell table:number-columns-repeated="16384"/>
        </table:table-row>
        <table:table-row table:style-name="ro1">
          <table:table-cell office:value-type="string" table:style-name="ce8">
            <text:p>data model vs object model</text:p>
          </table:table-cell>
          <table:table-cell office:value-type="string" table:style-name="ce8">
            <text:p>refer text</text:p>
          </table:table-cell>
          <table:table-cell table:number-columns-repeated="16382"/>
        </table:table-row>
        <table:table-row table:style-name="ro1">
          <table:table-cell table:number-columns-repeated="16384"/>
        </table:table-row>
        <table:table-row table:style-name="ro7">
          <table:table-cell office:value-type="string" table:style-name="ce8">
            <text:p>challenges with JDBC</text:p>
          </table:table-cell>
          <table:table-cell office:value-type="string" table:style-name="ce8">
            <text:p>Exception &amp; error handling – we will need t manually handle every exception in jdbc</text:p>
            <text:p>key management – syncing keys from data model to the object model back and forth is tedious.</text:p>
            <text:p>Implementaion varies – inconsistent jdbc code</text:p>
            <text:p>Potential for errors – the compiler doesnt stop you from making errors.</text:p>
            <text:p>Verbose code – every operation requires a lot of redundant code</text:p>
          </table:table-cell>
          <table:table-cell table:number-columns-repeated="16382"/>
        </table:table-row>
        <table:table-row table:style-name="ro1">
          <table:table-cell table:number-columns-repeated="16384"/>
        </table:table-row>
        <table:table-row table:style-name="ro9">
          <table:table-cell office:value-type="string" table:style-name="ce8">
            <text:p>what is ORM</text:p>
          </table:table-cell>
          <table:table-cell office:value-type="string" table:style-name="ce8">
            <text:p>technique which uses metadata to connect object oriented code to a relational database.</text:p>
            <text:p>reduces persistence code and development time</text:p>
            <text:p>Bridges gap between data model and object model</text:p>
            <text:p/>
          </table:table-cell>
          <table:table-cell table:number-columns-repeated="16382"/>
        </table:table-row>
        <table:table-row table:number-rows-repeated="2" table:style-name="ro1">
          <table:table-cell table:number-columns-repeated="16384"/>
        </table:table-row>
        <table:table-row table:style-name="ro1">
          <table:table-cell office:value-type="string" table:style-name="ce12">
            <text:p>Hibernate API</text:p>
          </table:table-cell>
          <table:table-cell office:value-type="string" table:style-name="ce12">
            <text:p>to perform CRUD operations and transactions</text:p>
          </table:table-cell>
          <table:table-cell table:number-columns-repeated="16382" table:style-name="ce2"/>
        </table:table-row>
        <table:table-row table:style-name="ro1">
          <table:table-cell table:number-columns-repeated="16384"/>
        </table:table-row>
        <table:table-row table:style-name="ro59">
          <table:table-cell office:value-type="string" table:style-name="ce22">
            <text:p>persistence lifecycle</text:p>
          </table:table-cell>
          <table:table-cell table:style-name="ce8"/>
          <table:table-cell table:number-columns-repeated="16382"/>
        </table:table-row>
        <table:table-row table:style-name="ro8">
          <table:table-cell office:value-type="string" table:style-name="ce8">
            <text:p>Transient</text:p>
          </table:table-cell>
          <table:table-cell office:value-type="string" table:style-name="ce8">
            <text:p>new entity which is not associated with database row yet.</text:p>
            <text:p>the persistence context does not know about the transient object.</text:p>
            <text:p>Transient object is obtained by – creating a new entity object</text:p>
          </table:table-cell>
          <table:table-cell table:number-columns-repeated="16382"/>
        </table:table-row>
        <table:table-row table:style-name="ro1">
          <table:table-cell table:number-columns-repeated="16384"/>
        </table:table-row>
        <table:table-row table:style-name="ro14">
          <table:table-cell office:value-type="string" table:style-name="ce8">
            <text:p>Managed/persisted -</text:p>
          </table:table-cell>
          <table:table-cell office:value-type="string" table:style-name="ce8">
            <text:p>entity is associated with the database row.</text:p>
            <text:p>And contained within the persistence context.</text:p>
            <text:p>Persisted or managed object is obtained by -</text:p>
            <text:p>1. save <text:s/>a transient object.</text:p>
            <text:p>2. query DB to pull back a saved object.</text:p>
            <text:p>3. refer a transient object from another persistent object like add a transient object to a collection in another persistent object.</text:p>
          </table:table-cell>
          <table:table-cell table:number-columns-repeated="16382"/>
        </table:table-row>
        <table:table-row table:style-name="ro1">
          <table:table-cell table:number-columns-repeated="16384"/>
        </table:table-row>
        <table:table-row table:style-name="ro6">
          <table:table-cell office:value-type="string" table:style-name="ce8">
            <text:p>removed</text:p>
          </table:table-cell>
          <table:table-cell office:value-type="string" table:style-name="ce8">
            <text:p>object scheduled to be deleted on delete operation and will eventually get deleted when persistence context is synced with the database.</text:p>
          </table:table-cell>
          <table:table-cell table:number-columns-repeated="16382"/>
        </table:table-row>
        <table:table-row table:style-name="ro1">
          <table:table-cell table:number-columns-repeated="16384"/>
        </table:table-row>
        <table:table-row table:style-name="ro1">
          <table:table-cell office:value-type="string" table:style-name="ce8">
            <text:p>detached</text:p>
          </table:table-cell>
          <table:table-cell office:value-type="string" table:style-name="ce8">
            <text:p>object references to an entity that was once associated with a closed persistence context.</text:p>
          </table:table-cell>
          <table:table-cell table:number-columns-repeated="16382"/>
        </table:table-row>
        <table:table-row table:style-name="ro1">
          <table:table-cell table:number-columns-repeated="16384"/>
        </table:table-row>
        <table:table-row table:style-name="ro8">
          <table:table-cell office:value-type="string" table:style-name="ce8">
            <text:p>Persistence context</text:p>
          </table:table-cell>
          <table:table-cell office:value-type="string" table:style-name="ce8">
            <text:p>cache of all persistent entity instances.</text:p>
            <text:p>created when the session is created.</text:p>
            <text:p/>
          </table:table-cell>
          <table:table-cell table:number-columns-repeated="16382"/>
        </table:table-row>
        <table:table-row table:style-name="ro1">
          <table:table-cell table:number-columns-repeated="16384"/>
        </table:table-row>
        <table:table-row table:style-name="ro10">
          <table:table-cell office:value-type="string" table:style-name="ce8">
            <text:p>difference beween save and persist</text:p>
          </table:table-cell>
          <table:table-cell office:value-type="string" table:style-name="ce8">
            <text:p>save() return type is the saved <text:s/>serializable id</text:p>
            <text:p>Persist() retrun type is void</text:p>
            <text:p/>
            <text:p>Save() method can be used even outside the transaction boundaries</text:p>
            <text:p>Persist() cannot be used outside the boundaries.</text:p>
            <text:p/>
            <text:p>Save is called immediately</text:p>
            <text:p>Persist is called at the end of the transaction when the Id generation strategy is Identity</text:p>
            <text:p>==============================================</text:p>
            <text:p>The id value of the entity is generated by the hibernate before the entity is saved.</text:p>
            <text:p>With Identity strategy : and without an active transaction</text:p>
            <text:p>Persist delays the sql insert and generated temp primary key value</text:p>
            <text:p>Hibernate perorms the save method immediately</text:p>
            <text:p/>
            <text:p>With sequence strategy :</text:p>
            <text:p/>
          </table:table-cell>
          <table:table-cell table:number-columns-repeated="16382"/>
        </table:table-row>
        <table:table-row table:style-name="ro1">
          <table:table-cell table:number-columns-repeated="16384"/>
        </table:table-row>
        <table:table-row table:style-name="ro8">
          <table:table-cell office:value-type="string" table:style-name="ce8">
            <text:p>difference between SessionFactory.getCurrentSession() and openSession()</text:p>
          </table:table-cell>
          <table:table-cell office:value-type="string" table:style-name="ce8">
            <text:p>https://java2blog.com/difference-opensession-getcurrentsession-hibernate/</text:p>
          </table:table-cell>
          <table:table-cell table:number-columns-repeated="16382"/>
        </table:table-row>
        <table:table-row table:style-name="ro1">
          <table:table-cell table:number-columns-repeated="16384"/>
        </table:table-row>
        <table:table-row table:style-name="ro8">
          <table:table-cell office:value-type="string" table:style-name="ce8">
            <text:p>sessionFactory and session<text:s/></text:p>
          </table:table-cell>
          <table:table-cell office:value-type="string" table:style-name="ce9">
            <text:p><text:a xlink:href="https://ngdeveloper.com/difference-between-session-and-sessionfactory-hibernate/">https://ngdeveloper.com/difference-between-session-and-sessionfactory-hibernate/<text:line-break/><text:line-break/>https://www.netsurfingzone.com/sessionfactory-and-session-in-hibernate/</text:a></text:p>
          </table:table-cell>
          <table:table-cell table:number-columns-repeated="16382"/>
        </table:table-row>
        <table:table-row table:style-name="ro1">
          <table:table-cell table:number-columns-repeated="16384"/>
        </table:table-row>
        <table:table-row table:style-name="ro22">
          <table:table-cell office:value-type="string" table:style-name="ce8">
            <text:p>difference between save and persist</text:p>
          </table:table-cell>
          <table:table-cell office:value-type="string" table:style-name="ce9">
            <text:p>https://www.youtube.com/watch?v=SH29O-bcQlc&amp;t=823s</text:p>
            <text:p/>
            <text:p>The persistence context assigns the primary key value to the entity right after the save or persist method is executed.</text:p>
            <text:p/>
            <text:p>trying to save entity by using identity strategy OR using Flush mode : Manual</text:p>
            <text:p>persist() :<text:s/></text:p>
            <text:p>hibernate delays the execution of the sql insert statement and creates a temporary primary key value.</text:p>
            <text:p/>
            <text:p>save ():</text:p>
            <text:p>hibernate performs the sql insert statement immediately and retrieves the primary key value from the database.</text:p>
          </table:table-cell>
          <table:table-cell table:number-columns-repeated="16382"/>
        </table:table-row>
        <table:table-row table:style-name="ro1">
          <table:table-cell table:number-columns-repeated="16384"/>
        </table:table-row>
        <table:table-row table:style-name="ro1">
          <table:table-cell office:value-type="string" table:style-name="ce8">
            <text:p>difference between get and load</text:p>
          </table:table-cell>
          <table:table-cell table:style-name="ce8"/>
          <table:table-cell table:number-columns-repeated="16382"/>
        </table:table-row>
        <table:table-row table:style-name="ro6">
          <table:table-cell office:value-type="string" table:style-name="ce8">
            <text:p>difference between update() and merge()</text:p>
          </table:table-cell>
          <table:table-cell table:style-name="ce8"/>
          <table:table-cell table:number-columns-repeated="16382"/>
        </table:table-row>
        <table:table-row table:style-name="ro1">
          <table:table-cell table:number-columns-repeated="16384"/>
        </table:table-row>
        <table:table-row table:style-name="ro1">
          <table:table-cell office:value-type="string" table:style-name="ce12">
            <text:p>JPA</text:p>
          </table:table-cell>
          <table:table-cell table:style-name="ce12"/>
          <table:table-cell table:number-columns-repeated="16382" table:style-name="ce2"/>
        </table:table-row>
        <table:table-row table:style-name="ro1">
          <table:table-cell table:number-columns-repeated="16384"/>
        </table:table-row>
        <table:table-row table:style-name="ro1">
          <table:table-cell office:value-type="string" table:style-name="ce8">
            <text:p>finder methods</text:p>
          </table:table-cell>
          <table:table-cell table:style-name="ce8"/>
          <table:table-cell table:number-columns-repeated="16382"/>
        </table:table-row>
        <table:table-row table:style-name="ro1">
          <table:table-cell table:number-columns-repeated="16384"/>
        </table:table-row>
        <table:table-row table:style-name="ro1">
          <table:table-cell office:value-type="string" table:style-name="ce8">
            <text:p>Pageable and Sorting</text:p>
          </table:table-cell>
          <table:table-cell table:style-name="ce8"/>
          <table:table-cell table:number-columns-repeated="16382"/>
        </table:table-row>
        <table:table-row table:style-name="ro1">
          <table:table-cell table:number-columns-repeated="16384"/>
        </table:table-row>
        <table:table-row table:style-name="ro6">
          <table:table-cell office:value-type="string" table:style-name="ce8">
            <text:p>Inheritance mapping</text:p>
          </table:table-cell>
          <table:table-cell office:value-type="string" table:style-name="ce8">
            <text:p>3 strategies – Single table, Table per class, Joined</text:p>
            <text:p/>
          </table:table-cell>
          <table:table-cell table:number-columns-repeated="16382"/>
        </table:table-row>
        <table:table-row table:style-name="ro22">
          <table:table-cell office:value-type="string" table:style-name="ce8">
            <text:p>SINGLE_TABLE per heirarchy strategy</text:p>
          </table:table-cell>
          <table:table-cell office:value-type="string" table:style-name="ce8">
            <text:p>Parent table will have the id and discriminator column</text:p>
            <text:p/>
            <text:p>On parent entity</text:p>
            <text:p>@Inheritance(strategy=InheritanceType.SINGLE_TABLE) – what type of inheritance startegy we are using</text:p>
            <text:p>@DiscriminatorColumn(name = "pmode", discriminatorType=DiscriminatorType.STRING) – the column that specifies the child type</text:p>
            <text:p/>
            <text:p>On clild entity</text:p>
            <text:p>@DiscriminatorValue</text:p>
            <text:p/>
            <text:p>Create repository at the parent entity level – PaymentRepository</text:p>
          </table:table-cell>
          <table:table-cell table:number-columns-repeated="16382"/>
        </table:table-row>
        <table:table-row table:style-name="ro1">
          <table:table-cell table:number-columns-repeated="16384"/>
        </table:table-row>
        <table:table-row table:style-name="ro9">
          <table:table-cell office:value-type="string" table:style-name="ce8">
            <text:p>TABLE_PER_CLASS strategy</text:p>
          </table:table-cell>
          <table:table-cell office:value-type="string" table:style-name="ce8">
            <text:p>each sub class table will have its own table and id</text:p>
            <text:p>No table for parent entity</text:p>
            <text:p>No @DiscriminatorValue needed</text:p>
            <text:p>Leads to duplicate columns that breaks the normalization rule.</text:p>
          </table:table-cell>
          <table:table-cell table:number-columns-repeated="16382"/>
        </table:table-row>
        <table:table-row table:style-name="ro1">
          <table:table-cell table:number-columns-repeated="16384"/>
        </table:table-row>
        <table:table-row table:style-name="ro9">
          <table:table-cell office:value-type="string" table:style-name="ce8">
            <text:p>JOINED strategy</text:p>
          </table:table-cell>
          <table:table-cell office:value-type="string" table:style-name="ce8">
            <text:p>Every entity (Parent and all childs)will have their own table.</text:p>
            <text:p>The sub class tables will have the id as foriegn key which refers to the id of the parent table.</text:p>
            <text:p>No discriminator value is needed.</text:p>
            <text:p/>
          </table:table-cell>
          <table:table-cell table:number-columns-repeated="16382"/>
        </table:table-row>
        <table:table-row table:style-name="ro1">
          <table:table-cell table:number-columns-repeated="16384"/>
        </table:table-row>
        <table:table-row table:style-name="ro1">
          <table:table-cell office:value-type="string" table:style-name="ce8">
            <text:p>One to one mapping</text:p>
          </table:table-cell>
          <table:table-cell table:style-name="ce8"/>
          <table:table-cell table:number-columns-repeated="16382"/>
        </table:table-row>
        <table:table-row table:style-name="ro1">
          <table:table-cell table:number-columns-repeated="16384"/>
        </table:table-row>
        <table:table-row table:style-name="ro1">
          <table:table-cell office:value-type="string" table:style-name="ce8">
            <text:p>One to many</text:p>
          </table:table-cell>
          <table:table-cell table:style-name="ce8"/>
          <table:table-cell table:number-columns-repeated="16382"/>
        </table:table-row>
        <table:table-row table:style-name="ro1">
          <table:table-cell table:number-columns-repeated="16384"/>
        </table:table-row>
        <table:table-row table:style-name="ro1">
          <table:table-cell office:value-type="string" table:style-name="ce8">
            <text:p>Many to one mapping</text:p>
          </table:table-cell>
          <table:table-cell table:style-name="ce8"/>
          <table:table-cell table:number-columns-repeated="16382"/>
        </table:table-row>
        <table:table-row table:style-name="ro1">
          <table:table-cell table:number-columns-repeated="16384"/>
        </table:table-row>
        <table:table-row table:style-name="ro60">
          <table:table-cell office:value-type="string" table:style-name="ce8">
            <text:p>1<text:span text:style-name="T9">st</text:span><text:s/>level and 2<text:span text:style-name="T9">nd</text:span><text:s/>level Caching</text:p>
          </table:table-cell>
          <table:table-cell office:value-type="string" table:style-name="ce8">
            <text:p>1 level caching=&gt; associated with the session and persistence</text:p>
            <text:p>2 level caching =&gt; associated with session factory eg : using ehCache, need extra configuration</text:p>
            <text:p>2<text:span text:style-name="T9">nd</text:span><text:s/>level caching strategies : READ_ONLY,</text:p>
            <text:p>NON STRICT READ WRITE, - no soft locks, no data consistency</text:p>
            <text:p>READ /WRITE – using soft locks, data consistency, If lock on the object in cache, then read from db.</text:p>
            <text:p>Transactional -</text:p>
          </table:table-cell>
          <table:table-cell table:number-columns-repeated="16382"/>
        </table:table-row>
        <table:table-row table:number-rows-repeated="1048524" table:style-name="ro1">
          <table:table-cell table:number-columns-repeated="16384"/>
        </table:table-row>
      </table:table>
      <table:table table:name="mysql" table:style-name="ta1">
        <table:table-column table:style-name="co10" table:default-cell-style-name="ce1"/>
        <table:table-column table:style-name="co23" table:default-cell-style-name="ce8"/>
        <table:table-column table:style-name="co4" table:number-columns-repeated="1022" table:default-cell-style-name="ce1"/>
        <table:table-column table:style-name="co5" table:number-columns-repeated="15360" table:default-cell-style-name="ce1"/>
        <table:table-row table:style-name="ro1">
          <table:table-cell office:value-type="string" table:style-name="ce20">
            <text:p>situation</text:p>
          </table:table-cell>
          <table:table-cell office:value-type="string" table:style-name="ce19">
            <text:p>queries</text:p>
          </table:table-cell>
          <table:table-cell table:number-columns-repeated="16382" table:style-name="ce20"/>
        </table:table-row>
        <table:table-row table:style-name="ro1">
          <table:table-cell office:value-type="string" table:style-name="ce2">
            <text:p>DDL</text:p>
          </table:table-cell>
          <table:table-cell table:style-name="ce12"/>
          <table:table-cell table:number-columns-repeated="16382" table:style-name="ce2"/>
        </table:table-row>
        <table:table-row table:style-name="ro1">
          <table:table-cell office:value-type="string" table:style-name="ce1">
            <text:p>show databases</text:p>
          </table:table-cell>
          <table:table-cell office:value-type="string" table:style-name="ce8">
            <text:p>show databases</text:p>
          </table:table-cell>
          <table:table-cell table:number-columns-repeated="16382"/>
        </table:table-row>
        <table:table-row table:style-name="ro1">
          <table:table-cell office:value-type="string" table:style-name="ce1">
            <text:p>create databsae</text:p>
          </table:table-cell>
          <table:table-cell office:value-type="string" table:style-name="ce8">
            <text:p>create database bootcamp</text:p>
          </table:table-cell>
          <table:table-cell table:number-columns-repeated="16382"/>
        </table:table-row>
        <table:table-row table:style-name="ro1">
          <table:table-cell office:value-type="string" table:style-name="ce1">
            <text:p>use database</text:p>
          </table:table-cell>
          <table:table-cell office:value-type="string" table:style-name="ce8">
            <text:p>use bootcamp</text:p>
          </table:table-cell>
          <table:table-cell table:number-columns-repeated="16382"/>
        </table:table-row>
        <table:table-row table:style-name="ro1">
          <table:table-cell office:value-type="string" table:style-name="ce1">
            <text:p>drop database</text:p>
          </table:table-cell>
          <table:table-cell office:value-type="string" table:style-name="ce8">
            <text:p>drop database bootcamp</text:p>
          </table:table-cell>
          <table:table-cell table:number-columns-repeated="16382"/>
        </table:table-row>
        <table:table-row table:style-name="ro1">
          <table:table-cell office:value-type="string" table:style-name="ce1">
            <text:p>show tables</text:p>
          </table:table-cell>
          <table:table-cell office:value-type="string" table:style-name="ce8">
            <text:p>show tables</text:p>
          </table:table-cell>
          <table:table-cell table:number-columns-repeated="16382"/>
        </table:table-row>
        <table:table-row table:style-name="ro1">
          <table:table-cell office:value-type="string" table:style-name="ce1">
            <text:p>create table</text:p>
          </table:table-cell>
          <table:table-cell table:style-name="ce8"/>
          <table:table-cell table:number-columns-repeated="16382"/>
        </table:table-row>
        <table:table-row table:style-name="ro1">
          <table:table-cell table:style-name="ce1"/>
          <table:table-cell table:style-name="ce8"/>
          <table:table-cell table:number-columns-repeated="16382"/>
        </table:table-row>
        <table:table-row table:style-name="ro8">
          <table:table-cell office:value-type="string" table:style-name="ce1">
            <text:p>data types</text:p>
          </table:table-cell>
          <table:table-cell office:value-type="string" table:style-name="ce8">
            <text:p>Numeric=&gt; int, smallint, tinyint, mediumint, bigint, decimal, numeric, float, double, bit</text:p>
            <text:p>String =&gt; char, varchar, binary, varbinary, blob, tinyblob, mediumblob, longblob, text, tinytext, mediumtext, longtext, enum</text:p>
            <text:p>date types =&gt; date, datetime, timestamp, time, year</text:p>
          </table:table-cell>
          <table:table-cell table:number-columns-repeated="16382"/>
        </table:table-row>
        <table:table-row table:style-name="ro26">
          <table:table-cell office:value-type="string" table:style-name="ce1">
            <text:p>create table</text:p>
          </table:table-cell>
          <table:table-cell office:value-type="string" table:style-name="ce8">
            <text:p>CREATE TABLE tablename</text:p>
            <text:p><text:s text:c="2"/>(</text:p>
            <text:p><text:s text:c="4"/>column_name data_type,</text:p>
            <text:p><text:s text:c="4"/>column_name data_type</text:p>
            <text:p><text:s text:c="2"/>);</text:p>
            <text:p/>
            <text:p>CREATE TABLE people</text:p>
            <text:p><text:s text:c="2"/>(</text:p>
            <text:p><text:s text:c="4"/>first_name VARCHAR(20),</text:p>
            <text:p><text:s text:c="4"/>last_name VARCHAR(20),</text:p>
            <text:p><text:s text:c="4"/>age INT</text:p>
            <text:p><text:s text:c="2"/>);</text:p>
          </table:table-cell>
          <table:table-cell table:number-columns-repeated="16382"/>
        </table:table-row>
        <table:table-row table:style-name="ro1">
          <table:table-cell office:value-type="string" table:style-name="ce1">
            <text:p>describe table</text:p>
          </table:table-cell>
          <table:table-cell office:value-type="string" table:style-name="ce1">
            <text:p>desc cats</text:p>
          </table:table-cell>
          <table:table-cell table:number-columns-repeated="16382"/>
        </table:table-row>
        <table:table-row table:style-name="ro1">
          <table:table-cell office:value-type="string" table:style-name="ce1">
            <text:p>drop table</text:p>
          </table:table-cell>
          <table:table-cell office:value-type="string" table:style-name="ce1">
            <text:p>DROP DATABASE database_name;</text:p>
          </table:table-cell>
          <table:table-cell table:number-columns-repeated="16382"/>
        </table:table-row>
        <table:table-row table:style-name="ro1">
          <table:table-cell office:value-type="string" table:style-name="ce1">
            <text:p>to check for warnings</text:p>
          </table:table-cell>
          <table:table-cell office:value-type="string" table:style-name="ce1">
            <text:p>SHOW WARNINGS;</text:p>
          </table:table-cell>
          <table:table-cell table:number-columns-repeated="16382"/>
        </table:table-row>
        <table:table-row table:style-name="ro1">
          <table:table-cell office:value-type="string" table:style-name="ce1">
            <text:p>providing default values</text:p>
          </table:table-cell>
          <table:table-cell office:value-type="string" table:style-name="ce1">
            <text:p>CREATE TABLE cats3</text:p>
            <text:p><text:s text:c="2"/>(</text:p>
            <text:p><text:s text:c="4"/>name VARCHAR(20) DEFAULT 'no name provided',</text:p>
            <text:p><text:s text:c="4"/>age INT DEFAULT 99</text:p>
            <text:p><text:s text:c="2"/>);</text:p>
          </table:table-cell>
          <table:table-cell table:number-columns-repeated="16382"/>
        </table:table-row>
        <table:table-row table:style-name="ro1">
          <table:table-cell office:value-type="string" table:style-name="ce1">
            <text:p>primary key and auto_increment</text:p>
          </table:table-cell>
          <table:table-cell office:value-type="string" table:style-name="ce1">
            <text:p>CREATE TABLE employees (</text:p>
            <text:p><text:s text:c="4"/>id INT AUTO_INCREMENT NOT NULL,</text:p>
            <text:p><text:s text:c="4"/>first_name VARCHAR(255) NOT NULL,</text:p>
            <text:p><text:s text:c="4"/>last_name VARCHAR(255) NOT NULL,</text:p>
            <text:p><text:s text:c="4"/>middle_name VARCHAR(255),</text:p>
            <text:p><text:s text:c="4"/>age INT NOT NULL,</text:p>
            <text:p><text:s text:c="4"/>current_status VARCHAR(255) NOT NULL DEFAULT 'employed',</text:p>
            <text:p><text:s text:c="4"/>PRIMARY KEY(id)</text:p>
            <text:p>);</text:p>
          </table:table-cell>
          <table:table-cell table:number-columns-repeated="16382"/>
        </table:table-row>
        <table:table-row table:style-name="ro1">
          <table:table-cell table:style-name="ce1"/>
          <table:table-cell table:number-columns-repeated="16383"/>
        </table:table-row>
        <table:table-row table:style-name="ro1">
          <table:table-cell office:value-type="string" table:style-name="ce2">
            <text:p>String functions</text:p>
          </table:table-cell>
          <table:table-cell table:number-columns-repeated="16383" table:style-name="ce2"/>
        </table:table-row>
        <table:table-row table:style-name="ro1">
          <table:table-cell table:number-columns-repeated="16384" table:style-name="ce1"/>
        </table:table-row>
        <table:table-row table:style-name="ro1">
          <table:table-cell office:value-type="string" table:style-name="ce1">
            <text:p>concat</text:p>
          </table:table-cell>
          <table:table-cell table:number-columns-repeated="16383" table:style-name="ce1"/>
        </table:table-row>
        <table:table-row table:style-name="ro1">
          <table:table-cell office:value-type="string" table:style-name="ce1">
            <text:p>substring</text:p>
          </table:table-cell>
          <table:table-cell table:number-columns-repeated="16383" table:style-name="ce1"/>
        </table:table-row>
        <table:table-row table:style-name="ro1">
          <table:table-cell office:value-type="string" table:style-name="ce1">
            <text:p>replace</text:p>
          </table:table-cell>
          <table:table-cell table:number-columns-repeated="16383" table:style-name="ce1"/>
        </table:table-row>
        <table:table-row table:style-name="ro1">
          <table:table-cell office:value-type="string" table:style-name="ce1">
            <text:p>reverse</text:p>
          </table:table-cell>
          <table:table-cell table:number-columns-repeated="16383" table:style-name="ce1"/>
        </table:table-row>
        <table:table-row table:style-name="ro1">
          <table:table-cell office:value-type="string" table:style-name="ce1">
            <text:p>char_length</text:p>
          </table:table-cell>
          <table:table-cell table:number-columns-repeated="16383"/>
        </table:table-row>
        <table:table-row table:style-name="ro1">
          <table:table-cell office:value-type="string" table:style-name="ce1">
            <text:p>upper() lower()</text:p>
          </table:table-cell>
          <table:table-cell table:number-columns-repeated="16383"/>
        </table:table-row>
        <table:table-row table:number-rows-repeated="7" table:style-name="ro1">
          <table:table-cell table:style-name="ce1"/>
          <table:table-cell table:number-columns-repeated="16383"/>
        </table:table-row>
        <table:table-row table:style-name="ro1">
          <table:table-cell table:style-name="ce1"/>
          <table:table-cell table:style-name="ce8"/>
          <table:table-cell table:number-columns-repeated="16382"/>
        </table:table-row>
        <table:table-row table:style-name="ro1">
          <table:table-cell office:value-type="string" table:style-name="ce2">
            <text:p>DML</text:p>
          </table:table-cell>
          <table:table-cell table:style-name="ce12"/>
          <table:table-cell table:number-columns-repeated="16382" table:style-name="ce2"/>
        </table:table-row>
        <table:table-row table:style-name="ro6">
          <table:table-cell office:value-type="string" table:style-name="ce1">
            <text:p>Inserting the data</text:p>
          </table:table-cell>
          <table:table-cell office:value-type="string" table:style-name="ce8">
            <text:p>INSERT INTO table_name(column_name) VALUES (data);</text:p>
            <text:p>INSERT INTO cats(name, age) VALUES ('Jetson', 7);</text:p>
          </table:table-cell>
          <table:table-cell table:number-columns-repeated="16382"/>
        </table:table-row>
        <table:table-row table:style-name="ro1">
          <table:table-cell office:value-type="string" table:style-name="ce1">
            <text:p>Viewing the data</text:p>
          </table:table-cell>
          <table:table-cell office:value-type="string" table:style-name="ce8">
            <text:p>SELECT * FROM cats;</text:p>
          </table:table-cell>
          <table:table-cell table:number-columns-repeated="16382"/>
        </table:table-row>
        <table:table-row table:style-name="ro22">
          <table:table-cell office:value-type="string" table:style-name="ce1">
            <text:p>multiple insert</text:p>
          </table:table-cell>
          <table:table-cell office:value-type="string" table:style-name="ce8">
            <text:p>INSERT INTO table_name <text:s/>(column_name, column_name)</text:p>
            <text:p>VALUES <text:s/>(value, value),</text:p>
            <text:p><text:s text:c="12"/>(value, value),</text:p>
            <text:p><text:s text:c="12"/>(value, value);</text:p>
            <text:p/>
            <text:p>INSERT INTO people(first_name, last_name, age)</text:p>
            <text:p>VALUES('Linda', 'Belcher', 45)</text:p>
            <text:p><text:s text:c="2"/>,('Phillip', 'Frond', 38)</text:p>
            <text:p><text:s text:c="2"/>,('Calvin', 'Fischoeder', 70);</text:p>
            <text:p/>
          </table:table-cell>
          <table:table-cell table:number-columns-repeated="16382"/>
        </table:table-row>
        <table:table-row table:number-rows-repeated="2" table:style-name="ro1">
          <table:table-cell table:style-name="ce1"/>
          <table:table-cell table:style-name="ce8"/>
          <table:table-cell table:number-columns-repeated="16382"/>
        </table:table-row>
        <table:table-row table:style-name="ro1">
          <table:table-cell office:value-type="string" table:style-name="ce2">
            <text:p>Select</text:p>
          </table:table-cell>
          <table:table-cell table:style-name="ce12"/>
          <table:table-cell table:number-columns-repeated="16382" table:style-name="ce2"/>
        </table:table-row>
        <table:table-row table:style-name="ro1">
          <table:table-cell office:value-type="string" table:style-name="ce1">
            <text:p>distinct</text:p>
          </table:table-cell>
          <table:table-cell table:style-name="ce8"/>
          <table:table-cell table:number-columns-repeated="16382"/>
        </table:table-row>
        <table:table-row table:style-name="ro1">
          <table:table-cell office:value-type="string" table:style-name="ce1">
            <text:p>order by</text:p>
          </table:table-cell>
          <table:table-cell table:style-name="ce8"/>
          <table:table-cell table:number-columns-repeated="16382"/>
        </table:table-row>
        <table:table-row table:style-name="ro1">
          <table:table-cell office:value-type="string" table:style-name="ce1">
            <text:p>limit</text:p>
          </table:table-cell>
          <table:table-cell table:style-name="ce8"/>
          <table:table-cell table:number-columns-repeated="16382"/>
        </table:table-row>
        <table:table-row table:style-name="ro1">
          <table:table-cell table:style-name="ce1"/>
          <table:table-cell table:style-name="ce8"/>
          <table:table-cell table:number-columns-repeated="16382"/>
        </table:table-row>
        <table:table-row table:style-name="ro1">
          <table:table-cell office:value-type="string" table:style-name="ce2">
            <text:p>Aggregations</text:p>
          </table:table-cell>
          <table:table-cell table:style-name="ce12"/>
          <table:table-cell table:number-columns-repeated="16382" table:style-name="ce2"/>
        </table:table-row>
        <table:table-row table:style-name="ro1">
          <table:table-cell table:style-name="ce1"/>
          <table:table-cell table:style-name="ce8"/>
          <table:table-cell table:number-columns-repeated="16382"/>
        </table:table-row>
        <table:table-row table:style-name="ro1">
          <table:table-cell office:value-type="string" table:style-name="ce1">
            <text:p>count()</text:p>
          </table:table-cell>
          <table:table-cell table:style-name="ce8"/>
          <table:table-cell table:number-columns-repeated="16382"/>
        </table:table-row>
        <table:table-row table:style-name="ro1">
          <table:table-cell office:value-type="string" table:style-name="ce1">
            <text:p>Group by</text:p>
          </table:table-cell>
          <table:table-cell table:style-name="ce8"/>
          <table:table-cell table:number-columns-repeated="16382"/>
        </table:table-row>
        <table:table-row table:number-rows-repeated="2" table:style-name="ro1">
          <table:table-cell table:style-name="ce1"/>
          <table:table-cell table:style-name="ce8"/>
          <table:table-cell table:number-columns-repeated="16382"/>
        </table:table-row>
        <table:table-row table:style-name="ro1">
          <table:table-cell office:value-type="string" table:style-name="ce2">
            <text:p>Joins</text:p>
          </table:table-cell>
          <table:table-cell table:style-name="ce12"/>
          <table:table-cell table:number-columns-repeated="16382" table:style-name="ce2"/>
        </table:table-row>
        <table:table-row table:number-rows-repeated="1048525" table:style-name="ro2">
          <table:table-cell table:number-columns-repeated="16384"/>
        </table:table-row>
      </table:table>
      <table:table table:name="multithreading" table:style-name="ta1">
        <table:table-column table:style-name="co24" table:default-cell-style-name="ce8"/>
        <table:table-column table:style-name="co25" table:default-cell-style-name="ce8"/>
        <table:table-column table:style-name="co4" table:number-columns-repeated="1022" table:default-cell-style-name="ce1"/>
        <table:table-column table:style-name="co5" table:number-columns-repeated="15360" table:default-cell-style-name="ce1"/>
        <table:table-row table:style-name="ro1">
          <table:table-cell office:value-type="string" table:style-name="ce12">
            <text:p>items</text:p>
          </table:table-cell>
          <table:table-cell office:value-type="string" table:style-name="ce12">
            <text:p>description</text:p>
          </table:table-cell>
          <table:table-cell table:number-columns-repeated="16382" table:style-name="ce2"/>
        </table:table-row>
        <table:table-row table:style-name="ro1">
          <table:table-cell table:number-columns-repeated="2" table:style-name="ce8"/>
          <table:table-cell table:number-columns-repeated="16382"/>
        </table:table-row>
        <table:table-row table:style-name="ro8">
          <table:table-cell office:value-type="string" table:style-name="ce8">
            <text:p>why multithreading</text:p>
          </table:table-cell>
          <table:table-cell office:value-type="string" table:style-name="ce8">
            <text:p>by default, programmming languages are sequential – execution is done line-by-line. hence we need parallel execution in some cases</text:p>
            <text:p>by default every java application is single threaded. programmer need to enable multithreading explicitly.</text:p>
            <text:p>user should be abe to continue with his task in one thread while some other task is in progress in some other thread.</text:p>
          </table:table-cell>
          <table:table-cell table:number-columns-repeated="16382"/>
        </table:table-row>
        <table:table-row table:style-name="ro6">
          <table:table-cell office:value-type="string" table:style-name="ce8">
            <text:p>what is multithreading</text:p>
          </table:table-cell>
          <table:table-cell office:value-type="string" table:style-name="ce8">
            <text:p>its the ability of the CPU to execute multiple processes or threads concurrently</text:p>
            <text:p>both processes and threads are independent sequence of execution</text:p>
          </table:table-cell>
          <table:table-cell table:number-columns-repeated="16382"/>
        </table:table-row>
        <table:table-row table:style-name="ro9">
          <table:table-cell office:value-type="string" table:style-name="ce8">
            <text:p>processes</text:p>
          </table:table-cell>
          <table:table-cell office:value-type="string" table:style-name="ce8">
            <text:p>instance of program execution</text:p>
            <text:p>the OS assigns distinct registers, counters, stack memory, and heap memory to every single process.</text:p>
            <text:p>every program instance has its own PID</text:p>
            <text:p>can create processes using Java ProcessBuilder</text:p>
          </table:table-cell>
          <table:table-cell table:number-columns-repeated="16382"/>
        </table:table-row>
        <table:table-row table:style-name="ro14">
          <table:table-cell office:value-type="string" table:style-name="ce8">
            <text:p>thread</text:p>
          </table:table-cell>
          <table:table-cell office:value-type="string" table:style-name="ce8">
            <text:p>a thread is a "light-weight" process</text:p>
            <text:p>unit of execution within a given process</text:p>
            <text:p>a process may have several threads.</text:p>
            <text:p>each thread in a process shares the memroy and the resources allocated to that process.</text:p>
            <text:p>This is why programmers have to deal with concurrent programming and multithreading.</text:p>
            <text:p>Creating a new thread requires fewer resources than that for creating a new process</text:p>
          </table:table-cell>
          <table:table-cell table:number-columns-repeated="16382"/>
        </table:table-row>
        <table:table-row table:style-name="ro1">
          <table:table-cell table:number-columns-repeated="2" table:style-name="ce8"/>
          <table:table-cell table:number-columns-repeated="16382"/>
        </table:table-row>
        <table:table-row table:style-name="ro59">
          <table:table-cell office:value-type="string" table:style-name="ce8">
            <text:p>time -slicing algorithm</text:p>
          </table:table-cell>
          <table:table-cell office:value-type="string" table:style-name="ce8">
            <text:p>processing time in a<text:s/><text:span text:style-name="T11">single core</text:span><text:s/>is shared among processes and threads.</text:p>
          </table:table-cell>
          <table:table-cell table:number-columns-repeated="16382"/>
        </table:table-row>
        <table:table-row table:style-name="ro1">
          <table:table-cell table:number-columns-repeated="2" table:style-name="ce8"/>
          <table:table-cell table:number-columns-repeated="16382"/>
        </table:table-row>
        <table:table-row table:style-name="ro9">
          <table:table-cell office:value-type="string" table:style-name="ce8">
            <text:p>parallel computing</text:p>
          </table:table-cell>
          <table:table-cell office:value-type="string" table:style-name="ce8">
            <text:p>parallel computing is very different from multithreading</text:p>
            <text:p>every parallel processor core will execute a single thread.. hence there is no need of timeslicing between the threads in each core.</text:p>
            <text:p>performance (processing time) is improved due to parallel computing , and <text:s/>in some cases multithreading too (refer next block). Multithreading just helps in concurrency – that is parallel execution of several units of tasks.</text:p>
          </table:table-cell>
          <table:table-cell table:number-columns-repeated="16382"/>
        </table:table-row>
        <table:table-row table:style-name="ro1">
          <table:table-cell table:number-columns-repeated="2" table:style-name="ce8"/>
          <table:table-cell table:number-columns-repeated="16382"/>
        </table:table-row>
        <table:table-row table:style-name="ro61">
          <table:table-cell office:value-type="string" table:style-name="ce8">
            <text:p>how multithreading helps in pperformance OR decreasing running time</text:p>
          </table:table-cell>
          <table:table-cell office:value-type="string" table:style-name="ce8">
            <text:p>considering that a single core processor is running a process using multiple threads,=&gt; performance is improved only when a thread has to wait in the middle of its execution for some reason. In this case the lost time of the processor can be utilized to execute different thread.</text:p>
            <text:p>eg : 1 thread is made to wait for connection object from the pool. in 2<text:span text:style-name="T9">nd</text:span><text:s/>thread you can execute unrelated set of tasks from elasticsearch.</text:p>
          </table:table-cell>
          <table:table-cell table:number-columns-repeated="16382"/>
        </table:table-row>
        <table:table-row table:style-name="ro1">
          <table:table-cell table:number-columns-repeated="2" table:style-name="ce8"/>
          <table:table-cell table:number-columns-repeated="16382"/>
        </table:table-row>
        <table:table-row table:style-name="ro7">
          <table:table-cell office:value-type="string" table:style-name="ce8">
            <text:p>drawbacks of multithreading</text:p>
          </table:table-cell>
          <table:table-cell office:value-type="string" table:style-name="ce8">
            <text:p>threads manipulate data located in the same memory area, because they belong to the same process. hence we have to deal with "syncronization"</text:p>
            <text:p>not easy to design multithreaded applications (easy to make bugs / hard to detect bugs) but with modern frameworks like fork-join its easier.</text:p>
            <text:p>using too many threads slows down the application.</text:p>
            <text:p>switching between threads is expensive – CPU has to save the local data, the application pointer, etc, of the current thread and has to load the data of the next thread.</text:p>
          </table:table-cell>
          <table:table-cell table:number-columns-repeated="16382"/>
        </table:table-row>
        <table:table-row table:style-name="ro1">
          <table:table-cell table:number-columns-repeated="2" table:style-name="ce8"/>
          <table:table-cell table:number-columns-repeated="16382"/>
        </table:table-row>
        <table:table-row table:style-name="ro7">
          <table:table-cell office:value-type="string" table:style-name="ce8">
            <text:p>thread states</text:p>
          </table:table-cell>
          <table:table-cell office:value-type="string" table:style-name="ce8">
            <text:p>1. new – when we instantiate a thread but the start() is not yet called on the thread.</text:p>
            <text:p>2. runnable – after we start() the thread explicitly.</text:p>
            <text:p>3. waiting – when the thread is waiting for some reason eg : waiting for another thread to complete its execution and chosen by the schedular to be picked up next.</text:p>
            <text:p>4. dead – after the thread finishes its task.</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sequential processing</text:p>
          </table:table-cell>
          <table:table-cell office:value-type="string" table:style-name="ce8">
            <text:p>SequentialProcessing</text:p>
          </table:table-cell>
          <table:table-cell table:number-columns-repeated="16382"/>
        </table:table-row>
        <table:table-row table:style-name="ro21">
          <table:table-cell office:value-type="string" table:style-name="ce8">
            <text:p>introducing threads</text:p>
          </table:table-cell>
          <table:table-cell office:value-type="string" table:style-name="ce8">
            <text:p>introducing threads to prevent sequential processing</text:p>
            <text:p>2 ways to create threads -</text:p>
            <text:p>A. implement Runnable interface, override the run() method, and instantiate the Thread using the runnable object implementation in itsconstructor, and start() the thread.</text:p>
            <text:p>B. extend the Thread class, override its run() method, instantiate the Thread implementation and start() the thread.</text:p>
            <text:p/>
            <text:p>Runnable approach is preffered because in java a class can extend only 1 another class. so we dont want to exhaust that.</text:p>
          </table:table-cell>
          <table:table-cell table:number-columns-repeated="16382"/>
        </table:table-row>
        <table:table-row table:style-name="ro1">
          <table:table-cell table:number-columns-repeated="2" table:style-name="ce8"/>
          <table:table-cell table:number-columns-repeated="16382"/>
        </table:table-row>
        <table:table-row table:style-name="ro50">
          <table:table-cell office:value-type="string" table:style-name="ce8">
            <text:p>Thread.sleep(100)</text:p>
          </table:table-cell>
          <table:table-cell office:value-type="string" table:style-name="ce8">
            <text:p>enforces the CPU to pauses the execution of the current Thread for specified duration in millis.</text:p>
            <text:p><text:span text:style-name="T22">Throws InterruptedException</text:span></text:p>
          </table:table-cell>
          <table:table-cell table:number-columns-repeated="16382"/>
        </table:table-row>
        <table:table-row table:style-name="ro1">
          <table:table-cell table:number-columns-repeated="2" table:style-name="ce8"/>
          <table:table-cell table:number-columns-repeated="16382"/>
        </table:table-row>
        <table:table-row table:style-name="ro50">
          <table:table-cell office:value-type="string" table:style-name="ce8">
            <text:p>thread.join()</text:p>
          </table:table-cell>
          <table:table-cell office:value-type="string" table:style-name="ce8">
            <text:p>wait for the thread(s) to finish its execution before the parent thread is executed further.</text:p>
            <text:p><text:span text:style-name="T22">Throws InterruptedException</text:span></text:p>
          </table:table-cell>
          <table:table-cell table:number-columns-repeated="16382"/>
        </table:table-row>
        <table:table-row table:style-name="ro1">
          <table:table-cell table:number-columns-repeated="2" table:style-name="ce8"/>
          <table:table-cell table:number-columns-repeated="16382"/>
        </table:table-row>
        <table:table-row table:style-name="ro22">
          <table:table-cell office:value-type="string" table:style-name="ce8">
            <text:p>Main thread, worker threads and daemon threads in JVM</text:p>
          </table:table-cell>
          <table:table-cell office:value-type="string" table:style-name="ce8">
            <text:p>when an application is started on JVM, the JVM created a main thread and one or more daemon threads.</text:p>
            <text:p>main thread can further create several child thread if multithreading is implemented in the application.</text:p>
            <text:p>we can decide whether the child thread to be created should be a worker thread or a daemon thread.</text:p>
            <text:p>Daemon threads are low priority threads that run in the background eg : thread to look for IO devices.</text:p>
            <text:p>for eg : if we want to keep looking for a mobile device to connect to in the background, till the time our applciation is up and running, we can do so by creating a daemon thread for the lookup task.</text:p>
            <text:p>JVM will terminate all the daemon threads by interrupting them when the main thread is finished executing.</text:p>
            <text:p>Main thread is finished when all its worker threads are finished executing. JVM doesnot interuupt the main thread or any of its worker thread.</text:p>
            <text:p>tip : make daemon threads for a functionality, if you want it to run continously in the background =&gt; while(true) <text:s/>and want to be stopped by JVM when the main execution stops.</text:p>
          </table:table-cell>
          <table:table-cell table:number-columns-repeated="16382"/>
        </table:table-row>
        <table:table-row table:style-name="ro1">
          <table:table-cell table:number-columns-repeated="2" table:style-name="ce8"/>
          <table:table-cell table:number-columns-repeated="16382"/>
        </table:table-row>
        <table:table-row table:style-name="ro46">
          <table:table-cell office:value-type="string" table:style-name="ce8">
            <text:p>memory management of threads</text:p>
          </table:table-cell>
          <table:table-cell office:value-type="string" table:style-name="ce8">
            <text:p>Multiple threads run in shared / common memory spaces <text:s/>WHILE multiple processes run in seperate memory spaces</text:p>
            <text:p>For processes we dont have to deal with memory management</text:p>
            <text:p><text:span text:style-name="T11">Every thread has its own stack memory but have shared heap memory</text:span><text:span text:style-name="T11"/></text:p>
            <text:p><text:span text:style-name="T11">stack memory is smaller in size and heap memory is larger in size</text:span></text:p>
          </table:table-cell>
          <table:table-cell table:number-columns-repeated="16382"/>
        </table:table-row>
        <table:table-row table:style-name="ro1">
          <table:table-cell table:number-columns-repeated="2" table:style-name="ce8"/>
          <table:table-cell table:number-columns-repeated="16382"/>
        </table:table-row>
        <table:table-row table:style-name="ro62">
          <table:table-cell office:value-type="string" table:style-name="ce8">
            <text:p>synchronization (synchronized keyword on methods or block of code)<text:s/><text:span text:style-name="T11">using intrinsic lock or<text:s/></text:span><text:span text:style-name="T11">monitor</text:span></text:p>
          </table:table-cell>
          <table:table-cell office:value-type="string" table:style-name="ce22">
            <text:p>it is needed for the sharing of resources from the heap memory (objects) between thread <text:s/>without the interference of each other.</text:p>
            <text:p><text:span text:style-name="T1">only one thread can access the shared resource at any given time.</text:span><text:span text:style-name="T1"/></text:p>
            <text:p><text:span text:style-name="T1">with synchronized keyword on a method , only one thread will be able to access the method at a<text:s/></text:span><text:span text:style-name="T1">given time.</text:span><text:span text:style-name="T1"/></text:p>
            <text:p><text:span text:style-name="T1">every java object/class <text:s/>has an intrinsic lock (monitor). when a thread accesses any of the objects<text:s/></text:span><text:span text:style-name="T1">synchronized method, this intrinsic lock is locked and no other thread is allowed to access any of<text:s/></text:span><text:span text:style-name="T1">the synchronized methods of that object / class.</text:span><text:span text:style-name="T1"/></text:p>
            <text:p><text:span text:style-name="T1">Intrinsic lock are of two types – intrinsic lock of the object and instrinsic lock of the class.. -<text:s/></text:span><text:span text:style-name="T1">depending on the accessed resource type – is it class based(static) or instance based (non static)</text:span><text:span text:style-name="T1"/></text:p>
            <text:p><text:span text:style-name="T1">Issue with synchronization :</text:span><text:span text:style-name="T1"/></text:p>
            <text:p>If 2 independent resources are being accessed by 2 synchronized methods in the same object / class. =&gt; and if one thread is already accessing 1 synchronized method, then the other thread is not allowed to access any of the other independednt synchronized methods or blocks of that object / class.</text:p>
            <text:p>Hence intrinsic lock cannot be used !! coz a single intrinsic lock is associated with a single object or class.</text:p>
            <text:p/>
            <text:p>Hence if 2 threads are accessing the same resource using same method or block, the synchronization with intrinsic lock is useful.</text:p>
          </table:table-cell>
          <table:table-cell table:number-columns-repeated="16382"/>
        </table:table-row>
        <table:table-row table:style-name="ro1">
          <table:table-cell table:number-columns-repeated="2" table:style-name="ce8"/>
          <table:table-cell table:number-columns-repeated="16382"/>
        </table:table-row>
        <table:table-row table:style-name="ro9">
          <table:table-cell office:value-type="string" table:style-name="ce8">
            <text:p>synchronizaton using custom locks</text:p>
          </table:table-cell>
          <table:table-cell office:value-type="string" table:style-name="ce8">
            <text:p>If 2 threads are accessing two unrelated resources via 2 unrelated methods which are in the same object , then making custom locks for each of the synchronized block is a good option</text:p>
            <text:p>custom locks should be final.</text:p>
            <text:p>should be static if the locks are meant to be used in static block or method.</text:p>
          </table:table-cell>
          <table:table-cell table:number-columns-repeated="16382"/>
        </table:table-row>
        <table:table-row table:style-name="ro1">
          <table:table-cell table:number-columns-repeated="2" table:style-name="ce8"/>
          <table:table-cell table:number-columns-repeated="16382"/>
        </table:table-row>
        <table:table-row table:style-name="ro9">
          <table:table-cell office:value-type="string" table:style-name="ce8">
            <text:p>synchronizing a static method with static locks only</text:p>
          </table:table-cell>
          <table:table-cell office:value-type="string" table:style-name="ce8">
            <text:p>When synchronizing on a static method , the monitor belongs to the class. In case of non-static synchronized method, memory is allocated multiple times whenever method is called. But memory for static method is allocated only once at the time of class loading. That means while execution of a static method the whole class is blocked. So other static synchronized methods are also blocked. If one thread is executing a static synchronized method, all other threads trying to execute any static synchronized methods will be blocked.</text:p>
          </table:table-cell>
          <table:table-cell table:number-columns-repeated="16382"/>
        </table:table-row>
        <table:table-row table:style-name="ro6">
          <table:table-cell office:value-type="string" table:style-name="ce8">
            <text:p>synchronizing a non static method with non static locks only</text:p>
          </table:table-cell>
          <table:table-cell office:value-type="string" table:style-name="ce8">
            <text:p>Thats because the non static method will be executed on each seperate object created . we cant have a static lock that was created during class loading for each of these object methods. because one lock cannot be used for multiple synchronized object methods.</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lock</text:p>
          </table:table-cell>
          <table:table-cell office:value-type="string" table:style-name="ce8">
            <text:p>a thread cannot acquire a lock owned by another thread. But a given thread can acquire a lock that it already owns. Allowing a thread to acquire the same lock more than once is called re-entrant synchronization.</text:p>
          </table:table-cell>
          <table:table-cell table:number-columns-repeated="16382"/>
        </table:table-row>
        <table:table-row table:style-name="ro1">
          <table:table-cell table:number-columns-repeated="2" table:style-name="ce8"/>
          <table:table-cell table:number-columns-repeated="16382"/>
        </table:table-row>
        <table:table-row table:style-name="ro63">
          <table:table-cell office:value-type="string" table:style-name="ce8">
            <text:p>1 way wait and notify =&gt;</text:p>
            <text:p>One thread waits and the other thread notifies</text:p>
          </table:table-cell>
          <table:table-cell office:value-type="string" table:style-name="ce8">
            <text:p>used for inter-thread communication on accessing the synchronized methods or blocks</text:p>
            <text:p>wait() - thread 1 will immediately pause the current execution and ask the waiting thread 2 that the intrinsic lock that it had is now released and available.</text:p>
            <text:p>notify() - thread 2 will aquire the<text:s/><text:span text:style-name="T11">same lock</text:span><text:s/>(monitor) and execute the synchronized block. Inside the block, it will call the notify() method to tell the waiting thread that it can complete its execution further from where it had left off once the<text:s/><text:span text:style-name="T11"><text:s/>current thread's synchronized block execution is<text:s/></text:span><text:span text:style-name="T11">complete !!</text:span><text:span text:style-name="T11"/></text:p>
            <text:p/>
            <text:p>wait() -<text:s/><text:span text:style-name="T22">Throws InterruptedException</text:span><text:span text:style-name="T22"/></text:p>
            <text:p>notify – doesnot throw interruptedException</text:p>
          </table:table-cell>
          <table:table-cell table:number-columns-repeated="16382"/>
        </table:table-row>
        <table:table-row table:style-name="ro1">
          <table:table-cell table:number-columns-repeated="2" table:style-name="ce8"/>
          <table:table-cell table:number-columns-repeated="16382"/>
        </table:table-row>
        <table:table-row table:style-name="ro64">
          <table:table-cell office:value-type="string" table:style-name="ce8">
            <text:p>difference between sleep() and wait()</text:p>
          </table:table-cell>
          <table:table-cell office:value-type="string" table:style-name="ce8">
            <text:p/>
            <text:p>sleep() - used to give other threads a chance to execute in the tiime-slicing algorithm which helps in enhancing performance.</text:p>
            <text:p>wait() - used for inter-thread communication between thread and is used along with notify() method <text:s/>which is useful in producer consumer mechanism.</text:p>
            <text:p/>
            <text:p>sleep() <text:s/>- called on the<text:s/><text:span text:style-name="T11">thread</text:span><text:span text:style-name="T11"/></text:p>
            <text:p>wait() - called on the<text:s/><text:span text:style-name="T11">lock</text:span><text:s/>object</text:p>
            <text:p/>
            <text:p>sleep() - is never an interrupter</text:p>
            <text:p>wait() - can be an interrupter</text:p>
            <text:p/>
            <text:p>sleep() - does not release locks</text:p>
            <text:p>wait() - releases locks it holds</text:p>
          </table:table-cell>
          <table:table-cell table:number-columns-repeated="16382"/>
        </table:table-row>
        <table:table-row table:style-name="ro1">
          <table:table-cell table:number-columns-repeated="2" table:style-name="ce8"/>
          <table:table-cell table:number-columns-repeated="16382"/>
        </table:table-row>
        <table:table-row table:style-name="ro21">
          <table:table-cell office:value-type="string" table:style-name="ce8">
            <text:p>producer and consumer algorithm</text:p>
            <text:p>2 way wait and notify =&gt;</text:p>
            <text:p>Both thread wait and notify each other when the limit is reached.</text:p>
          </table:table-cell>
          <table:table-cell office:value-type="string" table:style-name="ce8">
            <text:p>producer and consumer will always run in seperate threads and both threads are accessing a shared resource – integerList</text:p>
            <text:p/>
            <text:p>producer – if the max limit of production has reached, then wait() for the notified consumer to start consuming by releasing the lock,</text:p>
            <text:p><text:s text:c="16"/>else notify the consumer that it can start consuming whenever the lock is available !</text:p>
            <text:p/>
            <text:p>consumer – if the min limit of consumption has reached, then wait for the notified producer to start prducing by releasing the lock,</text:p>
            <text:p><text:s text:c="16"/>else notify the producer that it can start producing whenever the lock is available !</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re-entrant lock</text:p>
          </table:table-cell>
          <table:table-cell office:value-type="string" table:style-name="ce8">
            <text:p>reentrant lock is a substitue for synchronized block.</text:p>
            <text:p>condition object – await() and signal() are the substitutes for wait() and notify() methods called on their respective locks.</text:p>
          </table:table-cell>
          <table:table-cell table:number-columns-repeated="16382"/>
        </table:table-row>
        <table:table-row table:style-name="ro1">
          <table:table-cell table:number-columns-repeated="2" table:style-name="ce8"/>
          <table:table-cell table:number-columns-repeated="16382"/>
        </table:table-row>
        <table:table-row table:style-name="ro9">
          <table:table-cell office:value-type="string" table:style-name="ce8">
            <text:p>synchronized block vs explicit locks</text:p>
          </table:table-cell>
          <table:table-cell office:value-type="string" table:style-name="ce8">
            <text:p>can make a lock fair – prevent a thread from starvation when locks are used</text:p>
            <text:p>can check whether a given lock is held or aquired by a thread using locks</text:p>
            <text:p>Can get a list of threads waiting for a lock using locks</text:p>
            <text:p>synchronized blocks are nicer.. we do not need a try catch finally block !!</text:p>
          </table:table-cell>
          <table:table-cell table:number-columns-repeated="16382"/>
        </table:table-row>
        <table:table-row table:style-name="ro1">
          <table:table-cell table:number-columns-repeated="2" table:style-name="ce8"/>
          <table:table-cell table:number-columns-repeated="16382"/>
        </table:table-row>
        <table:table-row table:style-name="ro65">
          <table:table-cell office:value-type="string" table:style-name="ce8">
            <text:p>volatile keyword</text:p>
          </table:table-cell>
          <table:table-cell office:value-type="string" table:style-name="ce8">
            <text:p>if a variable is volatile, the its value is stored and read from the<text:s/><text:span text:style-name="T11">main memory (RAM) which is<text:s/></text:span><text:span text:style-name="T11">shared memory instead of the cache memory which is thread specific memory</text:span><text:span text:style-name="T11"/></text:p>
            <text:p>A variable should be tagged volatile if there is a chance that the variable of the runnable instance -&gt; "terminated" can be manipulated from the parent thread or some different parallel thread which accessing the same runnable object.</text:p>
            <text:p>It is always a good practice to avoid using volatile unless absolutely necessary.</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stopping a thread</text:p>
          </table:table-cell>
          <table:table-cell office:value-type="string" table:style-name="ce8">
            <text:p>exactly as the volatile example.. using a boolean variable terminated and making it volatile</text:p>
          </table:table-cell>
          <table:table-cell table:number-columns-repeated="16382"/>
        </table:table-row>
        <table:table-row table:style-name="ro1">
          <table:table-cell table:number-columns-repeated="2" table:style-name="ce8"/>
          <table:table-cell table:number-columns-repeated="16382"/>
        </table:table-row>
        <table:table-row table:style-name="ro16">
          <table:table-cell office:value-type="string" table:style-name="ce8">
            <text:p>deadlock</text:p>
          </table:table-cell>
          <table:table-cell office:value-type="string" table:style-name="ce8">
            <text:p>it occurs when 2 or more threads wait forever for a lock or resource held by another of the threads</text:p>
            <text:p/>
            <text:p>problem : worker 1 aquired lock1 and simultaneously worker 2 aquired lock 2</text:p>
            <text:p>now worker 2 is waiting for lock 1 and worker 1 is waiting for lock 2</text:p>
            <text:p/>
            <text:p>solution :</text:p>
            <text:p>1. avoid cyclic dependency =&gt; lock should be used by all workers in the same order</text:p>
            <text:p>2. can use tryLock() from Lock interface =&gt; this method tries to aquire a lock for some millisecs and then stop trying.</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livelock</text:p>
          </table:table-cell>
          <table:table-cell office:value-type="string" table:style-name="ce8">
            <text:p>not covered !!</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atomic variable</text:p>
          </table:table-cell>
          <table:table-cell office:value-type="string" table:style-name="ce8">
            <text:p>part of java.util.concurrent.atomic package</text:p>
            <text:p>implicitly has implemented synchronization so that concurent threads dont manipulate the values at the same time.</text:p>
          </table:table-cell>
          <table:table-cell table:number-columns-repeated="16382"/>
        </table:table-row>
        <table:table-row table:style-name="ro1">
          <table:table-cell table:number-columns-repeated="2" table:style-name="ce8"/>
          <table:table-cell table:number-columns-repeated="16382"/>
        </table:table-row>
        <table:table-row table:style-name="ro8">
          <table:table-cell office:value-type="string" table:style-name="ce8">
            <text:p>difference between volatile and atomic variables</text:p>
          </table:table-cell>
          <table:table-cell office:value-type="string" table:style-name="ce8">
            <text:p>volatile variable is never stored in cache but in main memory which can be shared and manipulated by other threads. Hence it cannot preserve atomicity</text:p>
            <text:p>atomic variable preserves atomicity and ensures only one thread is accessing the variable at a given time.</text:p>
            <text:p/>
          </table:table-cell>
          <table:table-cell table:number-columns-repeated="16382"/>
        </table:table-row>
        <table:table-row table:style-name="ro1">
          <table:table-cell table:number-columns-repeated="2" table:style-name="ce8"/>
          <table:table-cell table:number-columns-repeated="16382"/>
        </table:table-row>
        <table:table-row table:style-name="ro66">
          <table:table-cell office:value-type="string" table:style-name="ce8">
            <text:p>semaphore</text:p>
          </table:table-cell>
          <table:table-cell office:value-type="string" table:style-name="ce8">
            <text:p>it is a signalling mechanism</text:p>
            <text:p>threads and processes perform wait() and notify() operations to indicate whether they are aquring or releasing resource</text:p>
            <text:p/>
            <text:p>simple variables that control access to a common resource.</text:p>
            <text:p>it is a record of how many threads are permitted to access a particular resource. If the max limit is already reached, then threads need to wait till the resource is available again.</text:p>
            <text:p>If the semaphore’s count is greater than zero, then the thread acquires a permit, which causes the semaphore’s count to be decremented.</text:p>
            <text:p>Otherwise, the thread will be waiting until a permit can be acquired.</text:p>
            <text:p>When the thread no longer needs an access to the shared resource, it releases the permit, which causes the semaphore’s count to be incremented.</text:p>
            <text:p>If there is another thread waiting for a permit, then that thread will acquire a permit at that time.</text:p>
            <text:p/>
            <text:p>types : binary semaphore , counting semaphore</text:p>
            <text:p>eg : if there is a library of 10 rooms and at a given time if each room can be accessed by only 1 student. Then the max allowed students in library is 10. So the front desk keep the count of visitng students. Here the front desk is the semaphore.</text:p>
            <text:p/>
            <text:p><text:span text:style-name="T11">Note : Use singleton pattern for creating semaphore objects since it will be used by<text:s/></text:span><text:span text:style-name="T11">multiple threads to acquire access to the resource.</text:span><text:span text:style-name="T11"/></text:p>
            <text:p><text:span text:style-name="T11">best way to create singleton object =&gt;<text:s/></text:span>https://dzone.com/articles/java-singletons-using-enum<text:span text:style-name="T11"/></text:p>
            <text:p><text:span text:style-name="T11"/></text:p>
            <text:p><text:span text:style-name="T26">semaphore</text:span><text:span text:style-name="T4">.acquire() &amp;<text:s/></text:span><text:span text:style-name="T26">semaphore</text:span><text:span text:style-name="T4">.release() work in the same way as lock.lock()<text:s/></text:span><text:span text:style-name="T4">and lock.unlock();</text:span></text:p>
          </table:table-cell>
          <table:table-cell table:number-columns-repeated="16382"/>
        </table:table-row>
        <table:table-row table:style-name="ro8">
          <table:table-cell office:value-type="string" table:style-name="ce8">
            <text:p>mutually exclusive objects (mutexes)</text:p>
          </table:table-cell>
          <table:table-cell office:value-type="string" table:style-name="ce8">
            <text:p>it is a locking mechanism</text:p>
            <text:p>threads and processes have to acquire the lock on mutex object if it wants to acquire the resource.</text:p>
            <text:p>Lock used in synchronization is a mutex.</text:p>
          </table:table-cell>
          <table:table-cell table:number-columns-repeated="16382"/>
        </table:table-row>
        <table:table-row table:style-name="ro1">
          <table:table-cell table:number-columns-repeated="2" table:style-name="ce8"/>
          <table:table-cell table:number-columns-repeated="16382"/>
        </table:table-row>
        <table:table-row table:style-name="ro59">
          <table:table-cell office:value-type="string" table:style-name="ce23">
            <text:p>Executor framework</text:p>
          </table:table-cell>
          <table:table-cell table:style-name="ce12"/>
          <table:table-cell table:number-columns-repeated="16382" table:style-name="ce2"/>
        </table:table-row>
        <table:table-row table:style-name="ro1">
          <table:table-cell table:number-columns-repeated="2" table:style-name="ce8"/>
          <table:table-cell table:number-columns-repeated="16382"/>
        </table:table-row>
        <table:table-row table:style-name="ro9">
          <table:table-cell office:value-type="string" table:style-name="ce8">
            <text:p>Executor framework</text:p>
          </table:table-cell>
          <table:table-cell office:value-type="string" table:style-name="ce8">
            <text:p>java's own multithreading framework</text:p>
            <text:p>thread pools make multithreading more efficient.</text:p>
            <text:p>The executor service has its own thread pool and a blocking queue which holds all the tasks. The blocking queue is thread safe meaining multiple threads tries to pick the task from the blocking queue concurrently</text:p>
          </table:table-cell>
          <table:table-cell table:number-columns-repeated="16382"/>
        </table:table-row>
        <table:table-row table:style-name="ro21">
          <table:table-cell office:value-type="string" table:style-name="ce8">
            <text:p>advantages</text:p>
          </table:table-cell>
          <table:table-cell office:value-type="string" table:style-name="ce8">
            <text:p>handle everything like creating and managing threads on its own</text:p>
            <text:p>Schedule and execute submitted tasks</text:p>
            <text:p>Adding new thread manually is very costly and may slow down the performance significantly if many number of threads are spawned.</text:p>
            <text:p>Due to swithcing time of the CPU</text:p>
            <text:p>Thread pools reuse the existing threads</text:p>
            <text:p>A new thread comes up with a new allocated stack memory.. Making nbew thread each time will exaust the stack memory very quickly.</text:p>
            <text:p>Executor framework reuses the existing threads.</text:p>
          </table:table-cell>
          <table:table-cell table:number-columns-repeated="16382"/>
        </table:table-row>
        <table:table-row table:style-name="ro1">
          <table:table-cell table:number-columns-repeated="2" table:style-name="ce8"/>
          <table:table-cell table:number-columns-repeated="16382"/>
        </table:table-row>
        <table:table-row table:style-name="ro21">
          <table:table-cell office:value-type="string" table:style-name="ce8">
            <text:p>Types of executors</text:p>
          </table:table-cell>
          <table:table-cell office:value-type="string" table:style-name="ce8">
            <text:p>1. Single thread executor – Executor pool has a single thread. Hence executes every process in a sequential manner. But every process is executed by a new thread</text:p>
            <text:p>2. Fixed thread pool (n) executor – Executor pool has n threads.Usually n is the number of cores in the CPU.If there more than n tasks to be executed, then these tasks are stored within a LinkedBlockingQueue.</text:p>
            <text:p>3. Cached thread pool executor – Number of threads are not bounded. If all threads are busy executing some tasks, and if a new task comes then the pool will create and add new thread. If the thread remains idle for 60 secs, then it is removed. It is used for short parallel tasks.</text:p>
            <text:p>4. Scheduled executor – executing a given operation at regular intervals or if we wish to delay <text:s/>a certain task.</text:p>
          </table:table-cell>
          <table:table-cell table:number-columns-repeated="16382"/>
        </table:table-row>
        <table:table-row table:style-name="ro1">
          <table:table-cell table:number-columns-repeated="2" table:style-name="ce8"/>
          <table:table-cell table:number-columns-repeated="16382"/>
        </table:table-row>
        <table:table-row table:style-name="ro8">
          <table:table-cell office:value-type="string" table:style-name="ce8">
            <text:p>Single thread executor</text:p>
          </table:table-cell>
          <table:table-cell office:value-type="string" table:style-name="ce8">
            <text:p>all runnable tasks are going to be executed using the single thread sequentially.</text:p>
            <text:p>This executor is used when you need to execute all the tasks sequentially even if the the intermediate task thread fails for some reason</text:p>
            <text:p>Note : To stop the application, we need to shut down the executor explicitly when using any of the executor framework</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Scheduled executor</text:p>
          </table:table-cell>
          <table:table-cell office:value-type="string" table:style-name="ce8">
            <text:p>to perform tasks after every interval or after a fixed duration</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executor shutdown()</text:p>
          </table:table-cell>
          <table:table-cell office:value-type="string" table:style-name="ce8">
            <text:p>requests the executor to shutdown. Hence the executor threads wont accept any further tasks and only tries to complete the already running tasks.</text:p>
            <text:p>But if you want to shutdown the executor immediately even at the cost of interrupting the running threads, then use shutdownNow()</text:p>
          </table:table-cell>
          <table:table-cell table:number-columns-repeated="16382"/>
        </table:table-row>
        <table:table-row table:style-name="ro1">
          <table:table-cell office:value-type="string" table:style-name="ce8">
            <text:p>executor shutdownNow()</text:p>
          </table:table-cell>
          <table:table-cell office:value-type="string" table:style-name="ce8">
            <text:p>this will abruptly shutdown the executor and if needed , it will interrupt the running tasks .. hence should be wraped with interuptedException.</text:p>
          </table:table-cell>
          <table:table-cell table:number-columns-repeated="16382"/>
        </table:table-row>
        <table:table-row table:style-name="ro1">
          <table:table-cell table:number-columns-repeated="2" table:style-name="ce8"/>
          <table:table-cell table:number-columns-repeated="16382"/>
        </table:table-row>
        <table:table-row table:style-name="ro9">
          <table:table-cell office:value-type="string" table:style-name="ce8">
            <text:p>Callable interface</text:p>
          </table:table-cell>
          <table:table-cell office:value-type="string" table:style-name="ce8">
            <text:p>Runnable and Callable both run on different threads but callable can return a value.</text:p>
            <text:p>Runnabble : Run and forget operation</text:p>
            <text:p>Callable&lt;T&gt; : We use callable's call() method if we want to return a given value which return a Future&lt;T&gt; object . And T object can be retrieved using get() method on the future object.</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executorservice execute()</text:p>
          </table:table-cell>
          <table:table-cell office:value-type="string" table:style-name="ce8">
            <text:p>to execute runnable tasks</text:p>
          </table:table-cell>
          <table:table-cell table:number-columns-repeated="16382"/>
        </table:table-row>
        <table:table-row table:style-name="ro1">
          <table:table-cell office:value-type="string" table:style-name="ce8">
            <text:p>executorservice submit()</text:p>
          </table:table-cell>
          <table:table-cell office:value-type="string" table:style-name="ce8">
            <text:p>to execute callable tasks</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12">
            <text:p>Concurrent collections</text:p>
          </table:table-cell>
          <table:table-cell office:value-type="string" table:style-name="ce12">
            <text:p>util.concurrent package</text:p>
          </table:table-cell>
          <table:table-cell table:number-columns-repeated="16382" table:style-name="ce2"/>
        </table:table-row>
        <table:table-row table:style-name="ro1">
          <table:table-cell table:number-columns-repeated="2" table:style-name="ce8"/>
          <table:table-cell table:number-columns-repeated="16382"/>
        </table:table-row>
        <table:table-row table:style-name="ro7">
          <table:table-cell office:value-type="string" table:style-name="ce8">
            <text:p>Latch – Countdown latch</text:p>
            <text:p/>
          </table:table-cell>
          <table:table-cell office:value-type="string" table:style-name="ce8">
            <text:p>used to synchronize one or more tasks by forcing them to wait for the completion of a set of operations by another set of tasks.</text:p>
            <text:p>U give initial count to the countdown latch.</text:p>
            <text:p>The latch cannot be reset</text:p>
            <text:p>The same Countdown latch is shared by all the threads or <text:s/>countdown() can be called on the latch multiple times within the same thread.</text:p>
            <text:p>The parent thread calls await() which waits for the latch to set to zero in order to proceed ahead.</text:p>
          </table:table-cell>
          <table:table-cell table:number-columns-repeated="16382"/>
        </table:table-row>
        <table:table-row table:style-name="ro14">
          <table:table-cell office:value-type="string" table:style-name="ce8">
            <text:p>Cyclic barrier</text:p>
            <text:p>Ludo lobby example</text:p>
          </table:table-cell>
          <table:table-cell office:value-type="string" table:style-name="ce8">
            <text:p>used to synchronize one or more tasks by forcing them to wait for the completion of a set of operations by another set of tasks.</text:p>
            <text:p>U do not give initial count to barrier.. the barrier is broken when the last of all threads using the barrier reaches its await()</text:p>
            <text:p>The barrier can be reset.</text:p>
            <text:p>The same cyclic barrier is shared by all the threads and a threads call await() on it.</text:p>
            <text:p>Each thread using the barrier waits for other thread that uses the same barrier.</text:p>
            <text:p>http://tutorials.jenkov.com/java-util-concurrent/cyclicbarrier.html</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blocking queue</text:p>
          </table:table-cell>
          <table:table-cell office:value-type="string" table:style-name="ce8">
            <text:p>the queue prevents the remove operation if the queue is empty and add operation if the queue is full.</text:p>
            <text:p>This queue is synchronized.</text:p>
          </table:table-cell>
          <table:table-cell table:number-columns-repeated="16382"/>
        </table:table-row>
        <table:table-row table:style-name="ro8">
          <table:table-cell office:value-type="string" table:style-name="ce8">
            <text:p>DelayQueue</text:p>
          </table:table-cell>
          <table:table-cell office:value-type="string" table:style-name="ce8">
            <text:p>The item put in the queue remains in the queue for a specific time.. It can only be removed from the queue when its delay has expired.</text:p>
            <text:p>The elements are sorted as per the delay.</text:p>
            <text:p>Size will give the count of all elements.</text:p>
          </table:table-cell>
          <table:table-cell table:number-columns-repeated="16382"/>
        </table:table-row>
        <table:table-row table:style-name="ro1">
          <table:table-cell office:value-type="string" table:style-name="ce8">
            <text:p>PriorityBlockingQueue</text:p>
          </table:table-cell>
          <table:table-cell table:style-name="ce8"/>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Forkjoin framework</text:p>
          </table:table-cell>
          <table:table-cell office:value-type="string" table:style-name="ce8">
            <text:p><text:a xlink:href="https://www.baeldung.com/java-work-stealing">https://www.baeldung.com/java-work-stealing</text:a></text:p>
          </table:table-cell>
          <table:table-cell table:number-columns-repeated="16382"/>
        </table:table-row>
        <table:table-row table:number-rows-repeated="1048485" table:style-name="ro23">
          <table:table-cell table:number-columns-repeated="16384"/>
        </table:table-row>
      </table:table>
      <table:table table:name="junit" table:style-name="ta1">
        <table:table-column table:style-name="co26" table:default-cell-style-name="ce8"/>
        <table:table-column table:style-name="co27" table:default-cell-style-name="ce8"/>
        <table:table-column table:style-name="co4" table:number-columns-repeated="1022" table:default-cell-style-name="ce1"/>
        <table:table-column table:style-name="co5" table:number-columns-repeated="15360" table:default-cell-style-name="ce1"/>
        <table:table-row table:style-name="ro1">
          <table:table-cell table:number-columns-repeated="2" table:style-name="ce8"/>
          <table:table-cell table:number-columns-repeated="16382"/>
        </table:table-row>
        <table:table-row table:style-name="ro1">
          <table:table-cell office:value-type="string" table:style-name="ce10">
            <text:p>mockito</text:p>
          </table:table-cell>
          <table:table-cell table:style-name="ce10"/>
          <table:table-cell table:number-columns-repeated="16382" table:style-name="ce11"/>
        </table:table-row>
        <table:table-row table:style-name="ro1">
          <table:table-cell table:number-columns-repeated="2" table:style-name="ce8"/>
          <table:table-cell table:number-columns-repeated="16382"/>
        </table:table-row>
        <table:table-row table:style-name="ro1">
          <table:table-cell office:value-type="string" table:style-name="ce8">
            <text:p>why mockito</text:p>
          </table:table-cell>
          <table:table-cell office:value-type="string" table:style-name="ce8">
            <text:p>for writing unit test cases for each layer</text:p>
          </table:table-cell>
          <table:table-cell table:number-columns-repeated="16382"/>
        </table:table-row>
        <table:table-row table:style-name="ro1">
          <table:table-cell table:number-columns-repeated="2" table:style-name="ce8"/>
          <table:table-cell table:number-columns-repeated="16382"/>
        </table:table-row>
        <table:table-row table:style-name="ro7">
          <table:table-cell office:value-type="string" table:style-name="ce8">
            <text:p>stubs</text:p>
          </table:table-cell>
          <table:table-cell office:value-type="string" table:style-name="ce8">
            <text:p>dummy implementation of the dependencies required to run a test case which are usually given as parameters.</text:p>
            <text:p>tight coupling to test cases.</text:p>
            <text:p>Need to modify as the testcases changes.</text:p>
            <text:p>very bad to use</text:p>
            <text:p>The number of method implemenattions increase as the number of testcases increase.</text:p>
          </table:table-cell>
          <table:table-cell table:number-columns-repeated="16382"/>
        </table:table-row>
        <table:table-row table:style-name="ro1">
          <table:table-cell table:number-columns-repeated="2" table:style-name="ce8"/>
          <table:table-cell table:number-columns-repeated="16382"/>
        </table:table-row>
        <table:table-row table:style-name="ro67">
          <table:table-cell office:value-type="string" table:style-name="ce8">
            <text:p>mock</text:p>
          </table:table-cell>
          <table:table-cell office:value-type="string" table:style-name="ce8">
            <text:p>created for the dependencies which are needed for object that is under test.</text:p>
            <text:p>Mock is created :</text:p>
            <text:p><text:span text:style-name="T4"><text:s text:c="8"/></text:span><text:span text:style-name="T4">NumGeneratorService<text:s/></text:span><text:span text:style-name="T7">numGenServiceMock</text:span><text:span text:style-name="T4"><text:s/>= Mockito.</text:span><text:span text:style-name="T17">mock</text:span><text:span text:style-name="T4">(NumGeneratorService.</text:span><text:span text:style-name="T3">class</text:span><text:span text:style-name="T4">);</text:span><text:span text:style-name="T4"/></text:p>
            <text:p><text:span text:style-name="T4"><text:s/></text:span><text:span text:style-name="T4"><text:s/></text:span><text:span text:style-name="T4">Mockito.</text:span><text:span text:style-name="T17">when</text:span><text:span text:style-name="T4">(</text:span><text:span text:style-name="T7">numGenServiceMock</text:span><text:span text:style-name="T4">.generateNumbers()).thenReturn(</text:span><text:span text:style-name="T3">new</text:span><text:span text:style-name="T4"><text:s/></text:span><text:span text:style-name="T3">int</text:span><text:span text:style-name="T4">[] {1,2,3,4});</text:span><text:span text:style-name="T4"/></text:p>
            <text:p/>
            <text:p>Then inject the mock</text:p>
            <text:p><text:s text:c="10"/><text:span text:style-name="T26">service</text:span><text:span text:style-name="T4"><text:s/>=<text:s/></text:span><text:span text:style-name="T3">new</text:span><text:span text:style-name="T4"><text:s/>CalculatorServiceImpl(</text:span><text:span text:style-name="T7">numGenServiceMock</text:span><text:span text:style-name="T4">);</text:span></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Test</text:p>
          </table:table-cell>
          <table:table-cell office:value-type="string" table:style-name="ce8">
            <text:p>to test a method</text:p>
          </table:table-cell>
          <table:table-cell table:number-columns-repeated="16382"/>
        </table:table-row>
        <table:table-row table:style-name="ro8">
          <table:table-cell office:value-type="string" table:style-name="ce8">
            <text:p>@BeforeEach(Junit5) / @Before (Junit4)</text:p>
          </table:table-cell>
          <table:table-cell office:value-type="string" table:style-name="ce8">
            <text:p>is executed before any of the @test in that testcase</text:p>
            <text:p>to instantiate a set of dependencies like mocks which the object-in-test needs</text:p>
            <text:p>This annotation is given on non static methods.</text:p>
          </table:table-cell>
          <table:table-cell table:number-columns-repeated="16382"/>
        </table:table-row>
        <table:table-row table:style-name="ro1">
          <table:table-cell table:number-columns-repeated="2" table:style-name="ce8"/>
          <table:table-cell table:number-columns-repeated="16382"/>
        </table:table-row>
        <table:table-row table:style-name="ro68">
          <table:table-cell office:value-type="string" table:style-name="ce8">
            <text:p>@BeforeAll(Junit5) / @BeforeClass(Junit4)</text:p>
          </table:table-cell>
          <table:table-cell office:value-type="string" table:style-name="ce8">
            <text:p>is executed during class load. Should be used with public<text:s/><text:span text:style-name="T11">static</text:span><text:s/>void method</text:p>
            <text:p>Used for heavy tasks like logging into the database, etc.</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ArgumentMatchers</text:p>
          </table:table-cell>
          <table:table-cell office:value-type="string" table:style-name="ce8">
            <text:p>is used inside Mockito.when() =&gt; when we dont want to assert based on fixed parameters but on anyArgument for that method inside the when()</text:p>
            <text:p>Eg : anyInt() , anyString()</text:p>
          </table:table-cell>
          <table:table-cell table:number-columns-repeated="16382"/>
        </table:table-row>
        <table:table-row table:style-name="ro1">
          <table:table-cell table:number-columns-repeated="2" table:style-name="ce8"/>
          <table:table-cell table:number-columns-repeated="16382"/>
        </table:table-row>
        <table:table-row table:style-name="ro69">
          <table:table-cell office:value-type="string" table:style-name="ce8">
            <text:p>verification of methods using verify()</text:p>
          </table:table-cell>
          <table:table-cell office:value-type="string" table:style-name="ce8">
            <text:p>to verify if the method was called on the mock and how many times it was called. = &gt; This is type of verification is done on those cases when we dont get a specific return value.</text:p>
            <text:p>Ex :</text:p>
            <text:p><text:span text:style-name="T4"><text:s/></text:span><text:span text:style-name="T4"><text:s/></text:span><text:span text:style-name="T4">Mockito.</text:span><text:span text:style-name="T17">when</text:span><text:span text:style-name="T4">(</text:span><text:span text:style-name="T26">intListMock</text:span><text:span text:style-name="T4">.get(Mockito.</text:span><text:span text:style-name="T17">anyInt</text:span><text:span text:style-name="T4">())).thenReturn(5);</text:span><text:span text:style-name="T4"/></text:p>
            <text:p><text:span text:style-name="T4"><text:s/></text:span><text:span text:style-name="T4"><text:s/></text:span><text:span text:style-name="T26">intListMock</text:span><text:span text:style-name="T4">.get(3); // here get() is invoked on the mock once with integer 3 as argument!!</text:span><text:span text:style-name="T4"/></text:p>
            <text:p><text:span text:style-name="T4"><text:s/></text:span><text:span text:style-name="T4"><text:s/></text:span><text:span text:style-name="T4">Mockito.</text:span><text:span text:style-name="T17">verify</text:span><text:span text:style-name="T4">(</text:span><text:span text:style-name="T26">intListMock</text:span><text:span text:style-name="T4">, Mockito.</text:span><text:span text:style-name="T17">times</text:span><text:span text:style-name="T4">(1)).get(Mockito.</text:span><text:span text:style-name="T17">anyInt</text:span><text:span text:style-name="T4">()); // verifies that get method was invoked using any integer on the mock exactly<text:s/></text:span><text:span text:style-name="T4">once</text:span><text:span text:style-name="T4"/></text:p>
            <text:p><text:span text:style-name="T4"><text:s/></text:span><text:span text:style-name="T4"><text:s/></text:span><text:span text:style-name="T4">Mockito.</text:span><text:span text:style-name="T17">verify</text:span><text:span text:style-name="T4">(</text:span><text:span text:style-name="T26">intListMock</text:span><text:span text:style-name="T4">, Mockito.</text:span><text:span text:style-name="T17">atLeast</text:span><text:span text:style-name="T4">(1)).get(3); // verifies that get(3) is called atleast once on the mock</text:span><text:span text:style-name="T4"/></text:p>
            <text:p><text:span text:style-name="T4"><text:s/></text:span><text:span text:style-name="T4"><text:s/></text:span><text:span text:style-name="T4">Mockito.</text:span><text:span text:style-name="T17">verify</text:span><text:span text:style-name="T4">(</text:span><text:span text:style-name="T26">intListMock</text:span><text:span text:style-name="T4">, Mockito.</text:span><text:span text:style-name="T17">atMost</text:span><text:span text:style-name="T4">(1)).get(3); // verifies that get(3) is called atmost once on the mock</text:span><text:span text:style-name="T4"/></text:p>
            <text:p><text:span text:style-name="T4"><text:s/></text:span><text:span text:style-name="T4"><text:s/></text:span><text:span text:style-name="T4">Mockito.</text:span><text:span text:style-name="T17">verify</text:span><text:span text:style-name="T4">(</text:span><text:span text:style-name="T26">intListMock</text:span><text:span text:style-name="T4">, Mockito.</text:span><text:span text:style-name="T17">never</text:span><text:span text:style-name="T4">()).get(10); // // verifies that get(10) is never called on the mock</text:span><text:span text:style-name="T4"/></text:p>
            <text:p/>
          </table:table-cell>
          <table:table-cell table:number-columns-repeated="16382"/>
        </table:table-row>
        <table:table-row table:style-name="ro1">
          <table:table-cell table:number-columns-repeated="2" table:style-name="ce8"/>
          <table:table-cell table:number-columns-repeated="16382"/>
        </table:table-row>
        <table:table-row table:style-name="ro21">
          <table:table-cell office:value-type="string" table:style-name="ce8">
            <text:p>argument Capturing and verifying using</text:p>
            <text:p>ArgumentCaptor&lt;&gt; and verify()</text:p>
          </table:table-cell>
          <table:table-cell office:value-type="string" table:style-name="ce8">
            <text:p>Ex:</text:p>
            <text:p><text:span text:style-name="T4"><text:s/></text:span><text:span text:style-name="T6">@Test</text:span><text:span text:style-name="T6"/></text:p>
            <text:p><text:span text:style-name="T4"><text:s/></text:span><text:span text:style-name="T3">public</text:span><text:span text:style-name="T4"><text:s/></text:span><text:span text:style-name="T3">void</text:span><text:span text:style-name="T4"><text:s/>listMockArgumentCaptureAndVerify() {</text:span><text:span text:style-name="T4"/></text:p>
            <text:p><text:span text:style-name="T4"><text:s/></text:span><text:span text:style-name="T4"><text:s/></text:span><text:span text:style-name="T4">ArgumentCaptor&lt;Integer&gt;<text:s/></text:span><text:span text:style-name="T7">integerCaptor</text:span><text:span text:style-name="T4"><text:s/>= ArgumentCaptor.</text:span><text:span text:style-name="T17">forClass</text:span><text:span text:style-name="T4">(Integer.</text:span><text:span text:style-name="T3">class</text:span><text:span text:style-name="T4">);</text:span><text:span text:style-name="T4"/></text:p>
            <text:p><text:span text:style-name="T4"><text:s/></text:span><text:span text:style-name="T4"><text:s/></text:span><text:span text:style-name="T26">intListMock</text:span><text:span text:style-name="T4">.get(3);</text:span><text:span text:style-name="T4"/></text:p>
            <text:p><text:span text:style-name="T4"><text:s/></text:span><text:span text:style-name="T4"><text:s/></text:span><text:span text:style-name="T4">Mockito.</text:span><text:span text:style-name="T17">verify</text:span><text:span text:style-name="T4">(</text:span><text:span text:style-name="T26">intListMock</text:span><text:span text:style-name="T4">).get(</text:span><text:span text:style-name="T7">integerCaptor</text:span><text:span text:style-name="T4">.capture());</text:span><text:span text:style-name="T4"/></text:p>
            <text:p><text:span text:style-name="T4"><text:s/></text:span><text:span text:style-name="T4"><text:s/></text:span><text:span text:style-name="T17">assertEquals</text:span><text:span text:style-name="T4">(</text:span><text:span text:style-name="T7">integerCaptor</text:span><text:span text:style-name="T4">.getValue(), 3);</text:span><text:span text:style-name="T4"/></text:p>
            <text:p><text:span text:style-name="T5"><text:s/></text:span><text:span text:style-name="T5">}</text:span></text:p>
          </table:table-cell>
          <table:table-cell table:number-columns-repeated="16382"/>
        </table:table-row>
        <table:table-row table:style-name="ro6">
          <table:table-cell office:value-type="string" table:style-name="ce8">
            <text:p>multipleArgumentCapturing using getValues()</text:p>
          </table:table-cell>
          <table:table-cell table:style-name="ce8"/>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8">
            <text:p>Mockito.spy()</text:p>
          </table:table-cell>
          <table:table-cell office:value-type="string" table:style-name="ce8">
            <text:p>Mockito.mock object doesnot retain the original behaviourof the object</text:p>
            <text:p>Mockito.spy retains the original behaviour of the object.</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stubs</text:p>
          </table:table-cell>
          <table:table-cell table:style-name="ce8"/>
          <table:table-cell table:number-columns-repeated="16382"/>
        </table:table-row>
        <table:table-row table:number-rows-repeated="8" table:style-name="ro1">
          <table:table-cell table:number-columns-repeated="2" table:style-name="ce8"/>
          <table:table-cell table:number-columns-repeated="16382"/>
        </table:table-row>
        <table:table-row table:number-rows-repeated="16" table:style-name="ro23">
          <table:table-cell table:number-columns-repeated="16384"/>
        </table:table-row>
        <table:table-row table:number-rows-repeated="6" table:style-name="ro1">
          <table:table-cell table:number-columns-repeated="2" table:style-name="ce8"/>
          <table:table-cell table:number-columns-repeated="16382"/>
        </table:table-row>
        <table:table-row table:style-name="ro1">
          <table:table-cell office:value-type="string" table:style-name="ce10">
            <text:p>Web layer testing</text:p>
          </table:table-cell>
          <table:table-cell table:style-name="ce10"/>
          <table:table-cell table:number-columns-repeated="16382" table:style-name="ce11"/>
        </table:table-row>
        <table:table-row table:style-name="ro1">
          <table:table-cell table:number-columns-repeated="2" table:style-name="ce8"/>
          <table:table-cell table:number-columns-repeated="16382"/>
        </table:table-row>
        <table:table-row table:style-name="ro1">
          <table:table-cell office:value-type="string" table:style-name="ce24">
            <text:p>@WebMvcTest</text:p>
          </table:table-cell>
          <table:table-cell office:value-type="string" table:style-name="ce8">
            <text:p>This annotation is used when we want to test a controller layer</text:p>
          </table:table-cell>
          <table:table-cell table:number-columns-repeated="16382"/>
        </table:table-row>
        <table:table-row table:style-name="ro1">
          <table:table-cell office:value-type="string" table:style-name="ce8">
            <text:p>MockMvc</text:p>
          </table:table-cell>
          <table:table-cell office:value-type="string" table:style-name="ce8">
            <text:p>to call URIs using MockMvc bean</text:p>
          </table:table-cell>
          <table:table-cell table:number-columns-repeated="16382"/>
        </table:table-row>
        <table:table-row table:number-rows-repeated="1048518" table:style-name="ro23">
          <table:table-cell table:number-columns-repeated="16384"/>
        </table:table-row>
      </table:table>
      <table:table table:name="dsalgorithm" table:style-name="ta1">
        <table:table-column table:style-name="co28" table:default-cell-style-name="ce1"/>
        <table:table-column table:style-name="co29" table:default-cell-style-name="ce8"/>
        <table:table-column table:style-name="co4" table:number-columns-repeated="1022" table:default-cell-style-name="ce1"/>
        <table:table-column table:style-name="co5" table:number-columns-repeated="15360" table:default-cell-style-name="ce1"/>
        <table:table-row table:style-name="ro1">
          <table:table-cell office:value-type="string" table:style-name="ce2">
            <text:p>topics</text:p>
          </table:table-cell>
          <table:table-cell office:value-type="string" table:style-name="ce12">
            <text:p>details</text:p>
          </table:table-cell>
          <table:table-cell table:number-columns-repeated="16382" table:style-name="ce2"/>
        </table:table-row>
        <table:table-row table:style-name="ro1">
          <table:table-cell table:style-name="ce1"/>
          <table:table-cell table:style-name="ce8"/>
          <table:table-cell table:number-columns-repeated="16382"/>
        </table:table-row>
        <table:table-row table:style-name="ro6">
          <table:table-cell office:value-type="string" table:style-name="ce1">
            <text:p>what is data structure</text:p>
          </table:table-cell>
          <table:table-cell office:value-type="string" table:style-name="ce8">
            <text:p>somthing that organizes and stores data</text:p>
            <text:p>each has strengths and weakness</text:p>
          </table:table-cell>
          <table:table-cell table:number-columns-repeated="16382"/>
        </table:table-row>
        <table:table-row table:style-name="ro1">
          <table:table-cell table:style-name="ce1"/>
          <table:table-cell table:style-name="ce8"/>
          <table:table-cell table:number-columns-repeated="16382"/>
        </table:table-row>
        <table:table-row table:style-name="ro9">
          <table:table-cell office:value-type="string" table:style-name="ce1">
            <text:p>algorithm</text:p>
          </table:table-cell>
          <table:table-cell office:value-type="string" table:style-name="ce8">
            <text:p>basically its the steps to perform a task</text:p>
            <text:p>algorithm is not an implementation</text:p>
            <text:p>boiling water is an algorithm</text:p>
            <text:p>this can be implemented in many ways</text:p>
          </table:table-cell>
          <table:table-cell table:number-columns-repeated="16382"/>
        </table:table-row>
        <table:table-row table:style-name="ro1">
          <table:table-cell table:style-name="ce1"/>
          <table:table-cell table:style-name="ce8"/>
          <table:table-cell table:number-columns-repeated="16382"/>
        </table:table-row>
        <table:table-row table:style-name="ro1">
          <table:table-cell office:value-type="string" table:style-name="ce2">
            <text:p>Arrays</text:p>
          </table:table-cell>
          <table:table-cell table:style-name="ce12"/>
          <table:table-cell table:number-columns-repeated="16382" table:style-name="ce2"/>
        </table:table-row>
        <table:table-row table:style-name="ro8">
          <table:table-cell office:value-type="string" table:style-name="ce1">
            <text:p>About arrays</text:p>
          </table:table-cell>
          <table:table-cell office:value-type="string" table:style-name="ce8">
            <text:p>non dynamic data structures =&gt; cannot change the size once created</text:p>
            <text:p>zero based</text:p>
            <text:p/>
          </table:table-cell>
          <table:table-cell table:number-columns-repeated="16382"/>
        </table:table-row>
        <table:table-row table:style-name="ro22">
          <table:table-cell office:value-type="string" table:style-name="ce1">
            <text:p>complexity types</text:p>
          </table:table-cell>
          <table:table-cell office:value-type="string" table:style-name="ce8">
            <text:p>time complexity =&gt; number of steps involved in an algorithm =&gt; Big – O Notations <text:s/>=&gt; number of items <text:s/>vs. number of steps</text:p>
            <text:p>- constant =&gt; O(1)</text:p>
            <text:p>- logarithmic =&gt; O(logn) <text:s/>=&gt; log to the base 2</text:p>
            <text:p>- squareroot =&gt; O(sqrt(n))</text:p>
            <text:p>- linear =&gt; O(n)</text:p>
            <text:p>- n log-star n =&gt;O(nlogn) <text:s/>=&gt; =&gt; log to the base 2</text:p>
            <text:p>- quadratic =&gt; O(n2)</text:p>
            <text:p/>
            <text:p/>
            <text:p>Memory/space complexity =&gt; total memory taken for running an algorithm</text:p>
          </table:table-cell>
          <table:table-cell table:number-columns-repeated="16382"/>
        </table:table-row>
        <table:table-row table:style-name="ro1">
          <table:table-cell table:style-name="ce1"/>
          <table:table-cell table:style-name="ce8"/>
          <table:table-cell table:number-columns-repeated="16382"/>
        </table:table-row>
        <table:table-row table:style-name="ro16">
          <table:table-cell office:value-type="string" table:style-name="ce1">
            <text:p>Memory</text:p>
          </table:table-cell>
          <table:table-cell office:value-type="string" table:style-name="ce8">
            <text:p>large contiguous block in memory</text:p>
            <text:p>every element ocupies the same amount of space in memory eg : memory consumed by each int value = 4 bytes</text:p>
            <text:p>if its the array of objects , note that internally the array contains just the references to those objects.. and the objects are actually stored in heap</text:p>
            <text:p>If an array starts at memory address x, and the size of each element in the array is y, we can calculate the memory address of the ith element by using the following expression : x+i*y</text:p>
            <text:p>extremely efficient in retreiving the data because we know exactly where the element is located in the memory which is based on its position index.</text:p>
          </table:table-cell>
          <table:table-cell table:number-columns-repeated="16382"/>
        </table:table-row>
        <table:table-row table:number-rows-repeated="2" table:style-name="ro1">
          <table:table-cell table:style-name="ce1"/>
          <table:table-cell table:style-name="ce8"/>
          <table:table-cell table:number-columns-repeated="16382"/>
        </table:table-row>
        <table:table-row table:style-name="ro1">
          <table:table-cell office:value-type="string" table:style-name="ce1">
            <text:p>Operations</text:p>
          </table:table-cell>
          <table:table-cell table:style-name="ce8"/>
          <table:table-cell table:number-columns-repeated="16382"/>
        </table:table-row>
        <table:table-row table:style-name="ro1">
          <table:table-cell office:value-type="string" table:style-name="ce1">
            <text:p>retrieve an element of an array if index is known</text:p>
          </table:table-cell>
          <table:table-cell office:value-type="string" table:style-name="ce8">
            <text:p>O(1)</text:p>
          </table:table-cell>
          <table:table-cell table:number-columns-repeated="16382"/>
        </table:table-row>
        <table:table-row table:style-name="ro1">
          <table:table-cell office:value-type="string" table:style-name="ce1">
            <text:p>retrieve an element of an array if index is not known</text:p>
          </table:table-cell>
          <table:table-cell office:value-type="string" table:style-name="ce8">
            <text:p>O(n)</text:p>
          </table:table-cell>
          <table:table-cell table:number-columns-repeated="16382"/>
        </table:table-row>
        <table:table-row table:style-name="ro1">
          <table:table-cell office:value-type="string" table:style-name="ce1">
            <text:p>add an element to a full array</text:p>
          </table:table-cell>
          <table:table-cell office:value-type="string" table:style-name="ce1">
            <text:p>O(n)</text:p>
          </table:table-cell>
          <table:table-cell table:number-columns-repeated="16382"/>
        </table:table-row>
        <table:table-row table:style-name="ro1">
          <table:table-cell office:value-type="string" table:style-name="ce1">
            <text:p>add an element to the end of an array</text:p>
          </table:table-cell>
          <table:table-cell office:value-type="string" table:style-name="ce8">
            <text:p>O(1)</text:p>
          </table:table-cell>
          <table:table-cell table:number-columns-repeated="16382"/>
        </table:table-row>
        <table:table-row table:style-name="ro1">
          <table:table-cell office:value-type="string" table:style-name="ce1">
            <text:p>insert or update an element at a specific index</text:p>
          </table:table-cell>
          <table:table-cell office:value-type="string" table:style-name="ce8">
            <text:p>O(1)</text:p>
          </table:table-cell>
          <table:table-cell table:number-columns-repeated="16382"/>
        </table:table-row>
        <table:table-row table:style-name="ro1">
          <table:table-cell office:value-type="string" table:style-name="ce1">
            <text:p>delete an element by setting it to null</text:p>
          </table:table-cell>
          <table:table-cell office:value-type="string" table:style-name="ce8">
            <text:p>O(1)</text:p>
          </table:table-cell>
          <table:table-cell table:number-columns-repeated="16382"/>
        </table:table-row>
        <table:table-row table:style-name="ro1">
          <table:table-cell office:value-type="string" table:style-name="ce1">
            <text:p>delete an element by shifting elements</text:p>
          </table:table-cell>
          <table:table-cell office:value-type="string" table:style-name="ce8">
            <text:p>O(n)</text:p>
          </table:table-cell>
          <table:table-cell table:number-columns-repeated="16382"/>
        </table:table-row>
        <table:table-row table:style-name="ro1">
          <table:table-cell table:style-name="ce1"/>
          <table:table-cell table:style-name="ce8"/>
          <table:table-cell table:number-columns-repeated="16382"/>
        </table:table-row>
        <table:table-row table:style-name="ro6">
          <table:table-cell office:value-type="string" table:style-name="ce2">
            <text:p>Sorting algorithms</text:p>
          </table:table-cell>
          <table:table-cell office:value-type="string" table:style-name="ce12">
            <text:p>in calculating time complexity =&gt; total steps = total number of comparisons between elements and NOT toal number of actual swaps !</text:p>
          </table:table-cell>
          <table:table-cell table:number-columns-repeated="16382" table:style-name="ce2"/>
        </table:table-row>
        <table:table-row table:style-name="ro1">
          <table:table-cell table:style-name="ce1"/>
          <table:table-cell table:style-name="ce8"/>
          <table:table-cell table:number-columns-repeated="16382"/>
        </table:table-row>
        <table:table-row table:style-name="ro8">
          <table:table-cell office:value-type="string" table:style-name="ce1">
            <text:p>Bubble sort</text:p>
          </table:table-cell>
          <table:table-cell office:value-type="string" table:style-name="ce8">
            <text:p>in-place algorithm =&gt; the elements need not be placed in another datastructure in order to accomplish sorting</text:p>
            <text:p>stable algorithm</text:p>
            <text:p>O(n2) time complexity =&gt; quadratic</text:p>
          </table:table-cell>
          <table:table-cell table:number-columns-repeated="16382"/>
        </table:table-row>
        <table:table-row table:style-name="ro1">
          <table:table-cell table:style-name="ce1"/>
          <table:table-cell table:style-name="ce8"/>
          <table:table-cell table:number-columns-repeated="16382"/>
        </table:table-row>
        <table:table-row table:style-name="ro6">
          <table:table-cell office:value-type="string" table:style-name="ce1">
            <text:p>Stable vs Unstable sort algorithm</text:p>
          </table:table-cell>
          <table:table-cell office:value-type="string" table:style-name="ce8">
            <text:p>stable sort preserves the location of equal elements on sorting</text:p>
            <text:p>unstable sorting algorithm does not preserve location of equal elements on sorting</text:p>
          </table:table-cell>
          <table:table-cell table:number-columns-repeated="16382"/>
        </table:table-row>
        <table:table-row table:style-name="ro1">
          <table:table-cell table:style-name="ce1"/>
          <table:table-cell table:style-name="ce8"/>
          <table:table-cell table:number-columns-repeated="16382"/>
        </table:table-row>
        <table:table-row table:style-name="ro9">
          <table:table-cell office:value-type="string" table:style-name="ce1">
            <text:p>selection sort</text:p>
          </table:table-cell>
          <table:table-cell office:value-type="string" table:style-name="ce8">
            <text:p>in-place algorithm =&gt; the elements need not be placed in another datastructure in order to accomplish sorting</text:p>
            <text:p>unstable algorithm</text:p>
            <text:p>O(n2) time complexity =&gt; quadratic</text:p>
            <text:p>doesnot require as much swapping as the bubble sort</text:p>
          </table:table-cell>
          <table:table-cell table:number-columns-repeated="16382"/>
        </table:table-row>
        <table:table-row table:style-name="ro1">
          <table:table-cell table:style-name="ce1"/>
          <table:table-cell table:style-name="ce8"/>
          <table:table-cell table:number-columns-repeated="16382"/>
        </table:table-row>
        <table:table-row table:style-name="ro9">
          <table:table-cell office:value-type="string" table:style-name="ce1">
            <text:p>insertion sort</text:p>
          </table:table-cell>
          <table:table-cell office:value-type="string" table:style-name="ce8">
            <text:p>in-place algorithm =&gt; the elements need not be placed in another datastructure in order to accomplish sorting</text:p>
            <text:p>stable algorithm</text:p>
            <text:p>O(n2) time complexity =&gt; quadratic</text:p>
            <text:p>Doesnot involve swapping at all.. elements are just shifted to the right</text:p>
          </table:table-cell>
          <table:table-cell table:number-columns-repeated="16382"/>
        </table:table-row>
        <table:table-row table:style-name="ro1">
          <table:table-cell table:style-name="ce1"/>
          <table:table-cell table:style-name="ce8"/>
          <table:table-cell table:number-columns-repeated="16382"/>
        </table:table-row>
        <table:table-row table:style-name="ro1">
          <table:table-cell office:value-type="string" table:style-name="ce1">
            <text:p>merge sort</text:p>
          </table:table-cell>
          <table:table-cell office:value-type="string" table:style-name="ce8">
            <text:p><text:a xlink:href="https://www.youtube.com/watch?v=e2f942HFh6k&amp;t=1005s">https://www.youtube.com/watch?v=e2f942HFh6k&amp;t=1005s</text:a></text:p>
          </table:table-cell>
          <table:table-cell table:number-columns-repeated="16382"/>
        </table:table-row>
        <table:table-row table:number-rows-repeated="3" table:style-name="ro1">
          <table:table-cell table:style-name="ce1"/>
          <table:table-cell table:style-name="ce8"/>
          <table:table-cell table:number-columns-repeated="16382"/>
        </table:table-row>
        <table:table-row table:style-name="ro1">
          <table:table-cell office:value-type="string" table:style-name="ce15">
            <text:p>Array</text:p>
          </table:table-cell>
          <table:table-cell table:style-name="ce14"/>
          <table:table-cell table:number-columns-repeated="16382" table:style-name="ce15"/>
        </table:table-row>
        <table:table-row table:number-rows-repeated="17" table:style-name="ro1">
          <table:table-cell table:style-name="ce1"/>
          <table:table-cell table:style-name="ce8"/>
          <table:table-cell table:number-columns-repeated="16382"/>
        </table:table-row>
        <table:table-row table:style-name="ro1">
          <table:table-cell office:value-type="string" table:style-name="ce15">
            <text:p>ArrayList</text:p>
          </table:table-cell>
          <table:table-cell table:style-name="ce14"/>
          <table:table-cell table:number-columns-repeated="16382" table:style-name="ce15"/>
        </table:table-row>
        <table:table-row table:style-name="ro1">
          <table:table-cell table:style-name="ce1"/>
          <table:table-cell table:style-name="ce8"/>
          <table:table-cell table:number-columns-repeated="16382"/>
        </table:table-row>
        <table:table-row table:style-name="ro6">
          <table:table-cell office:value-type="string" table:style-name="ce1">
            <text:p>List</text:p>
          </table:table-cell>
          <table:table-cell office:value-type="string" table:style-name="ce8">
            <text:p>List is an interace, AbstractList and Abstract Sequantial List extends List interface.</text:p>
            <text:p>AbstractDataType =&gt; not an concrete implementation</text:p>
          </table:table-cell>
          <table:table-cell table:number-columns-repeated="16382"/>
        </table:table-row>
        <table:table-row table:style-name="ro1">
          <table:table-cell table:style-name="ce1"/>
          <table:table-cell table:style-name="ce8"/>
          <table:table-cell table:number-columns-repeated="16382"/>
        </table:table-row>
        <table:table-row table:style-name="ro10">
          <table:table-cell office:value-type="string" table:style-name="ce1">
            <text:p>ArrayList</text:p>
          </table:table-cell>
          <table:table-cell office:value-type="string" table:style-name="ce8">
            <text:p>resizable version of an array – this is not thread safe</text:p>
            <text:p>Adding and removing a lot of elements in arraylist will be slow</text:p>
            <text:p>Search for an item is fast</text:p>
            <text:p>Can be instantiated with or without initial capacity.</text:p>
            <text:p>Size =&gt; the number of elements the arraylist currently holds ; Capacity =&gt; the max size of the backing array of the arraylist. Default=10</text:p>
            <text:p>Specify the capacity if you know the exact number of elements it will hold.</text:p>
            <text:p>Fetching an element =&gt;</text:p>
            <text:p>If index is known O(1)</text:p>
            <text:p>If index is not known – use iterator or stream or for loop</text:p>
            <text:p/>
            <text:p>Adding elements to the list =&gt; Can be added at the end of the arrayO(1) OR at a specific index.O(n)</text:p>
            <text:p>Checks the capacity of the list and if it is full, the creates another array internally with new capacity = old capacity + oldCapacity &gt;&gt;1</text:p>
            <text:p>copies over all the elements from first array to new array and then adds element at the end of the array.</text:p>
            <text:p/>
            <text:p>Removing</text:p>
          </table:table-cell>
          <table:table-cell table:number-columns-repeated="16382"/>
        </table:table-row>
        <table:table-row table:style-name="ro1">
          <table:table-cell table:style-name="ce1"/>
          <table:table-cell table:style-name="ce8"/>
          <table:table-cell table:number-columns-repeated="16382"/>
        </table:table-row>
        <table:table-row table:style-name="ro1">
          <table:table-cell office:value-type="string" table:style-name="ce1">
            <text:p>Vector</text:p>
          </table:table-cell>
          <table:table-cell office:value-type="string" table:style-name="ce8">
            <text:p>A thread safe arraylist to add and remove methods in the vector are synchronized.</text:p>
          </table:table-cell>
          <table:table-cell table:number-columns-repeated="16382"/>
        </table:table-row>
        <table:table-row table:style-name="ro1">
          <table:table-cell table:style-name="ce1"/>
          <table:table-cell table:style-name="ce8"/>
          <table:table-cell table:number-columns-repeated="16382"/>
        </table:table-row>
        <table:table-row table:style-name="ro13">
          <table:table-cell office:value-type="string" table:style-name="ce1">
            <text:p>Singly Linked list</text:p>
          </table:table-cell>
          <table:table-cell office:value-type="string" table:style-name="ce8">
            <text:p>https://codenuclear.com/difference-between-arraylist-and-linkedlist-arraylist-vs-linkedlist/</text:p>
            <text:p>Ordered collection -&gt; Implements the list as well as the deque interface.</text:p>
            <text:p>Holds the nodes for each element. <text:s/>It has the head which always holds the reference to the first element of the list. If the list is empty, head = null.</text:p>
            <text:p/>
            <text:p>Adding an element =&gt; a new node is created with the newly added element, and its "next" node is pointed to the previous first element node.</text:p>
            <text:p>Now the linkedlIst head is pointed to the newly added node.</text:p>
            <text:p/>
            <text:p>In doubly linked list, there is head and a tail. Hence by default, elements can be added and removed at the start and end of the list.O(1)</text:p>
            <text:p/>
            <text:p>Adding an element at a particular index O(n). The linkedlist first traverses to the index using node chain, and then add the element.</text:p>
            <text:p/>
            <text:p/>
          </table:table-cell>
          <table:table-cell table:number-columns-repeated="16382"/>
        </table:table-row>
        <table:table-row table:style-name="ro1">
          <table:table-cell table:style-name="ce1"/>
          <table:table-cell table:style-name="ce8"/>
          <table:table-cell table:number-columns-repeated="16382"/>
        </table:table-row>
        <table:table-row table:style-name="ro1">
          <table:table-cell office:value-type="string" table:style-name="ce1">
            <text:p>Queues</text:p>
          </table:table-cell>
          <table:table-cell office:value-type="string" table:style-name="ce8">
            <text:p><text:a xlink:href="https://dzone.com/articles/the-developers-guide-to-collections-queues">https://dzone.com/articles/the-developers-guide-to-collections-queues</text:a></text:p>
          </table:table-cell>
          <table:table-cell table:number-columns-repeated="16382"/>
        </table:table-row>
        <table:table-row table:style-name="ro1">
          <table:table-cell office:value-type="string" table:style-name="ce1">
            <text:p>Deque – Double ended Queue</text:p>
          </table:table-cell>
          <table:table-cell table:style-name="ce8"/>
          <table:table-cell table:number-columns-repeated="16382"/>
        </table:table-row>
        <table:table-row table:style-name="ro1">
          <table:table-cell office:value-type="string" table:style-name="ce1">
            <text:p>ArrayBlockingQueue</text:p>
          </table:table-cell>
          <table:table-cell office:value-type="string" table:style-name="ce8">
            <text:p>Queue with limited capacity</text:p>
          </table:table-cell>
          <table:table-cell table:number-columns-repeated="16382"/>
        </table:table-row>
        <table:table-row table:style-name="ro1">
          <table:table-cell table:style-name="ce1"/>
          <table:table-cell table:style-name="ce8"/>
          <table:table-cell table:number-columns-repeated="16382"/>
        </table:table-row>
        <table:table-row table:style-name="ro1">
          <table:table-cell office:value-type="string" table:style-name="ce1">
            <text:p>HashMap</text:p>
          </table:table-cell>
          <table:table-cell office:value-type="string" table:style-name="ce8">
            <text:p><text:a xlink:href="https://dzone.com/articles/how-hashmap-works-internally-in-java">https://dzone.com/articles/how-hashmap-works-internally-in-java</text:a></text:p>
          </table:table-cell>
          <table:table-cell table:number-columns-repeated="16382"/>
        </table:table-row>
        <table:table-row table:style-name="ro1">
          <table:table-cell table:style-name="ce1"/>
          <table:table-cell table:style-name="ce8"/>
          <table:table-cell table:number-columns-repeated="16382"/>
        </table:table-row>
        <table:table-row table:style-name="ro1">
          <table:table-cell office:value-type="string" table:style-name="ce1">
            <text:p>HashSet</text:p>
          </table:table-cell>
          <table:table-cell table:style-name="ce8"/>
          <table:table-cell table:number-columns-repeated="16382"/>
        </table:table-row>
        <table:table-row table:number-rows-repeated="5" table:style-name="ro1">
          <table:table-cell table:style-name="ce1"/>
          <table:table-cell table:style-name="ce8"/>
          <table:table-cell table:number-columns-repeated="16382"/>
        </table:table-row>
        <table:table-row table:style-name="ro1">
          <table:table-cell office:value-type="string" table:style-name="ce15">
            <text:p>LinkedList</text:p>
          </table:table-cell>
          <table:table-cell table:style-name="ce14"/>
          <table:table-cell table:number-columns-repeated="16382" table:style-name="ce15"/>
        </table:table-row>
        <table:table-row table:number-rows-repeated="15" table:style-name="ro1">
          <table:table-cell table:style-name="ce1"/>
          <table:table-cell table:style-name="ce8"/>
          <table:table-cell table:number-columns-repeated="16382"/>
        </table:table-row>
        <table:table-row table:style-name="ro1">
          <table:table-cell office:value-type="string" table:style-name="ce15">
            <text:p>CopyOnWriteArrayList</text:p>
          </table:table-cell>
          <table:table-cell table:style-name="ce14"/>
          <table:table-cell table:number-columns-repeated="16382" table:style-name="ce15"/>
        </table:table-row>
        <table:table-row table:number-rows-repeated="17" table:style-name="ro1">
          <table:table-cell table:style-name="ce1"/>
          <table:table-cell table:style-name="ce8"/>
          <table:table-cell table:number-columns-repeated="16382"/>
        </table:table-row>
        <table:table-row table:style-name="ro1">
          <table:table-cell office:value-type="string" table:style-name="ce15">
            <text:p>HashSet</text:p>
          </table:table-cell>
          <table:table-cell table:style-name="ce14"/>
          <table:table-cell table:number-columns-repeated="16382" table:style-name="ce15"/>
        </table:table-row>
        <table:table-row table:style-name="ro1">
          <table:table-cell table:style-name="ce1"/>
          <table:table-cell table:style-name="ce8"/>
          <table:table-cell table:number-columns-repeated="16382"/>
        </table:table-row>
        <table:table-row table:number-rows-repeated="16" table:style-name="ro70">
          <table:table-cell table:number-columns-repeated="16384"/>
        </table:table-row>
        <table:table-row table:style-name="ro1">
          <table:table-cell table:style-name="ce1"/>
          <table:table-cell table:style-name="ce8"/>
          <table:table-cell table:number-columns-repeated="16382"/>
        </table:table-row>
        <table:table-row table:style-name="ro1">
          <table:table-cell office:value-type="string" table:style-name="ce15">
            <text:p>TreeSet</text:p>
          </table:table-cell>
          <table:table-cell table:style-name="ce14"/>
          <table:table-cell table:number-columns-repeated="16382" table:style-name="ce15"/>
        </table:table-row>
        <table:table-row table:number-rows-repeated="24" table:style-name="ro1">
          <table:table-cell table:style-name="ce1"/>
          <table:table-cell table:style-name="ce8"/>
          <table:table-cell table:number-columns-repeated="16382"/>
        </table:table-row>
        <table:table-row table:style-name="ro1">
          <table:table-cell office:value-type="string" table:style-name="ce15">
            <text:p>HashMap</text:p>
          </table:table-cell>
          <table:table-cell table:style-name="ce14"/>
          <table:table-cell table:number-columns-repeated="16382" table:style-name="ce15"/>
        </table:table-row>
        <table:table-row table:number-rows-repeated="19" table:style-name="ro1">
          <table:table-cell table:style-name="ce1"/>
          <table:table-cell table:style-name="ce8"/>
          <table:table-cell table:number-columns-repeated="16382"/>
        </table:table-row>
        <table:table-row table:style-name="ro1">
          <table:table-cell office:value-type="string" table:style-name="ce15">
            <text:p>ConcurrentHashMap</text:p>
          </table:table-cell>
          <table:table-cell table:style-name="ce14"/>
          <table:table-cell table:number-columns-repeated="16382" table:style-name="ce15"/>
        </table:table-row>
        <table:table-row table:number-rows-repeated="12" table:style-name="ro1">
          <table:table-cell table:style-name="ce1"/>
          <table:table-cell table:style-name="ce8"/>
          <table:table-cell table:number-columns-repeated="16382"/>
        </table:table-row>
        <table:table-row table:style-name="ro1">
          <table:table-cell office:value-type="string" table:style-name="ce2">
            <text:p>Stack</text:p>
          </table:table-cell>
          <table:table-cell table:style-name="ce12"/>
          <table:table-cell table:number-columns-repeated="16382" table:style-name="ce2"/>
        </table:table-row>
        <table:table-row table:style-name="ro1">
          <table:table-cell table:style-name="ce1"/>
          <table:table-cell table:style-name="ce8"/>
          <table:table-cell table:number-columns-repeated="16382"/>
        </table:table-row>
        <table:table-row table:style-name="ro16">
          <table:table-cell table:style-name="ce1"/>
          <table:table-cell office:value-type="string" table:style-name="ce8">
            <text:p>Abstract data type – doesnot have its own implementation – doesnot tell you how to store the elements- depends on the implementations like LinkedList.</text:p>
            <text:p>LIFO – last in first out</text:p>
            <text:p>Push – adds an item at the top of the stack</text:p>
            <text:p>Pop – removes the top item on the stack</text:p>
            <text:p>Peek – gets the top item on the stack without popping it.</text:p>
            <text:p>Ideal backing data structure =&gt; linked list</text:p>
            <text:p/>
          </table:table-cell>
          <table:table-cell table:number-columns-repeated="16382"/>
        </table:table-row>
        <table:table-row table:number-rows-repeated="1048386" table:style-name="ro70">
          <table:table-cell table:number-columns-repeated="16384"/>
        </table:table-row>
      </table:table>
      <table:table table:name="elasticsearch" table:style-name="ta1">
        <table:table-column table:style-name="co4" table:default-cell-style-name="ce1"/>
        <table:table-column table:style-name="co5" table:number-columns-repeated="16383" table:default-cell-style-name="ce1"/>
        <table:table-row table:number-rows-repeated="1048576" table:style-name="ro1">
          <table:table-cell table:number-columns-repeated="16384"/>
        </table:table-row>
      </table:table>
      <table:table table:name="design_patterns" table:style-name="ta1">
        <table:table-column table:style-name="co30" table:default-cell-style-name="ce1"/>
        <table:table-column table:style-name="co31" table:default-cell-style-name="ce8"/>
        <table:table-column table:style-name="co4" table:number-columns-repeated="1022" table:default-cell-style-name="ce1"/>
        <table:table-column table:style-name="co5" table:number-columns-repeated="15360" table:default-cell-style-name="ce1"/>
        <table:table-row table:style-name="ro1">
          <table:table-cell table:style-name="ce1"/>
          <table:table-cell table:style-name="ce8"/>
          <table:table-cell table:number-columns-repeated="16382"/>
        </table:table-row>
        <table:table-row table:style-name="ro1">
          <table:table-cell office:value-type="string" table:style-name="ce25">
            <text:p>Solid design principle</text:p>
          </table:table-cell>
          <table:table-cell table:style-name="ce21"/>
          <table:table-cell table:number-columns-repeated="16382" table:style-name="ce25"/>
        </table:table-row>
        <table:table-row table:style-name="ro1">
          <table:table-cell table:style-name="ce1"/>
          <table:table-cell table:style-name="ce8"/>
          <table:table-cell table:number-columns-repeated="16382"/>
        </table:table-row>
        <table:table-row table:style-name="ro7">
          <table:table-cell office:value-type="string" table:style-name="ce1">
            <text:p>SRP – Single responsibility principle</text:p>
          </table:table-cell>
          <table:table-cell office:value-type="string" table:style-name="ce8">
            <text:p>Seperation of concerns – A single class should have one primary responsibility instead of taking multiple responsibilities</text:p>
            <text:p>GOD object – one which has lot many responsibilities.</text:p>
            <text:p/>
            <text:p>example : A journal class should have methods like addEntry() and removeEntry() but it should not have the actual persistence layer.</text:p>
            <text:p>For persistence , we can have another class with methods saveToFile() and readFromFile()</text:p>
          </table:table-cell>
          <table:table-cell table:number-columns-repeated="16382"/>
        </table:table-row>
        <table:table-row table:style-name="ro1">
          <table:table-cell table:style-name="ce1"/>
          <table:table-cell table:style-name="ce8"/>
          <table:table-cell table:number-columns-repeated="16382"/>
        </table:table-row>
        <table:table-row table:style-name="ro71">
          <table:table-cell office:value-type="string" table:style-name="ce1">
            <text:p>OCP – Open closed principle</text:p>
          </table:table-cell>
          <table:table-cell office:value-type="string" table:style-name="ce8">
            <text:p>Open for extension and closed for modifications – should be modifying the existing code in order to introduce new functionality.</text:p>
            <text:p/>
            <text:p>Using this principle in specification pattern below :</text:p>
            <text:p>example : If you want to filter a list of products based on criteria.and if you write seperate methods for each criteria, its gonna be a problem.</text:p>
            <text:p>The problem is everytime you want ot add a new filter or a combination of filters you will have to touch the existing code. Also it is very hard to maintain as it results in code duplication.</text:p>
            <text:p/>
            <text:p>Solution : shift the filtering logic to specification =&gt;</text:p>
            <text:p><text:span text:style-name="T11">A filter is applied using <text:s/>Specification criteria on product.</text:span></text:p>
          </table:table-cell>
          <table:table-cell table:number-columns-repeated="16382"/>
        </table:table-row>
        <table:table-row table:style-name="ro1">
          <table:table-cell table:style-name="ce1"/>
          <table:table-cell table:style-name="ce8"/>
          <table:table-cell table:number-columns-repeated="16382"/>
        </table:table-row>
        <table:table-row table:style-name="ro7">
          <table:table-cell office:value-type="string" table:style-name="ce1">
            <text:p>LSP – Liskov Substitution principle</text:p>
          </table:table-cell>
          <table:table-cell office:value-type="string" table:style-name="ce8">
            <text:p>This saysthat Using <text:s/>a different implementation of an interface should not break the code using it.</text:p>
            <text:p/>
            <text:p>Eg : if the area calculation code using the rectangle object calculates area properly then it should do the same for square as well.</text:p>
            <text:p>Factory pattern is one of the patterns that solves this issue by providing the specification of the implementation-square during object creation.</text:p>
            <text:p/>
          </table:table-cell>
          <table:table-cell table:number-columns-repeated="16382"/>
        </table:table-row>
        <table:table-row table:style-name="ro1">
          <table:table-cell table:style-name="ce1"/>
          <table:table-cell table:style-name="ce8"/>
          <table:table-cell table:number-columns-repeated="16382"/>
        </table:table-row>
        <table:table-row table:style-name="ro8">
          <table:table-cell office:value-type="string" table:style-name="ce1">
            <text:p>ISP – interface segregation principle</text:p>
          </table:table-cell>
          <table:table-cell office:value-type="string" table:style-name="ce8">
            <text:p>how to split interfaces into smaller interfaces or in heirarchy.</text:p>
            <text:p>The implementations may not have all the functionalities that the interface have !</text:p>
            <text:p>The implementation may chose to implement a set of interfaces or a given interface heirarchy as per its own requirememnts.</text:p>
          </table:table-cell>
          <table:table-cell table:number-columns-repeated="16382"/>
        </table:table-row>
        <table:table-row table:style-name="ro1">
          <table:table-cell table:style-name="ce1"/>
          <table:table-cell table:style-name="ce8"/>
          <table:table-cell table:number-columns-repeated="16382"/>
        </table:table-row>
        <table:table-row table:style-name="ro6">
          <table:table-cell office:value-type="string" table:style-name="ce1">
            <text:p>DIP – dependency inversion principle</text:p>
          </table:table-cell>
          <table:table-cell office:value-type="string" table:style-name="ce8">
            <text:p>A . high level modules should not depend on low level modules. Both should depend on abstractions.</text:p>
            <text:p>B. Abstractions should not depend on details. Details should depend on abstractions.</text:p>
          </table:table-cell>
          <table:table-cell table:number-columns-repeated="16382"/>
        </table:table-row>
        <table:table-row table:style-name="ro1">
          <table:table-cell table:style-name="ce1"/>
          <table:table-cell table:style-name="ce8"/>
          <table:table-cell table:number-columns-repeated="16382"/>
        </table:table-row>
        <table:table-row table:style-name="ro1">
          <table:table-cell office:value-type="string" table:style-name="ce2">
            <text:p>Creational patterns</text:p>
          </table:table-cell>
          <table:table-cell table:style-name="ce12"/>
          <table:table-cell table:number-columns-repeated="16382" table:style-name="ce2"/>
        </table:table-row>
        <table:table-row table:style-name="ro1">
          <table:table-cell table:style-name="ce1"/>
          <table:table-cell table:style-name="ce8"/>
          <table:table-cell table:number-columns-repeated="16382"/>
        </table:table-row>
        <table:table-row table:style-name="ro5">
          <table:table-cell office:value-type="string" table:style-name="ce1">
            <text:p>Builder pattern</text:p>
          </table:table-cell>
          <table:table-cell office:value-type="string" table:style-name="ce8">
            <text:p>The Builder Design Pattern separates the construction of a complex object from its representation. This is done via a nested static class that assigns the required values before the instance is returned.</text:p>
            <text:p>Another thing to note is that the Builder Pattern is often used to create immutable objects. The existence of setter methods pretty much defies immutability, and since we don't use them when we have the Builder Pattern in place, it's a lot easier to make immutable objects - without having to pass all parameters in the constructor call.</text:p>
            <text:p/>
            <text:p/>
            <text:p><text:span text:style-name="T11">The Builder Pattern separates the construction from the representation.</text:span><text:span text:style-name="T11"/></text:p>
            <text:p/>
            <text:p>1. construct object piece by piece instead of assigning all field values at once.</text:p>
            <text:p>2. builders in java =&gt; elasticsearch query builder, string builder,</text:p>
            <text:p>3. <text:s/>fluent builder pattern =&gt; can perform chaining =&gt; like in string builder =&gt; calling the build() method over and over again.</text:p>
            <text:p>4. faceted builder pattern =&gt; like in elastic queries=&gt; can create parts of the object in various layers of inheritance because there is chain of implementations all implementng the same abstract class.</text:p>
          </table:table-cell>
          <table:table-cell table:number-columns-repeated="16382"/>
        </table:table-row>
        <table:table-row table:style-name="ro1">
          <table:table-cell table:style-name="ce1"/>
          <table:table-cell table:style-name="ce8"/>
          <table:table-cell table:number-columns-repeated="16382"/>
        </table:table-row>
        <table:table-row table:style-name="ro72">
          <table:table-cell office:value-type="string" table:style-name="ce1">
            <text:p>Factory pattern</text:p>
          </table:table-cell>
          <table:table-cell office:value-type="string" table:style-name="ce8">
            <text:p>The object creation by the constructor has limitations =&gt;sometimes we cant have different implentations of an interface by using the "same argument number " constructor. Eg : the square and rectangle example from the LSP principle.</text:p>
            <text:p><text:span text:style-name="T11">Factory Method pattern<text:s/></text:span>=&gt;</text:p>
            <text:p>The object construction responsibility is not given to the constructor but to a seperate class =&gt; static method returning the object implementation. =&gt; prevents constructor overloading =&gt; We need a way such that no client should be able to create the object otherthan the factory itself. =&gt; hence common approach is to get the Class as the inner class of factory and make the constructor private</text:p>
            <text:p/>
            <text:p>Downside =&gt; you should know the possible implementation objects of an interface. If you wanna add new object creation, you need to modify the factory !</text:p>
            <text:p/>
            <text:p/>
            <text:p/>
            <text:p>.</text:p>
            <text:p><text:span text:style-name="T11">Abstract Factory pattern =&gt;</text:span><text:s/>There is a heirarchy of factories along with heirarchy of objects.</text:p>
            <text:p>https://www.tutorialspoint.com/design_pattern/abstract_factory_pattern.htm</text:p>
            <text:p/>
            <text:p>https://www.oreilly.com/library/view/head-first-design/0596007124/ch04.html</text:p>
          </table:table-cell>
          <table:table-cell table:number-columns-repeated="16382"/>
        </table:table-row>
        <table:table-row table:style-name="ro1">
          <table:table-cell table:style-name="ce1"/>
          <table:table-cell table:style-name="ce8"/>
          <table:table-cell table:number-columns-repeated="16382"/>
        </table:table-row>
        <table:table-row table:style-name="ro22">
          <table:table-cell office:value-type="string" table:style-name="ce1">
            <text:p>Prototype pattern</text:p>
          </table:table-cell>
          <table:table-cell office:value-type="string" table:style-name="ce8">
            <text:p>Object copying – object replication</text:p>
            <text:p>Objects arent created from scratch =&gt; but by implementing Cloneable interface and its clone() method</text:p>
            <text:p>This pattern has to be implemented using deep copy. =&gt; Using shallow copy for prototype cloning will not give correct results.</text:p>
            <text:p>Shallow copy =&gt; is basically 2 objects internally referening to same object.</text:p>
            <text:p>Deep copy =&gt; is basically a true clone of object and its member variables</text:p>
            <text:p>Deep copy is done by by returning a reference of a clone by clone() method. =&gt; Inside this method every instance variable is further deep cloned till the point it reaches to primitives or strings eventually.</text:p>
            <text:p/>
            <text:p>Usually protoype pattern is very rarely used =&gt; Only used to create heavy objects when the object creation logic is very expensive and time consuming.</text:p>
          </table:table-cell>
          <table:table-cell table:number-columns-repeated="16382"/>
        </table:table-row>
        <table:table-row table:style-name="ro1">
          <table:table-cell table:style-name="ce1"/>
          <table:table-cell table:style-name="ce8"/>
          <table:table-cell table:number-columns-repeated="16382"/>
        </table:table-row>
        <table:table-row table:style-name="ro26">
          <table:table-cell office:value-type="string" table:style-name="ce1">
            <text:p>Singleton pattern</text:p>
          </table:table-cell>
          <table:table-cell office:value-type="string" table:style-name="ce8">
            <text:p>when you need to have only one object of that kind.</text:p>
            <text:p>Eg : data repository, object factory, prevent clients to create multiple instances.</text:p>
            <text:p/>
            <text:p>Basic singleton : private constructor, exposed getter returning the instance created during class loading.</text:p>
            <text:p>Drawbacks – looses the singleton behaviour on using reflection OR serialization.</text:p>
            <text:p/>
            <text:p>3 ways of creating singleton</text:p>
            <text:p>1. Double check locking and lazy loading – looses the singletonness on reflection and serialization</text:p>
            <text:p/>
            <text:p>2. Static instantiation and lazy loading - looses the singletonness on reflection and serialization</text:p>
            <text:p/>
            <text:p>3. Enum – perfectly singleton</text:p>
          </table:table-cell>
          <table:table-cell table:number-columns-repeated="16382"/>
        </table:table-row>
        <table:table-row table:style-name="ro1">
          <table:table-cell table:style-name="ce1"/>
          <table:table-cell table:style-name="ce8"/>
          <table:table-cell table:number-columns-repeated="16382"/>
        </table:table-row>
        <table:table-row table:style-name="ro1">
          <table:table-cell office:value-type="string" table:style-name="ce1">
            <text:p>Decorator pattern</text:p>
          </table:table-cell>
          <table:table-cell office:value-type="string" table:style-name="ce8">
            <text:p>Changing <text:s/>the behaviour of the object at run time and not at compile time.</text:p>
          </table:table-cell>
          <table:table-cell table:number-columns-repeated="16382"/>
        </table:table-row>
        <table:table-row table:style-name="ro1">
          <table:table-cell table:style-name="ce1"/>
          <table:table-cell table:style-name="ce8"/>
          <table:table-cell table:number-columns-repeated="16382"/>
        </table:table-row>
        <table:table-row table:style-name="ro73">
          <table:table-cell office:value-type="string" table:style-name="ce1">
            <text:p>Microservices using SAGA pattern</text:p>
            <text:p>https://www.youtube.com/watch?v=Z6y_b-zbM7c</text:p>
          </table:table-cell>
          <table:table-cell office:value-type="string" table:style-name="ce8">
            <text:p>SAGA design pattern :</text:p>
            <text:p>Each transaction inside a particilar service is called local transaction.</text:p>
            <text:p>Each local transaction (saga) updates data with a single service.</text:p>
            <text:p>Transactions can be sequential (sunchronous) or parallel (Async)</text:p>
            <text:p>Preferred for long running transactions</text:p>
            <text:p/>
            <text:p>Types of SAGA desin pattern implementations</text:p>
            <text:p>1. Choreography – event based mechanism</text:p>
            <text:p>Every service is registered to one or more queues and publishes and listens to them, and <text:s/>is triggered.</text:p>
            <text:p>It may happen that 1 microservice is generating an event and multiple MS are listening to the same event. May lead to cyclic dependency.</text:p>
            <text:p>Events are domain based.</text:p>
            <text:p>If there is a failure of local transaction, there are rollback or compensating events are published.</text:p>
            <text:p/>
            <text:p/>
            <text:p>2. Orchestration – Command based mechanism</text:p>
            <text:p>Microservices do not directly interact with each other but there is a central orchestrator</text:p>
            <text:p>Central Orchestrator is the router and decision maker of which MS to call.</text:p>
            <text:p>With every change in individual microservice functionality, the orchestrator logic may have to be changed.</text:p>
            <text:p>An extra service for orchestration has to be developed which is an overhead.</text:p>
            <text:p/>
            <text:p>If a local transaction has failed, eg : Payment service failed., the orchestartor will call the corresponding work flow is executed.</text:p>
            <text:p/>
            <text:p/>
            <text:p/>
          </table:table-cell>
          <table:table-cell table:number-columns-repeated="16382"/>
        </table:table-row>
        <table:table-row table:style-name="ro1">
          <table:table-cell table:style-name="ce1"/>
          <table:table-cell table:style-name="ce8"/>
          <table:table-cell table:number-columns-repeated="16382"/>
        </table:table-row>
        <table:table-row table:style-name="ro1">
          <table:table-cell office:value-type="string" table:style-name="ce1">
            <text:p>Microservices design patterns</text:p>
          </table:table-cell>
          <table:table-cell office:value-type="string" table:style-name="ce8">
            <text:p><text:s/>https://dzone.com/articles/design-patterns-for-microservices</text:p>
          </table:table-cell>
          <table:table-cell table:number-columns-repeated="16382"/>
        </table:table-row>
        <table:table-row table:number-rows-repeated="1048548" table:style-name="ro74">
          <table:table-cell table:number-columns-repeated="16384"/>
        </table:table-row>
      </table:table>
      <table:table table:name="git" table:style-name="ta1">
        <table:table-column table:style-name="co32" table:default-cell-style-name="ce8"/>
        <table:table-column table:style-name="co33" table:default-cell-style-name="ce8"/>
        <table:table-column table:style-name="co4" table:number-columns-repeated="1022" table:default-cell-style-name="ce1"/>
        <table:table-column table:style-name="co5" table:number-columns-repeated="15360" table:default-cell-style-name="ce1"/>
        <table:table-row table:style-name="ro1">
          <table:table-cell office:value-type="string" table:style-name="ce12">
            <text:p>topics</text:p>
          </table:table-cell>
          <table:table-cell office:value-type="string" table:style-name="ce12">
            <text:p>details</text:p>
          </table:table-cell>
          <table:table-cell table:number-columns-repeated="16382" table:style-name="ce2"/>
        </table:table-row>
        <table:table-row table:style-name="ro1">
          <table:table-cell table:number-columns-repeated="2" table:style-name="ce8"/>
          <table:table-cell table:number-columns-repeated="16382"/>
        </table:table-row>
        <table:table-row table:style-name="ro1">
          <table:table-cell office:value-type="string" table:style-name="ce8">
            <text:p>git init</text:p>
          </table:table-cell>
          <table:table-cell office:value-type="string" table:style-name="ce8">
            <text:p>creates a new fresh project in local repository</text:p>
          </table:table-cell>
          <table:table-cell table:number-columns-repeated="16382"/>
        </table:table-row>
        <table:table-row table:style-name="ro1">
          <table:table-cell office:value-type="string" table:style-name="ce8">
            <text:p>ls</text:p>
          </table:table-cell>
          <table:table-cell office:value-type="string" table:style-name="ce8">
            <text:p>list all files</text:p>
          </table:table-cell>
          <table:table-cell table:number-columns-repeated="16382"/>
        </table:table-row>
        <table:table-row table:style-name="ro1">
          <table:table-cell office:value-type="string" table:style-name="ce8">
            <text:p>ls -al</text:p>
          </table:table-cell>
          <table:table-cell office:value-type="string" table:style-name="ce8">
            <text:p>list all the files in the folder including . Files</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git status</text:p>
          </table:table-cell>
          <table:table-cell office:value-type="string" table:style-name="ce8">
            <text:p>status of the git local repository – show the list of modified untracked files (untracked means the modified files are in the working directory)</text:p>
          </table:table-cell>
          <table:table-cell table:number-columns-repeated="16382"/>
        </table:table-row>
        <table:table-row table:style-name="ro1">
          <table:table-cell office:value-type="string" table:style-name="ce8">
            <text:p>git add &lt;file&gt;</text:p>
          </table:table-cell>
          <table:table-cell office:value-type="string" table:style-name="ce8">
            <text:p>moves the files from working directory to staging area of the local repository</text:p>
          </table:table-cell>
          <table:table-cell table:number-columns-repeated="16382"/>
        </table:table-row>
        <table:table-row table:style-name="ro1">
          <table:table-cell office:value-type="string" table:style-name="ce8">
            <text:p>git commit -m "actual message"</text:p>
          </table:table-cell>
          <table:table-cell office:value-type="string" table:style-name="ce8">
            <text:p>moves the files to actual local repository and updates the .git file</text:p>
          </table:table-cell>
          <table:table-cell table:number-columns-repeated="16382"/>
        </table:table-row>
        <table:table-row table:style-name="ro1">
          <table:table-cell office:value-type="string" table:style-name="ce8">
            <text:p>git push</text:p>
          </table:table-cell>
          <table:table-cell table:style-name="ce8"/>
          <table:table-cell table:number-columns-repeated="16382"/>
        </table:table-row>
        <table:table-row table:style-name="ro1">
          <table:table-cell office:value-type="string" table:style-name="ce8">
            <text:p>git clone -b &lt;branch-name&gt; &lt;url&gt;</text:p>
          </table:table-cell>
          <table:table-cell office:value-type="string" table:style-name="ce8">
            <text:p>download or clone the existing project from remote repository to local</text:p>
          </table:table-cell>
          <table:table-cell table:number-columns-repeated="16382"/>
        </table:table-row>
        <table:table-row table:style-name="ro1">
          <table:table-cell office:value-type="string" table:style-name="ce8">
            <text:p>git pull origin master</text:p>
          </table:table-cell>
          <table:table-cell office:value-type="string" table:style-name="ce8">
            <text:p>gets the latest updates from remote <text:s/>to local – Its best practice to always dp a pul before the push.</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git add .</text:p>
          </table:table-cell>
          <table:table-cell office:value-type="string" table:style-name="ce8">
            <text:p>adds all the modified files inside the nested folders recursively to the staging area of the local repository.</text:p>
          </table:table-cell>
          <table:table-cell table:number-columns-repeated="16382"/>
        </table:table-row>
        <table:table-row table:style-name="ro16">
          <table:table-cell table:style-name="ce8"/>
          <table:table-cell office:value-type="string" table:style-name="ce8">
            <text:p>back out changes</text:p>
            <text:p>Suppose the file is already in the commited state.i.e its already commited in the local repository (.git)</text:p>
            <text:p>Now if u change the file and do git status... it shows untracked changes.</text:p>
            <text:p>U do git add – and the file is staged (green)</text:p>
            <text:p>Now if you want to move the file back to working directory</text:p>
            <text:p>git reset HEAD &lt;file-name&gt;</text:p>
            <text:p>the above file is back to working directory but the changes are not discarded</text:p>
            <text:p>Git chekout -- &lt;file-name&gt;</text:p>
          </table:table-cell>
          <table:table-cell table:number-columns-repeated="16382"/>
        </table:table-row>
        <table:table-row table:style-name="ro1">
          <table:table-cell table:number-columns-repeated="2" table:style-name="ce8"/>
          <table:table-cell table:number-columns-repeated="16382"/>
        </table:table-row>
        <table:table-row table:style-name="ro6">
          <table:table-cell office:value-type="string" table:style-name="ce26">
            <text:p>git history</text:p>
          </table:table-cell>
          <table:table-cell office:value-type="string" table:style-name="ce26">
            <text:p>git log –oneline</text:p>
            <text:p>Git log --oneline --all --decorate --graph</text:p>
          </table:table-cell>
          <table:table-cell table:number-columns-repeated="16382"/>
        </table:table-row>
        <table:table-row table:number-rows-repeated="15" table:style-name="ro1">
          <table:table-cell table:number-columns-repeated="2" table:style-name="ce8"/>
          <table:table-cell table:number-columns-repeated="16382"/>
        </table:table-row>
        <table:table-row table:style-name="ro1">
          <table:table-cell office:value-type="string" table:style-name="ce12">
            <text:p>differences</text:p>
          </table:table-cell>
          <table:table-cell table:style-name="ce12"/>
          <table:table-cell table:number-columns-repeated="16382" table:style-name="ce2"/>
        </table:table-row>
        <table:table-row table:style-name="ro1">
          <table:table-cell table:number-columns-repeated="2" table:style-name="ce8"/>
          <table:table-cell table:number-columns-repeated="16382"/>
        </table:table-row>
        <table:table-row table:style-name="ro1">
          <table:table-cell office:value-type="string" table:style-name="ce8">
            <text:p>installed p4merge</text:p>
          </table:table-cell>
          <table:table-cell office:value-type="string" table:style-name="ce8">
            <text:p>confnigure git bash to use p4 merge as the diff and merge tool</text:p>
          </table:table-cell>
          <table:table-cell table:number-columns-repeated="16382"/>
        </table:table-row>
        <table:table-row table:style-name="ro1">
          <table:table-cell office:value-type="string" table:style-name="ce8">
            <text:p>git config –-global merge.tool p4merge</text:p>
          </table:table-cell>
          <table:table-cell office:value-type="string" table:style-name="ce8">
            <text:p>merge tool configuration in git</text:p>
          </table:table-cell>
          <table:table-cell table:number-columns-repeated="16382"/>
        </table:table-row>
        <table:table-row table:style-name="ro8">
          <table:table-cell office:value-type="string" table:style-name="ce8">
            <text:p>git config –-global mergetool.p4merge.path "C:/Program Files/Perforce/p4merge.exe"</text:p>
          </table:table-cell>
          <table:table-cell table:style-name="ce8"/>
          <table:table-cell table:number-columns-repeated="16382"/>
        </table:table-row>
        <table:table-row table:style-name="ro6">
          <table:table-cell office:value-type="string" table:style-name="ce8">
            <text:p>git config –global mergetool.prompt false</text:p>
          </table:table-cell>
          <table:table-cell table:style-name="ce8"/>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git config –global diff.tool p4merge</text:p>
          </table:table-cell>
          <table:table-cell office:value-type="string" table:style-name="ce8">
            <text:p>diff tool configuration in git</text:p>
          </table:table-cell>
          <table:table-cell table:number-columns-repeated="16382"/>
        </table:table-row>
        <table:table-row table:number-rows-repeated="2" table:style-name="ro1">
          <table:table-cell table:number-columns-repeated="2" table:style-name="ce8"/>
          <table:table-cell table:number-columns-repeated="16382"/>
        </table:table-row>
        <table:table-row table:style-name="ro1">
          <table:table-cell office:value-type="string" table:style-name="ce8">
            <text:p>git diff</text:p>
          </table:table-cell>
          <table:table-cell office:value-type="string" table:style-name="ce8">
            <text:p>displays the difference between the file state in working directory and staging area</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git difftool</text:p>
          </table:table-cell>
          <table:table-cell office:value-type="string" table:style-name="ce8">
            <text:p>shows the above difference in a diff tool application which is our p4merge.</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git diff HEAD</text:p>
          </table:table-cell>
          <table:table-cell office:value-type="string" table:style-name="ce8">
            <text:p>displays the difference between the file state in working directory and last commit on this branch (local gt repo changes)</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git difftool HEAD</text:p>
          </table:table-cell>
          <table:table-cell office:value-type="string" table:style-name="ce8">
            <text:p>shows the above difference in a diff tool application which is our p4merge.</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git diff –staged HEAD</text:p>
          </table:table-cell>
          <table:table-cell office:value-type="string" table:style-name="ce8">
            <text:p>displays the difference between the file state in staging area and last commit on this branch (local gt repo changes)</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git difftool –staged HEAD</text:p>
          </table:table-cell>
          <table:table-cell office:value-type="string" table:style-name="ce8">
            <text:p>shows the above difference in a diff tool application which is our p4merge.</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git difftool &lt;commit-#&gt; HEAD</text:p>
          </table:table-cell>
          <table:table-cell office:value-type="string" table:style-name="ce8">
            <text:p>comparing any arbitrary previous commit to last commit</text:p>
          </table:table-cell>
          <table:table-cell table:number-columns-repeated="16382"/>
        </table:table-row>
        <table:table-row table:style-name="ro1">
          <table:table-cell table:number-columns-repeated="2" table:style-name="ce8"/>
          <table:table-cell table:number-columns-repeated="16382"/>
        </table:table-row>
        <table:table-row table:style-name="ro8">
          <table:table-cell office:value-type="string" table:style-name="ce8">
            <text:p>git difftool master origin/master</text:p>
          </table:table-cell>
          <table:table-cell office:value-type="string" table:style-name="ce8">
            <text:p>comparing local git repo to remote master branch</text:p>
            <text:p>Master =&gt; means local master branch</text:p>
            <text:p>Origin/master <text:s/>=&gt; means the remote master branch</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12">
            <text:p>merging and branching</text:p>
          </table:table-cell>
          <table:table-cell table:style-name="ce12"/>
          <table:table-cell table:number-columns-repeated="16382" table:style-name="ce2"/>
        </table:table-row>
        <table:table-row table:style-name="ro1">
          <table:table-cell table:number-columns-repeated="2" table:style-name="ce8"/>
          <table:table-cell table:number-columns-repeated="16382"/>
        </table:table-row>
        <table:table-row table:style-name="ro6">
          <table:table-cell office:value-type="string" table:style-name="ce8">
            <text:p>git branch -m oldbranchname newbranchname</text:p>
          </table:table-cell>
          <table:table-cell office:value-type="string" table:style-name="ce8">
            <text:p>renaming branch</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git banch -d branchname</text:p>
          </table:table-cell>
          <table:table-cell office:value-type="string" table:style-name="ce8">
            <text:p>to delete a branch. For this to work.. you should not be currently on the branch that u want to delete.</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git chekout -b brnachname</text:p>
          </table:table-cell>
          <table:table-cell office:value-type="string" table:style-name="ce8">
            <text:p>creates the branch and then switches to the newly created branch</text:p>
          </table:table-cell>
          <table:table-cell table:number-columns-repeated="16382"/>
        </table:table-row>
        <table:table-row table:style-name="ro1">
          <table:table-cell table:number-columns-repeated="2" table:style-name="ce8"/>
          <table:table-cell table:number-columns-repeated="16382"/>
        </table:table-row>
        <table:table-row table:style-name="ro7">
          <table:table-cell office:value-type="string" table:style-name="ce8">
            <text:p><text:s/>(prerequisite steps)</text:p>
          </table:table-cell>
          <table:table-cell office:value-type="string" table:style-name="ce8">
            <text:p>created a new branch called title-change and switched to it.</text:p>
            <text:p>Modified the file readme.md to clean all the previous changes</text:p>
            <text:p>commited the changes to local git repo title-change branch</text:p>
            <text:p>Now switched to main branch</text:p>
            <text:p>Git difftool main title-change =&gt; to check the differences between 2 branches in git local repo.</text:p>
          </table:table-cell>
          <table:table-cell table:number-columns-repeated="16382"/>
        </table:table-row>
        <table:table-row table:style-name="ro1">
          <table:table-cell office:value-type="string" table:style-name="ce8">
            <text:p>git merge title-change</text:p>
          </table:table-cell>
          <table:table-cell office:value-type="string" table:style-name="ce8">
            <text:p>merges the changes from title-change to master</text:p>
          </table:table-cell>
          <table:table-cell table:number-columns-repeated="16382"/>
        </table:table-row>
        <table:table-row table:style-name="ro1">
          <table:table-cell table:style-name="ce1"/>
          <table:table-cell table:style-name="ce8"/>
          <table:table-cell table:number-columns-repeated="16382"/>
        </table:table-row>
        <table:table-row table:style-name="ro75">
          <table:table-cell office:value-type="string" table:style-name="ce8">
            <text:p>Fast-forward merge</text:p>
          </table:table-cell>
          <table:table-cell office:value-type="string" table:style-name="ce8">
            <text:p>while merging from source branch to target branch, fast forward merging just picks up all the commits from the source branch and pastes them directly on to the target branch.<text:span text:style-name="T11">The Merge is called <text:s/>fast forward merge when the traget branch doesnot have any new commits after the source<text:s/></text:span><text:span text:style-name="T11">branch was branched from the target branch.</text:span></text:p>
          </table:table-cell>
          <table:table-cell table:number-columns-repeated="16382"/>
        </table:table-row>
        <table:table-row table:style-name="ro1">
          <table:table-cell table:number-columns-repeated="2" table:style-name="ce8"/>
          <table:table-cell table:number-columns-repeated="16382"/>
        </table:table-row>
        <table:table-row table:style-name="ro76">
          <table:table-cell office:value-type="string" table:style-name="ce8">
            <text:p>automatic merge</text:p>
          </table:table-cell>
          <table:table-cell office:value-type="string" table:style-name="ce8">
            <text:p>The merge is called automatic merge using recursive strategy when, there are changes in both source and target branches after the source was branched from target.</text:p>
            <text:p>In this case, the source and target both have some mutually exclusive commits and the git automatically tries to merge all the files from both branches into the target branch .</text:p>
            <text:p><text:span text:style-name="T11">Usually if both the source and taget branch have changes in same file and same line, there is high change you will get a merge conflict !!</text:span></text:p>
          </table:table-cell>
          <table:table-cell table:number-columns-repeated="16382"/>
        </table:table-row>
        <table:table-row table:style-name="ro1">
          <table:table-cell table:number-columns-repeated="2" table:style-name="ce8"/>
          <table:table-cell table:number-columns-repeated="16382"/>
        </table:table-row>
        <table:table-row table:style-name="ro21">
          <table:table-cell office:value-type="string" table:style-name="ce8">
            <text:p>Solving merge conflicts manually using mergetool (p4merge)</text:p>
          </table:table-cell>
          <table:table-cell office:value-type="string" table:style-name="ce8">
            <text:p>you get to see 3 states of the file during resolving merge conflicts</text:p>
            <text:p>1. remote : this is the state of the file in source branch.</text:p>
            <text:p>2. base : this is the state of the file before you made your own changes i.e just after your last pull</text:p>
            <text:p>3. local : this is the <text:s/>state of the file in target branch.</text:p>
            <text:p/>
            <text:p>Once all the merge conflicts are resolved, then exit the mergetool and commit the changes.</text:p>
            <text:p>It will also create a .orig file to keep track of the original file. We can ask git to ignore this file by adding it to .gitignore file.</text:p>
          </table:table-cell>
          <table:table-cell table:number-columns-repeated="16382"/>
        </table:table-row>
        <table:table-row table:number-rows-repeated="5" table:style-name="ro1">
          <table:table-cell table:number-columns-repeated="2" table:style-name="ce8"/>
          <table:table-cell table:number-columns-repeated="16382"/>
        </table:table-row>
        <table:table-row table:style-name="ro1">
          <table:table-cell office:value-type="string" table:style-name="ce12">
            <text:p>Rebasing</text:p>
          </table:table-cell>
          <table:table-cell table:style-name="ce12"/>
          <table:table-cell table:number-columns-repeated="16382" table:style-name="ce2"/>
        </table:table-row>
        <table:table-row table:style-name="ro1">
          <table:table-cell table:number-columns-repeated="2" table:style-name="ce8"/>
          <table:table-cell table:number-columns-repeated="16382"/>
        </table:table-row>
        <table:table-row table:style-name="ro77">
          <table:table-cell office:value-type="string" table:style-name="ce8">
            <text:p>what is rebasing</text:p>
          </table:table-cell>
          <table:table-cell office:value-type="string" table:style-name="ce8">
            <text:p>when you create a feature branch and do some changes in it..</text:p>
            <text:p>In the mean time some other changes have been pushed to the master branch as well..</text:p>
            <text:p>No at this point<text:span text:style-name="T11"><text:s/>getting the fetaure branch rebased to the latest master commit</text:span><text:s/>is called rebasing !!</text:p>
            <text:p><text:span text:style-name="T11">This is done when you are not yet done with your feature branch and are not ready to merge it with master yet.</text:span><text:span text:style-name="T11"/></text:p>
            <text:p><text:span text:style-name="T11">But you want the latest changes from master to reflect in the feature branch.</text:span><text:span text:style-name="T11"/></text:p>
            <text:p/>
          </table:table-cell>
          <table:table-cell table:number-columns-repeated="16382"/>
        </table:table-row>
        <table:table-row table:style-name="ro1">
          <table:table-cell table:number-columns-repeated="2" table:style-name="ce8"/>
          <table:table-cell table:number-columns-repeated="16382"/>
        </table:table-row>
        <table:table-row table:style-name="ro78">
          <table:table-cell office:value-type="string" table:style-name="ce8">
            <text:p>prerequistes</text:p>
          </table:table-cell>
          <table:table-cell office:value-type="string" table:style-name="ce8">
            <text:p>clean working directory pointing to main</text:p>
            <text:p>Created new branch and pointed to feature1</text:p>
            <text:p>Made changes in readme.md and commited in feature1</text:p>
            <text:p>Switched to main</text:p>
            <text:p>Made some changes in readme.md and commited to main</text:p>
            <text:p><text:span text:style-name="T11">Now i want to get master rebased inside the feature branch !!</text:span><text:span text:style-name="T11"/></text:p>
            <text:p>Switch to feature branch and then do rebase</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git rebase master</text:p>
          </table:table-cell>
          <table:table-cell office:value-type="string" table:style-name="ce8">
            <text:p>after above steps</text:p>
          </table:table-cell>
          <table:table-cell table:number-columns-repeated="16382"/>
        </table:table-row>
        <table:table-row table:style-name="ro1">
          <table:table-cell table:number-columns-repeated="2" table:style-name="ce8"/>
          <table:table-cell table:number-columns-repeated="16382"/>
        </table:table-row>
        <table:table-row table:style-name="ro7">
          <table:table-cell office:value-type="string" table:style-name="ce8">
            <text:p>git rebase abort</text:p>
          </table:table-cell>
          <table:table-cell office:value-type="string" table:style-name="ce8">
            <text:p>if conflicts are found during rebase , you need to abort OR merge using mergetool !!</text:p>
            <text:p>If you abort , you have 2 branches with its own set of commits !!</text:p>
            <text:p>If you go ahead with resolving conflicts using mergetool, then resolve issues and commit just like how it is done for merge confict resolutions.</text:p>
            <text:p/>
          </table:table-cell>
          <table:table-cell table:number-columns-repeated="16382"/>
        </table:table-row>
        <table:table-row table:style-name="ro1">
          <table:table-cell office:value-type="string" table:style-name="ce8">
            <text:p>git rebase –continue</text:p>
          </table:table-cell>
          <table:table-cell office:value-type="string" table:style-name="ce8">
            <text:p>to continue to next rebase conflict.</text:p>
          </table:table-cell>
          <table:table-cell table:number-columns-repeated="16382"/>
        </table:table-row>
        <table:table-row table:style-name="ro1">
          <table:table-cell office:value-type="string" table:style-name="ce12">
            <text:p>Stash</text:p>
          </table:table-cell>
          <table:table-cell table:style-name="ce12"/>
          <table:table-cell table:number-columns-repeated="16382" table:style-name="ce2"/>
        </table:table-row>
        <table:table-row table:style-name="ro1">
          <table:table-cell table:number-columns-repeated="2" table:style-name="ce8"/>
          <table:table-cell table:number-columns-repeated="16382"/>
        </table:table-row>
        <table:table-row table:style-name="ro8">
          <table:table-cell office:value-type="string" table:style-name="ce8">
            <text:p>what is stash ?</text:p>
          </table:table-cell>
          <table:table-cell office:value-type="string" table:style-name="ce8">
            <text:p>If you are in a work-in-progress state and dont wanna lose the changes that you made, but you also need to work on something else which totally unrelated then you stash your current changes. Its like save temporarily.</text:p>
            <text:p/>
          </table:table-cell>
          <table:table-cell table:number-columns-repeated="16382"/>
        </table:table-row>
        <table:table-row table:style-name="ro1">
          <table:table-cell table:number-columns-repeated="2" table:style-name="ce8"/>
          <table:table-cell table:number-columns-repeated="16382"/>
        </table:table-row>
        <table:table-row table:style-name="ro7">
          <table:table-cell office:value-type="string" table:style-name="ce8">
            <text:p>git stash</text:p>
          </table:table-cell>
          <table:table-cell office:value-type="string" table:style-name="ce8">
            <text:p>save the files temporarily. This will stash the files and git will give you a clean working directory as if no changes were made in the first place.</text:p>
            <text:p>You can now go ahead with the hot-fix changes that u wanted to make , commit teh changes and push them in remote repo.</text:p>
            <text:p>Now you wanna get the shashed changes back !!</text:p>
            <text:p>Remember the git stash command will only stash tracked files!!</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git stash apply</text:p>
          </table:table-cell>
          <table:table-cell office:value-type="string" table:style-name="ce8">
            <text:p>gets back the stashed changes that you had made earlier !!</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git stash list</text:p>
          </table:table-cell>
          <table:table-cell office:value-type="string" table:style-name="ce8">
            <text:p>once you have applied the stash back, you can check the list of stashes present in you local git.</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git stash drop</text:p>
          </table:table-cell>
          <table:table-cell office:value-type="string" table:style-name="ce8">
            <text:p>drops the stash from the stash list.</text:p>
          </table:table-cell>
          <table:table-cell table:number-columns-repeated="16382"/>
        </table:table-row>
        <table:table-row table:style-name="ro1">
          <table:table-cell table:number-columns-repeated="2" table:style-name="ce8"/>
          <table:table-cell table:number-columns-repeated="16382"/>
        </table:table-row>
        <table:table-row table:style-name="ro7">
          <table:table-cell office:value-type="string" table:style-name="ce8">
            <text:p>How to shash untracked files ?</text:p>
            <text:p>Git stash -u</text:p>
          </table:table-cell>
          <table:table-cell office:value-type="string" table:style-name="ce8">
            <text:p>If you have a new file added in your working directory which is not tracked by git yet.. meaning it was never staged or commited till now !!</text:p>
            <text:p>Then git stash would not save the changes of such files.</text:p>
            <text:p>To stash the untracked files we have 2 options :</text:p>
            <text:p>1. stage the new file and make it "tracked" and then stash the files !!</text:p>
            <text:p>2. use git stash -u</text:p>
          </table:table-cell>
          <table:table-cell table:number-columns-repeated="16382"/>
        </table:table-row>
        <table:table-row table:number-rows-repeated="8" table:style-name="ro1">
          <table:table-cell table:number-columns-repeated="2" table:style-name="ce8"/>
          <table:table-cell table:number-columns-repeated="16382"/>
        </table:table-row>
        <table:table-row table:style-name="ro1">
          <table:table-cell office:value-type="string" table:style-name="ce12">
            <text:p>Tagging</text:p>
          </table:table-cell>
          <table:table-cell table:style-name="ce12"/>
          <table:table-cell table:number-columns-repeated="16382" table:style-name="ce2"/>
        </table:table-row>
        <table:table-row table:style-name="ro1">
          <table:table-cell table:number-columns-repeated="2" table:style-name="ce8"/>
          <table:table-cell table:number-columns-repeated="16382"/>
        </table:table-row>
        <table:table-row table:style-name="ro8">
          <table:table-cell office:value-type="string" table:style-name="ce8">
            <text:p>Lightweight tags</text:p>
          </table:table-cell>
          <table:table-cell office:value-type="string" table:style-name="ce8">
            <text:p>These are actually nothing more than labels that can be applied to any commit in the history of a branch !!</text:p>
            <text:p>If we want a checkpoint in the commit history, we use tag!</text:p>
            <text:p><text:s/></text:p>
          </table:table-cell>
          <table:table-cell table:number-columns-repeated="16382"/>
        </table:table-row>
        <table:table-row table:style-name="ro1">
          <table:table-cell office:value-type="string" table:style-name="ce8">
            <text:p>git tag myTag</text:p>
          </table:table-cell>
          <table:table-cell office:value-type="string" table:style-name="ce8">
            <text:p>creates a new tag on the last commit of the currently pointing HEAD.</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git tag –list</text:p>
          </table:table-cell>
          <table:table-cell office:value-type="string" table:style-name="ce8">
            <text:p>lists all the tags</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git show myTag</text:p>
          </table:table-cell>
          <table:table-cell office:value-type="string" table:style-name="ce8">
            <text:p>to get the tag detail</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git tag –delete myTag</text:p>
          </table:table-cell>
          <table:table-cell office:value-type="string" table:style-name="ce8">
            <text:p>deletes the tag</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Annotated tags</text:p>
          </table:table-cell>
          <table:table-cell office:value-type="string" table:style-name="ce8">
            <text:p>is similar to lightweight tag but with extra information</text:p>
          </table:table-cell>
          <table:table-cell table:number-columns-repeated="16382"/>
        </table:table-row>
        <table:table-row table:style-name="ro1">
          <table:table-cell table:number-columns-repeated="2" table:style-name="ce8"/>
          <table:table-cell table:number-columns-repeated="16382"/>
        </table:table-row>
        <table:table-row table:style-name="ro8">
          <table:table-cell office:value-type="string" table:style-name="ce8">
            <text:p>git tag -a v-1.0</text:p>
          </table:table-cell>
          <table:table-cell office:value-type="string" table:style-name="ce8">
            <text:p>creates an annotated tag on the last commit.</text:p>
            <text:p>This type of tag is often used to mark release version as a check point.</text:p>
            <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git show v-1.0</text:p>
          </table:table-cell>
          <table:table-cell office:value-type="string" table:style-name="ce8">
            <text:p>show the details of the tag</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git diff tag1 tag2</text:p>
          </table:table-cell>
          <table:table-cell office:value-type="string" table:style-name="ce8">
            <text:p>compare two tags</text:p>
          </table:table-cell>
          <table:table-cell table:number-columns-repeated="16382"/>
        </table:table-row>
        <table:table-row table:style-name="ro1">
          <table:table-cell table:number-columns-repeated="2" table:style-name="ce8"/>
          <table:table-cell table:number-columns-repeated="16382"/>
        </table:table-row>
        <table:table-row table:style-name="ro1">
          <table:table-cell office:value-type="string" table:style-name="ce8">
            <text:p>git tag -a tagname commit-hash</text:p>
          </table:table-cell>
          <table:table-cell office:value-type="string" table:style-name="ce8">
            <text:p>tagging a previous commit</text:p>
          </table:table-cell>
          <table:table-cell table:number-columns-repeated="16382"/>
        </table:table-row>
        <table:table-row table:number-rows-repeated="1048446" table:style-name="ro2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onsolas" svg:font-family="Consolas"/>
  </office:font-face-decls>
  <office:styles>
    <number:number-style style:name="N0">
      <number:number number:min-integer-digits="1"/>
    </number:number-style>
    <number:date-style style:name="N36">
      <number:day number:style="long"/>
      <number:text>-</number:text>
      <number:month number:style="long"/>
      <number:text>-</number:text>
      <number:year/>
    </number:date-style>
    <number:currency-style style:name="N37P0" number:language="de" number:country="DE">
      <number:number number:decimal-places="2" number:min-integer-digits="1" number:grouping="true"/>
      <number:text> </number:text>
      <number:currency-symbol number:language="de" number:country="DE">€</number:currency-symbol>
    </number:currency-style>
    <number:currency-style style:name="N3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Windows User</dc:creator>
    <meta:creation-date>2009-04-16T11:32:48Z</meta:creation-date>
    <dc:date>2021-07-20T15:39:27Z</dc:date>
    <meta:editing-cycles>414</meta:editing-cycles>
    <meta:editing-duration>PT5977725S</meta:editing-duration>
    <meta:user-defined meta:name="Info 1"/>
    <meta:user-defined meta:name="Info 2"/>
    <meta:user-defined meta:name="Info 3"/>
    <meta:user-defined meta:name="Info 4"/>
  </office:meta>
</office:document-meta>
</file>